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2:Sheet1.B89 Sheet1.C1:Sheet1.C1 Sheet1.C2:Sheet1.C89 Sheet1.Q2:Sheet1.Q89 Sheet1.R2:Sheet1.R89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2:Sheet1.E89 Sheet1.F1:Sheet1.F1 Sheet1.F2:Sheet1.F89 Sheet1.AX2:Sheet1.AX89 Sheet1.AY2:Sheet1.AY89 Sheet1.AI2:Sheet1.AI89 Sheet1.AJ2:Sheet1.AJ89 Sheet1.BM2:Sheet1.BM89 Sheet1.BN2:Sheet1.BN89 Sheet1.T2:Sheet1.T89 Sheet1.U2:Sheet1.U8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E89 Sheet1.G1:Sheet1.G1 Sheet1.G2:Sheet1.G89 Sheet1.AX2:Sheet1.AX89 Sheet1.AZ2:Sheet1.AZ89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.108619">
            <text:p>0.108619</text:p>
          </table:table-cell>
          <table:table-cell office:value-type="float" office:value="-0.0348145">
            <text:p>-0.0348145</text:p>
          </table:table-cell>
          <table:table-cell office:value-type="float" office:value="0.748877">
            <text:p>0.748877</text:p>
          </table:table-cell>
          <table:table-cell office:value-type="float" office:value="1">
            <text:p>1</text:p>
          </table:table-cell>
          <table:table-cell office:value-type="float" office:value="0.000483701">
            <text:p>0.000483701</text:p>
          </table:table-cell>
          <table:table-cell office:value-type="float" office:value="-0.00012264">
            <text:p>-0.00012264</text:p>
          </table:table-cell>
          <table:table-cell office:value-type="float" office:value="0.000156889">
            <text:p>0.0001568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3379">
            <text:p>0.0333379</text:p>
          </table:table-cell>
          <table:table-cell office:value-type="float" office:value="-0.00845265">
            <text:p>-0.00845265</text:p>
          </table:table-cell>
          <table:table-cell office:value-type="float" office:value="0.0108132">
            <text:p>0.0108132</text:p>
          </table:table-cell>
          <table:table-cell/>
          <table:table-cell office:value-type="float" office:value="0">
            <text:p>0</text:p>
          </table:table-cell>
          <table:table-cell office:value-type="float" office:value="0.116613">
            <text:p>0.116613</text:p>
          </table:table-cell>
          <table:table-cell office:value-type="float" office:value="0.00121377">
            <text:p>0.00121377</text:p>
          </table:table-cell>
          <table:table-cell office:value-type="float" office:value="0.793135">
            <text:p>0.793135</text:p>
          </table:table-cell>
          <table:table-cell office:value-type="float" office:value="1">
            <text:p>1</text:p>
          </table:table-cell>
          <table:table-cell office:value-type="float" office:value="-0.00736348">
            <text:p>-0.00736348</text:p>
          </table:table-cell>
          <table:table-cell office:value-type="float" office:value="-0.000804237">
            <text:p>-0.000804237</text:p>
          </table:table-cell>
          <table:table-cell office:value-type="float" office:value="0.00522086">
            <text:p>0.00522086</text:p>
          </table:table-cell>
          <table:table-cell table:number-columns-repeated="3" office:value-type="float" office:value="0">
            <text:p>0</text:p>
          </table:table-cell>
          <table:table-cell office:value-type="float" office:value="-0.513068">
            <text:p>-0.513068</text:p>
          </table:table-cell>
          <table:table-cell office:value-type="float" office:value="-0.0560371">
            <text:p>-0.0560371</text:p>
          </table:table-cell>
          <table:table-cell office:value-type="float" office:value="0.363776">
            <text:p>0.363776</text:p>
          </table:table-cell>
          <table:table-cell/>
          <table:table-cell office:value-type="float" office:value="0">
            <text:p>0</text:p>
          </table:table-cell>
          <table:table-cell office:value-type="float" office:value="-0.063324">
            <text:p>-0.063324</text:p>
          </table:table-cell>
          <table:table-cell office:value-type="float" office:value="0.0190548">
            <text:p>0.0190548</text:p>
          </table:table-cell>
          <table:table-cell office:value-type="float" office:value="0.837395">
            <text:p>0.837395</text:p>
          </table:table-cell>
          <table:table-cell office:value-type="float" office:value="1">
            <text:p>1</text:p>
          </table:table-cell>
          <table:table-cell office:value-type="float" office:value="0.000423732">
            <text:p>0.000423732</text:p>
          </table:table-cell>
          <table:table-cell office:value-type="float" office:value="0.000117381">
            <text:p>0.000117381</text:p>
          </table:table-cell>
          <table:table-cell office:value-type="float" office:value="-0.000481492">
            <text:p>-0.00048149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0733">
            <text:p>0.0140733</text:p>
          </table:table-cell>
          <table:table-cell office:value-type="float" office:value="0.00389854">
            <text:p>0.00389854</text:p>
          </table:table-cell>
          <table:table-cell office:value-type="float" office:value="-0.0159916">
            <text:p>-0.0159916</text:p>
          </table:table-cell>
          <table:table-cell/>
          <table:table-cell office:value-type="float" office:value="0">
            <text:p>0</text:p>
          </table:table-cell>
          <table:table-cell office:value-type="float" office:value="0.372835">
            <text:p>0.372835</text:p>
          </table:table-cell>
          <table:table-cell office:value-type="float" office:value="0.147801">
            <text:p>0.147801</text:p>
          </table:table-cell>
          <table:table-cell office:value-type="float" office:value="0.982">
            <text:p>0.982</text:p>
          </table:table-cell>
          <table:table-cell office:value-type="float" office:value="1">
            <text:p>1</text:p>
          </table:table-cell>
          <table:table-cell office:value-type="float" office:value="-0.0359487">
            <text:p>-0.0359487</text:p>
          </table:table-cell>
          <table:table-cell office:value-type="float" office:value="-0.00878697">
            <text:p>-0.00878697</text:p>
          </table:table-cell>
          <table:table-cell office:value-type="float" office:value="-0.0739447">
            <text:p>-0.0739447</text:p>
          </table:table-cell>
          <table:table-cell table:number-columns-repeated="3" office:value-type="float" office:value="0">
            <text:p>0</text:p>
          </table:table-cell>
          <table:table-cell office:value-type="float" office:value="-0.862049">
            <text:p>-0.862049</text:p>
          </table:table-cell>
          <table:table-cell office:value-type="float" office:value="-0.210711">
            <text:p>-0.210711</text:p>
          </table:table-cell>
          <table:table-cell office:value-type="float" office:value="-1.77319">
            <text:p>-1.77319</text:p>
          </table:table-cell>
          <table:table-cell/>
          <table:table-cell office:value-type="float" office:value="0">
            <text:p>0</text:p>
          </table:table-cell>
          <table:table-cell office:value-type="float" office:value="0.144498">
            <text:p>0.144498</text:p>
          </table:table-cell>
          <table:table-cell office:value-type="float" office:value="0.039819">
            <text:p>0.039819</text:p>
          </table:table-cell>
          <table:table-cell office:value-type="float" office:value="0.785547">
            <text:p>0.785547</text:p>
          </table:table-cell>
          <table:table-cell office:value-type="float" office:value="1">
            <text:p>1</text:p>
          </table:table-cell>
          <table:table-cell office:value-type="float" office:value="-0.00844136">
            <text:p>-0.00844136</text:p>
          </table:table-cell>
          <table:table-cell office:value-type="float" office:value="-0.00440441">
            <text:p>-0.00440441</text:p>
          </table:table-cell>
          <table:table-cell office:value-type="float" office:value="0.00389664">
            <text:p>0.003896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251951">
            <text:p>-0.251951</text:p>
          </table:table-cell>
          <table:table-cell office:value-type="float" office:value="-0.131459">
            <text:p>-0.131459</text:p>
          </table:table-cell>
          <table:table-cell office:value-type="float" office:value="0.116304">
            <text:p>0.116304</text:p>
          </table:table-cell>
        </table:table-row>
        <table:table-row table:style-name="ro4">
          <table:table-cell office:value-type="float" office:value="0.367046">
            <text:p>0.367046</text:p>
          </table:table-cell>
          <table:table-cell office:value-type="float" office:value="0.113111">
            <text:p>0.113111</text:p>
          </table:table-cell>
          <table:table-cell office:value-type="float" office:value="-0.0359532">
            <text:p>-0.0359532</text:p>
          </table:table-cell>
          <table:table-cell office:value-type="float" office:value="0.750333">
            <text:p>0.750333</text:p>
          </table:table-cell>
          <table:table-cell office:value-type="float" office:value="0.792153">
            <text:p>0.792153</text:p>
          </table:table-cell>
          <table:table-cell office:value-type="float" office:value="0.00822566">
            <text:p>0.00822566</text:p>
          </table:table-cell>
          <table:table-cell office:value-type="float" office:value="-0.00106114">
            <text:p>-0.00106114</text:p>
          </table:table-cell>
          <table:table-cell office:value-type="float" office:value="0.00235755">
            <text:p>0.00235755</text:p>
          </table:table-cell>
          <table:table-cell office:value-type="float" office:value="0.0122366">
            <text:p>0.0122366</text:p>
          </table:table-cell>
          <table:table-cell office:value-type="float" office:value="-0.00310251">
            <text:p>-0.00310251</text:p>
          </table:table-cell>
          <table:table-cell office:value-type="float" office:value="0.00396895">
            <text:p>0.00396895</text:p>
          </table:table-cell>
          <table:table-cell office:value-type="float" office:value="0.156564">
            <text:p>0.156564</text:p>
          </table:table-cell>
          <table:table-cell office:value-type="float" office:value="-0.0294942">
            <text:p>-0.0294942</text:p>
          </table:table-cell>
          <table:table-cell office:value-type="float" office:value="0.0628422">
            <text:p>0.0628422</text:p>
          </table:table-cell>
          <table:table-cell/>
          <table:table-cell office:value-type="float" office:value="0.0676508">
            <text:p>0.0676508</text:p>
          </table:table-cell>
          <table:table-cell office:value-type="float" office:value="0.114265">
            <text:p>0.114265</text:p>
          </table:table-cell>
          <table:table-cell office:value-type="float" office:value="0.00095731">
            <text:p>0.00095731</text:p>
          </table:table-cell>
          <table:table-cell office:value-type="float" office:value="0.7948">
            <text:p>0.7948</text:p>
          </table:table-cell>
          <table:table-cell office:value-type="float" office:value="0.957514">
            <text:p>0.957514</text:p>
          </table:table-cell>
          <table:table-cell office:value-type="float" office:value="-0.0027677">
            <text:p>-0.0027677</text:p>
          </table:table-cell>
          <table:table-cell office:value-type="float" office:value="0.000452029">
            <text:p>0.000452029</text:p>
          </table:table-cell>
          <table:table-cell office:value-type="float" office:value="0.00229266">
            <text:p>0.00229266</text:p>
          </table:table-cell>
          <table:table-cell office:value-type="float" office:value="-0.0347095">
            <text:p>-0.0347095</text:p>
          </table:table-cell>
          <table:table-cell office:value-type="float" office:value="-0.00379096">
            <text:p>-0.00379096</text:p>
          </table:table-cell>
          <table:table-cell office:value-type="float" office:value="0.0246097">
            <text:p>0.0246097</text:p>
          </table:table-cell>
          <table:table-cell office:value-type="float" office:value="0.218656">
            <text:p>0.218656</text:p>
          </table:table-cell>
          <table:table-cell office:value-type="float" office:value="0.0260139">
            <text:p>0.0260139</text:p>
          </table:table-cell>
          <table:table-cell office:value-type="float" office:value="-0.0787078">
            <text:p>-0.0787078</text:p>
          </table:table-cell>
          <table:table-cell/>
          <table:table-cell office:value-type="float" office:value="0.434016">
            <text:p>0.434016</text:p>
          </table:table-cell>
          <table:table-cell office:value-type="float" office:value="-0.060673">
            <text:p>-0.060673</text:p>
          </table:table-cell>
          <table:table-cell office:value-type="float" office:value="0.0197892">
            <text:p>0.0197892</text:p>
          </table:table-cell>
          <table:table-cell office:value-type="float" office:value="0.834383">
            <text:p>0.834383</text:p>
          </table:table-cell>
          <table:table-cell office:value-type="float" office:value="0.87567">
            <text:p>0.87567</text:p>
          </table:table-cell>
          <table:table-cell office:value-type="float" office:value="-0.0143665">
            <text:p>-0.0143665</text:p>
          </table:table-cell>
          <table:table-cell office:value-type="float" office:value="-0.00284884">
            <text:p>-0.00284884</text:p>
          </table:table-cell>
          <table:table-cell office:value-type="float" office:value="0.0106919">
            <text:p>0.0106919</text:p>
          </table:table-cell>
          <table:table-cell office:value-type="float" office:value="0.00610803">
            <text:p>0.00610803</text:p>
          </table:table-cell>
          <table:table-cell office:value-type="float" office:value="0.00169203">
            <text:p>0.00169203</text:p>
          </table:table-cell>
          <table:table-cell office:value-type="float" office:value="-0.00694063">
            <text:p>-0.00694063</text:p>
          </table:table-cell>
          <table:table-cell office:value-type="float" office:value="-0.594009">
            <text:p>-0.594009</text:p>
          </table:table-cell>
          <table:table-cell office:value-type="float" office:value="-0.139797">
            <text:p>-0.139797</text:p>
          </table:table-cell>
          <table:table-cell office:value-type="float" office:value="0.502736">
            <text:p>0.502736</text:p>
          </table:table-cell>
          <table:table-cell/>
          <table:table-cell office:value-type="float" office:value="0.335692">
            <text:p>0.335692</text:p>
          </table:table-cell>
          <table:table-cell office:value-type="float" office:value="0.275691">
            <text:p>0.275691</text:p>
          </table:table-cell>
          <table:table-cell office:value-type="float" office:value="0.124056">
            <text:p>0.124056</text:p>
          </table:table-cell>
          <table:table-cell office:value-type="float" office:value="0.782181">
            <text:p>0.782181</text:p>
          </table:table-cell>
          <table:table-cell office:value-type="float" office:value="0.92854">
            <text:p>0.92854</text:p>
          </table:table-cell>
          <table:table-cell office:value-type="float" office:value="-0.0681482">
            <text:p>-0.0681482</text:p>
          </table:table-cell>
          <table:table-cell office:value-type="float" office:value="-0.0197662">
            <text:p>-0.0197662</text:p>
          </table:table-cell>
          <table:table-cell office:value-type="float" office:value="-0.188619">
            <text:p>-0.188619</text:p>
          </table:table-cell>
          <table:table-cell office:value-type="float" office:value="-0.289383">
            <text:p>-0.289383</text:p>
          </table:table-cell>
          <table:table-cell office:value-type="float" office:value="-0.0707341">
            <text:p>-0.0707341</text:p>
          </table:table-cell>
          <table:table-cell office:value-type="float" office:value="-0.595246">
            <text:p>-0.595246</text:p>
          </table:table-cell>
          <table:table-cell office:value-type="float" office:value="0.520057">
            <text:p>0.520057</text:p>
          </table:table-cell>
          <table:table-cell office:value-type="float" office:value="0.152076">
            <text:p>0.152076</text:p>
          </table:table-cell>
          <table:table-cell office:value-type="float" office:value="1.14586">
            <text:p>1.14586</text:p>
          </table:table-cell>
          <table:table-cell/>
          <table:table-cell office:value-type="float" office:value="0.29855">
            <text:p>0.29855</text:p>
          </table:table-cell>
          <table:table-cell office:value-type="float" office:value="0.122041">
            <text:p>0.122041</text:p>
          </table:table-cell>
          <table:table-cell office:value-type="float" office:value="0.0281017">
            <text:p>0.0281017</text:p>
          </table:table-cell>
          <table:table-cell office:value-type="float" office:value="0.795914">
            <text:p>0.795914</text:p>
          </table:table-cell>
          <table:table-cell office:value-type="float" office:value="0.921205">
            <text:p>0.921205</text:p>
          </table:table-cell>
          <table:table-cell office:value-type="float" office:value="-0.00765794">
            <text:p>-0.00765794</text:p>
          </table:table-cell>
          <table:table-cell office:value-type="float" office:value="-0.00129314">
            <text:p>-0.00129314</text:p>
          </table:table-cell>
          <table:table-cell office:value-type="float" office:value="0.00304918">
            <text:p>0.00304918</text:p>
          </table:table-cell>
          <table:table-cell office:value-type="float" office:value="-0.0752199">
            <text:p>-0.0752199</text:p>
          </table:table-cell>
          <table:table-cell office:value-type="float" office:value="-0.0392471">
            <text:p>-0.0392471</text:p>
          </table:table-cell>
          <table:table-cell office:value-type="float" office:value="0.0347225">
            <text:p>0.0347225</text:p>
          </table:table-cell>
          <table:table-cell office:value-type="float" office:value="0.321786">
            <text:p>0.321786</text:p>
          </table:table-cell>
          <table:table-cell office:value-type="float" office:value="0.356879">
            <text:p>0.356879</text:p>
          </table:table-cell>
          <table:table-cell office:value-type="float" office:value="-0.237094">
            <text:p>-0.237094</text:p>
          </table:table-cell>
        </table:table-row>
        <table:table-row table:style-name="ro4">
          <table:table-cell office:value-type="float" office:value="0.474275">
            <text:p>0.474275</text:p>
          </table:table-cell>
          <table:table-cell office:value-type="float" office:value="0.116223">
            <text:p>0.116223</text:p>
          </table:table-cell>
          <table:table-cell office:value-type="float" office:value="-0.036625">
            <text:p>-0.036625</text:p>
          </table:table-cell>
          <table:table-cell office:value-type="float" office:value="0.751482">
            <text:p>0.751482</text:p>
          </table:table-cell>
          <table:table-cell office:value-type="float" office:value="0.740026">
            <text:p>0.740026</text:p>
          </table:table-cell>
          <table:table-cell office:value-type="float" office:value="0.00706545">
            <text:p>0.00706545</text:p>
          </table:table-cell>
          <table:table-cell office:value-type="float" office:value="-0.000948176">
            <text:p>-0.000948176</text:p>
          </table:table-cell>
          <table:table-cell office:value-type="float" office:value="0.0023184">
            <text:p>0.0023184</text:p>
          </table:table-cell>
          <table:table-cell office:value-type="float" office:value="0.0290248">
            <text:p>0.0290248</text:p>
          </table:table-cell>
          <table:table-cell office:value-type="float" office:value="-0.00626515">
            <text:p>-0.00626515</text:p>
          </table:table-cell>
          <table:table-cell office:value-type="float" office:value="0.0107074">
            <text:p>0.0107074</text:p>
          </table:table-cell>
          <table:table-cell office:value-type="float" office:value="-0.247766">
            <text:p>-0.247766</text:p>
          </table:table-cell>
          <table:table-cell office:value-type="float" office:value="0.0305553">
            <text:p>0.0305553</text:p>
          </table:table-cell>
          <table:table-cell office:value-type="float" office:value="-0.0542034">
            <text:p>-0.0542034</text:p>
          </table:table-cell>
          <table:table-cell/>
          <table:table-cell office:value-type="float" office:value="0.235917">
            <text:p>0.235917</text:p>
          </table:table-cell>
          <table:table-cell office:value-type="float" office:value="0.114615">
            <text:p>0.114615</text:p>
          </table:table-cell>
          <table:table-cell office:value-type="float" office:value="0.00105596">
            <text:p>0.00105596</text:p>
          </table:table-cell>
          <table:table-cell office:value-type="float" office:value="0.796713">
            <text:p>0.796713</text:p>
          </table:table-cell>
          <table:table-cell office:value-type="float" office:value="0.859504">
            <text:p>0.859504</text:p>
          </table:table-cell>
          <table:table-cell office:value-type="float" office:value="-0.00957989">
            <text:p>-0.00957989</text:p>
          </table:table-cell>
          <table:table-cell office:value-type="float" office:value="-0.00254405">
            <text:p>-0.00254405</text:p>
          </table:table-cell>
          <table:table-cell office:value-type="float" office:value="0.00331283">
            <text:p>0.00331283</text:p>
          </table:table-cell>
          <table:table-cell office:value-type="float" office:value="0.00208294">
            <text:p>0.00208294</text:p>
          </table:table-cell>
          <table:table-cell office:value-type="float" office:value="0.000586302">
            <text:p>0.000586302</text:p>
          </table:table-cell>
          <table:table-cell office:value-type="float" office:value="0.0113659">
            <text:p>0.0113659</text:p>
          </table:table-cell>
          <table:table-cell office:value-type="float" office:value="-0.43687">
            <text:p>-0.43687</text:p>
          </table:table-cell>
          <table:table-cell office:value-type="float" office:value="-0.32527">
            <text:p>-0.32527</text:p>
          </table:table-cell>
          <table:table-cell office:value-type="float" office:value="0.0129858">
            <text:p>0.0129858</text:p>
          </table:table-cell>
          <table:table-cell/>
          <table:table-cell office:value-type="float" office:value="0.466158">
            <text:p>0.466158</text:p>
          </table:table-cell>
          <table:table-cell office:value-type="float" office:value="-0.0610904">
            <text:p>-0.0610904</text:p>
          </table:table-cell>
          <table:table-cell office:value-type="float" office:value="0.0196992">
            <text:p>0.0196992</text:p>
          </table:table-cell>
          <table:table-cell office:value-type="float" office:value="0.834679">
            <text:p>0.834679</text:p>
          </table:table-cell>
          <table:table-cell office:value-type="float" office:value="0.867103">
            <text:p>0.867103</text:p>
          </table:table-cell>
          <table:table-cell office:value-type="float" office:value="0.00476256">
            <text:p>0.00476256</text:p>
          </table:table-cell>
          <table:table-cell office:value-type="float" office:value="0.000404763">
            <text:p>0.000404763</text:p>
          </table:table-cell>
          <table:table-cell office:value-type="float" office:value="-0.00543293">
            <text:p>-0.00543293</text:p>
          </table:table-cell>
          <table:table-cell office:value-type="float" office:value="-0.0129847">
            <text:p>-0.0129847</text:p>
          </table:table-cell>
          <table:table-cell office:value-type="float" office:value="-0.00280135">
            <text:p>-0.00280135</text:p>
          </table:table-cell>
          <table:table-cell office:value-type="float" office:value="0.00921835">
            <text:p>0.00921835</text:p>
          </table:table-cell>
          <table:table-cell office:value-type="float" office:value="0.111163">
            <text:p>0.111163</text:p>
          </table:table-cell>
          <table:table-cell office:value-type="float" office:value="-0.0164838">
            <text:p>-0.0164838</text:p>
          </table:table-cell>
          <table:table-cell office:value-type="float" office:value="-0.0887968">
            <text:p>-0.0887968</text:p>
          </table:table-cell>
          <table:table-cell/>
          <table:table-cell office:value-type="float" office:value="0.847491">
            <text:p>0.847491</text:p>
          </table:table-cell>
          <table:table-cell office:value-type="float" office:value="0.263808">
            <text:p>0.263808</text:p>
          </table:table-cell>
          <table:table-cell office:value-type="float" office:value="0.127689">
            <text:p>0.127689</text:p>
          </table:table-cell>
          <table:table-cell office:value-type="float" office:value="0.777679">
            <text:p>0.777679</text:p>
          </table:table-cell>
          <table:table-cell office:value-type="float" office:value="0.829294">
            <text:p>0.829294</text:p>
          </table:table-cell>
          <table:table-cell office:value-type="float" office:value="-0.0583127">
            <text:p>-0.0583127</text:p>
          </table:table-cell>
          <table:table-cell office:value-type="float" office:value="-0.00854525">
            <text:p>-0.00854525</text:p>
          </table:table-cell>
          <table:table-cell office:value-type="float" office:value="-0.146185">
            <text:p>-0.146185</text:p>
          </table:table-cell>
          <table:table-cell office:value-type="float" office:value="-0.0232182">
            <text:p>-0.0232182</text:p>
          </table:table-cell>
          <table:table-cell office:value-type="float" office:value="0.00709834">
            <text:p>0.00709834</text:p>
          </table:table-cell>
          <table:table-cell office:value-type="float" office:value="-0.00879554">
            <text:p>-0.00879554</text:p>
          </table:table-cell>
          <table:table-cell office:value-type="float" office:value="-0.635409">
            <text:p>-0.635409</text:p>
          </table:table-cell>
          <table:table-cell office:value-type="float" office:value="0.0350997">
            <text:p>0.0350997</text:p>
          </table:table-cell>
          <table:table-cell office:value-type="float" office:value="0.45883">
            <text:p>0.45883</text:p>
          </table:table-cell>
          <table:table-cell/>
          <table:table-cell office:value-type="float" office:value="0.502228">
            <text:p>0.502228</text:p>
          </table:table-cell>
          <table:table-cell office:value-type="float" office:value="0.12007">
            <text:p>0.12007</text:p>
          </table:table-cell>
          <table:table-cell office:value-type="float" office:value="0.034913">
            <text:p>0.034913</text:p>
          </table:table-cell>
          <table:table-cell office:value-type="float" office:value="0.79315">
            <text:p>0.79315</text:p>
          </table:table-cell>
          <table:table-cell office:value-type="float" office:value="0.871043">
            <text:p>0.871043</text:p>
          </table:table-cell>
          <table:table-cell office:value-type="float" office:value="-0.00694538">
            <text:p>-0.00694538</text:p>
          </table:table-cell>
          <table:table-cell office:value-type="float" office:value="-0.00383209">
            <text:p>-0.00383209</text:p>
          </table:table-cell>
          <table:table-cell office:value-type="float" office:value="0.0035063">
            <text:p>0.0035063</text:p>
          </table:table-cell>
          <table:table-cell office:value-type="float" office:value="-0.00967914">
            <text:p>-0.00967914</text:p>
          </table:table-cell>
          <table:table-cell office:value-type="float" office:value="0.0334413">
            <text:p>0.0334413</text:p>
          </table:table-cell>
          <table:table-cell office:value-type="float" office:value="-0.0135684">
            <text:p>-0.0135684</text:p>
          </table:table-cell>
          <table:table-cell office:value-type="float" office:value="0.0227444">
            <text:p>0.0227444</text:p>
          </table:table-cell>
          <table:table-cell office:value-type="float" office:value="-0.153825">
            <text:p>-0.153825</text:p>
          </table:table-cell>
          <table:table-cell office:value-type="float" office:value="0.0350624">
            <text:p>0.0350624</text:p>
          </table:table-cell>
        </table:table-row>
        <table:table-row table:style-name="ro4">
          <table:table-cell office:value-type="float" office:value="0.667092">
            <text:p>0.667092</text:p>
          </table:table-cell>
          <table:table-cell office:value-type="float" office:value="0.112608">
            <text:p>0.112608</text:p>
          </table:table-cell>
          <table:table-cell office:value-type="float" office:value="-0.0366971">
            <text:p>-0.0366971</text:p>
          </table:table-cell>
          <table:table-cell office:value-type="float" office:value="0.751531">
            <text:p>0.751531</text:p>
          </table:table-cell>
          <table:table-cell office:value-type="float" office:value="0.65477">
            <text:p>0.65477</text:p>
          </table:table-cell>
          <table:table-cell office:value-type="float" office:value="0.00365507">
            <text:p>0.00365507</text:p>
          </table:table-cell>
          <table:table-cell office:value-type="float" office:value="-0.000526731">
            <text:p>-0.000526731</text:p>
          </table:table-cell>
          <table:table-cell office:value-type="float" office:value="0.00184516">
            <text:p>0.00184516</text:p>
          </table:table-cell>
          <table:table-cell office:value-type="float" office:value="-0.0187487">
            <text:p>-0.0187487</text:p>
          </table:table-cell>
          <table:table-cell office:value-type="float" office:value="-0.000373558">
            <text:p>-0.000373558</text:p>
          </table:table-cell>
          <table:table-cell office:value-type="float" office:value="0.000256109">
            <text:p>0.000256109</text:p>
          </table:table-cell>
          <table:table-cell office:value-type="float" office:value="0.0504381">
            <text:p>0.0504381</text:p>
          </table:table-cell>
          <table:table-cell office:value-type="float" office:value="0.0061098">
            <text:p>0.0061098</text:p>
          </table:table-cell>
          <table:table-cell office:value-type="float" office:value="-0.0154473">
            <text:p>-0.0154473</text:p>
          </table:table-cell>
          <table:table-cell/>
          <table:table-cell office:value-type="float" office:value="0.302807">
            <text:p>0.302807</text:p>
          </table:table-cell>
          <table:table-cell office:value-type="float" office:value="0.1128">
            <text:p>0.1128</text:p>
          </table:table-cell>
          <table:table-cell office:value-type="float" office:value="-0.000360165">
            <text:p>-0.000360165</text:p>
          </table:table-cell>
          <table:table-cell office:value-type="float" office:value="0.797531">
            <text:p>0.797531</text:p>
          </table:table-cell>
          <table:table-cell office:value-type="float" office:value="0.823389">
            <text:p>0.823389</text:p>
          </table:table-cell>
          <table:table-cell office:value-type="float" office:value="-0.00714387">
            <text:p>-0.00714387</text:p>
          </table:table-cell>
          <table:table-cell office:value-type="float" office:value="0.00102813">
            <text:p>0.00102813</text:p>
          </table:table-cell>
          <table:table-cell office:value-type="float" office:value="0.00247133">
            <text:p>0.00247133</text:p>
          </table:table-cell>
          <table:table-cell office:value-type="float" office:value="-0.0271393">
            <text:p>-0.0271393</text:p>
          </table:table-cell>
          <table:table-cell office:value-type="float" office:value="-0.021171">
            <text:p>-0.021171</text:p>
          </table:table-cell>
          <table:table-cell office:value-type="float" office:value="0.0122345">
            <text:p>0.0122345</text:p>
          </table:table-cell>
          <table:table-cell office:value-type="float" office:value="0.0683128">
            <text:p>0.0683128</text:p>
          </table:table-cell>
          <table:table-cell office:value-type="float" office:value="0.117964">
            <text:p>0.117964</text:p>
          </table:table-cell>
          <table:table-cell office:value-type="float" office:value="-0.0817986">
            <text:p>-0.0817986</text:p>
          </table:table-cell>
          <table:table-cell/>
          <table:table-cell office:value-type="float" office:value="0.531913">
            <text:p>0.531913</text:p>
          </table:table-cell>
          <table:table-cell office:value-type="float" office:value="-0.0614636">
            <text:p>-0.0614636</text:p>
          </table:table-cell>
          <table:table-cell office:value-type="float" office:value="0.0194437">
            <text:p>0.0194437</text:p>
          </table:table-cell>
          <table:table-cell office:value-type="float" office:value="0.834901">
            <text:p>0.834901</text:p>
          </table:table-cell>
          <table:table-cell office:value-type="float" office:value="0.849836">
            <text:p>0.849836</text:p>
          </table:table-cell>
          <table:table-cell office:value-type="float" office:value="0.00218897">
            <text:p>0.00218897</text:p>
          </table:table-cell>
          <table:table-cell office:value-type="float" office:value="0.00114274">
            <text:p>0.00114274</text:p>
          </table:table-cell>
          <table:table-cell office:value-type="float" office:value="-0.00350534">
            <text:p>-0.00350534</text:p>
          </table:table-cell>
          <table:table-cell office:value-type="float" office:value="-0.00567515">
            <text:p>-0.00567515</text:p>
          </table:table-cell>
          <table:table-cell office:value-type="float" office:value="-0.00388524">
            <text:p>-0.00388524</text:p>
          </table:table-cell>
          <table:table-cell office:value-type="float" office:value="0.00337952">
            <text:p>0.00337952</text:p>
          </table:table-cell>
          <table:table-cell office:value-type="float" office:value="0.0148855">
            <text:p>0.0148855</text:p>
          </table:table-cell>
          <table:table-cell office:value-type="float" office:value="0.0175421">
            <text:p>0.0175421</text:p>
          </table:table-cell>
          <table:table-cell office:value-type="float" office:value="-0.0110673">
            <text:p>-0.0110673</text:p>
          </table:table-cell>
          <table:table-cell/>
          <table:table-cell office:value-type="float" office:value="0.89779">
            <text:p>0.89779</text:p>
          </table:table-cell>
          <table:table-cell office:value-type="float" office:value="0.261033">
            <text:p>0.261033</text:p>
          </table:table-cell>
          <table:table-cell office:value-type="float" office:value="0.128135">
            <text:p>0.128135</text:p>
          </table:table-cell>
          <table:table-cell office:value-type="float" office:value="0.778397">
            <text:p>0.778397</text:p>
          </table:table-cell>
          <table:table-cell office:value-type="float" office:value="0.820133">
            <text:p>0.820133</text:p>
          </table:table-cell>
          <table:table-cell office:value-type="float" office:value="0.00274046">
            <text:p>0.00274046</text:p>
          </table:table-cell>
          <table:table-cell office:value-type="float" office:value="-0.0295393">
            <text:p>-0.0295393</text:p>
          </table:table-cell>
          <table:table-cell office:value-type="float" office:value="-0.178084">
            <text:p>-0.178084</text:p>
          </table:table-cell>
          <table:table-cell office:value-type="float" office:value="-0.0551786">
            <text:p>-0.0551786</text:p>
          </table:table-cell>
          <table:table-cell office:value-type="float" office:value="0.00886382">
            <text:p>0.00886382</text:p>
          </table:table-cell>
          <table:table-cell office:value-type="float" office:value="0.0142831">
            <text:p>0.0142831</text:p>
          </table:table-cell>
          <table:table-cell office:value-type="float" office:value="0.861705">
            <text:p>0.861705</text:p>
          </table:table-cell>
          <table:table-cell office:value-type="float" office:value="-0.495001">
            <text:p>-0.495001</text:p>
          </table:table-cell>
          <table:table-cell office:value-type="float" office:value="-0.424063">
            <text:p>-0.424063</text:p>
          </table:table-cell>
          <table:table-cell/>
          <table:table-cell office:value-type="float" office:value="0.703605">
            <text:p>0.703605</text:p>
          </table:table-cell>
          <table:table-cell office:value-type="float" office:value="0.119043">
            <text:p>0.119043</text:p>
          </table:table-cell>
          <table:table-cell office:value-type="float" office:value="0.0354093">
            <text:p>0.0354093</text:p>
          </table:table-cell>
          <table:table-cell office:value-type="float" office:value="0.79184">
            <text:p>0.79184</text:p>
          </table:table-cell>
          <table:table-cell office:value-type="float" office:value="0.824133">
            <text:p>0.824133</text:p>
          </table:table-cell>
          <table:table-cell office:value-type="float" office:value="-0.00203598">
            <text:p>-0.00203598</text:p>
          </table:table-cell>
          <table:table-cell office:value-type="float" office:value="0.00105708">
            <text:p>0.00105708</text:p>
          </table:table-cell>
          <table:table-cell table:style-name="ce1" office:value-type="string">
            <text:p>9.20123e-05</text:p>
          </table:table-cell>
          <table:table-cell office:value-type="float" office:value="-0.00509893">
            <text:p>-0.00509893</text:p>
          </table:table-cell>
          <table:table-cell office:value-type="float" office:value="0.00246453">
            <text:p>0.00246453</text:p>
          </table:table-cell>
          <table:table-cell office:value-type="float" office:value="-0.00650763">
            <text:p>-0.00650763</text:p>
          </table:table-cell>
          <table:table-cell office:value-type="float" office:value="-0.00324721">
            <text:p>-0.00324721</text:p>
          </table:table-cell>
          <table:table-cell office:value-type="float" office:value="0.0248459">
            <text:p>0.0248459</text:p>
          </table:table-cell>
          <table:table-cell office:value-type="float" office:value="-0.00252461">
            <text:p>-0.00252461</text:p>
          </table:table-cell>
        </table:table-row>
        <table:table-row table:style-name="ro4">
          <table:table-cell office:value-type="float" office:value="0.8673">
            <text:p>0.8673</text:p>
          </table:table-cell>
          <table:table-cell office:value-type="float" office:value="0.110876">
            <text:p>0.110876</text:p>
          </table:table-cell>
          <table:table-cell office:value-type="float" office:value="-0.036527">
            <text:p>-0.036527</text:p>
          </table:table-cell>
          <table:table-cell office:value-type="float" office:value="0.750963">
            <text:p>0.750963</text:p>
          </table:table-cell>
          <table:table-cell office:value-type="float" office:value="0.576625">
            <text:p>0.576625</text:p>
          </table:table-cell>
          <table:table-cell office:value-type="float" office:value="0.00410544">
            <text:p>0.00410544</text:p>
          </table:table-cell>
          <table:table-cell office:value-type="float" office:value="-0.00103249">
            <text:p>-0.00103249</text:p>
          </table:table-cell>
          <table:table-cell office:value-type="float" office:value="0.00165331">
            <text:p>0.00165331</text:p>
          </table:table-cell>
          <table:table-cell office:value-type="float" office:value="-0.00865061">
            <text:p>-0.00865061</text:p>
          </table:table-cell>
          <table:table-cell office:value-type="float" office:value="0.000849674">
            <text:p>0.000849674</text:p>
          </table:table-cell>
          <table:table-cell office:value-type="float" office:value="-0.00283657">
            <text:p>-0.00283657</text:p>
          </table:table-cell>
          <table:table-cell office:value-type="float" office:value="0.129054">
            <text:p>0.129054</text:p>
          </table:table-cell>
          <table:table-cell office:value-type="float" office:value="-0.0683049">
            <text:p>-0.0683049</text:p>
          </table:table-cell>
          <table:table-cell office:value-type="float" office:value="0.0390207">
            <text:p>0.0390207</text:p>
          </table:table-cell>
          <table:table-cell/>
          <table:table-cell office:value-type="float" office:value="0.570691">
            <text:p>0.570691</text:p>
          </table:table-cell>
          <table:table-cell office:value-type="float" office:value="0.110432">
            <text:p>0.110432</text:p>
          </table:table-cell>
          <table:table-cell office:value-type="float" office:value="0.00243374">
            <text:p>0.00243374</text:p>
          </table:table-cell>
          <table:table-cell office:value-type="float" office:value="0.794938">
            <text:p>0.794938</text:p>
          </table:table-cell>
          <table:table-cell office:value-type="float" office:value="0.693335">
            <text:p>0.693335</text:p>
          </table:table-cell>
          <table:table-cell office:value-type="float" office:value="-0.00995519">
            <text:p>-0.00995519</text:p>
          </table:table-cell>
          <table:table-cell office:value-type="float" office:value="0.00660268">
            <text:p>0.00660268</text:p>
          </table:table-cell>
          <table:table-cell office:value-type="float" office:value="-0.00189161">
            <text:p>-0.00189161</text:p>
          </table:table-cell>
          <table:table-cell office:value-type="float" office:value="-0.00883937">
            <text:p>-0.00883937</text:p>
          </table:table-cell>
          <table:table-cell office:value-type="float" office:value="0.0104295">
            <text:p>0.0104295</text:p>
          </table:table-cell>
          <table:table-cell office:value-type="float" office:value="-0.00967803">
            <text:p>-0.00967803</text:p>
          </table:table-cell>
          <table:table-cell office:value-type="float" office:value="0.020032">
            <text:p>0.020032</text:p>
          </table:table-cell>
          <table:table-cell office:value-type="float" office:value="-0.0290301">
            <text:p>-0.0290301</text:p>
          </table:table-cell>
          <table:table-cell office:value-type="float" office:value="0.0260617">
            <text:p>0.0260617</text:p>
          </table:table-cell>
          <table:table-cell/>
          <table:table-cell office:value-type="float" office:value="0.804541">
            <text:p>0.804541</text:p>
          </table:table-cell>
          <table:table-cell office:value-type="float" office:value="-0.0619044">
            <text:p>-0.0619044</text:p>
          </table:table-cell>
          <table:table-cell office:value-type="float" office:value="0.0196883">
            <text:p>0.0196883</text:p>
          </table:table-cell>
          <table:table-cell office:value-type="float" office:value="0.835">
            <text:p>0.835</text:p>
          </table:table-cell>
          <table:table-cell office:value-type="float" office:value="0.781837">
            <text:p>0.781837</text:p>
          </table:table-cell>
          <table:table-cell office:value-type="float" office:value="0.00188446">
            <text:p>0.00188446</text:p>
          </table:table-cell>
          <table:table-cell office:value-type="float" office:value="0.00140808">
            <text:p>0.00140808</text:p>
          </table:table-cell>
          <table:table-cell office:value-type="float" office:value="-0.00349957">
            <text:p>-0.00349957</text:p>
          </table:table-cell>
          <table:table-cell office:value-type="float" office:value="-0.00161694">
            <text:p>-0.00161694</text:p>
          </table:table-cell>
          <table:table-cell office:value-type="float" office:value="0.000897227">
            <text:p>0.000897227</text:p>
          </table:table-cell>
          <table:table-cell office:value-type="float" office:value="0.00036227">
            <text:p>0.00036227</text:p>
          </table:table-cell>
          <table:table-cell office:value-type="float" office:value="0.00152347">
            <text:p>0.00152347</text:p>
          </table:table-cell>
          <table:table-cell office:value-type="float" office:value="-0.00459724">
            <text:p>-0.00459724</text:p>
          </table:table-cell>
          <table:table-cell office:value-type="float" office:value="0.00955489">
            <text:p>0.00955489</text:p>
          </table:table-cell>
          <table:table-cell/>
          <table:table-cell office:value-type="float" office:value="0.935245">
            <text:p>0.935245</text:p>
          </table:table-cell>
          <table:table-cell office:value-type="float" office:value="0.260175">
            <text:p>0.260175</text:p>
          </table:table-cell>
          <table:table-cell office:value-type="float" office:value="0.127772">
            <text:p>0.127772</text:p>
          </table:table-cell>
          <table:table-cell office:value-type="float" office:value="0.778338">
            <text:p>0.778338</text:p>
          </table:table-cell>
          <table:table-cell office:value-type="float" office:value="0.813376">
            <text:p>0.813376</text:p>
          </table:table-cell>
          <table:table-cell office:value-type="float" office:value="-0.0258803">
            <text:p>-0.0258803</text:p>
          </table:table-cell>
          <table:table-cell office:value-type="float" office:value="-0.00541733">
            <text:p>-0.00541733</text:p>
          </table:table-cell>
          <table:table-cell office:value-type="float" office:value="-0.161957">
            <text:p>-0.161957</text:p>
          </table:table-cell>
          <table:table-cell office:value-type="float" office:value="-0.0229033">
            <text:p>-0.0229033</text:p>
          </table:table-cell>
          <table:table-cell office:value-type="float" office:value="-0.0096765">
            <text:p>-0.0096765</text:p>
          </table:table-cell>
          <table:table-cell office:value-type="float" office:value="-0.00160019">
            <text:p>-0.00160019</text:p>
          </table:table-cell>
          <table:table-cell office:value-type="float" office:value="0.0514709">
            <text:p>0.0514709</text:p>
          </table:table-cell>
          <table:table-cell office:value-type="float" office:value="0.122914">
            <text:p>0.122914</text:p>
          </table:table-cell>
          <table:table-cell office:value-type="float" office:value="-0.0395919">
            <text:p>-0.0395919</text:p>
          </table:table-cell>
          <table:table-cell/>
          <table:table-cell office:value-type="float" office:value="0.835468">
            <text:p>0.835468</text:p>
          </table:table-cell>
          <table:table-cell office:value-type="float" office:value="0.118314">
            <text:p>0.118314</text:p>
          </table:table-cell>
          <table:table-cell office:value-type="float" office:value="0.0361663">
            <text:p>0.0361663</text:p>
          </table:table-cell>
          <table:table-cell office:value-type="float" office:value="0.790938">
            <text:p>0.790938</text:p>
          </table:table-cell>
          <table:table-cell office:value-type="float" office:value="0.794794">
            <text:p>0.794794</text:p>
          </table:table-cell>
          <table:table-cell office:value-type="float" office:value="0.00159429">
            <text:p>0.00159429</text:p>
          </table:table-cell>
          <table:table-cell office:value-type="float" office:value="0.0020548">
            <text:p>0.0020548</text:p>
          </table:table-cell>
          <table:table-cell office:value-type="float" office:value="-0.000960903">
            <text:p>-0.000960903</text:p>
          </table:table-cell>
          <table:table-cell office:value-type="float" office:value="-0.00552712">
            <text:p>-0.00552712</text:p>
          </table:table-cell>
          <table:table-cell office:value-type="float" office:value="0.00574078">
            <text:p>0.00574078</text:p>
          </table:table-cell>
          <table:table-cell office:value-type="float" office:value="-0.00684053">
            <text:p>-0.00684053</text:p>
          </table:table-cell>
          <table:table-cell office:value-type="float" office:value="0.00857791">
            <text:p>0.00857791</text:p>
          </table:table-cell>
          <table:table-cell office:value-type="float" office:value="0.00130606">
            <text:p>0.00130606</text:p>
          </table:table-cell>
          <table:table-cell office:value-type="float" office:value="0.0214141">
            <text:p>0.0214141</text:p>
          </table:table-cell>
        </table:table-row>
        <table:table-row table:style-name="ro4">
          <table:table-cell office:value-type="float" office:value="1.00278">
            <text:p>1.00278</text:p>
          </table:table-cell>
          <table:table-cell office:value-type="float" office:value="0.112073">
            <text:p>0.112073</text:p>
          </table:table-cell>
          <table:table-cell office:value-type="float" office:value="-0.0376656">
            <text:p>-0.0376656</text:p>
          </table:table-cell>
          <table:table-cell office:value-type="float" office:value="0.751295">
            <text:p>0.751295</text:p>
          </table:table-cell>
          <table:table-cell office:value-type="float" office:value="0.529107">
            <text:p>0.529107</text:p>
          </table:table-cell>
          <table:table-cell office:value-type="float" office:value="0.00427622">
            <text:p>0.00427622</text:p>
          </table:table-cell>
          <table:table-cell office:value-type="float" office:value="-0.00134016">
            <text:p>-0.00134016</text:p>
          </table:table-cell>
          <table:table-cell office:value-type="float" office:value="0.00172316">
            <text:p>0.00172316</text:p>
          </table:table-cell>
          <table:table-cell office:value-type="float" office:value="0.00883356">
            <text:p>0.00883356</text:p>
          </table:table-cell>
          <table:table-cell office:value-type="float" office:value="-0.00840421">
            <text:p>-0.00840421</text:p>
          </table:table-cell>
          <table:table-cell office:value-type="float" office:value="0.00244991">
            <text:p>0.00244991</text:p>
          </table:table-cell>
          <table:table-cell office:value-type="float" office:value="-0.0552447">
            <text:p>-0.0552447</text:p>
          </table:table-cell>
          <table:table-cell office:value-type="float" office:value="0.0336721">
            <text:p>0.0336721</text:p>
          </table:table-cell>
          <table:table-cell office:value-type="float" office:value="-0.0058634">
            <text:p>-0.0058634</text:p>
          </table:table-cell>
          <table:table-cell/>
          <table:table-cell office:value-type="float" office:value="1.00202">
            <text:p>1.00202</text:p>
          </table:table-cell>
          <table:table-cell office:value-type="float" office:value="0.110346">
            <text:p>0.110346</text:p>
          </table:table-cell>
          <table:table-cell office:value-type="float" office:value="0.00153142">
            <text:p>0.00153142</text:p>
          </table:table-cell>
          <table:table-cell office:value-type="float" office:value="0.795613">
            <text:p>0.795613</text:p>
          </table:table-cell>
          <table:table-cell office:value-type="float" office:value="0.525687">
            <text:p>0.525687</text:p>
          </table:table-cell>
          <table:table-cell office:value-type="float" office:value="-0.0111375">
            <text:p>-0.0111375</text:p>
          </table:table-cell>
          <table:table-cell office:value-type="float" office:value="0.00792843">
            <text:p>0.00792843</text:p>
          </table:table-cell>
          <table:table-cell office:value-type="float" office:value="-0.00231547">
            <text:p>-0.00231547</text:p>
          </table:table-cell>
          <table:table-cell office:value-type="float" office:value="-0.000198973">
            <text:p>-0.000198973</text:p>
          </table:table-cell>
          <table:table-cell office:value-type="float" office:value="-0.00209197">
            <text:p>-0.00209197</text:p>
          </table:table-cell>
          <table:table-cell office:value-type="float" office:value="0.00156314">
            <text:p>0.00156314</text:p>
          </table:table-cell>
          <table:table-cell office:value-type="float" office:value="0.0143898">
            <text:p>0.0143898</text:p>
          </table:table-cell>
          <table:table-cell office:value-type="float" office:value="0.0188819">
            <text:p>0.0188819</text:p>
          </table:table-cell>
          <table:table-cell office:value-type="float" office:value="0.00150501">
            <text:p>0.00150501</text:p>
          </table:table-cell>
          <table:table-cell/>
          <table:table-cell office:value-type="float" office:value="1.20211">
            <text:p>1.20211</text:p>
          </table:table-cell>
          <table:table-cell office:value-type="float" office:value="-0.0623064">
            <text:p>-0.0623064</text:p>
          </table:table-cell>
          <table:table-cell office:value-type="float" office:value="0.0193183">
            <text:p>0.0193183</text:p>
          </table:table-cell>
          <table:table-cell office:value-type="float" office:value="0.836654">
            <text:p>0.836654</text:p>
          </table:table-cell>
          <table:table-cell office:value-type="float" office:value="0.692306">
            <text:p>0.692306</text:p>
          </table:table-cell>
          <table:table-cell office:value-type="float" office:value="0.00154939">
            <text:p>0.00154939</text:p>
          </table:table-cell>
          <table:table-cell office:value-type="float" office:value="0.0016292">
            <text:p>0.0016292</text:p>
          </table:table-cell>
          <table:table-cell office:value-type="float" office:value="-0.00299583">
            <text:p>-0.00299583</text:p>
          </table:table-cell>
          <table:table-cell office:value-type="float" office:value="-0.00101125">
            <text:p>-0.00101125</text:p>
          </table:table-cell>
          <table:table-cell office:value-type="float" office:value="-0.000930514">
            <text:p>-0.000930514</text:p>
          </table:table-cell>
          <table:table-cell office:value-type="float" office:value="0.00416104">
            <text:p>0.00416104</text:p>
          </table:table-cell>
          <table:table-cell office:value-type="float" office:value="-0.00573306">
            <text:p>-0.00573306</text:p>
          </table:table-cell>
          <table:table-cell office:value-type="float" office:value="0.00911208">
            <text:p>0.00911208</text:p>
          </table:table-cell>
          <table:table-cell office:value-type="float" office:value="-0.0205268">
            <text:p>-0.0205268</text:p>
          </table:table-cell>
          <table:table-cell/>
          <table:table-cell office:value-type="float" office:value="1.13033">
            <text:p>1.13033</text:p>
          </table:table-cell>
          <table:table-cell office:value-type="float" office:value="0.257666">
            <text:p>0.257666</text:p>
          </table:table-cell>
          <table:table-cell office:value-type="float" office:value="0.130562">
            <text:p>0.130562</text:p>
          </table:table-cell>
          <table:table-cell office:value-type="float" office:value="0.776519">
            <text:p>0.776519</text:p>
          </table:table-cell>
          <table:table-cell office:value-type="float" office:value="0.779074">
            <text:p>0.779074</text:p>
          </table:table-cell>
          <table:table-cell office:value-type="float" office:value="-0.0117712">
            <text:p>-0.0117712</text:p>
          </table:table-cell>
          <table:table-cell office:value-type="float" office:value="-0.00457046">
            <text:p>-0.00457046</text:p>
          </table:table-cell>
          <table:table-cell office:value-type="float" office:value="-0.153971">
            <text:p>-0.153971</text:p>
          </table:table-cell>
          <table:table-cell office:value-type="float" office:value="-0.0128621">
            <text:p>-0.0128621</text:p>
          </table:table-cell>
          <table:table-cell office:value-type="float" office:value="0.0143024">
            <text:p>0.0143024</text:p>
          </table:table-cell>
          <table:table-cell office:value-type="float" office:value="-0.00932402">
            <text:p>-0.00932402</text:p>
          </table:table-cell>
          <table:table-cell office:value-type="float" office:value="0.0463841">
            <text:p>0.0463841</text:p>
          </table:table-cell>
          <table:table-cell office:value-type="float" office:value="-0.02074">
            <text:p>-0.02074</text:p>
          </table:table-cell>
          <table:table-cell office:value-type="float" office:value="0.0203773">
            <text:p>0.0203773</text:p>
          </table:table-cell>
          <table:table-cell/>
          <table:table-cell office:value-type="float" office:value="1.03491">
            <text:p>1.03491</text:p>
          </table:table-cell>
          <table:table-cell office:value-type="float" office:value="0.117553">
            <text:p>0.117553</text:p>
          </table:table-cell>
          <table:table-cell office:value-type="float" office:value="0.0373632">
            <text:p>0.0373632</text:p>
          </table:table-cell>
          <table:table-cell office:value-type="float" office:value="0.790425">
            <text:p>0.790425</text:p>
          </table:table-cell>
          <table:table-cell office:value-type="float" office:value="0.752391">
            <text:p>0.752391</text:p>
          </table:table-cell>
          <table:table-cell office:value-type="float" office:value="0.00533115">
            <text:p>0.00533115</text:p>
          </table:table-cell>
          <table:table-cell office:value-type="float" office:value="-0.00283383">
            <text:p>-0.00283383</text:p>
          </table:table-cell>
          <table:table-cell office:value-type="float" office:value="-0.000202242">
            <text:p>-0.000202242</text:p>
          </table:table-cell>
          <table:table-cell office:value-type="float" office:value="-0.00381634">
            <text:p>-0.00381634</text:p>
          </table:table-cell>
          <table:table-cell office:value-type="float" office:value="0.00600126">
            <text:p>0.00600126</text:p>
          </table:table-cell>
          <table:table-cell office:value-type="float" office:value="-0.00256969">
            <text:p>-0.00256969</text:p>
          </table:table-cell>
          <table:table-cell office:value-type="float" office:value="-0.0343353">
            <text:p>-0.0343353</text:p>
          </table:table-cell>
          <table:table-cell office:value-type="float" office:value="-0.212789">
            <text:p>-0.212789</text:p>
          </table:table-cell>
          <table:table-cell office:value-type="float" office:value="0.0877757">
            <text:p>0.0877757</text:p>
          </table:table-cell>
        </table:table-row>
        <table:table-row table:style-name="ro4">
          <table:table-cell office:value-type="float" office:value="1.26998">
            <text:p>1.26998</text:p>
          </table:table-cell>
          <table:table-cell office:value-type="float" office:value="0.110489">
            <text:p>0.110489</text:p>
          </table:table-cell>
          <table:table-cell office:value-type="float" office:value="-0.0375071">
            <text:p>-0.0375071</text:p>
          </table:table-cell>
          <table:table-cell office:value-type="float" office:value="0.751531">
            <text:p>0.751531</text:p>
          </table:table-cell>
          <table:table-cell office:value-type="float" office:value="0.446558">
            <text:p>0.446558</text:p>
          </table:table-cell>
          <table:table-cell office:value-type="float" office:value="0.00213535">
            <text:p>0.00213535</text:p>
          </table:table-cell>
          <table:table-cell office:value-type="float" office:value="-0.000515801">
            <text:p>-0.000515801</text:p>
          </table:table-cell>
          <table:table-cell office:value-type="float" office:value="0.00212182">
            <text:p>0.00212182</text:p>
          </table:table-cell>
          <table:table-cell office:value-type="float" office:value="-0.0059281">
            <text:p>-0.0059281</text:p>
          </table:table-cell>
          <table:table-cell office:value-type="float" office:value="0.000593137">
            <text:p>0.000593137</text:p>
          </table:table-cell>
          <table:table-cell office:value-type="float" office:value="0.000883181">
            <text:p>0.000883181</text:p>
          </table:table-cell>
          <table:table-cell office:value-type="float" office:value="-0.0127032">
            <text:p>-0.0127032</text:p>
          </table:table-cell>
          <table:table-cell office:value-type="float" office:value="0.00266572">
            <text:p>0.00266572</text:p>
          </table:table-cell>
          <table:table-cell office:value-type="float" office:value="0.0250254">
            <text:p>0.0250254</text:p>
          </table:table-cell>
          <table:table-cell/>
          <table:table-cell office:value-type="float" office:value="1.13748">
            <text:p>1.13748</text:p>
          </table:table-cell>
          <table:table-cell office:value-type="float" office:value="0.110583">
            <text:p>0.110583</text:p>
          </table:table-cell>
          <table:table-cell office:value-type="float" office:value="0.0015945">
            <text:p>0.0015945</text:p>
          </table:table-cell>
          <table:table-cell office:value-type="float" office:value="0.795852">
            <text:p>0.795852</text:p>
          </table:table-cell>
          <table:table-cell office:value-type="float" office:value="0.48192">
            <text:p>0.48192</text:p>
          </table:table-cell>
          <table:table-cell office:value-type="float" office:value="-0.0103051">
            <text:p>-0.0103051</text:p>
          </table:table-cell>
          <table:table-cell office:value-type="float" office:value="0.0079351">
            <text:p>0.0079351</text:p>
          </table:table-cell>
          <table:table-cell office:value-type="float" office:value="-0.0024696">
            <text:p>-0.0024696</text:p>
          </table:table-cell>
          <table:table-cell office:value-type="float" office:value="0.00175021">
            <text:p>0.00175021</text:p>
          </table:table-cell>
          <table:table-cell office:value-type="float" office:value="0.000465691">
            <text:p>0.000465691</text:p>
          </table:table-cell>
          <table:table-cell office:value-type="float" office:value="0.00176701">
            <text:p>0.00176701</text:p>
          </table:table-cell>
          <table:table-cell office:value-type="float" office:value="0.0762463">
            <text:p>0.0762463</text:p>
          </table:table-cell>
          <table:table-cell office:value-type="float" office:value="-0.0493831">
            <text:p>-0.0493831</text:p>
          </table:table-cell>
          <table:table-cell office:value-type="float" office:value="0.00467174">
            <text:p>0.00467174</text:p>
          </table:table-cell>
          <table:table-cell/>
          <table:table-cell office:value-type="float" office:value="1.36873">
            <text:p>1.36873</text:p>
          </table:table-cell>
          <table:table-cell office:value-type="float" office:value="-0.0626341">
            <text:p>-0.0626341</text:p>
          </table:table-cell>
          <table:table-cell office:value-type="float" office:value="0.0194163">
            <text:p>0.0194163</text:p>
          </table:table-cell>
          <table:table-cell office:value-type="float" office:value="0.836778">
            <text:p>0.836778</text:p>
          </table:table-cell>
          <table:table-cell office:value-type="float" office:value="0.657905">
            <text:p>0.657905</text:p>
          </table:table-cell>
          <table:table-cell office:value-type="float" office:value="0.00143997">
            <text:p>0.00143997</text:p>
          </table:table-cell>
          <table:table-cell office:value-type="float" office:value="-0.00234217">
            <text:p>-0.00234217</text:p>
          </table:table-cell>
          <table:table-cell office:value-type="float" office:value="-0.000229057">
            <text:p>-0.000229057</text:p>
          </table:table-cell>
          <table:table-cell office:value-type="float" office:value="-0.00196646">
            <text:p>-0.00196646</text:p>
          </table:table-cell>
          <table:table-cell office:value-type="float" office:value="0.000587695">
            <text:p>0.000587695</text:p>
          </table:table-cell>
          <table:table-cell office:value-type="float" office:value="0.00074097">
            <text:p>0.00074097</text:p>
          </table:table-cell>
          <table:table-cell office:value-type="float" office:value="0.00140089">
            <text:p>0.00140089</text:p>
          </table:table-cell>
          <table:table-cell office:value-type="float" office:value="-0.134911">
            <text:p>-0.134911</text:p>
          </table:table-cell>
          <table:table-cell office:value-type="float" office:value="0.0848856">
            <text:p>0.0848856</text:p>
          </table:table-cell>
          <table:table-cell/>
          <table:table-cell office:value-type="float" office:value="1.33005">
            <text:p>1.33005</text:p>
          </table:table-cell>
          <table:table-cell office:value-type="float" office:value="0.256947">
            <text:p>0.256947</text:p>
          </table:table-cell>
          <table:table-cell office:value-type="float" office:value="0.132591">
            <text:p>0.132591</text:p>
          </table:table-cell>
          <table:table-cell office:value-type="float" office:value="0.775469">
            <text:p>0.775469</text:p>
          </table:table-cell>
          <table:table-cell office:value-type="float" office:value="0.745455">
            <text:p>0.745455</text:p>
          </table:table-cell>
          <table:table-cell office:value-type="float" office:value="-0.00604677">
            <text:p>-0.00604677</text:p>
          </table:table-cell>
          <table:table-cell office:value-type="float" office:value="-0.00203317">
            <text:p>-0.00203317</text:p>
          </table:table-cell>
          <table:table-cell office:value-type="float" office:value="-0.14942">
            <text:p>-0.14942</text:p>
          </table:table-cell>
          <table:table-cell office:value-type="float" office:value="-0.00359827">
            <text:p>-0.00359827</text:p>
          </table:table-cell>
          <table:table-cell office:value-type="float" office:value="0.0101602">
            <text:p>0.0101602</text:p>
          </table:table-cell>
          <table:table-cell office:value-type="float" office:value="-0.00525426">
            <text:p>-0.00525426</text:p>
          </table:table-cell>
          <table:table-cell office:value-type="float" office:value="-0.193427">
            <text:p>-0.193427</text:p>
          </table:table-cell>
          <table:table-cell office:value-type="float" office:value="-0.0443856">
            <text:p>-0.0443856</text:p>
          </table:table-cell>
          <table:table-cell office:value-type="float" office:value="-0.0419636">
            <text:p>-0.0419636</text:p>
          </table:table-cell>
          <table:table-cell/>
          <table:table-cell office:value-type="float" office:value="1.13442">
            <text:p>1.13442</text:p>
          </table:table-cell>
          <table:table-cell office:value-type="float" office:value="0.116833">
            <text:p>0.116833</text:p>
          </table:table-cell>
          <table:table-cell office:value-type="float" office:value="0.0358533">
            <text:p>0.0358533</text:p>
          </table:table-cell>
          <table:table-cell office:value-type="float" office:value="0.791038">
            <text:p>0.791038</text:p>
          </table:table-cell>
          <table:table-cell office:value-type="float" office:value="0.732088">
            <text:p>0.732088</text:p>
          </table:table-cell>
          <table:table-cell office:value-type="float" office:value="0.015573">
            <text:p>0.015573</text:p>
          </table:table-cell>
          <table:table-cell office:value-type="float" office:value="0.00999326">
            <text:p>0.00999326</text:p>
          </table:table-cell>
          <table:table-cell office:value-type="float" office:value="-0.00483775">
            <text:p>-0.00483775</text:p>
          </table:table-cell>
          <table:table-cell office:value-type="float" office:value="-0.00723304">
            <text:p>-0.00723304</text:p>
          </table:table-cell>
          <table:table-cell office:value-type="float" office:value="-0.0151733">
            <text:p>-0.0151733</text:p>
          </table:table-cell>
          <table:table-cell office:value-type="float" office:value="0.00616485">
            <text:p>0.00616485</text:p>
          </table:table-cell>
          <table:table-cell office:value-type="float" office:value="0.219318">
            <text:p>0.219318</text:p>
          </table:table-cell>
          <table:table-cell office:value-type="float" office:value="0.256448">
            <text:p>0.256448</text:p>
          </table:table-cell>
          <table:table-cell office:value-type="float" office:value="-0.0731415">
            <text:p>-0.0731415</text:p>
          </table:table-cell>
        </table:table-row>
        <table:table-row table:style-name="ro4">
          <table:table-cell office:value-type="float" office:value="1.415">
            <text:p>1.415</text:p>
          </table:table-cell>
          <table:table-cell office:value-type="float" office:value="0.109362">
            <text:p>0.109362</text:p>
          </table:table-cell>
          <table:table-cell office:value-type="float" office:value="-0.037365">
            <text:p>-0.037365</text:p>
          </table:table-cell>
          <table:table-cell office:value-type="float" office:value="0.752185">
            <text:p>0.752185</text:p>
          </table:table-cell>
          <table:table-cell office:value-type="float" office:value="0.407285">
            <text:p>0.407285</text:p>
          </table:table-cell>
          <table:table-cell office:value-type="float" office:value="0.00129655">
            <text:p>0.00129655</text:p>
          </table:table-cell>
          <table:table-cell office:value-type="float" office:value="-0.000340464">
            <text:p>-0.000340464</text:p>
          </table:table-cell>
          <table:table-cell office:value-type="float" office:value="0.00231598">
            <text:p>0.00231598</text:p>
          </table:table-cell>
          <table:table-cell office:value-type="float" office:value="-0.00777023">
            <text:p>-0.00777023</text:p>
          </table:table-cell>
          <table:table-cell office:value-type="float" office:value="0.000979701">
            <text:p>0.000979701</text:p>
          </table:table-cell>
          <table:table-cell office:value-type="float" office:value="0.00451219">
            <text:p>0.00451219</text:p>
          </table:table-cell>
          <table:table-cell office:value-type="float" office:value="0.0137061">
            <text:p>0.0137061</text:p>
          </table:table-cell>
          <table:table-cell office:value-type="float" office:value="-0.00762193">
            <text:p>-0.00762193</text:p>
          </table:table-cell>
          <table:table-cell office:value-type="float" office:value="-0.0242948">
            <text:p>-0.0242948</text:p>
          </table:table-cell>
          <table:table-cell/>
          <table:table-cell office:value-type="float" office:value="1.36767">
            <text:p>1.36767</text:p>
          </table:table-cell>
          <table:table-cell office:value-type="float" office:value="0.115027">
            <text:p>0.115027</text:p>
          </table:table-cell>
          <table:table-cell office:value-type="float" office:value="-0.000915144">
            <text:p>-0.000915144</text:p>
          </table:table-cell>
          <table:table-cell office:value-type="float" office:value="0.796506">
            <text:p>0.796506</text:p>
          </table:table-cell>
          <table:table-cell office:value-type="float" office:value="0.415735">
            <text:p>0.415735</text:p>
          </table:table-cell>
          <table:table-cell office:value-type="float" office:value="-0.00765417">
            <text:p>-0.00765417</text:p>
          </table:table-cell>
          <table:table-cell office:value-type="float" office:value="0.00757824">
            <text:p>0.00757824</text:p>
          </table:table-cell>
          <table:table-cell office:value-type="float" office:value="-0.00262555">
            <text:p>-0.00262555</text:p>
          </table:table-cell>
          <table:table-cell office:value-type="float" office:value="0.0193019">
            <text:p>0.0193019</text:p>
          </table:table-cell>
          <table:table-cell office:value-type="float" office:value="-0.0109021">
            <text:p>-0.0109021</text:p>
          </table:table-cell>
          <table:table-cell office:value-type="float" office:value="0.00284243">
            <text:p>0.00284243</text:p>
          </table:table-cell>
          <table:table-cell office:value-type="float" office:value="-0.108827">
            <text:p>-0.108827</text:p>
          </table:table-cell>
          <table:table-cell office:value-type="float" office:value="0.0982818">
            <text:p>0.0982818</text:p>
          </table:table-cell>
          <table:table-cell office:value-type="float" office:value="-0.0103197">
            <text:p>-0.0103197</text:p>
          </table:table-cell>
          <table:table-cell/>
          <table:table-cell office:value-type="float" office:value="1.40275">
            <text:p>1.40275</text:p>
          </table:table-cell>
          <table:table-cell office:value-type="float" office:value="-0.0626993">
            <text:p>-0.0626993</text:p>
          </table:table-cell>
          <table:table-cell office:value-type="float" office:value="0.0192801">
            <text:p>0.0192801</text:p>
          </table:table-cell>
          <table:table-cell office:value-type="float" office:value="0.836901">
            <text:p>0.836901</text:p>
          </table:table-cell>
          <table:table-cell office:value-type="float" office:value="0.651094">
            <text:p>0.651094</text:p>
          </table:table-cell>
          <table:table-cell office:value-type="float" office:value="0.00147638">
            <text:p>0.00147638</text:p>
          </table:table-cell>
          <table:table-cell office:value-type="float" office:value="0.00142723">
            <text:p>0.00142723</text:p>
          </table:table-cell>
          <table:table-cell office:value-type="float" office:value="-0.00280438">
            <text:p>-0.00280438</text:p>
          </table:table-cell>
          <table:table-cell office:value-type="float" office:value="-0.00191881">
            <text:p>-0.00191881</text:p>
          </table:table-cell>
          <table:table-cell office:value-type="float" office:value="-0.00400211">
            <text:p>-0.00400211</text:p>
          </table:table-cell>
          <table:table-cell office:value-type="float" office:value="0.00362885">
            <text:p>0.00362885</text:p>
          </table:table-cell>
          <table:table-cell office:value-type="float" office:value="0.00405229">
            <text:p>0.00405229</text:p>
          </table:table-cell>
          <table:table-cell office:value-type="float" office:value="0.0075738">
            <text:p>0.0075738</text:p>
          </table:table-cell>
          <table:table-cell office:value-type="float" office:value="-0.0118497">
            <text:p>-0.0118497</text:p>
          </table:table-cell>
          <table:table-cell/>
          <table:table-cell office:value-type="float" office:value="1.43403">
            <text:p>1.43403</text:p>
          </table:table-cell>
          <table:table-cell office:value-type="float" office:value="0.254482">
            <text:p>0.254482</text:p>
          </table:table-cell>
          <table:table-cell office:value-type="float" office:value="0.133168">
            <text:p>0.133168</text:p>
          </table:table-cell>
          <table:table-cell office:value-type="float" office:value="0.774469">
            <text:p>0.774469</text:p>
          </table:table-cell>
          <table:table-cell office:value-type="float" office:value="0.728531">
            <text:p>0.728531</text:p>
          </table:table-cell>
          <table:table-cell office:value-type="float" office:value="0.00747495">
            <text:p>0.00747495</text:p>
          </table:table-cell>
          <table:table-cell office:value-type="float" office:value="-0.000506612">
            <text:p>-0.000506612</text:p>
          </table:table-cell>
          <table:table-cell office:value-type="float" office:value="-0.143694">
            <text:p>-0.143694</text:p>
          </table:table-cell>
          <table:table-cell office:value-type="float" office:value="-0.0237102">
            <text:p>-0.0237102</text:p>
          </table:table-cell>
          <table:table-cell office:value-type="float" office:value="0.00554512">
            <text:p>0.00554512</text:p>
          </table:table-cell>
          <table:table-cell office:value-type="float" office:value="-0.00961751">
            <text:p>-0.00961751</text:p>
          </table:table-cell>
          <table:table-cell office:value-type="float" office:value="0.044577">
            <text:p>0.044577</text:p>
          </table:table-cell>
          <table:table-cell office:value-type="float" office:value="-0.034216">
            <text:p>-0.034216</text:p>
          </table:table-cell>
          <table:table-cell office:value-type="float" office:value="0.0340964">
            <text:p>0.0340964</text:p>
          </table:table-cell>
          <table:table-cell/>
          <table:table-cell office:value-type="float" office:value="1.20269">
            <text:p>1.20269</text:p>
          </table:table-cell>
          <table:table-cell office:value-type="float" office:value="0.117362">
            <text:p>0.117362</text:p>
          </table:table-cell>
          <table:table-cell office:value-type="float" office:value="0.0360128">
            <text:p>0.0360128</text:p>
          </table:table-cell>
          <table:table-cell office:value-type="float" office:value="0.791118">
            <text:p>0.791118</text:p>
          </table:table-cell>
          <table:table-cell office:value-type="float" office:value="0.718476">
            <text:p>0.718476</text:p>
          </table:table-cell>
          <table:table-cell office:value-type="float" office:value="0.0109373">
            <text:p>0.0109373</text:p>
          </table:table-cell>
          <table:table-cell office:value-type="float" office:value="0.0033726">
            <text:p>0.0033726</text:p>
          </table:table-cell>
          <table:table-cell office:value-type="float" office:value="-0.00322909">
            <text:p>-0.00322909</text:p>
          </table:table-cell>
          <table:table-cell office:value-type="float" office:value="0.00774093">
            <text:p>0.00774093</text:p>
          </table:table-cell>
          <table:table-cell office:value-type="float" office:value="0.00233573">
            <text:p>0.00233573</text:p>
          </table:table-cell>
          <table:table-cell office:value-type="float" office:value="0.00117109">
            <text:p>0.00117109</text:p>
          </table:table-cell>
          <table:table-cell office:value-type="float" office:value="-0.0302055">
            <text:p>-0.0302055</text:p>
          </table:table-cell>
          <table:table-cell office:value-type="float" office:value="-0.00285911">
            <text:p>-0.00285911</text:p>
          </table:table-cell>
          <table:table-cell office:value-type="float" office:value="-0.00139862">
            <text:p>-0.00139862</text:p>
          </table:table-cell>
        </table:table-row>
        <table:table-row table:style-name="ro4">
          <table:table-cell office:value-type="float" office:value="1.63532">
            <text:p>1.63532</text:p>
          </table:table-cell>
          <table:table-cell office:value-type="float" office:value="0.108315">
            <text:p>0.108315</text:p>
          </table:table-cell>
          <table:table-cell office:value-type="float" office:value="-0.0375191">
            <text:p>-0.0375191</text:p>
          </table:table-cell>
          <table:table-cell office:value-type="float" office:value="0.752">
            <text:p>0.752</text:p>
          </table:table-cell>
          <table:table-cell office:value-type="float" office:value="0.354126">
            <text:p>0.354126</text:p>
          </table:table-cell>
          <table:table-cell office:value-type="float" office:value="-0.00112646">
            <text:p>-0.00112646</text:p>
          </table:table-cell>
          <table:table-cell office:value-type="float" office:value="-0.000488474">
            <text:p>-0.000488474</text:p>
          </table:table-cell>
          <table:table-cell office:value-type="float" office:value="0.00320358">
            <text:p>0.00320358</text:p>
          </table:table-cell>
          <table:table-cell office:value-type="float" office:value="-0.00475047">
            <text:p>-0.00475047</text:p>
          </table:table-cell>
          <table:table-cell office:value-type="float" office:value="-0.000699586">
            <text:p>-0.000699586</text:p>
          </table:table-cell>
          <table:table-cell office:value-type="float" office:value="-0.000840525">
            <text:p>-0.000840525</text:p>
          </table:table-cell>
          <table:table-cell office:value-type="float" office:value="-0.106264">
            <text:p>-0.106264</text:p>
          </table:table-cell>
          <table:table-cell office:value-type="float" office:value="-0.0106511">
            <text:p>-0.0106511</text:p>
          </table:table-cell>
          <table:table-cell office:value-type="float" office:value="0.0890938">
            <text:p>0.0890938</text:p>
          </table:table-cell>
          <table:table-cell/>
          <table:table-cell office:value-type="float" office:value="1.53587">
            <text:p>1.53587</text:p>
          </table:table-cell>
          <table:table-cell office:value-type="float" office:value="0.115194">
            <text:p>0.115194</text:p>
          </table:table-cell>
          <table:table-cell table:style-name="ce1" office:value-type="string">
            <text:p>3.16727e-05</text:p>
          </table:table-cell>
          <table:table-cell office:value-type="float" office:value="0.796692">
            <text:p>0.796692</text:p>
          </table:table-cell>
          <table:table-cell office:value-type="float" office:value="0.373196">
            <text:p>0.373196</text:p>
          </table:table-cell>
          <table:table-cell office:value-type="float" office:value="-0.00811643">
            <text:p>-0.00811643</text:p>
          </table:table-cell>
          <table:table-cell office:value-type="float" office:value="0.00872832">
            <text:p>0.00872832</text:p>
          </table:table-cell>
          <table:table-cell office:value-type="float" office:value="-0.00275615">
            <text:p>-0.00275615</text:p>
          </table:table-cell>
          <table:table-cell office:value-type="float" office:value="0.000997039">
            <text:p>0.000997039</text:p>
          </table:table-cell>
          <table:table-cell office:value-type="float" office:value="0.00562905">
            <text:p>0.00562905</text:p>
          </table:table-cell>
          <table:table-cell office:value-type="float" office:value="0.00110664">
            <text:p>0.00110664</text:p>
          </table:table-cell>
          <table:table-cell office:value-type="float" office:value="-0.0070262">
            <text:p>-0.0070262</text:p>
          </table:table-cell>
          <table:table-cell office:value-type="float" office:value="-0.037616">
            <text:p>-0.037616</text:p>
          </table:table-cell>
          <table:table-cell office:value-type="float" office:value="0.00938793">
            <text:p>0.00938793</text:p>
          </table:table-cell>
          <table:table-cell/>
          <table:table-cell office:value-type="float" office:value="1.73414">
            <text:p>1.73414</text:p>
          </table:table-cell>
          <table:table-cell office:value-type="float" office:value="-0.0628902">
            <text:p>-0.0628902</text:p>
          </table:table-cell>
          <table:table-cell office:value-type="float" office:value="0.0187856">
            <text:p>0.0187856</text:p>
          </table:table-cell>
          <table:table-cell office:value-type="float" office:value="0.836802">
            <text:p>0.836802</text:p>
          </table:table-cell>
          <table:table-cell office:value-type="float" office:value="0.588326">
            <text:p>0.588326</text:p>
          </table:table-cell>
          <table:table-cell office:value-type="float" office:value="0.0105498">
            <text:p>0.0105498</text:p>
          </table:table-cell>
          <table:table-cell office:value-type="float" office:value="-0.0108414">
            <text:p>-0.0108414</text:p>
          </table:table-cell>
          <table:table-cell office:value-type="float" office:value="-0.00934905">
            <text:p>-0.00934905</text:p>
          </table:table-cell>
          <table:table-cell office:value-type="float" office:value="-0.000575915">
            <text:p>-0.000575915</text:p>
          </table:table-cell>
          <table:table-cell office:value-type="float" office:value="-0.00149223">
            <text:p>-0.00149223</text:p>
          </table:table-cell>
          <table:table-cell office:value-type="float" office:value="-0.000298036">
            <text:p>-0.000298036</text:p>
          </table:table-cell>
          <table:table-cell office:value-type="float" office:value="0.30237">
            <text:p>0.30237</text:p>
          </table:table-cell>
          <table:table-cell office:value-type="float" office:value="-0.39889">
            <text:p>-0.39889</text:p>
          </table:table-cell>
          <table:table-cell office:value-type="float" office:value="-0.200658">
            <text:p>-0.200658</text:p>
          </table:table-cell>
          <table:table-cell/>
          <table:table-cell office:value-type="float" office:value="1.66619">
            <text:p>1.66619</text:p>
          </table:table-cell>
          <table:table-cell office:value-type="float" office:value="0.25138">
            <text:p>0.25138</text:p>
          </table:table-cell>
          <table:table-cell office:value-type="float" office:value="0.132611">
            <text:p>0.132611</text:p>
          </table:table-cell>
          <table:table-cell office:value-type="float" office:value="0.774074">
            <text:p>0.774074</text:p>
          </table:table-cell>
          <table:table-cell office:value-type="float" office:value="0.692117">
            <text:p>0.692117</text:p>
          </table:table-cell>
          <table:table-cell office:value-type="float" office:value="0.0223395">
            <text:p>0.0223395</text:p>
          </table:table-cell>
          <table:table-cell office:value-type="float" office:value="0.00249489">
            <text:p>0.00249489</text:p>
          </table:table-cell>
          <table:table-cell office:value-type="float" office:value="-0.135627">
            <text:p>-0.135627</text:p>
          </table:table-cell>
          <table:table-cell office:value-type="float" office:value="-0.0133612">
            <text:p>-0.0133612</text:p>
          </table:table-cell>
          <table:table-cell office:value-type="float" office:value="-0.00239846">
            <text:p>-0.00239846</text:p>
          </table:table-cell>
          <table:table-cell office:value-type="float" office:value="-0.00170169">
            <text:p>-0.00170169</text:p>
          </table:table-cell>
          <table:table-cell office:value-type="float" office:value="0.0476315">
            <text:p>0.0476315</text:p>
          </table:table-cell>
          <table:table-cell office:value-type="float" office:value="0.019718">
            <text:p>0.019718</text:p>
          </table:table-cell>
          <table:table-cell office:value-type="float" office:value="0.0165024">
            <text:p>0.0165024</text:p>
          </table:table-cell>
          <table:table-cell/>
          <table:table-cell office:value-type="float" office:value="1.64896">
            <text:p>1.64896</text:p>
          </table:table-cell>
          <table:table-cell office:value-type="float" office:value="0.114801">
            <text:p>0.114801</text:p>
          </table:table-cell>
          <table:table-cell office:value-type="float" office:value="0.0364857">
            <text:p>0.0364857</text:p>
          </table:table-cell>
          <table:table-cell office:value-type="float" office:value="0.791363">
            <text:p>0.791363</text:p>
          </table:table-cell>
          <table:table-cell office:value-type="float" office:value="0.635525">
            <text:p>0.635525</text:p>
          </table:table-cell>
          <table:table-cell office:value-type="float" office:value="0.0201054">
            <text:p>0.0201054</text:p>
          </table:table-cell>
          <table:table-cell office:value-type="float" office:value="0.00281647">
            <text:p>0.00281647</text:p>
          </table:table-cell>
          <table:table-cell office:value-type="float" office:value="-0.00403616">
            <text:p>-0.00403616</text:p>
          </table:table-cell>
          <table:table-cell office:value-type="float" office:value="-0.00573879">
            <text:p>-0.00573879</text:p>
          </table:table-cell>
          <table:table-cell office:value-type="float" office:value="0.00105981">
            <text:p>0.00105981</text:p>
          </table:table-cell>
          <table:table-cell office:value-type="float" office:value="0.000546938">
            <text:p>0.000546938</text:p>
          </table:table-cell>
          <table:table-cell office:value-type="float" office:value="0.0182195">
            <text:p>0.0182195</text:p>
          </table:table-cell>
          <table:table-cell office:value-type="float" office:value="-0.0923065">
            <text:p>-0.0923065</text:p>
          </table:table-cell>
          <table:table-cell office:value-type="float" office:value="0.0467962">
            <text:p>0.0467962</text:p>
          </table:table-cell>
        </table:table-row>
        <table:table-row table:style-name="ro4">
          <table:table-cell office:value-type="float" office:value="1.70469">
            <text:p>1.70469</text:p>
          </table:table-cell>
          <table:table-cell office:value-type="float" office:value="0.107475">
            <text:p>0.107475</text:p>
          </table:table-cell>
          <table:table-cell office:value-type="float" office:value="-0.0376189">
            <text:p>-0.0376189</text:p>
          </table:table-cell>
          <table:table-cell office:value-type="float" office:value="0.75237">
            <text:p>0.75237</text:p>
          </table:table-cell>
          <table:table-cell office:value-type="float" office:value="0.338871">
            <text:p>0.338871</text:p>
          </table:table-cell>
          <table:table-cell office:value-type="float" office:value="0.0012043">
            <text:p>0.0012043</text:p>
          </table:table-cell>
          <table:table-cell office:value-type="float" office:value="-0.000486604">
            <text:p>-0.000486604</text:p>
          </table:table-cell>
          <table:table-cell office:value-type="float" office:value="0.00211024">
            <text:p>0.00211024</text:p>
          </table:table-cell>
          <table:table-cell office:value-type="float" office:value="-0.0121215">
            <text:p>-0.0121215</text:p>
          </table:table-cell>
          <table:table-cell office:value-type="float" office:value="-0.0014384">
            <text:p>-0.0014384</text:p>
          </table:table-cell>
          <table:table-cell office:value-type="float" office:value="0.00533947">
            <text:p>0.00533947</text:p>
          </table:table-cell>
          <table:table-cell office:value-type="float" office:value="0.155906">
            <text:p>0.155906</text:p>
          </table:table-cell>
          <table:table-cell office:value-type="float" office:value="-0.00305207">
            <text:p>-0.00305207</text:p>
          </table:table-cell>
          <table:table-cell office:value-type="float" office:value="-0.0480353">
            <text:p>-0.0480353</text:p>
          </table:table-cell>
          <table:table-cell/>
          <table:table-cell office:value-type="float" office:value="1.76812">
            <text:p>1.76812</text:p>
          </table:table-cell>
          <table:table-cell office:value-type="float" office:value="0.115047">
            <text:p>0.115047</text:p>
          </table:table-cell>
          <table:table-cell office:value-type="float" office:value="-0.00068997">
            <text:p>-0.00068997</text:p>
          </table:table-cell>
          <table:table-cell office:value-type="float" office:value="0.797456">
            <text:p>0.797456</text:p>
          </table:table-cell>
          <table:table-cell office:value-type="float" office:value="0.32152">
            <text:p>0.32152</text:p>
          </table:table-cell>
          <table:table-cell office:value-type="float" office:value="-0.00896963">
            <text:p>-0.00896963</text:p>
          </table:table-cell>
          <table:table-cell office:value-type="float" office:value="0.00862892">
            <text:p>0.00862892</text:p>
          </table:table-cell>
          <table:table-cell office:value-type="float" office:value="-0.0024948">
            <text:p>-0.0024948</text:p>
          </table:table-cell>
          <table:table-cell office:value-type="float" office:value="-0.000634782">
            <text:p>-0.000634782</text:p>
          </table:table-cell>
          <table:table-cell office:value-type="float" office:value="-0.00310721">
            <text:p>-0.00310721</text:p>
          </table:table-cell>
          <table:table-cell office:value-type="float" office:value="0.00328697">
            <text:p>0.00328697</text:p>
          </table:table-cell>
          <table:table-cell office:value-type="float" office:value="-0.0076242">
            <text:p>-0.0076242</text:p>
          </table:table-cell>
          <table:table-cell office:value-type="float" office:value="0.00304629">
            <text:p>0.00304629</text:p>
          </table:table-cell>
          <table:table-cell office:value-type="float" office:value="-0.00157098">
            <text:p>-0.00157098</text:p>
          </table:table-cell>
          <table:table-cell/>
          <table:table-cell office:value-type="float" office:value="1.7702">
            <text:p>1.7702</text:p>
          </table:table-cell>
          <table:table-cell office:value-type="float" office:value="-0.0625179">
            <text:p>-0.0625179</text:p>
          </table:table-cell>
          <table:table-cell office:value-type="float" office:value="0.0182132">
            <text:p>0.0182132</text:p>
          </table:table-cell>
          <table:table-cell office:value-type="float" office:value="0.836531">
            <text:p>0.836531</text:p>
          </table:table-cell>
          <table:table-cell office:value-type="float" office:value="0.581873">
            <text:p>0.581873</text:p>
          </table:table-cell>
          <table:table-cell office:value-type="float" office:value="0.00178982">
            <text:p>0.00178982</text:p>
          </table:table-cell>
          <table:table-cell office:value-type="float" office:value="0.000653988">
            <text:p>0.000653988</text:p>
          </table:table-cell>
          <table:table-cell office:value-type="float" office:value="-0.00317973">
            <text:p>-0.00317973</text:p>
          </table:table-cell>
          <table:table-cell office:value-type="float" office:value="0.0103263">
            <text:p>0.0103263</text:p>
          </table:table-cell>
          <table:table-cell office:value-type="float" office:value="-0.0158745">
            <text:p>-0.0158745</text:p>
          </table:table-cell>
          <table:table-cell office:value-type="float" office:value="-0.00753291">
            <text:p>-0.00753291</text:p>
          </table:table-cell>
          <table:table-cell office:value-type="float" office:value="-0.0338796">
            <text:p>-0.0338796</text:p>
          </table:table-cell>
          <table:table-cell office:value-type="float" office:value="0.0438189">
            <text:p>0.0438189</text:p>
          </table:table-cell>
          <table:table-cell office:value-type="float" office:value="0.0361548">
            <text:p>0.0361548</text:p>
          </table:table-cell>
          <table:table-cell/>
          <table:table-cell office:value-type="float" office:value="1.86644">
            <text:p>1.86644</text:p>
          </table:table-cell>
          <table:table-cell office:value-type="float" office:value="0.250614">
            <text:p>0.250614</text:p>
          </table:table-cell>
          <table:table-cell office:value-type="float" office:value="0.132922">
            <text:p>0.132922</text:p>
          </table:table-cell>
          <table:table-cell office:value-type="float" office:value="0.774395">
            <text:p>0.774395</text:p>
          </table:table-cell>
          <table:table-cell office:value-type="float" office:value="0.662173">
            <text:p>0.662173</text:p>
          </table:table-cell>
          <table:table-cell office:value-type="float" office:value="0.0294705">
            <text:p>0.0294705</text:p>
          </table:table-cell>
          <table:table-cell office:value-type="float" office:value="-0.00744137">
            <text:p>-0.00744137</text:p>
          </table:table-cell>
          <table:table-cell office:value-type="float" office:value="-0.128341">
            <text:p>-0.128341</text:p>
          </table:table-cell>
          <table:table-cell office:value-type="float" office:value="-0.00382296">
            <text:p>-0.00382296</text:p>
          </table:table-cell>
          <table:table-cell office:value-type="float" office:value="0.00155008">
            <text:p>0.00155008</text:p>
          </table:table-cell>
          <table:table-cell office:value-type="float" office:value="0.00160293">
            <text:p>0.00160293</text:p>
          </table:table-cell>
          <table:table-cell office:value-type="float" office:value="-0.116984">
            <text:p>-0.116984</text:p>
          </table:table-cell>
          <table:table-cell office:value-type="float" office:value="-0.274292">
            <text:p>-0.274292</text:p>
          </table:table-cell>
          <table:table-cell office:value-type="float" office:value="0.00906585">
            <text:p>0.00906585</text:p>
          </table:table-cell>
          <table:table-cell/>
          <table:table-cell office:value-type="float" office:value="1.80289">
            <text:p>1.80289</text:p>
          </table:table-cell>
          <table:table-cell office:value-type="float" office:value="0.114349">
            <text:p>0.114349</text:p>
          </table:table-cell>
          <table:table-cell office:value-type="float" office:value="0.0344616">
            <text:p>0.0344616</text:p>
          </table:table-cell>
          <table:table-cell office:value-type="float" office:value="0.792556">
            <text:p>0.792556</text:p>
          </table:table-cell>
          <table:table-cell office:value-type="float" office:value="0.609193">
            <text:p>0.609193</text:p>
          </table:table-cell>
          <table:table-cell office:value-type="float" office:value="0.0263562">
            <text:p>0.0263562</text:p>
          </table:table-cell>
          <table:table-cell office:value-type="float" office:value="0.0114577">
            <text:p>0.0114577</text:p>
          </table:table-cell>
          <table:table-cell office:value-type="float" office:value="-0.0123069">
            <text:p>-0.0123069</text:p>
          </table:table-cell>
          <table:table-cell office:value-type="float" office:value="-0.00293418">
            <text:p>-0.00293418</text:p>
          </table:table-cell>
          <table:table-cell office:value-type="float" office:value="-0.0131493">
            <text:p>-0.0131493</text:p>
          </table:table-cell>
          <table:table-cell office:value-type="float" office:value="0.00775047">
            <text:p>0.00775047</text:p>
          </table:table-cell>
          <table:table-cell office:value-type="float" office:value="0.103595">
            <text:p>0.103595</text:p>
          </table:table-cell>
          <table:table-cell office:value-type="float" office:value="0.244232">
            <text:p>0.244232</text:p>
          </table:table-cell>
          <table:table-cell office:value-type="float" office:value="-0.230172">
            <text:p>-0.230172</text:p>
          </table:table-cell>
        </table:table-row>
        <table:table-row table:style-name="ro4">
          <table:table-cell office:value-type="float" office:value="1.83462">
            <text:p>1.83462</text:p>
          </table:table-cell>
          <table:table-cell office:value-type="float" office:value="0.108532">
            <text:p>0.108532</text:p>
          </table:table-cell>
          <table:table-cell office:value-type="float" office:value="-0.0378573">
            <text:p>-0.0378573</text:p>
          </table:table-cell>
          <table:table-cell office:value-type="float" office:value="0.752253">
            <text:p>0.752253</text:p>
          </table:table-cell>
          <table:table-cell office:value-type="float" office:value="0.312041">
            <text:p>0.312041</text:p>
          </table:table-cell>
          <table:table-cell office:value-type="float" office:value="-0.00185898">
            <text:p>-0.00185898</text:p>
          </table:table-cell>
          <table:table-cell office:value-type="float" office:value="0.000217648">
            <text:p>0.000217648</text:p>
          </table:table-cell>
          <table:table-cell office:value-type="float" office:value="0.00541463">
            <text:p>0.00541463</text:p>
          </table:table-cell>
          <table:table-cell office:value-type="float" office:value="0.00813631">
            <text:p>0.00813631</text:p>
          </table:table-cell>
          <table:table-cell office:value-type="float" office:value="-0.00183497">
            <text:p>-0.00183497</text:p>
          </table:table-cell>
          <table:table-cell office:value-type="float" office:value="-0.000902048">
            <text:p>-0.000902048</text:p>
          </table:table-cell>
          <table:table-cell office:value-type="float" office:value="-0.256246">
            <text:p>-0.256246</text:p>
          </table:table-cell>
          <table:table-cell office:value-type="float" office:value="0.0573981">
            <text:p>0.0573981</text:p>
          </table:table-cell>
          <table:table-cell office:value-type="float" office:value="0.229524">
            <text:p>0.229524</text:p>
          </table:table-cell>
          <table:table-cell/>
          <table:table-cell office:value-type="float" office:value="2.16782">
            <text:p>2.16782</text:p>
          </table:table-cell>
          <table:table-cell office:value-type="float" office:value="0.113575">
            <text:p>0.113575</text:p>
          </table:table-cell>
          <table:table-cell office:value-type="float" office:value="-0.00144524">
            <text:p>-0.00144524</text:p>
          </table:table-cell>
          <table:table-cell office:value-type="float" office:value="0.798519">
            <text:p>0.798519</text:p>
          </table:table-cell>
          <table:table-cell office:value-type="float" office:value="0.248775">
            <text:p>0.248775</text:p>
          </table:table-cell>
          <table:table-cell office:value-type="float" office:value="-0.0115729">
            <text:p>-0.0115729</text:p>
          </table:table-cell>
          <table:table-cell office:value-type="float" office:value="0.00915262">
            <text:p>0.00915262</text:p>
          </table:table-cell>
          <table:table-cell office:value-type="float" office:value="-0.00219064">
            <text:p>-0.00219064</text:p>
          </table:table-cell>
          <table:table-cell office:value-type="float" office:value="-0.00368217">
            <text:p>-0.00368217</text:p>
          </table:table-cell>
          <table:table-cell office:value-type="float" office:value="-0.0018896">
            <text:p>-0.0018896</text:p>
          </table:table-cell>
          <table:table-cell office:value-type="float" office:value="0.00265905">
            <text:p>0.00265905</text:p>
          </table:table-cell>
          <table:table-cell office:value-type="float" office:value="-0.0134087">
            <text:p>-0.0134087</text:p>
          </table:table-cell>
          <table:table-cell office:value-type="float" office:value="0.00413858">
            <text:p>0.00413858</text:p>
          </table:table-cell>
          <table:table-cell office:value-type="float" office:value="0.00242283">
            <text:p>0.00242283</text:p>
          </table:table-cell>
          <table:table-cell/>
          <table:table-cell office:value-type="float" office:value="2.1123">
            <text:p>2.1123</text:p>
          </table:table-cell>
          <table:table-cell office:value-type="float" office:value="-0.0629503">
            <text:p>-0.0629503</text:p>
          </table:table-cell>
          <table:table-cell office:value-type="float" office:value="0.0179108">
            <text:p>0.0179108</text:p>
          </table:table-cell>
          <table:table-cell office:value-type="float" office:value="0.838185">
            <text:p>0.838185</text:p>
          </table:table-cell>
          <table:table-cell office:value-type="float" office:value="0.524058">
            <text:p>0.524058</text:p>
          </table:table-cell>
          <table:table-cell office:value-type="float" office:value="0.0028861">
            <text:p>0.0028861</text:p>
          </table:table-cell>
          <table:table-cell office:value-type="float" office:value="0.000795692">
            <text:p>0.000795692</text:p>
          </table:table-cell>
          <table:table-cell office:value-type="float" office:value="-0.00527483">
            <text:p>-0.00527483</text:p>
          </table:table-cell>
          <table:table-cell office:value-type="float" office:value="-0.00126403">
            <text:p>-0.00126403</text:p>
          </table:table-cell>
          <table:table-cell office:value-type="float" office:value="-0.000883975">
            <text:p>-0.000883975</text:p>
          </table:table-cell>
          <table:table-cell office:value-type="float" office:value="0.00483575">
            <text:p>0.00483575</text:p>
          </table:table-cell>
          <table:table-cell office:value-type="float" office:value="0.0463632">
            <text:p>0.0463632</text:p>
          </table:table-cell>
          <table:table-cell office:value-type="float" office:value="0.00670773">
            <text:p>0.00670773</text:p>
          </table:table-cell>
          <table:table-cell office:value-type="float" office:value="-0.112578">
            <text:p>-0.112578</text:p>
          </table:table-cell>
          <table:table-cell/>
          <table:table-cell office:value-type="float" office:value="1.96631">
            <text:p>1.96631</text:p>
          </table:table-cell>
          <table:table-cell office:value-type="float" office:value="0.249066">
            <text:p>0.249066</text:p>
          </table:table-cell>
          <table:table-cell office:value-type="float" office:value="0.130341">
            <text:p>0.130341</text:p>
          </table:table-cell>
          <table:table-cell office:value-type="float" office:value="0.774646">
            <text:p>0.774646</text:p>
          </table:table-cell>
          <table:table-cell office:value-type="float" office:value="0.647727">
            <text:p>0.647727</text:p>
          </table:table-cell>
          <table:table-cell office:value-type="float" office:value="0.0425684">
            <text:p>0.0425684</text:p>
          </table:table-cell>
          <table:table-cell office:value-type="float" office:value="0.00282416">
            <text:p>0.00282416</text:p>
          </table:table-cell>
          <table:table-cell office:value-type="float" office:value="-0.126437">
            <text:p>-0.126437</text:p>
          </table:table-cell>
          <table:table-cell office:value-type="float" office:value="-0.0155061">
            <text:p>-0.0155061</text:p>
          </table:table-cell>
          <table:table-cell office:value-type="float" office:value="-0.0258433">
            <text:p>-0.0258433</text:p>
          </table:table-cell>
          <table:table-cell office:value-type="float" office:value="0.00250832">
            <text:p>0.00250832</text:p>
          </table:table-cell>
          <table:table-cell office:value-type="float" office:value="0.0983947">
            <text:p>0.0983947</text:p>
          </table:table-cell>
          <table:table-cell office:value-type="float" office:value="0.0733063">
            <text:p>0.0733063</text:p>
          </table:table-cell>
          <table:table-cell office:value-type="float" office:value="-0.033973">
            <text:p>-0.033973</text:p>
          </table:table-cell>
          <table:table-cell/>
          <table:table-cell office:value-type="float" office:value="1.87062">
            <text:p>1.87062</text:p>
          </table:table-cell>
          <table:table-cell office:value-type="float" office:value="0.114625">
            <text:p>0.114625</text:p>
          </table:table-cell>
          <table:table-cell office:value-type="float" office:value="0.0346913">
            <text:p>0.0346913</text:p>
          </table:table-cell>
          <table:table-cell office:value-type="float" office:value="0.792025">
            <text:p>0.792025</text:p>
          </table:table-cell>
          <table:table-cell office:value-type="float" office:value="0.597956">
            <text:p>0.597956</text:p>
          </table:table-cell>
          <table:table-cell office:value-type="float" office:value="0.0251397">
            <text:p>0.0251397</text:p>
          </table:table-cell>
          <table:table-cell office:value-type="float" office:value="0.00542005">
            <text:p>0.00542005</text:p>
          </table:table-cell>
          <table:table-cell office:value-type="float" office:value="-0.00435723">
            <text:p>-0.00435723</text:p>
          </table:table-cell>
          <table:table-cell office:value-type="float" office:value="0.00408201">
            <text:p>0.00408201</text:p>
          </table:table-cell>
          <table:table-cell office:value-type="float" office:value="0.00339174">
            <text:p>0.00339174</text:p>
          </table:table-cell>
          <table:table-cell office:value-type="float" office:value="-0.00783834">
            <text:p>-0.00783834</text:p>
          </table:table-cell>
          <table:table-cell office:value-type="float" office:value="-0.0054355">
            <text:p>-0.0054355</text:p>
          </table:table-cell>
          <table:table-cell office:value-type="float" office:value="0.00459251">
            <text:p>0.00459251</text:p>
          </table:table-cell>
          <table:table-cell office:value-type="float" office:value="0.0751174">
            <text:p>0.0751174</text:p>
          </table:table-cell>
        </table:table-row>
        <table:table-row table:style-name="ro4">
          <table:table-cell office:value-type="float" office:value="1.87551">
            <text:p>1.87551</text:p>
          </table:table-cell>
          <table:table-cell office:value-type="float" office:value="0.108436">
            <text:p>0.108436</text:p>
          </table:table-cell>
          <table:table-cell office:value-type="float" office:value="-0.0378364">
            <text:p>-0.0378364</text:p>
          </table:table-cell>
          <table:table-cell office:value-type="float" office:value="0.7526">
            <text:p>0.7526</text:p>
          </table:table-cell>
          <table:table-cell office:value-type="float" office:value="0.304046">
            <text:p>0.304046</text:p>
          </table:table-cell>
          <table:table-cell office:value-type="float" office:value="0.00115676">
            <text:p>0.00115676</text:p>
          </table:table-cell>
          <table:table-cell office:value-type="float" office:value="-0.000464355">
            <text:p>-0.000464355</text:p>
          </table:table-cell>
          <table:table-cell office:value-type="float" office:value="0.00302291">
            <text:p>0.00302291</text:p>
          </table:table-cell>
          <table:table-cell office:value-type="float" office:value="-0.00234103">
            <text:p>-0.00234103</text:p>
          </table:table-cell>
          <table:table-cell office:value-type="float" office:value="0.00051191">
            <text:p>0.00051191</text:p>
          </table:table-cell>
          <table:table-cell office:value-type="float" office:value="0.00848267">
            <text:p>0.00848267</text:p>
          </table:table-cell>
          <table:table-cell office:value-type="float" office:value="0.0218164">
            <text:p>0.0218164</text:p>
          </table:table-cell>
          <table:table-cell office:value-type="float" office:value="-0.0075936">
            <text:p>-0.0075936</text:p>
          </table:table-cell>
          <table:table-cell office:value-type="float" office:value="-0.0161079">
            <text:p>-0.0161079</text:p>
          </table:table-cell>
          <table:table-cell/>
          <table:table-cell office:value-type="float" office:value="2.30383">
            <text:p>2.30383</text:p>
          </table:table-cell>
          <table:table-cell office:value-type="float" office:value="0.112826">
            <text:p>0.112826</text:p>
          </table:table-cell>
          <table:table-cell office:value-type="float" office:value="-0.00162569">
            <text:p>-0.00162569</text:p>
          </table:table-cell>
          <table:table-cell office:value-type="float" office:value="0.798925">
            <text:p>0.798925</text:p>
          </table:table-cell>
          <table:table-cell office:value-type="float" office:value="0.227982">
            <text:p>0.227982</text:p>
          </table:table-cell>
          <table:table-cell office:value-type="float" office:value="-0.0135416">
            <text:p>-0.0135416</text:p>
          </table:table-cell>
          <table:table-cell office:value-type="float" office:value="0.00947536">
            <text:p>0.00947536</text:p>
          </table:table-cell>
          <table:table-cell office:value-type="float" office:value="-0.00393964">
            <text:p>-0.00393964</text:p>
          </table:table-cell>
          <table:table-cell office:value-type="float" office:value="-0.0055059">
            <text:p>-0.0055059</text:p>
          </table:table-cell>
          <table:table-cell office:value-type="float" office:value="-0.00132672">
            <text:p>-0.00132672</text:p>
          </table:table-cell>
          <table:table-cell office:value-type="float" office:value="0.00298858">
            <text:p>0.00298858</text:p>
          </table:table-cell>
          <table:table-cell office:value-type="float" office:value="-0.0715835">
            <text:p>-0.0715835</text:p>
          </table:table-cell>
          <table:table-cell office:value-type="float" office:value="0.0126995">
            <text:p>0.0126995</text:p>
          </table:table-cell>
          <table:table-cell office:value-type="float" office:value="-0.134685">
            <text:p>-0.134685</text:p>
          </table:table-cell>
          <table:table-cell/>
          <table:table-cell office:value-type="float" office:value="2.17036">
            <text:p>2.17036</text:p>
          </table:table-cell>
          <table:table-cell office:value-type="float" office:value="-0.0628674">
            <text:p>-0.0628674</text:p>
          </table:table-cell>
          <table:table-cell office:value-type="float" office:value="0.0178821">
            <text:p>0.0178821</text:p>
          </table:table-cell>
          <table:table-cell office:value-type="float" office:value="0.838086">
            <text:p>0.838086</text:p>
          </table:table-cell>
          <table:table-cell office:value-type="float" office:value="0.514832">
            <text:p>0.514832</text:p>
          </table:table-cell>
          <table:table-cell office:value-type="float" office:value="0.00143366">
            <text:p>0.00143366</text:p>
          </table:table-cell>
          <table:table-cell office:value-type="float" office:value="0.000659026">
            <text:p>0.000659026</text:p>
          </table:table-cell>
          <table:table-cell office:value-type="float" office:value="-0.00238142">
            <text:p>-0.00238142</text:p>
          </table:table-cell>
          <table:table-cell office:value-type="float" office:value="0.00142801">
            <text:p>0.00142801</text:p>
          </table:table-cell>
          <table:table-cell office:value-type="float" office:value="-0.000494496">
            <text:p>-0.000494496</text:p>
          </table:table-cell>
          <table:table-cell office:value-type="float" office:value="-0.00170099">
            <text:p>-0.00170099</text:p>
          </table:table-cell>
          <table:table-cell office:value-type="float" office:value="-0.0134186">
            <text:p>-0.0134186</text:p>
          </table:table-cell>
          <table:table-cell office:value-type="float" office:value="0.000795625">
            <text:p>0.000795625</text:p>
          </table:table-cell>
          <table:table-cell office:value-type="float" office:value="0.00821956">
            <text:p>0.00821956</text:p>
          </table:table-cell>
          <table:table-cell/>
          <table:table-cell office:value-type="float" office:value="2.13414">
            <text:p>2.13414</text:p>
          </table:table-cell>
          <table:table-cell office:value-type="float" office:value="0.249235">
            <text:p>0.249235</text:p>
          </table:table-cell>
          <table:table-cell office:value-type="float" office:value="0.128068">
            <text:p>0.128068</text:p>
          </table:table-cell>
          <table:table-cell office:value-type="float" office:value="0.77411">
            <text:p>0.77411</text:p>
          </table:table-cell>
          <table:table-cell office:value-type="float" office:value="0.624156">
            <text:p>0.624156</text:p>
          </table:table-cell>
          <table:table-cell office:value-type="float" office:value="0.047488">
            <text:p>0.047488</text:p>
          </table:table-cell>
          <table:table-cell office:value-type="float" office:value="-0.00381394">
            <text:p>-0.00381394</text:p>
          </table:table-cell>
          <table:table-cell office:value-type="float" office:value="-0.118496">
            <text:p>-0.118496</text:p>
          </table:table-cell>
          <table:table-cell office:value-type="float" office:value="0.00100788">
            <text:p>0.00100788</text:p>
          </table:table-cell>
          <table:table-cell office:value-type="float" office:value="-0.01354">
            <text:p>-0.01354</text:p>
          </table:table-cell>
          <table:table-cell office:value-type="float" office:value="-0.0031935">
            <text:p>-0.0031935</text:p>
          </table:table-cell>
          <table:table-cell office:value-type="float" office:value="-0.0856388">
            <text:p>-0.0856388</text:p>
          </table:table-cell>
          <table:table-cell office:value-type="float" office:value="-0.0891197">
            <text:p>-0.0891197</text:p>
          </table:table-cell>
          <table:table-cell office:value-type="float" office:value="0.0497913">
            <text:p>0.0497913</text:p>
          </table:table-cell>
          <table:table-cell/>
          <table:table-cell office:value-type="float" office:value="1.97658">
            <text:p>1.97658</text:p>
          </table:table-cell>
          <table:table-cell office:value-type="float" office:value="0.114997">
            <text:p>0.114997</text:p>
          </table:table-cell>
          <table:table-cell office:value-type="float" office:value="0.0351023">
            <text:p>0.0351023</text:p>
          </table:table-cell>
          <table:table-cell office:value-type="float" office:value="0.792038">
            <text:p>0.792038</text:p>
          </table:table-cell>
          <table:table-cell office:value-type="float" office:value="0.58079">
            <text:p>0.58079</text:p>
          </table:table-cell>
          <table:table-cell office:value-type="float" office:value="0.0253878">
            <text:p>0.0253878</text:p>
          </table:table-cell>
          <table:table-cell office:value-type="float" office:value="0.00336706">
            <text:p>0.00336706</text:p>
          </table:table-cell>
          <table:table-cell office:value-type="float" office:value="-0.00603595">
            <text:p>-0.00603595</text:p>
          </table:table-cell>
          <table:table-cell office:value-type="float" office:value="0.00350608">
            <text:p>0.00350608</text:p>
          </table:table-cell>
          <table:table-cell office:value-type="float" office:value="0.00387835">
            <text:p>0.00387835</text:p>
          </table:table-cell>
          <table:table-cell office:value-type="float" office:value="0.000120881">
            <text:p>0.000120881</text:p>
          </table:table-cell>
          <table:table-cell office:value-type="float" office:value="-0.0774551">
            <text:p>-0.0774551</text:p>
          </table:table-cell>
          <table:table-cell office:value-type="float" office:value="-0.0831072">
            <text:p>-0.0831072</text:p>
          </table:table-cell>
          <table:table-cell office:value-type="float" office:value="0.0195035">
            <text:p>0.0195035</text:p>
          </table:table-cell>
        </table:table-row>
        <table:table-row table:style-name="ro4">
          <table:table-cell office:value-type="float" office:value="2.10308">
            <text:p>2.10308</text:p>
          </table:table-cell>
          <table:table-cell office:value-type="float" office:value="0.109033">
            <text:p>0.109033</text:p>
          </table:table-cell>
          <table:table-cell office:value-type="float" office:value="-0.0381132">
            <text:p>-0.0381132</text:p>
          </table:table-cell>
          <table:table-cell office:value-type="float" office:value="0.753696">
            <text:p>0.753696</text:p>
          </table:table-cell>
          <table:table-cell office:value-type="float" office:value="0.263148">
            <text:p>0.263148</text:p>
          </table:table-cell>
          <table:table-cell office:value-type="float" office:value="0.00183335">
            <text:p>0.00183335</text:p>
          </table:table-cell>
          <table:table-cell office:value-type="float" office:value="-0.000651258">
            <text:p>-0.000651258</text:p>
          </table:table-cell>
          <table:table-cell office:value-type="float" office:value="0.00383128">
            <text:p>0.00383128</text:p>
          </table:table-cell>
          <table:table-cell office:value-type="float" office:value="0.0026238">
            <text:p>0.0026238</text:p>
          </table:table-cell>
          <table:table-cell office:value-type="float" office:value="-0.00121619">
            <text:p>-0.00121619</text:p>
          </table:table-cell>
          <table:table-cell office:value-type="float" office:value="0.00481694">
            <text:p>0.00481694</text:p>
          </table:table-cell>
          <table:table-cell office:value-type="float" office:value="-0.00830521">
            <text:p>-0.00830521</text:p>
          </table:table-cell>
          <table:table-cell office:value-type="float" office:value="-0.00136629">
            <text:p>-0.00136629</text:p>
          </table:table-cell>
          <table:table-cell office:value-type="float" office:value="-0.0083847">
            <text:p>-0.0083847</text:p>
          </table:table-cell>
          <table:table-cell/>
          <table:table-cell office:value-type="float" office:value="2.3779">
            <text:p>2.3779</text:p>
          </table:table-cell>
          <table:table-cell office:value-type="float" office:value="0.112026">
            <text:p>0.112026</text:p>
          </table:table-cell>
          <table:table-cell office:value-type="float" office:value="-0.00165429">
            <text:p>-0.00165429</text:p>
          </table:table-cell>
          <table:table-cell office:value-type="float" office:value="0.798407">
            <text:p>0.798407</text:p>
          </table:table-cell>
          <table:table-cell office:value-type="float" office:value="0.217398">
            <text:p>0.217398</text:p>
          </table:table-cell>
          <table:table-cell office:value-type="float" office:value="-0.0112271">
            <text:p>-0.0112271</text:p>
          </table:table-cell>
          <table:table-cell office:value-type="float" office:value="0.0100528">
            <text:p>0.0100528</text:p>
          </table:table-cell>
          <table:table-cell office:value-type="float" office:value="-0.00215266">
            <text:p>-0.00215266</text:p>
          </table:table-cell>
          <table:table-cell office:value-type="float" office:value="-0.0108082">
            <text:p>-0.0108082</text:p>
          </table:table-cell>
          <table:table-cell office:value-type="float" office:value="-0.000386052">
            <text:p>-0.000386052</text:p>
          </table:table-cell>
          <table:table-cell office:value-type="float" office:value="-0.00698772">
            <text:p>-0.00698772</text:p>
          </table:table-cell>
          <table:table-cell office:value-type="float" office:value="0.186378">
            <text:p>0.186378</text:p>
          </table:table-cell>
          <table:table-cell office:value-type="float" office:value="0.0373598">
            <text:p>0.0373598</text:p>
          </table:table-cell>
          <table:table-cell office:value-type="float" office:value="0.0957673">
            <text:p>0.0957673</text:p>
          </table:table-cell>
          <table:table-cell/>
          <table:table-cell office:value-type="float" office:value="2.43423">
            <text:p>2.43423</text:p>
          </table:table-cell>
          <table:table-cell office:value-type="float" office:value="-0.0634249">
            <text:p>-0.0634249</text:p>
          </table:table-cell>
          <table:table-cell office:value-type="float" office:value="0.017807">
            <text:p>0.017807</text:p>
          </table:table-cell>
          <table:table-cell office:value-type="float" office:value="0.83821">
            <text:p>0.83821</text:p>
          </table:table-cell>
          <table:table-cell office:value-type="float" office:value="0.474909">
            <text:p>0.474909</text:p>
          </table:table-cell>
          <table:table-cell office:value-type="float" office:value="0.00124375">
            <text:p>0.00124375</text:p>
          </table:table-cell>
          <table:table-cell office:value-type="float" office:value="0.000627056">
            <text:p>0.000627056</text:p>
          </table:table-cell>
          <table:table-cell office:value-type="float" office:value="-0.00255174">
            <text:p>-0.00255174</text:p>
          </table:table-cell>
          <table:table-cell office:value-type="float" office:value="-0.00211274">
            <text:p>-0.00211274</text:p>
          </table:table-cell>
          <table:table-cell office:value-type="float" office:value="-0.000284556">
            <text:p>-0.000284556</text:p>
          </table:table-cell>
          <table:table-cell office:value-type="float" office:value="0.00046789">
            <text:p>0.00046789</text:p>
          </table:table-cell>
          <table:table-cell office:value-type="float" office:value="0.00588235">
            <text:p>0.00588235</text:p>
          </table:table-cell>
          <table:table-cell office:value-type="float" office:value="-0.00345757">
            <text:p>-0.00345757</text:p>
          </table:table-cell>
          <table:table-cell office:value-type="float" office:value="0.000677827">
            <text:p>0.000677827</text:p>
          </table:table-cell>
          <table:table-cell/>
          <table:table-cell office:value-type="float" office:value="2.36641">
            <text:p>2.36641</text:p>
          </table:table-cell>
          <table:table-cell office:value-type="float" office:value="0.244849">
            <text:p>0.244849</text:p>
          </table:table-cell>
          <table:table-cell office:value-type="float" office:value="0.120115">
            <text:p>0.120115</text:p>
          </table:table-cell>
          <table:table-cell office:value-type="float" office:value="0.776054">
            <text:p>0.776054</text:p>
          </table:table-cell>
          <table:table-cell office:value-type="float" office:value="0.592944">
            <text:p>0.592944</text:p>
          </table:table-cell>
          <table:table-cell office:value-type="float" office:value="0.06127">
            <text:p>0.06127</text:p>
          </table:table-cell>
          <table:table-cell office:value-type="float" office:value="-0.0100715">
            <text:p>-0.0100715</text:p>
          </table:table-cell>
          <table:table-cell office:value-type="float" office:value="-0.10967">
            <text:p>-0.10967</text:p>
          </table:table-cell>
          <table:table-cell office:value-type="float" office:value="-0.0188834">
            <text:p>-0.0188834</text:p>
          </table:table-cell>
          <table:table-cell office:value-type="float" office:value="-0.0342398">
            <text:p>-0.0342398</text:p>
          </table:table-cell>
          <table:table-cell office:value-type="float" office:value="0.00837153">
            <text:p>0.00837153</text:p>
          </table:table-cell>
          <table:table-cell office:value-type="float" office:value="0.0450555">
            <text:p>0.0450555</text:p>
          </table:table-cell>
          <table:table-cell office:value-type="float" office:value="-0.0455801">
            <text:p>-0.0455801</text:p>
          </table:table-cell>
          <table:table-cell office:value-type="float" office:value="0.0155388">
            <text:p>0.0155388</text:p>
          </table:table-cell>
          <table:table-cell/>
          <table:table-cell office:value-type="float" office:value="2.07405">
            <text:p>2.07405</text:p>
          </table:table-cell>
          <table:table-cell office:value-type="float" office:value="0.114603">
            <text:p>0.114603</text:p>
          </table:table-cell>
          <table:table-cell office:value-type="float" office:value="0.0346907">
            <text:p>0.0346907</text:p>
          </table:table-cell>
          <table:table-cell office:value-type="float" office:value="0.792235">
            <text:p>0.792235</text:p>
          </table:table-cell>
          <table:table-cell office:value-type="float" office:value="0.565434">
            <text:p>0.565434</text:p>
          </table:table-cell>
          <table:table-cell office:value-type="float" office:value="0.0297243">
            <text:p>0.0297243</text:p>
          </table:table-cell>
          <table:table-cell office:value-type="float" office:value="0.00632049">
            <text:p>0.00632049</text:p>
          </table:table-cell>
          <table:table-cell office:value-type="float" office:value="-0.00792573">
            <text:p>-0.00792573</text:p>
          </table:table-cell>
          <table:table-cell office:value-type="float" office:value="-0.00404339">
            <text:p>-0.00404339</text:p>
          </table:table-cell>
          <table:table-cell office:value-type="float" office:value="-0.00422202">
            <text:p>-0.00422202</text:p>
          </table:table-cell>
          <table:table-cell office:value-type="float" office:value="0.00202187">
            <text:p>0.00202187</text:p>
          </table:table-cell>
          <table:table-cell office:value-type="float" office:value="0.0213924">
            <text:p>0.0213924</text:p>
          </table:table-cell>
          <table:table-cell office:value-type="float" office:value="0.0274491">
            <text:p>0.0274491</text:p>
          </table:table-cell>
          <table:table-cell office:value-type="float" office:value="-0.0334371">
            <text:p>-0.0334371</text:p>
          </table:table-cell>
        </table:table-row>
        <table:table-row table:style-name="ro4">
          <table:table-cell office:value-type="float" office:value="2.53502">
            <text:p>2.53502</text:p>
          </table:table-cell>
          <table:table-cell office:value-type="float" office:value="0.108617">
            <text:p>0.108617</text:p>
          </table:table-cell>
          <table:table-cell office:value-type="float" office:value="-0.0388934">
            <text:p>-0.0388934</text:p>
          </table:table-cell>
          <table:table-cell office:value-type="float" office:value="0.754213">
            <text:p>0.754213</text:p>
          </table:table-cell>
          <table:table-cell office:value-type="float" office:value="0.200042">
            <text:p>0.200042</text:p>
          </table:table-cell>
          <table:table-cell office:value-type="float" office:value="0.00143897">
            <text:p>0.00143897</text:p>
          </table:table-cell>
          <table:table-cell office:value-type="float" office:value="-0.00112302">
            <text:p>-0.00112302</text:p>
          </table:table-cell>
          <table:table-cell office:value-type="float" office:value="0.00392441">
            <text:p>0.00392441</text:p>
          </table:table-cell>
          <table:table-cell office:value-type="float" office:value="-0.000963494">
            <text:p>-0.000963494</text:p>
          </table:table-cell>
          <table:table-cell office:value-type="float" office:value="-0.00180634">
            <text:p>-0.00180634</text:p>
          </table:table-cell>
          <table:table-cell office:value-type="float" office:value="0.0011953">
            <text:p>0.0011953</text:p>
          </table:table-cell>
          <table:table-cell office:value-type="float" office:value="0.0076055">
            <text:p>0.0076055</text:p>
          </table:table-cell>
          <table:table-cell office:value-type="float" office:value="0.00714512">
            <text:p>0.00714512</text:p>
          </table:table-cell>
          <table:table-cell office:value-type="float" office:value="-0.00756478">
            <text:p>-0.00756478</text:p>
          </table:table-cell>
          <table:table-cell/>
          <table:table-cell office:value-type="float" office:value="2.46803">
            <text:p>2.46803</text:p>
          </table:table-cell>
          <table:table-cell office:value-type="float" office:value="0.112566">
            <text:p>0.112566</text:p>
          </table:table-cell>
          <table:table-cell office:value-type="float" office:value="-0.0013856">
            <text:p>-0.0013856</text:p>
          </table:table-cell>
          <table:table-cell office:value-type="float" office:value="0.798556">
            <text:p>0.798556</text:p>
          </table:table-cell>
          <table:table-cell office:value-type="float" office:value="0.20518">
            <text:p>0.20518</text:p>
          </table:table-cell>
          <table:table-cell office:value-type="float" office:value="-0.0122996">
            <text:p>-0.0122996</text:p>
          </table:table-cell>
          <table:table-cell office:value-type="float" office:value="0.0102861">
            <text:p>0.0102861</text:p>
          </table:table-cell>
          <table:table-cell office:value-type="float" office:value="-0.00283165">
            <text:p>-0.00283165</text:p>
          </table:table-cell>
          <table:table-cell office:value-type="float" office:value="0.00598996">
            <text:p>0.00598996</text:p>
          </table:table-cell>
          <table:table-cell office:value-type="float" office:value="0.00298115">
            <text:p>0.00298115</text:p>
          </table:table-cell>
          <table:table-cell office:value-type="float" office:value="0.00164371">
            <text:p>0.00164371</text:p>
          </table:table-cell>
          <table:table-cell office:value-type="float" office:value="-0.0215747">
            <text:p>-0.0215747</text:p>
          </table:table-cell>
          <table:table-cell office:value-type="float" office:value="0.000399337">
            <text:p>0.000399337</text:p>
          </table:table-cell>
          <table:table-cell office:value-type="float" office:value="-0.00676597">
            <text:p>-0.00676597</text:p>
          </table:table-cell>
          <table:table-cell/>
          <table:table-cell office:value-type="float" office:value="2.78435">
            <text:p>2.78435</text:p>
          </table:table-cell>
          <table:table-cell office:value-type="float" office:value="-0.0634435">
            <text:p>-0.0634435</text:p>
          </table:table-cell>
          <table:table-cell office:value-type="float" office:value="0.0172835">
            <text:p>0.0172835</text:p>
          </table:table-cell>
          <table:table-cell office:value-type="float" office:value="0.838457">
            <text:p>0.838457</text:p>
          </table:table-cell>
          <table:table-cell office:value-type="float" office:value="0.426674">
            <text:p>0.426674</text:p>
          </table:table-cell>
          <table:table-cell office:value-type="float" office:value="0.000959429">
            <text:p>0.000959429</text:p>
          </table:table-cell>
          <table:table-cell table:style-name="ce1" office:value-type="string">
            <text:p>-7.58149e-05</text:p>
          </table:table-cell>
          <table:table-cell office:value-type="float" office:value="-0.00179139">
            <text:p>-0.00179139</text:p>
          </table:table-cell>
          <table:table-cell table:style-name="ce1" office:value-type="string">
            <text:p>-5.3193e-05</text:p>
          </table:table-cell>
          <table:table-cell office:value-type="float" office:value="-0.00149513">
            <text:p>-0.00149513</text:p>
          </table:table-cell>
          <table:table-cell office:value-type="float" office:value="0.000705213">
            <text:p>0.000705213</text:p>
          </table:table-cell>
          <table:table-cell office:value-type="float" office:value="-0.0131989">
            <text:p>-0.0131989</text:p>
          </table:table-cell>
          <table:table-cell office:value-type="float" office:value="-0.0119348">
            <text:p>-0.0119348</text:p>
          </table:table-cell>
          <table:table-cell office:value-type="float" office:value="0.0274867">
            <text:p>0.0274867</text:p>
          </table:table-cell>
          <table:table-cell/>
          <table:table-cell office:value-type="float" office:value="2.5342">
            <text:p>2.5342</text:p>
          </table:table-cell>
          <table:table-cell office:value-type="float" office:value="0.242949">
            <text:p>0.242949</text:p>
          </table:table-cell>
          <table:table-cell office:value-type="float" office:value="0.113087">
            <text:p>0.113087</text:p>
          </table:table-cell>
          <table:table-cell office:value-type="float" office:value="0.777896">
            <text:p>0.777896</text:p>
          </table:table-cell>
          <table:table-cell office:value-type="float" office:value="0.571374">
            <text:p>0.571374</text:p>
          </table:table-cell>
          <table:table-cell office:value-type="float" office:value="0.067938">
            <text:p>0.067938</text:p>
          </table:table-cell>
          <table:table-cell office:value-type="float" office:value="-0.015352">
            <text:p>-0.015352</text:p>
          </table:table-cell>
          <table:table-cell office:value-type="float" office:value="-0.103642">
            <text:p>-0.103642</text:p>
          </table:table-cell>
          <table:table-cell office:value-type="float" office:value="-0.0113238">
            <text:p>-0.0113238</text:p>
          </table:table-cell>
          <table:table-cell office:value-type="float" office:value="-0.0418875">
            <text:p>-0.0418875</text:p>
          </table:table-cell>
          <table:table-cell office:value-type="float" office:value="0.0109787">
            <text:p>0.0109787</text:p>
          </table:table-cell>
          <table:table-cell office:value-type="float" office:value="-0.00595785">
            <text:p>-0.00595785</text:p>
          </table:table-cell>
          <table:table-cell office:value-type="float" office:value="-0.0159598">
            <text:p>-0.0159598</text:p>
          </table:table-cell>
          <table:table-cell office:value-type="float" office:value="-0.0102397">
            <text:p>-0.0102397</text:p>
          </table:table-cell>
          <table:table-cell/>
          <table:table-cell office:value-type="float" office:value="2.27122">
            <text:p>2.27122</text:p>
          </table:table-cell>
          <table:table-cell office:value-type="float" office:value="0.114637">
            <text:p>0.114637</text:p>
          </table:table-cell>
          <table:table-cell office:value-type="float" office:value="0.0349254">
            <text:p>0.0349254</text:p>
          </table:table-cell>
          <table:table-cell office:value-type="float" office:value="0.791333">
            <text:p>0.791333</text:p>
          </table:table-cell>
          <table:table-cell office:value-type="float" office:value="0.535602">
            <text:p>0.535602</text:p>
          </table:table-cell>
          <table:table-cell office:value-type="float" office:value="0.0336724">
            <text:p>0.0336724</text:p>
          </table:table-cell>
          <table:table-cell office:value-type="float" office:value="0.00656784">
            <text:p>0.00656784</text:p>
          </table:table-cell>
          <table:table-cell office:value-type="float" office:value="-0.00841225">
            <text:p>-0.00841225</text:p>
          </table:table-cell>
          <table:table-cell office:value-type="float" office:value="0.000174541">
            <text:p>0.000174541</text:p>
          </table:table-cell>
          <table:table-cell office:value-type="float" office:value="0.0011901">
            <text:p>0.0011901</text:p>
          </table:table-cell>
          <table:table-cell office:value-type="float" office:value="-0.00457089">
            <text:p>-0.00457089</text:p>
          </table:table-cell>
          <table:table-cell office:value-type="float" office:value="0.0055145">
            <text:p>0.0055145</text:p>
          </table:table-cell>
          <table:table-cell office:value-type="float" office:value="-0.00896727">
            <text:p>-0.00896727</text:p>
          </table:table-cell>
          <table:table-cell office:value-type="float" office:value="0.0245578">
            <text:p>0.0245578</text:p>
          </table:table-cell>
        </table:table-row>
        <table:table-row table:style-name="ro4">
          <table:table-cell office:value-type="float" office:value="2.83542">
            <text:p>2.83542</text:p>
          </table:table-cell>
          <table:table-cell office:value-type="float" office:value="0.109014">
            <text:p>0.109014</text:p>
          </table:table-cell>
          <table:table-cell office:value-type="float" office:value="-0.0387912">
            <text:p>-0.0387912</text:p>
          </table:table-cell>
          <table:table-cell office:value-type="float" office:value="0.753889">
            <text:p>0.753889</text:p>
          </table:table-cell>
          <table:table-cell office:value-type="float" office:value="0.16531">
            <text:p>0.16531</text:p>
          </table:table-cell>
          <table:table-cell office:value-type="float" office:value="0.00182775">
            <text:p>0.00182775</text:p>
          </table:table-cell>
          <table:table-cell office:value-type="float" office:value="-0.000887178">
            <text:p>-0.000887178</text:p>
          </table:table-cell>
          <table:table-cell office:value-type="float" office:value="0.00332263">
            <text:p>0.00332263</text:p>
          </table:table-cell>
          <table:table-cell office:value-type="float" office:value="0.00132127">
            <text:p>0.00132127</text:p>
          </table:table-cell>
          <table:table-cell office:value-type="float" office:value="0.000340123">
            <text:p>0.000340123</text:p>
          </table:table-cell>
          <table:table-cell office:value-type="float" office:value="-0.00107722">
            <text:p>-0.00107722</text:p>
          </table:table-cell>
          <table:table-cell office:value-type="float" office:value="-0.0112813">
            <text:p>-0.0112813</text:p>
          </table:table-cell>
          <table:table-cell office:value-type="float" office:value="-0.00589297">
            <text:p>-0.00589297</text:p>
          </table:table-cell>
          <table:table-cell office:value-type="float" office:value="-0.00851261">
            <text:p>-0.00851261</text:p>
          </table:table-cell>
          <table:table-cell/>
          <table:table-cell office:value-type="float" office:value="2.83889">
            <text:p>2.83889</text:p>
          </table:table-cell>
          <table:table-cell office:value-type="float" office:value="0.11182">
            <text:p>0.11182</text:p>
          </table:table-cell>
          <table:table-cell office:value-type="float" office:value="-0.000225079">
            <text:p>-0.000225079</text:p>
          </table:table-cell>
          <table:table-cell office:value-type="float" office:value="0.798235">
            <text:p>0.798235</text:p>
          </table:table-cell>
          <table:table-cell office:value-type="float" office:value="0.161724">
            <text:p>0.161724</text:p>
          </table:table-cell>
          <table:table-cell office:value-type="float" office:value="-0.0134139">
            <text:p>-0.0134139</text:p>
          </table:table-cell>
          <table:table-cell office:value-type="float" office:value="0.0120855">
            <text:p>0.0120855</text:p>
          </table:table-cell>
          <table:table-cell office:value-type="float" office:value="-0.0041196">
            <text:p>-0.0041196</text:p>
          </table:table-cell>
          <table:table-cell office:value-type="float" office:value="-0.00201124">
            <text:p>-0.00201124</text:p>
          </table:table-cell>
          <table:table-cell office:value-type="float" office:value="0.00312925">
            <text:p>0.00312925</text:p>
          </table:table-cell>
          <table:table-cell office:value-type="float" office:value="-0.000865521">
            <text:p>-0.000865521</text:p>
          </table:table-cell>
          <table:table-cell office:value-type="float" office:value="0.0349228">
            <text:p>0.0349228</text:p>
          </table:table-cell>
          <table:table-cell office:value-type="float" office:value="-0.00405655">
            <text:p>-0.00405655</text:p>
          </table:table-cell>
          <table:table-cell office:value-type="float" office:value="-0.0268763">
            <text:p>-0.0268763</text:p>
          </table:table-cell>
          <table:table-cell/>
          <table:table-cell office:value-type="float" office:value="2.93619">
            <text:p>2.93619</text:p>
          </table:table-cell>
          <table:table-cell office:value-type="float" office:value="-0.0637559">
            <text:p>-0.0637559</text:p>
          </table:table-cell>
          <table:table-cell office:value-type="float" office:value="0.0167814">
            <text:p>0.0167814</text:p>
          </table:table-cell>
          <table:table-cell office:value-type="float" office:value="0.839198">
            <text:p>0.839198</text:p>
          </table:table-cell>
          <table:table-cell office:value-type="float" office:value="0.40731">
            <text:p>0.40731</text:p>
          </table:table-cell>
          <table:table-cell office:value-type="float" office:value="0.00112967">
            <text:p>0.00112967</text:p>
          </table:table-cell>
          <table:table-cell office:value-type="float" office:value="0.000875106">
            <text:p>0.000875106</text:p>
          </table:table-cell>
          <table:table-cell office:value-type="float" office:value="-0.00318906">
            <text:p>-0.00318906</text:p>
          </table:table-cell>
          <table:table-cell office:value-type="float" office:value="-0.00205723">
            <text:p>-0.00205723</text:p>
          </table:table-cell>
          <table:table-cell office:value-type="float" office:value="-0.00330724">
            <text:p>-0.00330724</text:p>
          </table:table-cell>
          <table:table-cell office:value-type="float" office:value="0.00487862">
            <text:p>0.00487862</text:p>
          </table:table-cell>
          <table:table-cell office:value-type="float" office:value="0.00712149">
            <text:p>0.00712149</text:p>
          </table:table-cell>
          <table:table-cell office:value-type="float" office:value="0.0392538">
            <text:p>0.0392538</text:p>
          </table:table-cell>
          <table:table-cell office:value-type="float" office:value="-0.051734">
            <text:p>-0.051734</text:p>
          </table:table-cell>
          <table:table-cell/>
          <table:table-cell office:value-type="float" office:value="2.93424">
            <text:p>2.93424</text:p>
          </table:table-cell>
          <table:table-cell office:value-type="float" office:value="0.237465">
            <text:p>0.237465</text:p>
          </table:table-cell>
          <table:table-cell office:value-type="float" office:value="0.0937763">
            <text:p>0.0937763</text:p>
          </table:table-cell>
          <table:table-cell office:value-type="float" office:value="0.780649">
            <text:p>0.780649</text:p>
          </table:table-cell>
          <table:table-cell office:value-type="float" office:value="0.523056">
            <text:p>0.523056</text:p>
          </table:table-cell>
          <table:table-cell office:value-type="float" office:value="0.0886709">
            <text:p>0.0886709</text:p>
          </table:table-cell>
          <table:table-cell office:value-type="float" office:value="-0.0275474">
            <text:p>-0.0275474</text:p>
          </table:table-cell>
          <table:table-cell office:value-type="float" office:value="-0.0917152">
            <text:p>-0.0917152</text:p>
          </table:table-cell>
          <table:table-cell office:value-type="float" office:value="-0.0137072">
            <text:p>-0.0137072</text:p>
          </table:table-cell>
          <table:table-cell office:value-type="float" office:value="-0.0482721">
            <text:p>-0.0482721</text:p>
          </table:table-cell>
          <table:table-cell office:value-type="float" office:value="0.00688238">
            <text:p>0.00688238</text:p>
          </table:table-cell>
          <table:table-cell office:value-type="float" office:value="0.0896574">
            <text:p>0.0896574</text:p>
          </table:table-cell>
          <table:table-cell office:value-type="float" office:value="0.1041">
            <text:p>0.1041</text:p>
          </table:table-cell>
          <table:table-cell office:value-type="float" office:value="-0.0515426">
            <text:p>-0.0515426</text:p>
          </table:table-cell>
          <table:table-cell/>
          <table:table-cell office:value-type="float" office:value="2.70291">
            <text:p>2.70291</text:p>
          </table:table-cell>
          <table:table-cell office:value-type="float" office:value="0.11574">
            <text:p>0.11574</text:p>
          </table:table-cell>
          <table:table-cell office:value-type="float" office:value="0.033768">
            <text:p>0.033768</text:p>
          </table:table-cell>
          <table:table-cell office:value-type="float" office:value="0.793937">
            <text:p>0.793937</text:p>
          </table:table-cell>
          <table:table-cell office:value-type="float" office:value="0.475667">
            <text:p>0.475667</text:p>
          </table:table-cell>
          <table:table-cell office:value-type="float" office:value="0.0395755">
            <text:p>0.0395755</text:p>
          </table:table-cell>
          <table:table-cell office:value-type="float" office:value="-0.00187973">
            <text:p>-0.00187973</text:p>
          </table:table-cell>
          <table:table-cell office:value-type="float" office:value="-0.00548308">
            <text:p>-0.00548308</text:p>
          </table:table-cell>
          <table:table-cell office:value-type="float" office:value="0.00255513">
            <text:p>0.00255513</text:p>
          </table:table-cell>
          <table:table-cell office:value-type="float" office:value="-0.00268104">
            <text:p>-0.00268104</text:p>
          </table:table-cell>
          <table:table-cell office:value-type="float" office:value="0.00603059">
            <text:p>0.00603059</text:p>
          </table:table-cell>
          <table:table-cell office:value-type="float" office:value="-0.101538">
            <text:p>-0.101538</text:p>
          </table:table-cell>
          <table:table-cell office:value-type="float" office:value="-0.261122">
            <text:p>-0.261122</text:p>
          </table:table-cell>
          <table:table-cell office:value-type="float" office:value="0.0622683">
            <text:p>0.0622683</text:p>
          </table:table-cell>
        </table:table-row>
        <table:table-row table:style-name="ro4">
          <table:table-cell office:value-type="float" office:value="2.94707">
            <text:p>2.94707</text:p>
          </table:table-cell>
          <table:table-cell office:value-type="float" office:value="0.109021">
            <text:p>0.109021</text:p>
          </table:table-cell>
          <table:table-cell office:value-type="float" office:value="-0.0388267">
            <text:p>-0.0388267</text:p>
          </table:table-cell>
          <table:table-cell office:value-type="float" office:value="0.753663">
            <text:p>0.753663</text:p>
          </table:table-cell>
          <table:table-cell office:value-type="float" office:value="0.154">
            <text:p>0.154</text:p>
          </table:table-cell>
          <table:table-cell office:value-type="float" office:value="0.00172223">
            <text:p>0.00172223</text:p>
          </table:table-cell>
          <table:table-cell office:value-type="float" office:value="-0.00077436">
            <text:p>-0.00077436</text:p>
          </table:table-cell>
          <table:table-cell office:value-type="float" office:value="0.00319061">
            <text:p>0.00319061</text:p>
          </table:table-cell>
          <table:table-cell table:style-name="ce1" office:value-type="string">
            <text:p>6.17073e-05</text:p>
          </table:table-cell>
          <table:table-cell office:value-type="float" office:value="-0.000317827">
            <text:p>-0.000317827</text:p>
          </table:table-cell>
          <table:table-cell office:value-type="float" office:value="-0.00202766">
            <text:p>-0.00202766</text:p>
          </table:table-cell>
          <table:table-cell office:value-type="float" office:value="-0.012645">
            <text:p>-0.012645</text:p>
          </table:table-cell>
          <table:table-cell office:value-type="float" office:value="0.00544749">
            <text:p>0.00544749</text:p>
          </table:table-cell>
          <table:table-cell office:value-type="float" office:value="0.00522279">
            <text:p>0.00522279</text:p>
          </table:table-cell>
          <table:table-cell/>
          <table:table-cell office:value-type="float" office:value="2.9717">
            <text:p>2.9717</text:p>
          </table:table-cell>
          <table:table-cell office:value-type="float" office:value="0.112169">
            <text:p>0.112169</text:p>
          </table:table-cell>
          <table:table-cell office:value-type="float" office:value="0.000118963">
            <text:p>0.000118963</text:p>
          </table:table-cell>
          <table:table-cell office:value-type="float" office:value="0.797646">
            <text:p>0.797646</text:p>
          </table:table-cell>
          <table:table-cell office:value-type="float" office:value="0.148511">
            <text:p>0.148511</text:p>
          </table:table-cell>
          <table:table-cell office:value-type="float" office:value="-0.0137402">
            <text:p>-0.0137402</text:p>
          </table:table-cell>
          <table:table-cell office:value-type="float" office:value="0.0125231">
            <text:p>0.0125231</text:p>
          </table:table-cell>
          <table:table-cell office:value-type="float" office:value="-0.00478112">
            <text:p>-0.00478112</text:p>
          </table:table-cell>
          <table:table-cell office:value-type="float" office:value="0.00262682">
            <text:p>0.00262682</text:p>
          </table:table-cell>
          <table:table-cell office:value-type="float" office:value="0.00259051">
            <text:p>0.00259051</text:p>
          </table:table-cell>
          <table:table-cell office:value-type="float" office:value="-0.00443493">
            <text:p>-0.00443493</text:p>
          </table:table-cell>
          <table:table-cell office:value-type="float" office:value="-0.0312064">
            <text:p>-0.0312064</text:p>
          </table:table-cell>
          <table:table-cell office:value-type="float" office:value="-0.00878754">
            <text:p>-0.00878754</text:p>
          </table:table-cell>
          <table:table-cell table:style-name="ce1" office:value-type="string">
            <text:p>-6.784e-05</text:p>
          </table:table-cell>
          <table:table-cell/>
          <table:table-cell office:value-type="float" office:value="3.03971">
            <text:p>3.03971</text:p>
          </table:table-cell>
          <table:table-cell office:value-type="float" office:value="-0.0638925">
            <text:p>-0.0638925</text:p>
          </table:table-cell>
          <table:table-cell office:value-type="float" office:value="0.0168597">
            <text:p>0.0168597</text:p>
          </table:table-cell>
          <table:table-cell office:value-type="float" office:value="0.839148">
            <text:p>0.839148</text:p>
          </table:table-cell>
          <table:table-cell office:value-type="float" office:value="0.394613">
            <text:p>0.394613</text:p>
          </table:table-cell>
          <table:table-cell office:value-type="float" office:value="0.000977206">
            <text:p>0.000977206</text:p>
          </table:table-cell>
          <table:table-cell office:value-type="float" office:value="0.000177176">
            <text:p>0.000177176</text:p>
          </table:table-cell>
          <table:table-cell office:value-type="float" office:value="-0.00196921">
            <text:p>-0.00196921</text:p>
          </table:table-cell>
          <table:table-cell office:value-type="float" office:value="-0.00131999">
            <text:p>-0.00131999</text:p>
          </table:table-cell>
          <table:table-cell office:value-type="float" office:value="0.000756422">
            <text:p>0.000756422</text:p>
          </table:table-cell>
          <table:table-cell office:value-type="float" office:value="-0.000477031">
            <text:p>-0.000477031</text:p>
          </table:table-cell>
          <table:table-cell office:value-type="float" office:value="0.00331675">
            <text:p>0.00331675</text:p>
          </table:table-cell>
          <table:table-cell office:value-type="float" office:value="-0.00020851">
            <text:p>-0.00020851</text:p>
          </table:table-cell>
          <table:table-cell office:value-type="float" office:value="0.00908394">
            <text:p>0.00908394</text:p>
          </table:table-cell>
          <table:table-cell/>
          <table:table-cell office:value-type="float" office:value="3.03502">
            <text:p>3.03502</text:p>
          </table:table-cell>
          <table:table-cell office:value-type="float" office:value="0.236995">
            <text:p>0.236995</text:p>
          </table:table-cell>
          <table:table-cell office:value-type="float" office:value="0.0899686">
            <text:p>0.0899686</text:p>
          </table:table-cell>
          <table:table-cell office:value-type="float" office:value="0.780819">
            <text:p>0.780819</text:p>
          </table:table-cell>
          <table:table-cell office:value-type="float" office:value="0.511541">
            <text:p>0.511541</text:p>
          </table:table-cell>
          <table:table-cell office:value-type="float" office:value="0.0854587">
            <text:p>0.0854587</text:p>
          </table:table-cell>
          <table:table-cell office:value-type="float" office:value="-0.0437733">
            <text:p>-0.0437733</text:p>
          </table:table-cell>
          <table:table-cell office:value-type="float" office:value="-0.085675">
            <text:p>-0.085675</text:p>
          </table:table-cell>
          <table:table-cell office:value-type="float" office:value="-0.00467126">
            <text:p>-0.00467126</text:p>
          </table:table-cell>
          <table:table-cell office:value-type="float" office:value="-0.0377805">
            <text:p>-0.0377805</text:p>
          </table:table-cell>
          <table:table-cell office:value-type="float" office:value="0.00168775">
            <text:p>0.00168775</text:p>
          </table:table-cell>
          <table:table-cell office:value-type="float" office:value="-0.123708">
            <text:p>-0.123708</text:p>
          </table:table-cell>
          <table:table-cell office:value-type="float" office:value="-0.231506">
            <text:p>-0.231506</text:p>
          </table:table-cell>
          <table:table-cell office:value-type="float" office:value="0.0360061">
            <text:p>0.0360061</text:p>
          </table:table-cell>
          <table:table-cell/>
          <table:table-cell office:value-type="float" office:value="2.83478">
            <text:p>2.83478</text:p>
          </table:table-cell>
          <table:table-cell office:value-type="float" office:value="0.114311">
            <text:p>0.114311</text:p>
          </table:table-cell>
          <table:table-cell office:value-type="float" office:value="0.0288735">
            <text:p>0.0288735</text:p>
          </table:table-cell>
          <table:table-cell office:value-type="float" office:value="0.795815">
            <text:p>0.795815</text:p>
          </table:table-cell>
          <table:table-cell office:value-type="float" office:value="0.458732">
            <text:p>0.458732</text:p>
          </table:table-cell>
          <table:table-cell office:value-type="float" office:value="0.0438938">
            <text:p>0.0438938</text:p>
          </table:table-cell>
          <table:table-cell office:value-type="float" office:value="-0.00351358">
            <text:p>-0.00351358</text:p>
          </table:table-cell>
          <table:table-cell office:value-type="float" office:value="-0.00340647">
            <text:p>-0.00340647</text:p>
          </table:table-cell>
          <table:table-cell office:value-type="float" office:value="-0.0108347">
            <text:p>-0.0108347</text:p>
          </table:table-cell>
          <table:table-cell office:value-type="float" office:value="-0.0371154">
            <text:p>-0.0371154</text:p>
          </table:table-cell>
          <table:table-cell office:value-type="float" office:value="0.014242">
            <text:p>0.014242</text:p>
          </table:table-cell>
          <table:table-cell office:value-type="float" office:value="0.0368109">
            <text:p>0.0368109</text:p>
          </table:table-cell>
          <table:table-cell office:value-type="float" office:value="-0.0845618">
            <text:p>-0.0845618</text:p>
          </table:table-cell>
          <table:table-cell office:value-type="float" office:value="0.0621763">
            <text:p>0.0621763</text:p>
          </table:table-cell>
        </table:table-row>
        <table:table-row table:style-name="ro4">
          <table:table-cell office:value-type="float" office:value="3.30447">
            <text:p>3.30447</text:p>
          </table:table-cell>
          <table:table-cell office:value-type="float" office:value="0.107428">
            <text:p>0.107428</text:p>
          </table:table-cell>
          <table:table-cell office:value-type="float" office:value="-0.0382445">
            <text:p>-0.0382445</text:p>
          </table:table-cell>
          <table:table-cell office:value-type="float" office:value="0.753605">
            <text:p>0.753605</text:p>
          </table:table-cell>
          <table:table-cell office:value-type="float" office:value="0.122741">
            <text:p>0.122741</text:p>
          </table:table-cell>
          <table:table-cell office:value-type="float" office:value="0.000101454">
            <text:p>0.000101454</text:p>
          </table:table-cell>
          <table:table-cell table:style-name="ce1" office:value-type="string">
            <text:p>-1.96739e-05</text:p>
          </table:table-cell>
          <table:table-cell office:value-type="float" office:value="0.00351877">
            <text:p>0.00351877</text:p>
          </table:table-cell>
          <table:table-cell office:value-type="float" office:value="-0.00445751">
            <text:p>-0.00445751</text:p>
          </table:table-cell>
          <table:table-cell office:value-type="float" office:value="0.00162906">
            <text:p>0.00162906</text:p>
          </table:table-cell>
          <table:table-cell office:value-type="float" office:value="-0.000161078">
            <text:p>-0.000161078</text:p>
          </table:table-cell>
          <table:table-cell office:value-type="float" office:value="0.00948819">
            <text:p>0.00948819</text:p>
          </table:table-cell>
          <table:table-cell office:value-type="float" office:value="-0.00278352">
            <text:p>-0.00278352</text:p>
          </table:table-cell>
          <table:table-cell office:value-type="float" office:value="0.0240954">
            <text:p>0.0240954</text:p>
          </table:table-cell>
          <table:table-cell/>
          <table:table-cell office:value-type="float" office:value="3.17509">
            <text:p>3.17509</text:p>
          </table:table-cell>
          <table:table-cell office:value-type="float" office:value="0.111412">
            <text:p>0.111412</text:p>
          </table:table-cell>
          <table:table-cell office:value-type="float" office:value="0.000282328">
            <text:p>0.000282328</text:p>
          </table:table-cell>
          <table:table-cell office:value-type="float" office:value="0.796741">
            <text:p>0.796741</text:p>
          </table:table-cell>
          <table:table-cell office:value-type="float" office:value="0.130338">
            <text:p>0.130338</text:p>
          </table:table-cell>
          <table:table-cell office:value-type="float" office:value="-0.0147356">
            <text:p>-0.0147356</text:p>
          </table:table-cell>
          <table:table-cell office:value-type="float" office:value="0.0133318">
            <text:p>0.0133318</text:p>
          </table:table-cell>
          <table:table-cell office:value-type="float" office:value="-0.00554779">
            <text:p>-0.00554779</text:p>
          </table:table-cell>
          <table:table-cell office:value-type="float" office:value="-0.00372024">
            <text:p>-0.00372024</text:p>
          </table:table-cell>
          <table:table-cell office:value-type="float" office:value="0.000803209">
            <text:p>0.000803209</text:p>
          </table:table-cell>
          <table:table-cell office:value-type="float" office:value="-0.00444873">
            <text:p>-0.00444873</text:p>
          </table:table-cell>
          <table:table-cell office:value-type="float" office:value="0.00521664">
            <text:p>0.00521664</text:p>
          </table:table-cell>
          <table:table-cell office:value-type="float" office:value="0.0272186">
            <text:p>0.0272186</text:p>
          </table:table-cell>
          <table:table-cell office:value-type="float" office:value="0.0228705">
            <text:p>0.0228705</text:p>
          </table:table-cell>
          <table:table-cell/>
          <table:table-cell office:value-type="float" office:value="3.27616">
            <text:p>3.27616</text:p>
          </table:table-cell>
          <table:table-cell office:value-type="float" office:value="-0.0640192">
            <text:p>-0.0640192</text:p>
          </table:table-cell>
          <table:table-cell office:value-type="float" office:value="0.0170269">
            <text:p>0.0170269</text:p>
          </table:table-cell>
          <table:table-cell office:value-type="float" office:value="0.839543">
            <text:p>0.839543</text:p>
          </table:table-cell>
          <table:table-cell office:value-type="float" office:value="0.367079">
            <text:p>0.367079</text:p>
          </table:table-cell>
          <table:table-cell office:value-type="float" office:value="0.000852963">
            <text:p>0.000852963</text:p>
          </table:table-cell>
          <table:table-cell office:value-type="float" office:value="0.000436068">
            <text:p>0.000436068</text:p>
          </table:table-cell>
          <table:table-cell office:value-type="float" office:value="-0.00182367">
            <text:p>-0.00182367</text:p>
          </table:table-cell>
          <table:table-cell office:value-type="float" office:value="-0.00053576">
            <text:p>-0.00053576</text:p>
          </table:table-cell>
          <table:table-cell office:value-type="float" office:value="0.00070712">
            <text:p>0.00070712</text:p>
          </table:table-cell>
          <table:table-cell office:value-type="float" office:value="0.00167083">
            <text:p>0.00167083</text:p>
          </table:table-cell>
          <table:table-cell office:value-type="float" office:value="-0.00129444">
            <text:p>-0.00129444</text:p>
          </table:table-cell>
          <table:table-cell office:value-type="float" office:value="-0.000507412">
            <text:p>-0.000507412</text:p>
          </table:table-cell>
          <table:table-cell office:value-type="float" office:value="0.000387765">
            <text:p>0.000387765</text:p>
          </table:table-cell>
          <table:table-cell/>
          <table:table-cell office:value-type="float" office:value="3.26608">
            <text:p>3.26608</text:p>
          </table:table-cell>
          <table:table-cell office:value-type="float" office:value="0.229311">
            <text:p>0.229311</text:p>
          </table:table-cell>
          <table:table-cell office:value-type="float" office:value="0.0688804">
            <text:p>0.0688804</text:p>
          </table:table-cell>
          <table:table-cell office:value-type="float" office:value="0.783132">
            <text:p>0.783132</text:p>
          </table:table-cell>
          <table:table-cell office:value-type="float" office:value="0.486092">
            <text:p>0.486092</text:p>
          </table:table-cell>
          <table:table-cell office:value-type="float" office:value="0.0953839">
            <text:p>0.0953839</text:p>
          </table:table-cell>
          <table:table-cell office:value-type="float" office:value="-0.0464738">
            <text:p>-0.0464738</text:p>
          </table:table-cell>
          <table:table-cell office:value-type="float" office:value="-0.078128">
            <text:p>-0.078128</text:p>
          </table:table-cell>
          <table:table-cell office:value-type="float" office:value="-0.0332542">
            <text:p>-0.0332542</text:p>
          </table:table-cell>
          <table:table-cell office:value-type="float" office:value="-0.0912704">
            <text:p>-0.0912704</text:p>
          </table:table-cell>
          <table:table-cell office:value-type="float" office:value="0.010007">
            <text:p>0.010007</text:p>
          </table:table-cell>
          <table:table-cell office:value-type="float" office:value="0.0763938">
            <text:p>0.0763938</text:p>
          </table:table-cell>
          <table:table-cell office:value-type="float" office:value="0.290308">
            <text:p>0.290308</text:p>
          </table:table-cell>
          <table:table-cell office:value-type="float" office:value="0.00144726">
            <text:p>0.00144726</text:p>
          </table:table-cell>
          <table:table-cell/>
          <table:table-cell office:value-type="float" office:value="3.00837">
            <text:p>3.00837</text:p>
          </table:table-cell>
          <table:table-cell office:value-type="float" office:value="0.11354">
            <text:p>0.11354</text:p>
          </table:table-cell>
          <table:table-cell office:value-type="float" office:value="0.0198829">
            <text:p>0.0198829</text:p>
          </table:table-cell>
          <table:table-cell office:value-type="float" office:value="0.800161">
            <text:p>0.800161</text:p>
          </table:table-cell>
          <table:table-cell office:value-type="float" office:value="0.437356">
            <text:p>0.437356</text:p>
          </table:table-cell>
          <table:table-cell office:value-type="float" office:value="0.0455005">
            <text:p>0.0455005</text:p>
          </table:table-cell>
          <table:table-cell office:value-type="float" office:value="-0.00974692">
            <text:p>-0.00974692</text:p>
          </table:table-cell>
          <table:table-cell office:value-type="float" office:value="-0.00287015">
            <text:p>-0.00287015</text:p>
          </table:table-cell>
          <table:table-cell office:value-type="float" office:value="-0.0044449">
            <text:p>-0.0044449</text:p>
          </table:table-cell>
          <table:table-cell office:value-type="float" office:value="-0.0517941">
            <text:p>-0.0517941</text:p>
          </table:table-cell>
          <table:table-cell office:value-type="float" office:value="0.0250348">
            <text:p>0.0250348</text:p>
          </table:table-cell>
          <table:table-cell office:value-type="float" office:value="0.00372581">
            <text:p>0.00372581</text:p>
          </table:table-cell>
          <table:table-cell office:value-type="float" office:value="0.0209107">
            <text:p>0.0209107</text:p>
          </table:table-cell>
          <table:table-cell office:value-type="float" office:value="-0.0602597">
            <text:p>-0.0602597</text:p>
          </table:table-cell>
        </table:table-row>
        <table:table-row table:style-name="ro4">
          <table:table-cell office:value-type="float" office:value="3.38629">
            <text:p>3.38629</text:p>
          </table:table-cell>
          <table:table-cell office:value-type="float" office:value="0.107127">
            <text:p>0.107127</text:p>
          </table:table-cell>
          <table:table-cell office:value-type="float" office:value="-0.0381298">
            <text:p>-0.0381298</text:p>
          </table:table-cell>
          <table:table-cell office:value-type="float" office:value="0.753753">
            <text:p>0.753753</text:p>
          </table:table-cell>
          <table:table-cell office:value-type="float" office:value="0.116528">
            <text:p>0.116528</text:p>
          </table:table-cell>
          <table:table-cell office:value-type="float" office:value="0.000366984">
            <text:p>0.000366984</text:p>
          </table:table-cell>
          <table:table-cell table:style-name="ce1" office:value-type="string">
            <text:p>2.69456e-05</text:p>
          </table:table-cell>
          <table:table-cell office:value-type="float" office:value="0.00262897">
            <text:p>0.00262897</text:p>
          </table:table-cell>
          <table:table-cell office:value-type="float" office:value="-0.00368113">
            <text:p>-0.00368113</text:p>
          </table:table-cell>
          <table:table-cell office:value-type="float" office:value="0.00140129">
            <text:p>0.00140129</text:p>
          </table:table-cell>
          <table:table-cell office:value-type="float" office:value="0.00181054">
            <text:p>0.00181054</text:p>
          </table:table-cell>
          <table:table-cell office:value-type="float" office:value="0.0430048">
            <text:p>0.0430048</text:p>
          </table:table-cell>
          <table:table-cell office:value-type="float" office:value="-0.00768234">
            <text:p>-0.00768234</text:p>
          </table:table-cell>
          <table:table-cell office:value-type="float" office:value="-0.0588429">
            <text:p>-0.0588429</text:p>
          </table:table-cell>
          <table:table-cell/>
          <table:table-cell office:value-type="float" office:value="3.37167">
            <text:p>3.37167</text:p>
          </table:table-cell>
          <table:table-cell office:value-type="float" office:value="0.110882">
            <text:p>0.110882</text:p>
          </table:table-cell>
          <table:table-cell office:value-type="float" office:value="0.00149202">
            <text:p>0.00149202</text:p>
          </table:table-cell>
          <table:table-cell office:value-type="float" office:value="0.79675">
            <text:p>0.79675</text:p>
          </table:table-cell>
          <table:table-cell office:value-type="float" office:value="0.11489">
            <text:p>0.11489</text:p>
          </table:table-cell>
          <table:table-cell office:value-type="float" office:value="-0.0153388">
            <text:p>-0.0153388</text:p>
          </table:table-cell>
          <table:table-cell office:value-type="float" office:value="0.0146716">
            <text:p>0.0146716</text:p>
          </table:table-cell>
          <table:table-cell office:value-type="float" office:value="-0.00566653">
            <text:p>-0.00566653</text:p>
          </table:table-cell>
          <table:table-cell office:value-type="float" office:value="-0.00269477">
            <text:p>-0.00269477</text:p>
          </table:table-cell>
          <table:table-cell office:value-type="float" office:value="0.00615378">
            <text:p>0.00615378</text:p>
          </table:table-cell>
          <table:table-cell table:style-name="ce1" office:value-type="string">
            <text:p>4.7104e-05</text:p>
          </table:table-cell>
          <table:table-cell office:value-type="float" office:value="0.00518966">
            <text:p>0.00518966</text:p>
          </table:table-cell>
          <table:table-cell office:value-type="float" office:value="-0.0141401">
            <text:p>-0.0141401</text:p>
          </table:table-cell>
          <table:table-cell office:value-type="float" office:value="-0.00282426">
            <text:p>-0.00282426</text:p>
          </table:table-cell>
          <table:table-cell/>
          <table:table-cell office:value-type="float" office:value="3.83827">
            <text:p>3.83827</text:p>
          </table:table-cell>
          <table:table-cell office:value-type="float" office:value="-0.0647294">
            <text:p>-0.0647294</text:p>
          </table:table-cell>
          <table:table-cell office:value-type="float" office:value="0.017264">
            <text:p>0.017264</text:p>
          </table:table-cell>
          <table:table-cell office:value-type="float" office:value="0.840605">
            <text:p>0.840605</text:p>
          </table:table-cell>
          <table:table-cell office:value-type="float" office:value="0.309088">
            <text:p>0.309088</text:p>
          </table:table-cell>
          <table:table-cell office:value-type="float" office:value="-0.00362254">
            <text:p>-0.00362254</text:p>
          </table:table-cell>
          <table:table-cell office:value-type="float" office:value="-0.00652828">
            <text:p>-0.00652828</text:p>
          </table:table-cell>
          <table:table-cell office:value-type="float" office:value="0.00224341">
            <text:p>0.00224341</text:p>
          </table:table-cell>
          <table:table-cell office:value-type="float" office:value="-0.00126338">
            <text:p>-0.00126338</text:p>
          </table:table-cell>
          <table:table-cell office:value-type="float" office:value="0.000421895">
            <text:p>0.000421895</text:p>
          </table:table-cell>
          <table:table-cell office:value-type="float" office:value="0.0018888">
            <text:p>0.0018888</text:p>
          </table:table-cell>
          <table:table-cell office:value-type="float" office:value="-0.129165">
            <text:p>-0.129165</text:p>
          </table:table-cell>
          <table:table-cell office:value-type="float" office:value="-0.246194">
            <text:p>-0.246194</text:p>
          </table:table-cell>
          <table:table-cell office:value-type="float" office:value="0.112133">
            <text:p>0.112133</text:p>
          </table:table-cell>
          <table:table-cell/>
          <table:table-cell office:value-type="float" office:value="3.44096">
            <text:p>3.44096</text:p>
          </table:table-cell>
          <table:table-cell office:value-type="float" office:value="0.225832">
            <text:p>0.225832</text:p>
          </table:table-cell>
          <table:table-cell office:value-type="float" office:value="0.0617976">
            <text:p>0.0617976</text:p>
          </table:table-cell>
          <table:table-cell office:value-type="float" office:value="0.784926">
            <text:p>0.784926</text:p>
          </table:table-cell>
          <table:table-cell office:value-type="float" office:value="0.467674">
            <text:p>0.467674</text:p>
          </table:table-cell>
          <table:table-cell office:value-type="float" office:value="0.101118">
            <text:p>0.101118</text:p>
          </table:table-cell>
          <table:table-cell office:value-type="float" office:value="-0.0636814">
            <text:p>-0.0636814</text:p>
          </table:table-cell>
          <table:table-cell office:value-type="float" office:value="-0.0727671">
            <text:p>-0.0727671</text:p>
          </table:table-cell>
          <table:table-cell office:value-type="float" office:value="-0.0198941">
            <text:p>-0.0198941</text:p>
          </table:table-cell>
          <table:table-cell office:value-type="float" office:value="-0.0405002">
            <text:p>-0.0405002</text:p>
          </table:table-cell>
          <table:table-cell office:value-type="float" office:value="0.0102601">
            <text:p>0.0102601</text:p>
          </table:table-cell>
          <table:table-cell office:value-type="float" office:value="0.0635439">
            <text:p>0.0635439</text:p>
          </table:table-cell>
          <table:table-cell office:value-type="float" office:value="-0.0858736">
            <text:p>-0.0858736</text:p>
          </table:table-cell>
          <table:table-cell office:value-type="float" office:value="-0.0165133">
            <text:p>-0.0165133</text:p>
          </table:table-cell>
          <table:table-cell/>
          <table:table-cell office:value-type="float" office:value="3.30587">
            <text:p>3.30587</text:p>
          </table:table-cell>
          <table:table-cell office:value-type="float" office:value="0.112547">
            <text:p>0.112547</text:p>
          </table:table-cell>
          <table:table-cell office:value-type="float" office:value="0.00632488">
            <text:p>0.00632488</text:p>
          </table:table-cell>
          <table:table-cell office:value-type="float" office:value="0.802275">
            <text:p>0.802275</text:p>
          </table:table-cell>
          <table:table-cell office:value-type="float" office:value="0.403011">
            <text:p>0.403011</text:p>
          </table:table-cell>
          <table:table-cell office:value-type="float" office:value="0.0489383">
            <text:p>0.0489383</text:p>
          </table:table-cell>
          <table:table-cell office:value-type="float" office:value="-0.0632926">
            <text:p>-0.0632926</text:p>
          </table:table-cell>
          <table:table-cell office:value-type="float" office:value="0.00342937">
            <text:p>0.00342937</text:p>
          </table:table-cell>
          <table:table-cell office:value-type="float" office:value="-0.00333648">
            <text:p>-0.00333648</text:p>
          </table:table-cell>
          <table:table-cell office:value-type="float" office:value="-0.0455732">
            <text:p>-0.0455732</text:p>
          </table:table-cell>
          <table:table-cell office:value-type="float" office:value="0.00710764">
            <text:p>0.00710764</text:p>
          </table:table-cell>
          <table:table-cell office:value-type="float" office:value="-0.00679497">
            <text:p>-0.00679497</text:p>
          </table:table-cell>
          <table:table-cell office:value-type="float" office:value="-1.21494">
            <text:p>-1.21494</text:p>
          </table:table-cell>
          <table:table-cell office:value-type="float" office:value="0.144764">
            <text:p>0.144764</text:p>
          </table:table-cell>
        </table:table-row>
        <table:table-row table:style-name="ro4">
          <table:table-cell office:value-type="float" office:value="3.50824">
            <text:p>3.50824</text:p>
          </table:table-cell>
          <table:table-cell office:value-type="float" office:value="0.107317">
            <text:p>0.107317</text:p>
          </table:table-cell>
          <table:table-cell office:value-type="float" office:value="-0.0380732">
            <text:p>-0.0380732</text:p>
          </table:table-cell>
          <table:table-cell office:value-type="float" office:value="0.753099">
            <text:p>0.753099</text:p>
          </table:table-cell>
          <table:table-cell office:value-type="float" office:value="0.107848">
            <text:p>0.107848</text:p>
          </table:table-cell>
          <table:table-cell office:value-type="float" office:value="0.000181811">
            <text:p>0.000181811</text:p>
          </table:table-cell>
          <table:table-cell table:style-name="ce1" office:value-type="string">
            <text:p>9.30125e-05</text:p>
          </table:table-cell>
          <table:table-cell office:value-type="float" office:value="0.00278164">
            <text:p>0.00278164</text:p>
          </table:table-cell>
          <table:table-cell office:value-type="float" office:value="0.00156336">
            <text:p>0.00156336</text:p>
          </table:table-cell>
          <table:table-cell office:value-type="float" office:value="0.000464423">
            <text:p>0.000464423</text:p>
          </table:table-cell>
          <table:table-cell office:value-type="float" office:value="-0.00536542">
            <text:p>-0.00536542</text:p>
          </table:table-cell>
          <table:table-cell office:value-type="float" office:value="-0.0162883">
            <text:p>-0.0162883</text:p>
          </table:table-cell>
          <table:table-cell office:value-type="float" office:value="-0.00351099">
            <text:p>-0.00351099</text:p>
          </table:table-cell>
          <table:table-cell office:value-type="float" office:value="0.0420678">
            <text:p>0.0420678</text:p>
          </table:table-cell>
          <table:table-cell/>
          <table:table-cell office:value-type="float" office:value="3.84171">
            <text:p>3.84171</text:p>
          </table:table-cell>
          <table:table-cell office:value-type="float" office:value="0.110762">
            <text:p>0.110762</text:p>
          </table:table-cell>
          <table:table-cell office:value-type="float" office:value="0.00126044">
            <text:p>0.00126044</text:p>
          </table:table-cell>
          <table:table-cell office:value-type="float" office:value="0.796148">
            <text:p>0.796148</text:p>
          </table:table-cell>
          <table:table-cell office:value-type="float" office:value="0.0849724">
            <text:p>0.0849724</text:p>
          </table:table-cell>
          <table:table-cell office:value-type="float" office:value="-0.0147275">
            <text:p>-0.0147275</text:p>
          </table:table-cell>
          <table:table-cell office:value-type="float" office:value="0.0137086">
            <text:p>0.0137086</text:p>
          </table:table-cell>
          <table:table-cell office:value-type="float" office:value="-0.00532103">
            <text:p>-0.00532103</text:p>
          </table:table-cell>
          <table:table-cell office:value-type="float" office:value="-0.000255404">
            <text:p>-0.000255404</text:p>
          </table:table-cell>
          <table:table-cell office:value-type="float" office:value="-0.000492697">
            <text:p>-0.000492697</text:p>
          </table:table-cell>
          <table:table-cell office:value-type="float" office:value="-0.00128042">
            <text:p>-0.00128042</text:p>
          </table:table-cell>
          <table:table-cell office:value-type="float" office:value="0.0631842">
            <text:p>0.0631842</text:p>
          </table:table-cell>
          <table:table-cell office:value-type="float" office:value="-0.05676">
            <text:p>-0.05676</text:p>
          </table:table-cell>
          <table:table-cell office:value-type="float" office:value="0.0932322">
            <text:p>0.0932322</text:p>
          </table:table-cell>
          <table:table-cell/>
          <table:table-cell office:value-type="float" office:value="3.87266">
            <text:p>3.87266</text:p>
          </table:table-cell>
          <table:table-cell office:value-type="float" office:value="-0.0649255">
            <text:p>-0.0649255</text:p>
          </table:table-cell>
          <table:table-cell office:value-type="float" office:value="0.0169875">
            <text:p>0.0169875</text:p>
          </table:table-cell>
          <table:table-cell office:value-type="float" office:value="0.840803">
            <text:p>0.840803</text:p>
          </table:table-cell>
          <table:table-cell office:value-type="float" office:value="0.305854">
            <text:p>0.305854</text:p>
          </table:table-cell>
          <table:table-cell office:value-type="float" office:value="0.00252783">
            <text:p>0.00252783</text:p>
          </table:table-cell>
          <table:table-cell office:value-type="float" office:value="0.00332348">
            <text:p>0.00332348</text:p>
          </table:table-cell>
          <table:table-cell office:value-type="float" office:value="-0.000307">
            <text:p>-0.000307</text:p>
          </table:table-cell>
          <table:table-cell office:value-type="float" office:value="-0.00570486">
            <text:p>-0.00570486</text:p>
          </table:table-cell>
          <table:table-cell office:value-type="float" office:value="-0.0080437">
            <text:p>-0.0080437</text:p>
          </table:table-cell>
          <table:table-cell office:value-type="float" office:value="0.0057446">
            <text:p>0.0057446</text:p>
          </table:table-cell>
          <table:table-cell office:value-type="float" office:value="0.0945367">
            <text:p>0.0945367</text:p>
          </table:table-cell>
          <table:table-cell office:value-type="float" office:value="0.114934">
            <text:p>0.114934</text:p>
          </table:table-cell>
          <table:table-cell office:value-type="float" office:value="0.0101137">
            <text:p>0.0101137</text:p>
          </table:table-cell>
          <table:table-cell/>
          <table:table-cell office:value-type="float" office:value="3.70262">
            <text:p>3.70262</text:p>
          </table:table-cell>
          <table:table-cell office:value-type="float" office:value="0.224977">
            <text:p>0.224977</text:p>
          </table:table-cell>
          <table:table-cell office:value-type="float" office:value="0.0453211">
            <text:p>0.0453211</text:p>
          </table:table-cell>
          <table:table-cell office:value-type="float" office:value="0.78648">
            <text:p>0.78648</text:p>
          </table:table-cell>
          <table:table-cell office:value-type="float" office:value="0.441413">
            <text:p>0.441413</text:p>
          </table:table-cell>
          <table:table-cell office:value-type="float" office:value="0.104645">
            <text:p>0.104645</text:p>
          </table:table-cell>
          <table:table-cell office:value-type="float" office:value="-0.117444">
            <text:p>-0.117444</text:p>
          </table:table-cell>
          <table:table-cell office:value-type="float" office:value="-0.0694133">
            <text:p>-0.0694133</text:p>
          </table:table-cell>
          <table:table-cell office:value-type="float" office:value="-0.00326742">
            <text:p>-0.00326742</text:p>
          </table:table-cell>
          <table:table-cell office:value-type="float" office:value="-0.0629696">
            <text:p>-0.0629696</text:p>
          </table:table-cell>
          <table:table-cell office:value-type="float" office:value="0.00593931">
            <text:p>0.00593931</text:p>
          </table:table-cell>
          <table:table-cell office:value-type="float" office:value="-0.159551">
            <text:p>-0.159551</text:p>
          </table:table-cell>
          <table:table-cell office:value-type="float" office:value="-0.966734">
            <text:p>-0.966734</text:p>
          </table:table-cell>
          <table:table-cell office:value-type="float" office:value="-0.110871">
            <text:p>-0.110871</text:p>
          </table:table-cell>
          <table:table-cell/>
          <table:table-cell office:value-type="float" office:value="3.37123">
            <text:p>3.37123</text:p>
          </table:table-cell>
          <table:table-cell office:value-type="float" office:value="0.1123">
            <text:p>0.1123</text:p>
          </table:table-cell>
          <table:table-cell office:value-type="float" office:value="-0.00184433">
            <text:p>-0.00184433</text:p>
          </table:table-cell>
          <table:table-cell office:value-type="float" office:value="0.803358">
            <text:p>0.803358</text:p>
          </table:table-cell>
          <table:table-cell office:value-type="float" office:value="0.395834">
            <text:p>0.395834</text:p>
          </table:table-cell>
          <table:table-cell office:value-type="float" office:value="0.0505354">
            <text:p>0.0505354</text:p>
          </table:table-cell>
          <table:table-cell office:value-type="float" office:value="-0.0272498">
            <text:p>-0.0272498</text:p>
          </table:table-cell>
          <table:table-cell office:value-type="float" office:value="-0.00121059">
            <text:p>-0.00121059</text:p>
          </table:table-cell>
          <table:table-cell office:value-type="float" office:value="-0.00378061">
            <text:p>-0.00378061</text:p>
          </table:table-cell>
          <table:table-cell office:value-type="float" office:value="-0.124984">
            <text:p>-0.124984</text:p>
          </table:table-cell>
          <table:table-cell office:value-type="float" office:value="0.0165697">
            <text:p>0.0165697</text:p>
          </table:table-cell>
          <table:table-cell office:value-type="float" office:value="0.0202212">
            <text:p>0.0202212</text:p>
          </table:table-cell>
          <table:table-cell office:value-type="float" office:value="0.31128">
            <text:p>0.31128</text:p>
          </table:table-cell>
          <table:table-cell office:value-type="float" office:value="-0.0445709">
            <text:p>-0.0445709</text:p>
          </table:table-cell>
        </table:table-row>
        <table:table-row table:style-name="ro4">
          <table:table-cell office:value-type="float" office:value="3.67071">
            <text:p>3.67071</text:p>
          </table:table-cell>
          <table:table-cell office:value-type="float" office:value="0.107141">
            <text:p>0.107141</text:p>
          </table:table-cell>
          <table:table-cell office:value-type="float" office:value="-0.0380904">
            <text:p>-0.0380904</text:p>
          </table:table-cell>
          <table:table-cell office:value-type="float" office:value="0.753338">
            <text:p>0.753338</text:p>
          </table:table-cell>
          <table:table-cell office:value-type="float" office:value="0.0972789">
            <text:p>0.0972789</text:p>
          </table:table-cell>
          <table:table-cell table:style-name="ce1" office:value-type="string">
            <text:p>6.14289e-05</text:p>
          </table:table-cell>
          <table:table-cell table:style-name="ce1" office:value-type="string">
            <text:p>2.06483e-05</text:p>
          </table:table-cell>
          <table:table-cell office:value-type="float" office:value="0.00301749">
            <text:p>0.00301749</text:p>
          </table:table-cell>
          <table:table-cell office:value-type="float" office:value="-0.00108304">
            <text:p>-0.00108304</text:p>
          </table:table-cell>
          <table:table-cell office:value-type="float" office:value="-0.000106014">
            <text:p>-0.000106014</text:p>
          </table:table-cell>
          <table:table-cell office:value-type="float" office:value="0.00146941">
            <text:p>0.00146941</text:p>
          </table:table-cell>
          <table:table-cell office:value-type="float" office:value="0.00256603">
            <text:p>0.00256603</text:p>
          </table:table-cell>
          <table:table-cell office:value-type="float" office:value="-0.00653915">
            <text:p>-0.00653915</text:p>
          </table:table-cell>
          <table:table-cell office:value-type="float" office:value="0.00101727">
            <text:p>0.00101727</text:p>
          </table:table-cell>
          <table:table-cell/>
          <table:table-cell office:value-type="float" office:value="3.94007">
            <text:p>3.94007</text:p>
          </table:table-cell>
          <table:table-cell office:value-type="float" office:value="0.111348">
            <text:p>0.111348</text:p>
          </table:table-cell>
          <table:table-cell office:value-type="float" office:value="0.000662942">
            <text:p>0.000662942</text:p>
          </table:table-cell>
          <table:table-cell office:value-type="float" office:value="0.796924">
            <text:p>0.796924</text:p>
          </table:table-cell>
          <table:table-cell office:value-type="float" office:value="0.0797749">
            <text:p>0.0797749</text:p>
          </table:table-cell>
          <table:table-cell office:value-type="float" office:value="-0.0149408">
            <text:p>-0.0149408</text:p>
          </table:table-cell>
          <table:table-cell office:value-type="float" office:value="0.0138491">
            <text:p>0.0138491</text:p>
          </table:table-cell>
          <table:table-cell office:value-type="float" office:value="-0.00581583">
            <text:p>-0.00581583</text:p>
          </table:table-cell>
          <table:table-cell office:value-type="float" office:value="0.00595884">
            <text:p>0.00595884</text:p>
          </table:table-cell>
          <table:table-cell office:value-type="float" office:value="-0.00607511">
            <text:p>-0.00607511</text:p>
          </table:table-cell>
          <table:table-cell office:value-type="float" office:value="0.00788908">
            <text:p>0.00788908</text:p>
          </table:table-cell>
          <table:table-cell office:value-type="float" office:value="-0.0273808">
            <text:p>-0.0273808</text:p>
          </table:table-cell>
          <table:table-cell office:value-type="float" office:value="0.0237007">
            <text:p>0.0237007</text:p>
          </table:table-cell>
          <table:table-cell office:value-type="float" office:value="-0.0486697">
            <text:p>-0.0486697</text:p>
          </table:table-cell>
          <table:table-cell/>
          <table:table-cell office:value-type="float" office:value="3.93817">
            <text:p>3.93817</text:p>
          </table:table-cell>
          <table:table-cell office:value-type="float" office:value="-0.0648935">
            <text:p>-0.0648935</text:p>
          </table:table-cell>
          <table:table-cell office:value-type="float" office:value="0.0169538">
            <text:p>0.0169538</text:p>
          </table:table-cell>
          <table:table-cell office:value-type="float" office:value="0.841222">
            <text:p>0.841222</text:p>
          </table:table-cell>
          <table:table-cell office:value-type="float" office:value="0.299785">
            <text:p>0.299785</text:p>
          </table:table-cell>
          <table:table-cell office:value-type="float" office:value="0.000241023">
            <text:p>0.000241023</text:p>
          </table:table-cell>
          <table:table-cell office:value-type="float" office:value="0.00051976">
            <text:p>0.00051976</text:p>
          </table:table-cell>
          <table:table-cell office:value-type="float" office:value="-0.000983579">
            <text:p>-0.000983579</text:p>
          </table:table-cell>
          <table:table-cell office:value-type="float" office:value="0.000488519">
            <text:p>0.000488519</text:p>
          </table:table-cell>
          <table:table-cell office:value-type="float" office:value="-0.00051401">
            <text:p>-0.00051401</text:p>
          </table:table-cell>
          <table:table-cell office:value-type="float" office:value="0.00640718">
            <text:p>0.00640718</text:p>
          </table:table-cell>
          <table:table-cell office:value-type="float" office:value="-0.00139611">
            <text:p>-0.00139611</text:p>
          </table:table-cell>
          <table:table-cell office:value-type="float" office:value="-0.000203734">
            <text:p>-0.000203734</text:p>
          </table:table-cell>
          <table:table-cell office:value-type="float" office:value="-0.0269506">
            <text:p>-0.0269506</text:p>
          </table:table-cell>
          <table:table-cell/>
          <table:table-cell office:value-type="float" office:value="3.76829">
            <text:p>3.76829</text:p>
          </table:table-cell>
          <table:table-cell office:value-type="float" office:value="0.224074">
            <text:p>0.224074</text:p>
          </table:table-cell>
          <table:table-cell office:value-type="float" office:value="0.0370167">
            <text:p>0.0370167</text:p>
          </table:table-cell>
          <table:table-cell office:value-type="float" office:value="0.786392">
            <text:p>0.786392</text:p>
          </table:table-cell>
          <table:table-cell office:value-type="float" office:value="0.435057">
            <text:p>0.435057</text:p>
          </table:table-cell>
          <table:table-cell office:value-type="float" office:value="0.111831">
            <text:p>0.111831</text:p>
          </table:table-cell>
          <table:table-cell office:value-type="float" office:value="-0.073053">
            <text:p>-0.073053</text:p>
          </table:table-cell>
          <table:table-cell office:value-type="float" office:value="-0.061717">
            <text:p>-0.061717</text:p>
          </table:table-cell>
          <table:table-cell office:value-type="float" office:value="-0.0137453">
            <text:p>-0.0137453</text:p>
          </table:table-cell>
          <table:table-cell office:value-type="float" office:value="-0.126456">
            <text:p>-0.126456</text:p>
          </table:table-cell>
          <table:table-cell office:value-type="float" office:value="-0.00134168">
            <text:p>-0.00134168</text:p>
          </table:table-cell>
          <table:table-cell office:value-type="float" office:value="-0.0138891">
            <text:p>-0.0138891</text:p>
          </table:table-cell>
          <table:table-cell office:value-type="float" office:value="0.424622">
            <text:p>0.424622</text:p>
          </table:table-cell>
          <table:table-cell office:value-type="float" office:value="0.0558879">
            <text:p>0.0558879</text:p>
          </table:table-cell>
          <table:table-cell/>
          <table:table-cell office:value-type="float" office:value="3.63888">
            <text:p>3.63888</text:p>
          </table:table-cell>
          <table:table-cell office:value-type="float" office:value="0.112737">
            <text:p>0.112737</text:p>
          </table:table-cell>
          <table:table-cell office:value-type="float" office:value="-0.0129973">
            <text:p>-0.0129973</text:p>
          </table:table-cell>
          <table:table-cell office:value-type="float" office:value="0.8046">
            <text:p>0.8046</text:p>
          </table:table-cell>
          <table:table-cell office:value-type="float" office:value="0.367755">
            <text:p>0.367755</text:p>
          </table:table-cell>
          <table:table-cell office:value-type="float" office:value="0.0565022">
            <text:p>0.0565022</text:p>
          </table:table-cell>
          <table:table-cell office:value-type="float" office:value="-0.0361607">
            <text:p>-0.0361607</text:p>
          </table:table-cell>
          <table:table-cell office:value-type="float" office:value="-0.00195181">
            <text:p>-0.00195181</text:p>
          </table:table-cell>
          <table:table-cell office:value-type="float" office:value="0.00163161">
            <text:p>0.00163161</text:p>
          </table:table-cell>
          <table:table-cell office:value-type="float" office:value="-0.0416698">
            <text:p>-0.0416698</text:p>
          </table:table-cell>
          <table:table-cell office:value-type="float" office:value="0.00464026">
            <text:p>0.00464026</text:p>
          </table:table-cell>
          <table:table-cell office:value-type="float" office:value="0.0565365">
            <text:p>0.0565365</text:p>
          </table:table-cell>
          <table:table-cell office:value-type="float" office:value="0.134748">
            <text:p>0.134748</text:p>
          </table:table-cell>
          <table:table-cell office:value-type="float" office:value="-0.0455461">
            <text:p>-0.0455461</text:p>
          </table:table-cell>
        </table:table-row>
        <table:table-row table:style-name="ro4">
          <table:table-cell office:value-type="float" office:value="4.00308">
            <text:p>4.00308</text:p>
          </table:table-cell>
          <table:table-cell office:value-type="float" office:value="0.107065">
            <text:p>0.107065</text:p>
          </table:table-cell>
          <table:table-cell office:value-type="float" office:value="-0.038848">
            <text:p>-0.038848</text:p>
          </table:table-cell>
          <table:table-cell office:value-type="float" office:value="0.753938">
            <text:p>0.753938</text:p>
          </table:table-cell>
          <table:table-cell office:value-type="float" office:value="0.0787748">
            <text:p>0.0787748</text:p>
          </table:table-cell>
          <table:table-cell table:style-name="ce1" office:value-type="string">
            <text:p>1.08438e-05</text:p>
          </table:table-cell>
          <table:table-cell office:value-type="float" office:value="-0.000668175">
            <text:p>-0.000668175</text:p>
          </table:table-cell>
          <table:table-cell office:value-type="float" office:value="0.00349039">
            <text:p>0.00349039</text:p>
          </table:table-cell>
          <table:table-cell office:value-type="float" office:value="-0.000230166">
            <text:p>-0.000230166</text:p>
          </table:table-cell>
          <table:table-cell office:value-type="float" office:value="-0.00227943">
            <text:p>-0.00227943</text:p>
          </table:table-cell>
          <table:table-cell office:value-type="float" office:value="0.00180752">
            <text:p>0.00180752</text:p>
          </table:table-cell>
          <table:table-cell office:value-type="float" office:value="-0.00316483">
            <text:p>-0.00316483</text:p>
          </table:table-cell>
          <table:table-cell office:value-type="float" office:value="0.00679558">
            <text:p>0.00679558</text:p>
          </table:table-cell>
          <table:table-cell office:value-type="float" office:value="-0.0076345">
            <text:p>-0.0076345</text:p>
          </table:table-cell>
          <table:table-cell/>
          <table:table-cell office:value-type="float" office:value="4.07757">
            <text:p>4.07757</text:p>
          </table:table-cell>
          <table:table-cell office:value-type="float" office:value="0.11165">
            <text:p>0.11165</text:p>
          </table:table-cell>
          <table:table-cell office:value-type="float" office:value="0.000275708">
            <text:p>0.000275708</text:p>
          </table:table-cell>
          <table:table-cell office:value-type="float" office:value="0.797089">
            <text:p>0.797089</text:p>
          </table:table-cell>
          <table:table-cell office:value-type="float" office:value="0.0730369">
            <text:p>0.0730369</text:p>
          </table:table-cell>
          <table:table-cell office:value-type="float" office:value="-0.0147282">
            <text:p>-0.0147282</text:p>
          </table:table-cell>
          <table:table-cell office:value-type="float" office:value="0.0125505">
            <text:p>0.0125505</text:p>
          </table:table-cell>
          <table:table-cell office:value-type="float" office:value="-0.00492736">
            <text:p>-0.00492736</text:p>
          </table:table-cell>
          <table:table-cell office:value-type="float" office:value="0.00219384">
            <text:p>0.00219384</text:p>
          </table:table-cell>
          <table:table-cell office:value-type="float" office:value="-0.00281614">
            <text:p>-0.00281614</text:p>
          </table:table-cell>
          <table:table-cell office:value-type="float" office:value="0.00119676">
            <text:p>0.00119676</text:p>
          </table:table-cell>
          <table:table-cell office:value-type="float" office:value="-0.0051104">
            <text:p>-0.0051104</text:p>
          </table:table-cell>
          <table:table-cell office:value-type="float" office:value="-0.0675622">
            <text:p>-0.0675622</text:p>
          </table:table-cell>
          <table:table-cell office:value-type="float" office:value="0.0483812">
            <text:p>0.0483812</text:p>
          </table:table-cell>
          <table:table-cell/>
          <table:table-cell office:value-type="float" office:value="4.13951">
            <text:p>4.13951</text:p>
          </table:table-cell>
          <table:table-cell office:value-type="float" office:value="-0.0648518">
            <text:p>-0.0648518</text:p>
          </table:table-cell>
          <table:table-cell office:value-type="float" office:value="0.016842">
            <text:p>0.016842</text:p>
          </table:table-cell>
          <table:table-cell office:value-type="float" office:value="0.84142">
            <text:p>0.84142</text:p>
          </table:table-cell>
          <table:table-cell office:value-type="float" office:value="0.281879">
            <text:p>0.281879</text:p>
          </table:table-cell>
          <table:table-cell office:value-type="float" office:value="0.000251551">
            <text:p>0.000251551</text:p>
          </table:table-cell>
          <table:table-cell office:value-type="float" office:value="0.000480921">
            <text:p>0.000480921</text:p>
          </table:table-cell>
          <table:table-cell office:value-type="float" office:value="-0.000319592">
            <text:p>-0.000319592</text:p>
          </table:table-cell>
          <table:table-cell office:value-type="float" office:value="0.000207435">
            <text:p>0.000207435</text:p>
          </table:table-cell>
          <table:table-cell office:value-type="float" office:value="-0.000555028">
            <text:p>-0.000555028</text:p>
          </table:table-cell>
          <table:table-cell office:value-type="float" office:value="0.000981105">
            <text:p>0.000981105</text:p>
          </table:table-cell>
          <table:table-cell office:value-type="float" office:value="-0.00313487">
            <text:p>-0.00313487</text:p>
          </table:table-cell>
          <table:table-cell table:style-name="ce1" office:value-type="string">
            <text:p>6.93959e-05</text:p>
          </table:table-cell>
          <table:table-cell office:value-type="float" office:value="0.008544">
            <text:p>0.008544</text:p>
          </table:table-cell>
          <table:table-cell/>
          <table:table-cell office:value-type="float" office:value="3.94004">
            <text:p>3.94004</text:p>
          </table:table-cell>
          <table:table-cell office:value-type="float" office:value="0.221304">
            <text:p>0.221304</text:p>
          </table:table-cell>
          <table:table-cell office:value-type="float" office:value="0.0278235">
            <text:p>0.0278235</text:p>
          </table:table-cell>
          <table:table-cell office:value-type="float" office:value="0.78781">
            <text:p>0.78781</text:p>
          </table:table-cell>
          <table:table-cell office:value-type="float" office:value="0.418863">
            <text:p>0.418863</text:p>
          </table:table-cell>
          <table:table-cell office:value-type="float" office:value="0.119349">
            <text:p>0.119349</text:p>
          </table:table-cell>
          <table:table-cell office:value-type="float" office:value="-0.103281">
            <text:p>-0.103281</text:p>
          </table:table-cell>
          <table:table-cell office:value-type="float" office:value="-0.058273">
            <text:p>-0.058273</text:p>
          </table:table-cell>
          <table:table-cell office:value-type="float" office:value="-0.0161308">
            <text:p>-0.0161308</text:p>
          </table:table-cell>
          <table:table-cell office:value-type="float" office:value="-0.053525">
            <text:p>-0.053525</text:p>
          </table:table-cell>
          <table:table-cell office:value-type="float" office:value="0.00825735">
            <text:p>0.00825735</text:p>
          </table:table-cell>
          <table:table-cell office:value-type="float" office:value="0.0575609">
            <text:p>0.0575609</text:p>
          </table:table-cell>
          <table:table-cell office:value-type="float" office:value="-0.257752">
            <text:p>-0.257752</text:p>
          </table:table-cell>
          <table:table-cell office:value-type="float" office:value="-0.00663996">
            <text:p>-0.00663996</text:p>
          </table:table-cell>
          <table:table-cell/>
          <table:table-cell office:value-type="float" office:value="3.78273">
            <text:p>3.78273</text:p>
          </table:table-cell>
          <table:table-cell office:value-type="float" office:value="0.114141">
            <text:p>0.114141</text:p>
          </table:table-cell>
          <table:table-cell office:value-type="float" office:value="-0.0162032">
            <text:p>-0.0162032</text:p>
          </table:table-cell>
          <table:table-cell office:value-type="float" office:value="0.804325">
            <text:p>0.804325</text:p>
          </table:table-cell>
          <table:table-cell office:value-type="float" office:value="0.353496">
            <text:p>0.353496</text:p>
          </table:table-cell>
          <table:table-cell office:value-type="float" office:value="0.0575975">
            <text:p>0.0575975</text:p>
          </table:table-cell>
          <table:table-cell office:value-type="float" office:value="-0.0435318">
            <text:p>-0.0435318</text:p>
          </table:table-cell>
          <table:table-cell office:value-type="float" office:value="-0.000865805">
            <text:p>-0.000865805</text:p>
          </table:table-cell>
          <table:table-cell office:value-type="float" office:value="0.00976451">
            <text:p>0.00976451</text:p>
          </table:table-cell>
          <table:table-cell office:value-type="float" office:value="-0.022286">
            <text:p>-0.022286</text:p>
          </table:table-cell>
          <table:table-cell office:value-type="float" office:value="-0.00191164">
            <text:p>-0.00191164</text:p>
          </table:table-cell>
          <table:table-cell office:value-type="float" office:value="-0.0324501">
            <text:p>-0.0324501</text:p>
          </table:table-cell>
          <table:table-cell office:value-type="float" office:value="-0.0520002">
            <text:p>-0.0520002</text:p>
          </table:table-cell>
          <table:table-cell office:value-type="float" office:value="0.0259583">
            <text:p>0.0259583</text:p>
          </table:table-cell>
        </table:table-row>
        <table:table-row table:style-name="ro4">
          <table:table-cell office:value-type="float" office:value="4.40816">
            <text:p>4.40816</text:p>
          </table:table-cell>
          <table:table-cell office:value-type="float" office:value="0.106452">
            <text:p>0.106452</text:p>
          </table:table-cell>
          <table:table-cell office:value-type="float" office:value="-0.0386563">
            <text:p>-0.0386563</text:p>
          </table:table-cell>
          <table:table-cell office:value-type="float" office:value="0.753418">
            <text:p>0.753418</text:p>
          </table:table-cell>
          <table:table-cell office:value-type="float" office:value="0.0609131">
            <text:p>0.0609131</text:p>
          </table:table-cell>
          <table:table-cell office:value-type="float" office:value="-0.000656201">
            <text:p>-0.000656201</text:p>
          </table:table-cell>
          <table:table-cell office:value-type="float" office:value="-0.000380549">
            <text:p>-0.000380549</text:p>
          </table:table-cell>
          <table:table-cell office:value-type="float" office:value="0.00397719">
            <text:p>0.00397719</text:p>
          </table:table-cell>
          <table:table-cell office:value-type="float" office:value="-0.00151217">
            <text:p>-0.00151217</text:p>
          </table:table-cell>
          <table:table-cell office:value-type="float" office:value="0.000473319">
            <text:p>0.000473319</text:p>
          </table:table-cell>
          <table:table-cell office:value-type="float" office:value="-0.00128505">
            <text:p>-0.00128505</text:p>
          </table:table-cell>
          <table:table-cell office:value-type="float" office:value="-0.00119866">
            <text:p>-0.00119866</text:p>
          </table:table-cell>
          <table:table-cell office:value-type="float" office:value="-0.00820284">
            <text:p>-0.00820284</text:p>
          </table:table-cell>
          <table:table-cell office:value-type="float" office:value="0.0830272">
            <text:p>0.0830272</text:p>
          </table:table-cell>
          <table:table-cell/>
          <table:table-cell office:value-type="float" office:value="4.20485">
            <text:p>4.20485</text:p>
          </table:table-cell>
          <table:table-cell office:value-type="float" office:value="0.111846">
            <text:p>0.111846</text:p>
          </table:table-cell>
          <table:table-cell office:value-type="float" office:value="-0.00117721">
            <text:p>-0.00117721</text:p>
          </table:table-cell>
          <table:table-cell office:value-type="float" office:value="0.798025">
            <text:p>0.798025</text:p>
          </table:table-cell>
          <table:table-cell office:value-type="float" office:value="0.0673084">
            <text:p>0.0673084</text:p>
          </table:table-cell>
          <table:table-cell office:value-type="float" office:value="-0.013672">
            <text:p>-0.013672</text:p>
          </table:table-cell>
          <table:table-cell office:value-type="float" office:value="0.0123609">
            <text:p>0.0123609</text:p>
          </table:table-cell>
          <table:table-cell office:value-type="float" office:value="-0.00490947">
            <text:p>-0.00490947</text:p>
          </table:table-cell>
          <table:table-cell office:value-type="float" office:value="0.0015434">
            <text:p>0.0015434</text:p>
          </table:table-cell>
          <table:table-cell office:value-type="float" office:value="-0.0114153">
            <text:p>-0.0114153</text:p>
          </table:table-cell>
          <table:table-cell office:value-type="float" office:value="0.00735463">
            <text:p>0.00735463</text:p>
          </table:table-cell>
          <table:table-cell office:value-type="float" office:value="0.0631043">
            <text:p>0.0631043</text:p>
          </table:table-cell>
          <table:table-cell office:value-type="float" office:value="0.0677241">
            <text:p>0.0677241</text:p>
          </table:table-cell>
          <table:table-cell office:value-type="float" office:value="-0.0498029">
            <text:p>-0.0498029</text:p>
          </table:table-cell>
          <table:table-cell/>
          <table:table-cell office:value-type="float" office:value="4.47027">
            <text:p>4.47027</text:p>
          </table:table-cell>
          <table:table-cell office:value-type="float" office:value="-0.0651261">
            <text:p>-0.0651261</text:p>
          </table:table-cell>
          <table:table-cell office:value-type="float" office:value="0.016666">
            <text:p>0.016666</text:p>
          </table:table-cell>
          <table:table-cell office:value-type="float" office:value="0.842679">
            <text:p>0.842679</text:p>
          </table:table-cell>
          <table:table-cell office:value-type="float" office:value="0.254754">
            <text:p>0.254754</text:p>
          </table:table-cell>
          <table:table-cell office:value-type="float" office:value="0.000133478">
            <text:p>0.000133478</text:p>
          </table:table-cell>
          <table:table-cell office:value-type="float" office:value="0.000438074">
            <text:p>0.000438074</text:p>
          </table:table-cell>
          <table:table-cell office:value-type="float" office:value="0.000333727">
            <text:p>0.000333727</text:p>
          </table:table-cell>
          <table:table-cell office:value-type="float" office:value="-0.000829464">
            <text:p>-0.000829464</text:p>
          </table:table-cell>
          <table:table-cell office:value-type="float" office:value="-0.000532075">
            <text:p>-0.000532075</text:p>
          </table:table-cell>
          <table:table-cell office:value-type="float" office:value="0.00380714">
            <text:p>0.00380714</text:p>
          </table:table-cell>
          <table:table-cell office:value-type="float" office:value="0.00280866">
            <text:p>0.00280866</text:p>
          </table:table-cell>
          <table:table-cell office:value-type="float" office:value="0.000984268">
            <text:p>0.000984268</text:p>
          </table:table-cell>
          <table:table-cell office:value-type="float" office:value="-0.0140933">
            <text:p>-0.0140933</text:p>
          </table:table-cell>
          <table:table-cell/>
          <table:table-cell office:value-type="float" office:value="4.16625">
            <text:p>4.16625</text:p>
          </table:table-cell>
          <table:table-cell office:value-type="float" office:value="0.2206">
            <text:p>0.2206</text:p>
          </table:table-cell>
          <table:table-cell office:value-type="float" office:value="0.00252651">
            <text:p>0.00252651</text:p>
          </table:table-cell>
          <table:table-cell office:value-type="float" office:value="0.789338">
            <text:p>0.789338</text:p>
          </table:table-cell>
          <table:table-cell office:value-type="float" office:value="0.39845">
            <text:p>0.39845</text:p>
          </table:table-cell>
          <table:table-cell office:value-type="float" office:value="0.124489">
            <text:p>0.124489</text:p>
          </table:table-cell>
          <table:table-cell office:value-type="float" office:value="-0.108363">
            <text:p>-0.108363</text:p>
          </table:table-cell>
          <table:table-cell office:value-type="float" office:value="-0.0537639">
            <text:p>-0.0537639</text:p>
          </table:table-cell>
          <table:table-cell office:value-type="float" office:value="-0.00311008">
            <text:p>-0.00311008</text:p>
          </table:table-cell>
          <table:table-cell office:value-type="float" office:value="-0.111831">
            <text:p>-0.111831</text:p>
          </table:table-cell>
          <table:table-cell office:value-type="float" office:value="0.00675534">
            <text:p>0.00675534</text:p>
          </table:table-cell>
          <table:table-cell office:value-type="float" office:value="-0.057586">
            <text:p>-0.057586</text:p>
          </table:table-cell>
          <table:table-cell office:value-type="float" office:value="0.324897">
            <text:p>0.324897</text:p>
          </table:table-cell>
          <table:table-cell office:value-type="float" office:value="-0.0460295">
            <text:p>-0.0460295</text:p>
          </table:table-cell>
          <table:table-cell/>
          <table:table-cell office:value-type="float" office:value="4.20261">
            <text:p>4.20261</text:p>
          </table:table-cell>
          <table:table-cell office:value-type="float" office:value="0.11252">
            <text:p>0.11252</text:p>
          </table:table-cell>
          <table:table-cell office:value-type="float" office:value="-0.0347282">
            <text:p>-0.0347282</text:p>
          </table:table-cell>
          <table:table-cell office:value-type="float" office:value="0.808099">
            <text:p>0.808099</text:p>
          </table:table-cell>
          <table:table-cell office:value-type="float" office:value="0.31496">
            <text:p>0.31496</text:p>
          </table:table-cell>
          <table:table-cell office:value-type="float" office:value="0.061082">
            <text:p>0.061082</text:p>
          </table:table-cell>
          <table:table-cell office:value-type="float" office:value="-0.0592104">
            <text:p>-0.0592104</text:p>
          </table:table-cell>
          <table:table-cell office:value-type="float" office:value="0.0019907">
            <text:p>0.0019907</text:p>
          </table:table-cell>
          <table:table-cell office:value-type="float" office:value="-0.00386064">
            <text:p>-0.00386064</text:p>
          </table:table-cell>
          <table:table-cell office:value-type="float" office:value="-0.0441198">
            <text:p>-0.0441198</text:p>
          </table:table-cell>
          <table:table-cell office:value-type="float" office:value="0.00898772">
            <text:p>0.00898772</text:p>
          </table:table-cell>
          <table:table-cell office:value-type="float" office:value="-0.00054885">
            <text:p>-0.00054885</text:p>
          </table:table-cell>
          <table:table-cell office:value-type="float" office:value="0.0623765">
            <text:p>0.0623765</text:p>
          </table:table-cell>
          <table:table-cell office:value-type="float" office:value="0.00567428">
            <text:p>0.00567428</text:p>
          </table:table-cell>
        </table:table-row>
        <table:table-row table:style-name="ro4">
          <table:table-cell office:value-type="float" office:value="4.4712">
            <text:p>4.4712</text:p>
          </table:table-cell>
          <table:table-cell office:value-type="float" office:value="0.106352">
            <text:p>0.106352</text:p>
          </table:table-cell>
          <table:table-cell office:value-type="float" office:value="-0.0386591">
            <text:p>-0.0386591</text:p>
          </table:table-cell>
          <table:table-cell office:value-type="float" office:value="0.753667">
            <text:p>0.753667</text:p>
          </table:table-cell>
          <table:table-cell office:value-type="float" office:value="0.0585237">
            <text:p>0.0585237</text:p>
          </table:table-cell>
          <table:table-cell office:value-type="float" office:value="-0.000691913">
            <text:p>-0.000691913</text:p>
          </table:table-cell>
          <table:table-cell office:value-type="float" office:value="0.000371758">
            <text:p>0.000371758</text:p>
          </table:table-cell>
          <table:table-cell office:value-type="float" office:value="0.00153893">
            <text:p>0.00153893</text:p>
          </table:table-cell>
          <table:table-cell office:value-type="float" office:value="-0.00158773">
            <text:p>-0.00158773</text:p>
          </table:table-cell>
          <table:table-cell table:style-name="ce1" office:value-type="string">
            <text:p>-4.37881e-05</text:p>
          </table:table-cell>
          <table:table-cell office:value-type="float" office:value="0.00394898">
            <text:p>0.00394898</text:p>
          </table:table-cell>
          <table:table-cell office:value-type="float" office:value="0.00341255">
            <text:p>0.00341255</text:p>
          </table:table-cell>
          <table:table-cell office:value-type="float" office:value="0.0464057">
            <text:p>0.0464057</text:p>
          </table:table-cell>
          <table:table-cell office:value-type="float" office:value="-0.134157">
            <text:p>-0.134157</text:p>
          </table:table-cell>
          <table:table-cell/>
          <table:table-cell office:value-type="float" office:value="4.31573">
            <text:p>4.31573</text:p>
          </table:table-cell>
          <table:table-cell office:value-type="float" office:value="0.112793">
            <text:p>0.112793</text:p>
          </table:table-cell>
          <table:table-cell office:value-type="float" office:value="-0.0016103">
            <text:p>-0.0016103</text:p>
          </table:table-cell>
          <table:table-cell office:value-type="float" office:value="0.798228">
            <text:p>0.798228</text:p>
          </table:table-cell>
          <table:table-cell office:value-type="float" office:value="0.062685">
            <text:p>0.062685</text:p>
          </table:table-cell>
          <table:table-cell office:value-type="float" office:value="-0.0131551">
            <text:p>-0.0131551</text:p>
          </table:table-cell>
          <table:table-cell office:value-type="float" office:value="0.0120908">
            <text:p>0.0120908</text:p>
          </table:table-cell>
          <table:table-cell office:value-type="float" office:value="-0.00475403">
            <text:p>-0.00475403</text:p>
          </table:table-cell>
          <table:table-cell office:value-type="float" office:value="0.00854084">
            <text:p>0.00854084</text:p>
          </table:table-cell>
          <table:table-cell office:value-type="float" office:value="-0.00390562">
            <text:p>-0.00390562</text:p>
          </table:table-cell>
          <table:table-cell office:value-type="float" office:value="0.00183214">
            <text:p>0.00183214</text:p>
          </table:table-cell>
          <table:table-cell office:value-type="float" office:value="-0.00704434">
            <text:p>-0.00704434</text:p>
          </table:table-cell>
          <table:table-cell office:value-type="float" office:value="0.0271642">
            <text:p>0.0271642</text:p>
          </table:table-cell>
          <table:table-cell office:value-type="float" office:value="-0.0153468">
            <text:p>-0.0153468</text:p>
          </table:table-cell>
          <table:table-cell/>
          <table:table-cell office:value-type="float" office:value="4.81426">
            <text:p>4.81426</text:p>
          </table:table-cell>
          <table:table-cell office:value-type="float" office:value="-0.0650791">
            <text:p>-0.0650791</text:p>
          </table:table-cell>
          <table:table-cell office:value-type="float" office:value="0.0165995">
            <text:p>0.0165995</text:p>
          </table:table-cell>
          <table:table-cell office:value-type="float" office:value="0.842321">
            <text:p>0.842321</text:p>
          </table:table-cell>
          <table:table-cell office:value-type="float" office:value="0.229309">
            <text:p>0.229309</text:p>
          </table:table-cell>
          <table:table-cell office:value-type="float" office:value="0.000298235">
            <text:p>0.000298235</text:p>
          </table:table-cell>
          <table:table-cell office:value-type="float" office:value="0.000410218">
            <text:p>0.000410218</text:p>
          </table:table-cell>
          <table:table-cell office:value-type="float" office:value="-0.000152496">
            <text:p>-0.000152496</text:p>
          </table:table-cell>
          <table:table-cell office:value-type="float" office:value="0.000136688">
            <text:p>0.000136688</text:p>
          </table:table-cell>
          <table:table-cell office:value-type="float" office:value="-0.000193496">
            <text:p>-0.000193496</text:p>
          </table:table-cell>
          <table:table-cell office:value-type="float" office:value="-0.0010408">
            <text:p>-0.0010408</text:p>
          </table:table-cell>
          <table:table-cell office:value-type="float" office:value="0.00166583">
            <text:p>0.00166583</text:p>
          </table:table-cell>
          <table:table-cell office:value-type="float" office:value="-0.00196196">
            <text:p>-0.00196196</text:p>
          </table:table-cell>
          <table:table-cell office:value-type="float" office:value="0.00156878">
            <text:p>0.00156878</text:p>
          </table:table-cell>
          <table:table-cell/>
          <table:table-cell office:value-type="float" office:value="4.44587">
            <text:p>4.44587</text:p>
          </table:table-cell>
          <table:table-cell office:value-type="float" office:value="0.215228">
            <text:p>0.215228</text:p>
          </table:table-cell>
          <table:table-cell office:value-type="float" office:value="-0.00334055">
            <text:p>-0.00334055</text:p>
          </table:table-cell>
          <table:table-cell office:value-type="float" office:value="0.787628">
            <text:p>0.787628</text:p>
          </table:table-cell>
          <table:table-cell office:value-type="float" office:value="0.374587">
            <text:p>0.374587</text:p>
          </table:table-cell>
          <table:table-cell office:value-type="float" office:value="0.137339">
            <text:p>0.137339</text:p>
          </table:table-cell>
          <table:table-cell office:value-type="float" office:value="-0.151388">
            <text:p>-0.151388</text:p>
          </table:table-cell>
          <table:table-cell office:value-type="float" office:value="-0.0326913">
            <text:p>-0.0326913</text:p>
          </table:table-cell>
          <table:table-cell office:value-type="float" office:value="-0.0192124">
            <text:p>-0.0192124</text:p>
          </table:table-cell>
          <table:table-cell office:value-type="float" office:value="-0.0209821">
            <text:p>-0.0209821</text:p>
          </table:table-cell>
          <table:table-cell office:value-type="float" office:value="-0.00611552">
            <text:p>-0.00611552</text:p>
          </table:table-cell>
          <table:table-cell office:value-type="float" office:value="0.148123">
            <text:p>0.148123</text:p>
          </table:table-cell>
          <table:table-cell office:value-type="float" office:value="-0.792726">
            <text:p>-0.792726</text:p>
          </table:table-cell>
          <table:table-cell office:value-type="float" office:value="0.394523">
            <text:p>0.394523</text:p>
          </table:table-cell>
          <table:table-cell/>
          <table:table-cell office:value-type="float" office:value="4.43875">
            <text:p>4.43875</text:p>
          </table:table-cell>
          <table:table-cell office:value-type="float" office:value="0.111578">
            <text:p>0.111578</text:p>
          </table:table-cell>
          <table:table-cell office:value-type="float" office:value="-0.0416683">
            <text:p>-0.0416683</text:p>
          </table:table-cell>
          <table:table-cell office:value-type="float" office:value="0.810538">
            <text:p>0.810538</text:p>
          </table:table-cell>
          <table:table-cell office:value-type="float" office:value="0.295164">
            <text:p>0.295164</text:p>
          </table:table-cell>
          <table:table-cell office:value-type="float" office:value="0.0640045">
            <text:p>0.0640045</text:p>
          </table:table-cell>
          <table:table-cell office:value-type="float" office:value="-0.0710483">
            <text:p>-0.0710483</text:p>
          </table:table-cell>
          <table:table-cell office:value-type="float" office:value="0.00278844">
            <text:p>0.00278844</text:p>
          </table:table-cell>
          <table:table-cell office:value-type="float" office:value="-0.00399025">
            <text:p>-0.00399025</text:p>
          </table:table-cell>
          <table:table-cell office:value-type="float" office:value="-0.0293904">
            <text:p>-0.0293904</text:p>
          </table:table-cell>
          <table:table-cell office:value-type="float" office:value="0.0103276">
            <text:p>0.0103276</text:p>
          </table:table-cell>
          <table:table-cell office:value-type="float" office:value="0.0345717">
            <text:p>0.0345717</text:p>
          </table:table-cell>
          <table:table-cell office:value-type="float" office:value="-0.137957">
            <text:p>-0.137957</text:p>
          </table:table-cell>
          <table:table-cell office:value-type="float" office:value="-0.0282904">
            <text:p>-0.0282904</text:p>
          </table:table-cell>
        </table:table-row>
        <table:table-row table:style-name="ro4">
          <table:table-cell office:value-type="float" office:value="4.60992">
            <text:p>4.60992</text:p>
          </table:table-cell>
          <table:table-cell office:value-type="float" office:value="0.106198">
            <text:p>0.106198</text:p>
          </table:table-cell>
          <table:table-cell office:value-type="float" office:value="-0.0377722">
            <text:p>-0.0377722</text:p>
          </table:table-cell>
          <table:table-cell office:value-type="float" office:value="0.751633">
            <text:p>0.751633</text:p>
          </table:table-cell>
          <table:table-cell office:value-type="float" office:value="0.0535906">
            <text:p>0.0535906</text:p>
          </table:table-cell>
          <table:table-cell office:value-type="float" office:value="-0.00093228">
            <text:p>-0.00093228</text:p>
          </table:table-cell>
          <table:table-cell office:value-type="float" office:value="0.00093341">
            <text:p>0.00093341</text:p>
          </table:table-cell>
          <table:table-cell office:value-type="float" office:value="0.000450853">
            <text:p>0.000450853</text:p>
          </table:table-cell>
          <table:table-cell office:value-type="float" office:value="-0.00111435">
            <text:p>-0.00111435</text:p>
          </table:table-cell>
          <table:table-cell office:value-type="float" office:value="0.00639352">
            <text:p>0.00639352</text:p>
          </table:table-cell>
          <table:table-cell office:value-type="float" office:value="-0.0146611">
            <text:p>-0.0146611</text:p>
          </table:table-cell>
          <table:table-cell office:value-type="float" office:value="-0.00602066">
            <text:p>-0.00602066</text:p>
          </table:table-cell>
          <table:table-cell office:value-type="float" office:value="-0.0169754">
            <text:p>-0.0169754</text:p>
          </table:table-cell>
          <table:table-cell office:value-type="float" office:value="0.0463436">
            <text:p>0.0463436</text:p>
          </table:table-cell>
          <table:table-cell/>
          <table:table-cell office:value-type="float" office:value="4.57299">
            <text:p>4.57299</text:p>
          </table:table-cell>
          <table:table-cell office:value-type="float" office:value="0.114524">
            <text:p>0.114524</text:p>
          </table:table-cell>
          <table:table-cell office:value-type="float" office:value="-0.000817348">
            <text:p>-0.000817348</text:p>
          </table:table-cell>
          <table:table-cell office:value-type="float" office:value="0.797684">
            <text:p>0.797684</text:p>
          </table:table-cell>
          <table:table-cell office:value-type="float" office:value="0.0531454">
            <text:p>0.0531454</text:p>
          </table:table-cell>
          <table:table-cell office:value-type="float" office:value="-0.0118081">
            <text:p>-0.0118081</text:p>
          </table:table-cell>
          <table:table-cell office:value-type="float" office:value="0.0121541">
            <text:p>0.0121541</text:p>
          </table:table-cell>
          <table:table-cell office:value-type="float" office:value="-0.00538388">
            <text:p>-0.00538388</text:p>
          </table:table-cell>
          <table:table-cell office:value-type="float" office:value="0.00672868">
            <text:p>0.00672868</text:p>
          </table:table-cell>
          <table:table-cell office:value-type="float" office:value="0.00308239">
            <text:p>0.00308239</text:p>
          </table:table-cell>
          <table:table-cell office:value-type="float" office:value="-0.00211584">
            <text:p>-0.00211584</text:p>
          </table:table-cell>
          <table:table-cell office:value-type="float" office:value="-0.0154126">
            <text:p>-0.0154126</text:p>
          </table:table-cell>
          <table:table-cell office:value-type="float" office:value="-0.0777738">
            <text:p>-0.0777738</text:p>
          </table:table-cell>
          <table:table-cell office:value-type="float" office:value="0.0102397">
            <text:p>0.0102397</text:p>
          </table:table-cell>
          <table:table-cell/>
          <table:table-cell office:value-type="float" office:value="5.2709">
            <text:p>5.2709</text:p>
          </table:table-cell>
          <table:table-cell office:value-type="float" office:value="-0.0646693">
            <text:p>-0.0646693</text:p>
          </table:table-cell>
          <table:table-cell office:value-type="float" office:value="0.016102">
            <text:p>0.016102</text:p>
          </table:table-cell>
          <table:table-cell office:value-type="float" office:value="0.842173">
            <text:p>0.842173</text:p>
          </table:table-cell>
          <table:table-cell office:value-type="float" office:value="0.199414">
            <text:p>0.199414</text:p>
          </table:table-cell>
          <table:table-cell table:style-name="ce1" office:value-type="string">
            <text:p>-5.78483e-06</text:p>
          </table:table-cell>
          <table:table-cell office:value-type="float" office:value="-0.000219607">
            <text:p>-0.000219607</text:p>
          </table:table-cell>
          <table:table-cell office:value-type="float" office:value="-0.000476744">
            <text:p>-0.000476744</text:p>
          </table:table-cell>
          <table:table-cell office:value-type="float" office:value="0.00089738">
            <text:p>0.00089738</text:p>
          </table:table-cell>
          <table:table-cell office:value-type="float" office:value="-0.00108941">
            <text:p>-0.00108941</text:p>
          </table:table-cell>
          <table:table-cell office:value-type="float" office:value="-0.000324429">
            <text:p>-0.000324429</text:p>
          </table:table-cell>
          <table:table-cell office:value-type="float" office:value="-0.0268661">
            <text:p>-0.0268661</text:p>
          </table:table-cell>
          <table:table-cell office:value-type="float" office:value="-0.0074865">
            <text:p>-0.0074865</text:p>
          </table:table-cell>
          <table:table-cell table:style-name="ce1" office:value-type="string">
            <text:p>7.54959e-05</text:p>
          </table:table-cell>
          <table:table-cell/>
          <table:table-cell office:value-type="float" office:value="4.53411">
            <text:p>4.53411</text:p>
          </table:table-cell>
          <table:table-cell office:value-type="float" office:value="0.214686">
            <text:p>0.214686</text:p>
          </table:table-cell>
          <table:table-cell office:value-type="float" office:value="-0.0113633">
            <text:p>-0.0113633</text:p>
          </table:table-cell>
          <table:table-cell office:value-type="float" office:value="0.79016">
            <text:p>0.79016</text:p>
          </table:table-cell>
          <table:table-cell office:value-type="float" office:value="0.367358">
            <text:p>0.367358</text:p>
          </table:table-cell>
          <table:table-cell office:value-type="float" office:value="0.133655">
            <text:p>0.133655</text:p>
          </table:table-cell>
          <table:table-cell office:value-type="float" office:value="-0.123431">
            <text:p>-0.123431</text:p>
          </table:table-cell>
          <table:table-cell office:value-type="float" office:value="-0.0465243">
            <text:p>-0.0465243</text:p>
          </table:table-cell>
          <table:table-cell office:value-type="float" office:value="-0.00614308">
            <text:p>-0.00614308</text:p>
          </table:table-cell>
          <table:table-cell office:value-type="float" office:value="-0.0909266">
            <text:p>-0.0909266</text:p>
          </table:table-cell>
          <table:table-cell office:value-type="float" office:value="0.0286944">
            <text:p>0.0286944</text:p>
          </table:table-cell>
          <table:table-cell office:value-type="float" office:value="-0.0357772">
            <text:p>-0.0357772</text:p>
          </table:table-cell>
          <table:table-cell office:value-type="float" office:value="0.210456">
            <text:p>0.210456</text:p>
          </table:table-cell>
          <table:table-cell office:value-type="float" office:value="-0.112972">
            <text:p>-0.112972</text:p>
          </table:table-cell>
          <table:table-cell/>
          <table:table-cell office:value-type="float" office:value="4.60711">
            <text:p>4.60711</text:p>
          </table:table-cell>
          <table:table-cell office:value-type="float" office:value="0.111886">
            <text:p>0.111886</text:p>
          </table:table-cell>
          <table:table-cell office:value-type="float" office:value="-0.0505266">
            <text:p>-0.0505266</text:p>
          </table:table-cell>
          <table:table-cell office:value-type="float" office:value="0.811474">
            <text:p>0.811474</text:p>
          </table:table-cell>
          <table:table-cell office:value-type="float" office:value="0.281815">
            <text:p>0.281815</text:p>
          </table:table-cell>
          <table:table-cell office:value-type="float" office:value="0.0642576">
            <text:p>0.0642576</text:p>
          </table:table-cell>
          <table:table-cell office:value-type="float" office:value="-0.0751391">
            <text:p>-0.0751391</text:p>
          </table:table-cell>
          <table:table-cell office:value-type="float" office:value="0.00402738">
            <text:p>0.00402738</text:p>
          </table:table-cell>
          <table:table-cell office:value-type="float" office:value="0.00183012">
            <text:p>0.00183012</text:p>
          </table:table-cell>
          <table:table-cell office:value-type="float" office:value="-0.0526164">
            <text:p>-0.0526164</text:p>
          </table:table-cell>
          <table:table-cell office:value-type="float" office:value="0.00556477">
            <text:p>0.00556477</text:p>
          </table:table-cell>
          <table:table-cell office:value-type="float" office:value="-0.0369478">
            <text:p>-0.0369478</text:p>
          </table:table-cell>
          <table:table-cell office:value-type="float" office:value="0.0563434">
            <text:p>0.0563434</text:p>
          </table:table-cell>
          <table:table-cell office:value-type="float" office:value="0.00597787">
            <text:p>0.00597787</text:p>
          </table:table-cell>
        </table:table-row>
        <table:table-row table:style-name="ro4">
          <table:table-cell office:value-type="float" office:value="4.90818">
            <text:p>4.90818</text:p>
          </table:table-cell>
          <table:table-cell office:value-type="float" office:value="0.10533">
            <text:p>0.10533</text:p>
          </table:table-cell>
          <table:table-cell office:value-type="float" office:value="-0.0373753">
            <text:p>-0.0373753</text:p>
          </table:table-cell>
          <table:table-cell office:value-type="float" office:value="0.751383">
            <text:p>0.751383</text:p>
          </table:table-cell>
          <table:table-cell office:value-type="float" office:value="0.0443468">
            <text:p>0.0443468</text:p>
          </table:table-cell>
          <table:table-cell office:value-type="float" office:value="0.00158293">
            <text:p>0.00158293</text:p>
          </table:table-cell>
          <table:table-cell office:value-type="float" office:value="0.00179704">
            <text:p>0.00179704</text:p>
          </table:table-cell>
          <table:table-cell office:value-type="float" office:value="-0.000415794">
            <text:p>-0.000415794</text:p>
          </table:table-cell>
          <table:table-cell office:value-type="float" office:value="-0.00291004">
            <text:p>-0.00291004</text:p>
          </table:table-cell>
          <table:table-cell office:value-type="float" office:value="0.00133051">
            <text:p>0.00133051</text:p>
          </table:table-cell>
          <table:table-cell office:value-type="float" office:value="-0.00083887">
            <text:p>-0.00083887</text:p>
          </table:table-cell>
          <table:table-cell office:value-type="float" office:value="0.237096">
            <text:p>0.237096</text:p>
          </table:table-cell>
          <table:table-cell office:value-type="float" office:value="0.0440089">
            <text:p>0.0440089</text:p>
          </table:table-cell>
          <table:table-cell office:value-type="float" office:value="-0.0802306">
            <text:p>-0.0802306</text:p>
          </table:table-cell>
          <table:table-cell/>
          <table:table-cell office:value-type="float" office:value="4.70431">
            <text:p>4.70431</text:p>
          </table:table-cell>
          <table:table-cell office:value-type="float" office:value="0.115142">
            <text:p>0.115142</text:p>
          </table:table-cell>
          <table:table-cell office:value-type="float" office:value="-0.00175391">
            <text:p>-0.00175391</text:p>
          </table:table-cell>
          <table:table-cell office:value-type="float" office:value="0.797582">
            <text:p>0.797582</text:p>
          </table:table-cell>
          <table:table-cell office:value-type="float" office:value="0.0488498">
            <text:p>0.0488498</text:p>
          </table:table-cell>
          <table:table-cell office:value-type="float" office:value="-0.0111047">
            <text:p>-0.0111047</text:p>
          </table:table-cell>
          <table:table-cell office:value-type="float" office:value="0.0116943">
            <text:p>0.0116943</text:p>
          </table:table-cell>
          <table:table-cell office:value-type="float" office:value="-0.00554731">
            <text:p>-0.00554731</text:p>
          </table:table-cell>
          <table:table-cell office:value-type="float" office:value="0.00470457">
            <text:p>0.00470457</text:p>
          </table:table-cell>
          <table:table-cell office:value-type="float" office:value="-0.00713149">
            <text:p>-0.00713149</text:p>
          </table:table-cell>
          <table:table-cell office:value-type="float" office:value="-0.000771087">
            <text:p>-0.000771087</text:p>
          </table:table-cell>
          <table:table-cell office:value-type="float" office:value="0.00635602">
            <text:p>0.00635602</text:p>
          </table:table-cell>
          <table:table-cell office:value-type="float" office:value="0.0143492">
            <text:p>0.0143492</text:p>
          </table:table-cell>
          <table:table-cell office:value-type="float" office:value="0.000653856">
            <text:p>0.000653856</text:p>
          </table:table-cell>
          <table:table-cell/>
          <table:table-cell office:value-type="float" office:value="5.47045">
            <text:p>5.47045</text:p>
          </table:table-cell>
          <table:table-cell office:value-type="float" office:value="-0.06556">
            <text:p>-0.06556</text:p>
          </table:table-cell>
          <table:table-cell office:value-type="float" office:value="0.0155865">
            <text:p>0.0155865</text:p>
          </table:table-cell>
          <table:table-cell office:value-type="float" office:value="0.842111">
            <text:p>0.842111</text:p>
          </table:table-cell>
          <table:table-cell office:value-type="float" office:value="0.187606">
            <text:p>0.187606</text:p>
          </table:table-cell>
          <table:table-cell office:value-type="float" office:value="0.000325825">
            <text:p>0.000325825</text:p>
          </table:table-cell>
          <table:table-cell office:value-type="float" office:value="0.000284967">
            <text:p>0.000284967</text:p>
          </table:table-cell>
          <table:table-cell office:value-type="float" office:value="0.000285078">
            <text:p>0.000285078</text:p>
          </table:table-cell>
          <table:table-cell office:value-type="float" office:value="-0.00446354">
            <text:p>-0.00446354</text:p>
          </table:table-cell>
          <table:table-cell office:value-type="float" office:value="-0.00258328">
            <text:p>-0.00258328</text:p>
          </table:table-cell>
          <table:table-cell office:value-type="float" office:value="-0.000309365">
            <text:p>-0.000309365</text:p>
          </table:table-cell>
          <table:table-cell office:value-type="float" office:value="0.0286411">
            <text:p>0.0286411</text:p>
          </table:table-cell>
          <table:table-cell office:value-type="float" office:value="0.0293327">
            <text:p>0.0293327</text:p>
          </table:table-cell>
          <table:table-cell office:value-type="float" office:value="0.0299441">
            <text:p>0.0299441</text:p>
          </table:table-cell>
          <table:table-cell/>
          <table:table-cell office:value-type="float" office:value="4.67007">
            <text:p>4.67007</text:p>
          </table:table-cell>
          <table:table-cell office:value-type="float" office:value="0.21319">
            <text:p>0.21319</text:p>
          </table:table-cell>
          <table:table-cell office:value-type="float" office:value="-0.0198355">
            <text:p>-0.0198355</text:p>
          </table:table-cell>
          <table:table-cell office:value-type="float" office:value="0.791973">
            <text:p>0.791973</text:p>
          </table:table-cell>
          <table:table-cell office:value-type="float" office:value="0.35649">
            <text:p>0.35649</text:p>
          </table:table-cell>
          <table:table-cell office:value-type="float" office:value="0.137648">
            <text:p>0.137648</text:p>
          </table:table-cell>
          <table:table-cell office:value-type="float" office:value="-0.136475">
            <text:p>-0.136475</text:p>
          </table:table-cell>
          <table:table-cell office:value-type="float" office:value="-0.0383253">
            <text:p>-0.0383253</text:p>
          </table:table-cell>
          <table:table-cell office:value-type="float" office:value="-0.0110075">
            <text:p>-0.0110075</text:p>
          </table:table-cell>
          <table:table-cell office:value-type="float" office:value="-0.0623123">
            <text:p>-0.0623123</text:p>
          </table:table-cell>
          <table:table-cell office:value-type="float" office:value="0.0133342">
            <text:p>0.0133342</text:p>
          </table:table-cell>
          <table:table-cell office:value-type="float" office:value="-0.0147527">
            <text:p>-0.0147527</text:p>
          </table:table-cell>
          <table:table-cell office:value-type="float" office:value="0.0250022">
            <text:p>0.0250022</text:p>
          </table:table-cell>
          <table:table-cell office:value-type="float" office:value="0.0123666">
            <text:p>0.0123666</text:p>
          </table:table-cell>
          <table:table-cell/>
          <table:table-cell office:value-type="float" office:value="4.81597">
            <text:p>4.81597</text:p>
          </table:table-cell>
          <table:table-cell office:value-type="float" office:value="0.110657">
            <text:p>0.110657</text:p>
          </table:table-cell>
          <table:table-cell office:value-type="float" office:value="-0.0590584">
            <text:p>-0.0590584</text:p>
          </table:table-cell>
          <table:table-cell office:value-type="float" office:value="0.812897">
            <text:p>0.812897</text:p>
          </table:table-cell>
          <table:table-cell office:value-type="float" office:value="0.266089">
            <text:p>0.266089</text:p>
          </table:table-cell>
          <table:table-cell office:value-type="float" office:value="0.0682194">
            <text:p>0.0682194</text:p>
          </table:table-cell>
          <table:table-cell office:value-type="float" office:value="-0.0809512">
            <text:p>-0.0809512</text:p>
          </table:table-cell>
          <table:table-cell office:value-type="float" office:value="0.00381552">
            <text:p>0.00381552</text:p>
          </table:table-cell>
          <table:table-cell office:value-type="float" office:value="-0.00588698">
            <text:p>-0.00588698</text:p>
          </table:table-cell>
          <table:table-cell office:value-type="float" office:value="-0.0408482">
            <text:p>-0.0408482</text:p>
          </table:table-cell>
          <table:table-cell office:value-type="float" office:value="0.00681334">
            <text:p>0.00681334</text:p>
          </table:table-cell>
          <table:table-cell office:value-type="float" office:value="0.074593">
            <text:p>0.074593</text:p>
          </table:table-cell>
          <table:table-cell office:value-type="float" office:value="0.0943211">
            <text:p>0.0943211</text:p>
          </table:table-cell>
          <table:table-cell office:value-type="float" office:value="-0.031385">
            <text:p>-0.031385</text:p>
          </table:table-cell>
        </table:table-row>
        <table:table-row table:style-name="ro4">
          <table:table-cell office:value-type="float" office:value="4.97108">
            <text:p>4.97108</text:p>
          </table:table-cell>
          <table:table-cell office:value-type="float" office:value="0.106085">
            <text:p>0.106085</text:p>
          </table:table-cell>
          <table:table-cell office:value-type="float" office:value="-0.0371175">
            <text:p>-0.0371175</text:p>
          </table:table-cell>
          <table:table-cell office:value-type="float" office:value="0.751013">
            <text:p>0.751013</text:p>
          </table:table-cell>
          <table:table-cell office:value-type="float" office:value="0.0426109">
            <text:p>0.0426109</text:p>
          </table:table-cell>
          <table:table-cell office:value-type="float" office:value="-0.000200014">
            <text:p>-0.000200014</text:p>
          </table:table-cell>
          <table:table-cell office:value-type="float" office:value="0.00127506">
            <text:p>0.00127506</text:p>
          </table:table-cell>
          <table:table-cell office:value-type="float" office:value="0.000364125">
            <text:p>0.000364125</text:p>
          </table:table-cell>
          <table:table-cell office:value-type="float" office:value="0.0120038">
            <text:p>0.0120038</text:p>
          </table:table-cell>
          <table:table-cell office:value-type="float" office:value="0.00409876">
            <text:p>0.00409876</text:p>
          </table:table-cell>
          <table:table-cell office:value-type="float" office:value="-0.00588554">
            <text:p>-0.00588554</text:p>
          </table:table-cell>
          <table:table-cell office:value-type="float" office:value="-0.0299802">
            <text:p>-0.0299802</text:p>
          </table:table-cell>
          <table:table-cell office:value-type="float" office:value="-0.0272534">
            <text:p>-0.0272534</text:p>
          </table:table-cell>
          <table:table-cell office:value-type="float" office:value="0.030361">
            <text:p>0.030361</text:p>
          </table:table-cell>
          <table:table-cell/>
          <table:table-cell office:value-type="float" office:value="5.27185">
            <text:p>5.27185</text:p>
          </table:table-cell>
          <table:table-cell office:value-type="float" office:value="0.119859">
            <text:p>0.119859</text:p>
          </table:table-cell>
          <table:table-cell office:value-type="float" office:value="-0.00117944">
            <text:p>-0.00117944</text:p>
          </table:table-cell>
          <table:table-cell office:value-type="float" office:value="0.797355">
            <text:p>0.797355</text:p>
          </table:table-cell>
          <table:table-cell office:value-type="float" office:value="0.0339379">
            <text:p>0.0339379</text:p>
          </table:table-cell>
          <table:table-cell office:value-type="float" office:value="-0.00681273">
            <text:p>-0.00681273</text:p>
          </table:table-cell>
          <table:table-cell office:value-type="float" office:value="0.0129331">
            <text:p>0.0129331</text:p>
          </table:table-cell>
          <table:table-cell office:value-type="float" office:value="-0.00574292">
            <text:p>-0.00574292</text:p>
          </table:table-cell>
          <table:table-cell office:value-type="float" office:value="0.00831183">
            <text:p>0.00831183</text:p>
          </table:table-cell>
          <table:table-cell office:value-type="float" office:value="0.00101223">
            <text:p>0.00101223</text:p>
          </table:table-cell>
          <table:table-cell office:value-type="float" office:value="-0.0004">
            <text:p>-0.0004</text:p>
          </table:table-cell>
          <table:table-cell office:value-type="float" office:value="-0.0346742">
            <text:p>-0.0346742</text:p>
          </table:table-cell>
          <table:table-cell office:value-type="float" office:value="-0.00660162">
            <text:p>-0.00660162</text:p>
          </table:table-cell>
          <table:table-cell office:value-type="float" office:value="0.0113822">
            <text:p>0.0113822</text:p>
          </table:table-cell>
          <table:table-cell/>
          <table:table-cell office:value-type="float" office:value="5.63813">
            <text:p>5.63813</text:p>
          </table:table-cell>
          <table:table-cell office:value-type="float" office:value="-0.0655031">
            <text:p>-0.0655031</text:p>
          </table:table-cell>
          <table:table-cell office:value-type="float" office:value="0.0159782">
            <text:p>0.0159782</text:p>
          </table:table-cell>
          <table:table-cell office:value-type="float" office:value="0.842901">
            <text:p>0.842901</text:p>
          </table:table-cell>
          <table:table-cell office:value-type="float" office:value="0.178225">
            <text:p>0.178225</text:p>
          </table:table-cell>
          <table:table-cell office:value-type="float" office:value="-0.000353455">
            <text:p>-0.000353455</text:p>
          </table:table-cell>
          <table:table-cell office:value-type="float" office:value="-0.000501964">
            <text:p>-0.000501964</text:p>
          </table:table-cell>
          <table:table-cell office:value-type="float" office:value="0.000504196">
            <text:p>0.000504196</text:p>
          </table:table-cell>
          <table:table-cell office:value-type="float" office:value="0.000339227">
            <text:p>0.000339227</text:p>
          </table:table-cell>
          <table:table-cell office:value-type="float" office:value="0.00233546">
            <text:p>0.00233546</text:p>
          </table:table-cell>
          <table:table-cell office:value-type="float" office:value="0.0047119">
            <text:p>0.0047119</text:p>
          </table:table-cell>
          <table:table-cell office:value-type="float" office:value="-0.010881">
            <text:p>-0.010881</text:p>
          </table:table-cell>
          <table:table-cell office:value-type="float" office:value="-0.0256115">
            <text:p>-0.0256115</text:p>
          </table:table-cell>
          <table:table-cell office:value-type="float" office:value="-0.00190257">
            <text:p>-0.00190257</text:p>
          </table:table-cell>
          <table:table-cell/>
          <table:table-cell office:value-type="float" office:value="5.00494">
            <text:p>5.00494</text:p>
          </table:table-cell>
          <table:table-cell office:value-type="float" office:value="0.207849">
            <text:p>0.207849</text:p>
          </table:table-cell>
          <table:table-cell office:value-type="float" office:value="-0.0378984">
            <text:p>-0.0378984</text:p>
          </table:table-cell>
          <table:table-cell office:value-type="float" office:value="0.797825">
            <text:p>0.797825</text:p>
          </table:table-cell>
          <table:table-cell office:value-type="float" office:value="0.331075">
            <text:p>0.331075</text:p>
          </table:table-cell>
          <table:table-cell office:value-type="float" office:value="0.146245">
            <text:p>0.146245</text:p>
          </table:table-cell>
          <table:table-cell office:value-type="float" office:value="-0.154545">
            <text:p>-0.154545</text:p>
          </table:table-cell>
          <table:table-cell office:value-type="float" office:value="-0.0287093">
            <text:p>-0.0287093</text:p>
          </table:table-cell>
          <table:table-cell office:value-type="float" office:value="-0.0159477">
            <text:p>-0.0159477</text:p>
          </table:table-cell>
          <table:table-cell office:value-type="float" office:value="-0.0539397">
            <text:p>-0.0539397</text:p>
          </table:table-cell>
          <table:table-cell office:value-type="float" office:value="0.0174755">
            <text:p>0.0174755</text:p>
          </table:table-cell>
          <table:table-cell office:value-type="float" office:value="0.0470045">
            <text:p>0.0470045</text:p>
          </table:table-cell>
          <table:table-cell office:value-type="float" office:value="-0.0269325">
            <text:p>-0.0269325</text:p>
          </table:table-cell>
          <table:table-cell office:value-type="float" office:value="-0.0483128">
            <text:p>-0.0483128</text:p>
          </table:table-cell>
          <table:table-cell/>
          <table:table-cell office:value-type="float" office:value="4.97079">
            <text:p>4.97079</text:p>
          </table:table-cell>
          <table:table-cell office:value-type="float" office:value="0.111533">
            <text:p>0.111533</text:p>
          </table:table-cell>
          <table:table-cell office:value-type="float" office:value="-0.0631217">
            <text:p>-0.0631217</text:p>
          </table:table-cell>
          <table:table-cell office:value-type="float" office:value="0.8132">
            <text:p>0.8132</text:p>
          </table:table-cell>
          <table:table-cell office:value-type="float" office:value="0.255002">
            <text:p>0.255002</text:p>
          </table:table-cell>
          <table:table-cell office:value-type="float" office:value="0.0668181">
            <text:p>0.0668181</text:p>
          </table:table-cell>
          <table:table-cell office:value-type="float" office:value="-0.0870977">
            <text:p>-0.0870977</text:p>
          </table:table-cell>
          <table:table-cell office:value-type="float" office:value="0.00467067">
            <text:p>0.00467067</text:p>
          </table:table-cell>
          <table:table-cell office:value-type="float" office:value="0.00566159">
            <text:p>0.00566159</text:p>
          </table:table-cell>
          <table:table-cell office:value-type="float" office:value="-0.0262453">
            <text:p>-0.0262453</text:p>
          </table:table-cell>
          <table:table-cell office:value-type="float" office:value="0.00195427">
            <text:p>0.00195427</text:p>
          </table:table-cell>
          <table:table-cell office:value-type="float" office:value="-0.0693545">
            <text:p>-0.0693545</text:p>
          </table:table-cell>
          <table:table-cell office:value-type="float" office:value="-0.0151471">
            <text:p>-0.0151471</text:p>
          </table:table-cell>
          <table:table-cell office:value-type="float" office:value="0.00849261">
            <text:p>0.00849261</text:p>
          </table:table-cell>
        </table:table-row>
        <table:table-row table:style-name="ro4">
          <table:table-cell office:value-type="float" office:value="5.20784">
            <text:p>5.20784</text:p>
          </table:table-cell>
          <table:table-cell office:value-type="float" office:value="0.107246">
            <text:p>0.107246</text:p>
          </table:table-cell>
          <table:table-cell office:value-type="float" office:value="-0.0376748">
            <text:p>-0.0376748</text:p>
          </table:table-cell>
          <table:table-cell office:value-type="float" office:value="0.751321">
            <text:p>0.751321</text:p>
          </table:table-cell>
          <table:table-cell office:value-type="float" office:value="0.0366646">
            <text:p>0.0366646</text:p>
          </table:table-cell>
          <table:table-cell office:value-type="float" office:value="0.000613612">
            <text:p>0.000613612</text:p>
          </table:table-cell>
          <table:table-cell office:value-type="float" office:value="0.000642502">
            <text:p>0.000642502</text:p>
          </table:table-cell>
          <table:table-cell office:value-type="float" office:value="0.000720057">
            <text:p>0.000720057</text:p>
          </table:table-cell>
          <table:table-cell office:value-type="float" office:value="0.00490547">
            <text:p>0.00490547</text:p>
          </table:table-cell>
          <table:table-cell office:value-type="float" office:value="-0.00235391">
            <text:p>-0.00235391</text:p>
          </table:table-cell>
          <table:table-cell office:value-type="float" office:value="0.00130292">
            <text:p>0.00130292</text:p>
          </table:table-cell>
          <table:table-cell office:value-type="float" office:value="-0.0109207">
            <text:p>-0.0109207</text:p>
          </table:table-cell>
          <table:table-cell office:value-type="float" office:value="0.00579606">
            <text:p>0.00579606</text:p>
          </table:table-cell>
          <table:table-cell office:value-type="float" office:value="-0.00996133">
            <text:p>-0.00996133</text:p>
          </table:table-cell>
          <table:table-cell/>
          <table:table-cell office:value-type="float" office:value="5.60965">
            <text:p>5.60965</text:p>
          </table:table-cell>
          <table:table-cell office:value-type="float" office:value="0.11871">
            <text:p>0.11871</text:p>
          </table:table-cell>
          <table:table-cell office:value-type="float" office:value="-0.00159083">
            <text:p>-0.00159083</text:p>
          </table:table-cell>
          <table:table-cell office:value-type="float" office:value="0.798519">
            <text:p>0.798519</text:p>
          </table:table-cell>
          <table:table-cell office:value-type="float" office:value="0.0273235">
            <text:p>0.0273235</text:p>
          </table:table-cell>
          <table:table-cell office:value-type="float" office:value="-0.00861791">
            <text:p>-0.00861791</text:p>
          </table:table-cell>
          <table:table-cell office:value-type="float" office:value="0.0125188">
            <text:p>0.0125188</text:p>
          </table:table-cell>
          <table:table-cell office:value-type="float" office:value="-0.00463474">
            <text:p>-0.00463474</text:p>
          </table:table-cell>
          <table:table-cell office:value-type="float" office:value="-0.00340129">
            <text:p>-0.00340129</text:p>
          </table:table-cell>
          <table:table-cell office:value-type="float" office:value="-0.00121783">
            <text:p>-0.00121783</text:p>
          </table:table-cell>
          <table:table-cell office:value-type="float" office:value="0.00344495">
            <text:p>0.00344495</text:p>
          </table:table-cell>
          <table:table-cell office:value-type="float" office:value="-0.00248279">
            <text:p>-0.00248279</text:p>
          </table:table-cell>
          <table:table-cell office:value-type="float" office:value="-0.000220428">
            <text:p>-0.000220428</text:p>
          </table:table-cell>
          <table:table-cell office:value-type="float" office:value="-0.0116359">
            <text:p>-0.0116359</text:p>
          </table:table-cell>
          <table:table-cell/>
          <table:table-cell office:value-type="float" office:value="5.81291">
            <text:p>5.81291</text:p>
          </table:table-cell>
          <table:table-cell office:value-type="float" office:value="-0.0657762">
            <text:p>-0.0657762</text:p>
          </table:table-cell>
          <table:table-cell office:value-type="float" office:value="0.015604">
            <text:p>0.015604</text:p>
          </table:table-cell>
          <table:table-cell office:value-type="float" office:value="0.843667">
            <text:p>0.843667</text:p>
          </table:table-cell>
          <table:table-cell office:value-type="float" office:value="0.168947">
            <text:p>0.168947</text:p>
          </table:table-cell>
          <table:table-cell office:value-type="float" office:value="-0.000198907">
            <text:p>-0.000198907</text:p>
          </table:table-cell>
          <table:table-cell table:style-name="ce1" office:value-type="string">
            <text:p>-4.78619e-05</text:p>
          </table:table-cell>
          <table:table-cell office:value-type="float" office:value="0.000416549">
            <text:p>0.000416549</text:p>
          </table:table-cell>
          <table:table-cell office:value-type="float" office:value="-0.00156258">
            <text:p>-0.00156258</text:p>
          </table:table-cell>
          <table:table-cell office:value-type="float" office:value="-0.00214097">
            <text:p>-0.00214097</text:p>
          </table:table-cell>
          <table:table-cell office:value-type="float" office:value="0.00437936">
            <text:p>0.00437936</text:p>
          </table:table-cell>
          <table:table-cell office:value-type="float" office:value="0.00817614">
            <text:p>0.00817614</text:p>
          </table:table-cell>
          <table:table-cell office:value-type="float" office:value="0.0140202">
            <text:p>0.0140202</text:p>
          </table:table-cell>
          <table:table-cell office:value-type="float" office:value="-0.0272355">
            <text:p>-0.0272355</text:p>
          </table:table-cell>
          <table:table-cell/>
          <table:table-cell office:value-type="float" office:value="5.30254">
            <text:p>5.30254</text:p>
          </table:table-cell>
          <table:table-cell office:value-type="float" office:value="0.207266">
            <text:p>0.207266</text:p>
          </table:table-cell>
          <table:table-cell office:value-type="float" office:value="-0.0563362">
            <text:p>-0.0563362</text:p>
          </table:table-cell>
          <table:table-cell office:value-type="float" office:value="0.798747">
            <text:p>0.798747</text:p>
          </table:table-cell>
          <table:table-cell office:value-type="float" office:value="0.310014">
            <text:p>0.310014</text:p>
          </table:table-cell>
          <table:table-cell office:value-type="float" office:value="0.16097">
            <text:p>0.16097</text:p>
          </table:table-cell>
          <table:table-cell office:value-type="float" office:value="-0.163932">
            <text:p>-0.163932</text:p>
          </table:table-cell>
          <table:table-cell office:value-type="float" office:value="-0.0278189">
            <text:p>-0.0278189</text:p>
          </table:table-cell>
          <table:table-cell office:value-type="float" office:value="-0.00195915">
            <text:p>-0.00195915</text:p>
          </table:table-cell>
          <table:table-cell office:value-type="float" office:value="-0.0619549">
            <text:p>-0.0619549</text:p>
          </table:table-cell>
          <table:table-cell office:value-type="float" office:value="0.00309753">
            <text:p>0.00309753</text:p>
          </table:table-cell>
          <table:table-cell office:value-type="float" office:value="0.149508">
            <text:p>0.149508</text:p>
          </table:table-cell>
          <table:table-cell office:value-type="float" office:value="0.179285">
            <text:p>0.179285</text:p>
          </table:table-cell>
          <table:table-cell office:value-type="float" office:value="-0.135949">
            <text:p>-0.135949</text:p>
          </table:table-cell>
          <table:table-cell/>
          <table:table-cell office:value-type="float" office:value="5.14082">
            <text:p>5.14082</text:p>
          </table:table-cell>
          <table:table-cell office:value-type="float" office:value="0.110491">
            <text:p>0.110491</text:p>
          </table:table-cell>
          <table:table-cell office:value-type="float" office:value="-0.0680219">
            <text:p>-0.0680219</text:p>
          </table:table-cell>
          <table:table-cell office:value-type="float" office:value="0.813778">
            <text:p>0.813778</text:p>
          </table:table-cell>
          <table:table-cell office:value-type="float" office:value="0.243358">
            <text:p>0.243358</text:p>
          </table:table-cell>
          <table:table-cell office:value-type="float" office:value="0.0705095">
            <text:p>0.0705095</text:p>
          </table:table-cell>
          <table:table-cell office:value-type="float" office:value="-0.0894406">
            <text:p>-0.0894406</text:p>
          </table:table-cell>
          <table:table-cell office:value-type="float" office:value="0.00541336">
            <text:p>0.00541336</text:p>
          </table:table-cell>
          <table:table-cell office:value-type="float" office:value="-0.00613033">
            <text:p>-0.00613033</text:p>
          </table:table-cell>
          <table:table-cell office:value-type="float" office:value="-0.0288207">
            <text:p>-0.0288207</text:p>
          </table:table-cell>
          <table:table-cell office:value-type="float" office:value="0.00339822">
            <text:p>0.00339822</text:p>
          </table:table-cell>
          <table:table-cell office:value-type="float" office:value="0.0560142">
            <text:p>0.0560142</text:p>
          </table:table-cell>
          <table:table-cell office:value-type="float" office:value="0.0593328">
            <text:p>0.0593328</text:p>
          </table:table-cell>
          <table:table-cell office:value-type="float" office:value="0.0204958">
            <text:p>0.0204958</text:p>
          </table:table-cell>
        </table:table-row>
        <table:table-row table:style-name="ro4">
          <table:table-cell office:value-type="float" office:value="5.57553">
            <text:p>5.57553</text:p>
          </table:table-cell>
          <table:table-cell office:value-type="float" office:value="0.107573">
            <text:p>0.107573</text:p>
          </table:table-cell>
          <table:table-cell office:value-type="float" office:value="-0.0377568">
            <text:p>-0.0377568</text:p>
          </table:table-cell>
          <table:table-cell office:value-type="float" office:value="0.750453">
            <text:p>0.750453</text:p>
          </table:table-cell>
          <table:table-cell office:value-type="float" office:value="0.0290321">
            <text:p>0.0290321</text:p>
          </table:table-cell>
          <table:table-cell office:value-type="float" office:value="0.000579304">
            <text:p>0.000579304</text:p>
          </table:table-cell>
          <table:table-cell office:value-type="float" office:value="0.000675286">
            <text:p>0.000675286</text:p>
          </table:table-cell>
          <table:table-cell office:value-type="float" office:value="0.000205038">
            <text:p>0.000205038</text:p>
          </table:table-cell>
          <table:table-cell office:value-type="float" office:value="0.000890049">
            <text:p>0.000890049</text:p>
          </table:table-cell>
          <table:table-cell office:value-type="float" office:value="-0.000222772">
            <text:p>-0.000222772</text:p>
          </table:table-cell>
          <table:table-cell office:value-type="float" office:value="-0.00235975">
            <text:p>-0.00235975</text:p>
          </table:table-cell>
          <table:table-cell office:value-type="float" office:value="-0.0120193">
            <text:p>-0.0120193</text:p>
          </table:table-cell>
          <table:table-cell office:value-type="float" office:value="-0.00141843">
            <text:p>-0.00141843</text:p>
          </table:table-cell>
          <table:table-cell office:value-type="float" office:value="0.0378482">
            <text:p>0.0378482</text:p>
          </table:table-cell>
          <table:table-cell/>
          <table:table-cell office:value-type="float" office:value="5.97682">
            <text:p>5.97682</text:p>
          </table:table-cell>
          <table:table-cell office:value-type="float" office:value="0.117127">
            <text:p>0.117127</text:p>
          </table:table-cell>
          <table:table-cell office:value-type="float" office:value="-0.00206769">
            <text:p>-0.00206769</text:p>
          </table:table-cell>
          <table:table-cell office:value-type="float" office:value="0.798215">
            <text:p>0.798215</text:p>
          </table:table-cell>
          <table:table-cell office:value-type="float" office:value="0.0215875">
            <text:p>0.0215875</text:p>
          </table:table-cell>
          <table:table-cell office:value-type="float" office:value="-0.00984527">
            <text:p>-0.00984527</text:p>
          </table:table-cell>
          <table:table-cell office:value-type="float" office:value="0.0138454">
            <text:p>0.0138454</text:p>
          </table:table-cell>
          <table:table-cell office:value-type="float" office:value="-0.00555727">
            <text:p>-0.00555727</text:p>
          </table:table-cell>
          <table:table-cell office:value-type="float" office:value="-0.00431289">
            <text:p>-0.00431289</text:p>
          </table:table-cell>
          <table:table-cell office:value-type="float" office:value="-0.00129877">
            <text:p>-0.00129877</text:p>
          </table:table-cell>
          <table:table-cell office:value-type="float" office:value="-0.000827397">
            <text:p>-0.000827397</text:p>
          </table:table-cell>
          <table:table-cell office:value-type="float" office:value="0.0322801">
            <text:p>0.0322801</text:p>
          </table:table-cell>
          <table:table-cell office:value-type="float" office:value="0.119603">
            <text:p>0.119603</text:p>
          </table:table-cell>
          <table:table-cell office:value-type="float" office:value="-0.0239473">
            <text:p>-0.0239473</text:p>
          </table:table-cell>
          <table:table-cell/>
          <table:table-cell office:value-type="float" office:value="6.04122">
            <text:p>6.04122</text:p>
          </table:table-cell>
          <table:table-cell office:value-type="float" office:value="-0.0657068">
            <text:p>-0.0657068</text:p>
          </table:table-cell>
          <table:table-cell office:value-type="float" office:value="0.0158459">
            <text:p>0.0158459</text:p>
          </table:table-cell>
          <table:table-cell office:value-type="float" office:value="0.843247">
            <text:p>0.843247</text:p>
          </table:table-cell>
          <table:table-cell office:value-type="float" office:value="0.15755">
            <text:p>0.15755</text:p>
          </table:table-cell>
          <table:table-cell office:value-type="float" office:value="-0.000914077">
            <text:p>-0.000914077</text:p>
          </table:table-cell>
          <table:table-cell office:value-type="float" office:value="-0.00129818">
            <text:p>-0.00129818</text:p>
          </table:table-cell>
          <table:table-cell office:value-type="float" office:value="0.00358655">
            <text:p>0.00358655</text:p>
          </table:table-cell>
          <table:table-cell office:value-type="float" office:value="0.000304062">
            <text:p>0.000304062</text:p>
          </table:table-cell>
          <table:table-cell office:value-type="float" office:value="0.00105989">
            <text:p>0.00105989</text:p>
          </table:table-cell>
          <table:table-cell office:value-type="float" office:value="-0.00183858">
            <text:p>-0.00183858</text:p>
          </table:table-cell>
          <table:table-cell office:value-type="float" office:value="-0.0244051">
            <text:p>-0.0244051</text:p>
          </table:table-cell>
          <table:table-cell office:value-type="float" office:value="-0.0464963">
            <text:p>-0.0464963</text:p>
          </table:table-cell>
          <table:table-cell office:value-type="float" office:value="0.112933">
            <text:p>0.112933</text:p>
          </table:table-cell>
          <table:table-cell/>
          <table:table-cell office:value-type="float" office:value="5.37054">
            <text:p>5.37054</text:p>
          </table:table-cell>
          <table:table-cell office:value-type="float" office:value="0.207824">
            <text:p>0.207824</text:p>
          </table:table-cell>
          <table:table-cell office:value-type="float" office:value="-0.0597199">
            <text:p>-0.0597199</text:p>
          </table:table-cell>
          <table:table-cell office:value-type="float" office:value="0.798329">
            <text:p>0.798329</text:p>
          </table:table-cell>
          <table:table-cell office:value-type="float" office:value="0.305393">
            <text:p>0.305393</text:p>
          </table:table-cell>
          <table:table-cell office:value-type="float" office:value="0.153073">
            <text:p>0.153073</text:p>
          </table:table-cell>
          <table:table-cell office:value-type="float" office:value="-0.177764">
            <text:p>-0.177764</text:p>
          </table:table-cell>
          <table:table-cell office:value-type="float" office:value="-0.019597">
            <text:p>-0.019597</text:p>
          </table:table-cell>
          <table:table-cell office:value-type="float" office:value="0.00820632">
            <text:p>0.00820632</text:p>
          </table:table-cell>
          <table:table-cell office:value-type="float" office:value="-0.0497648">
            <text:p>-0.0497648</text:p>
          </table:table-cell>
          <table:table-cell office:value-type="float" office:value="-0.00614601">
            <text:p>-0.00614601</text:p>
          </table:table-cell>
          <table:table-cell office:value-type="float" office:value="-0.126528">
            <text:p>-0.126528</text:p>
          </table:table-cell>
          <table:table-cell office:value-type="float" office:value="-0.103565">
            <text:p>-0.103565</text:p>
          </table:table-cell>
          <table:table-cell office:value-type="float" office:value="0.0652328">
            <text:p>0.0652328</text:p>
          </table:table-cell>
          <table:table-cell/>
          <table:table-cell office:value-type="float" office:value="5.27245">
            <text:p>5.27245</text:p>
          </table:table-cell>
          <table:table-cell office:value-type="float" office:value="0.110655">
            <text:p>0.110655</text:p>
          </table:table-cell>
          <table:table-cell office:value-type="float" office:value="-0.0707876">
            <text:p>-0.0707876</text:p>
          </table:table-cell>
          <table:table-cell office:value-type="float" office:value="0.81458">
            <text:p>0.81458</text:p>
          </table:table-cell>
          <table:table-cell office:value-type="float" office:value="0.234709">
            <text:p>0.234709</text:p>
          </table:table-cell>
          <table:table-cell office:value-type="float" office:value="0.0605618">
            <text:p>0.0605618</text:p>
          </table:table-cell>
          <table:table-cell office:value-type="float" office:value="-0.138738">
            <text:p>-0.138738</text:p>
          </table:table-cell>
          <table:table-cell office:value-type="float" office:value="0.014428">
            <text:p>0.014428</text:p>
          </table:table-cell>
          <table:table-cell office:value-type="float" office:value="0.00124308">
            <text:p>0.00124308</text:p>
          </table:table-cell>
          <table:table-cell office:value-type="float" office:value="-0.0210104">
            <text:p>-0.0210104</text:p>
          </table:table-cell>
          <table:table-cell office:value-type="float" office:value="0.00609619">
            <text:p>0.00609619</text:p>
          </table:table-cell>
          <table:table-cell office:value-type="float" office:value="-0.300669">
            <text:p>-0.300669</text:p>
          </table:table-cell>
          <table:table-cell office:value-type="float" office:value="-1.35683">
            <text:p>-1.35683</text:p>
          </table:table-cell>
          <table:table-cell office:value-type="float" office:value="0.266526">
            <text:p>0.266526</text:p>
          </table:table-cell>
        </table:table-row>
        <table:table-row table:style-name="ro4">
          <table:table-cell office:value-type="float" office:value="5.71086">
            <text:p>5.71086</text:p>
          </table:table-cell>
          <table:table-cell office:value-type="float" office:value="0.107474">
            <text:p>0.107474</text:p>
          </table:table-cell>
          <table:table-cell office:value-type="float" office:value="-0.0378129">
            <text:p>-0.0378129</text:p>
          </table:table-cell>
          <table:table-cell office:value-type="float" office:value="0.750827">
            <text:p>0.750827</text:p>
          </table:table-cell>
          <table:table-cell office:value-type="float" office:value="0.0266421">
            <text:p>0.0266421</text:p>
          </table:table-cell>
          <table:table-cell table:style-name="ce1" office:value-type="string">
            <text:p>1.67601e-06</text:p>
          </table:table-cell>
          <table:table-cell office:value-type="float" office:value="0.000376874">
            <text:p>0.000376874</text:p>
          </table:table-cell>
          <table:table-cell office:value-type="float" office:value="-0.000308538">
            <text:p>-0.000308538</text:p>
          </table:table-cell>
          <table:table-cell office:value-type="float" office:value="-0.000736541">
            <text:p>-0.000736541</text:p>
          </table:table-cell>
          <table:table-cell office:value-type="float" office:value="-0.00041473">
            <text:p>-0.00041473</text:p>
          </table:table-cell>
          <table:table-cell office:value-type="float" office:value="0.00276229">
            <text:p>0.00276229</text:p>
          </table:table-cell>
          <table:table-cell office:value-type="float" office:value="-0.0352255">
            <text:p>-0.0352255</text:p>
          </table:table-cell>
          <table:table-cell office:value-type="float" office:value="-0.0175546">
            <text:p>-0.0175546</text:p>
          </table:table-cell>
          <table:table-cell office:value-type="float" office:value="-0.054599">
            <text:p>-0.054599</text:p>
          </table:table-cell>
          <table:table-cell/>
          <table:table-cell office:value-type="float" office:value="6.07152">
            <text:p>6.07152</text:p>
          </table:table-cell>
          <table:table-cell office:value-type="float" office:value="0.117008">
            <text:p>0.117008</text:p>
          </table:table-cell>
          <table:table-cell office:value-type="float" office:value="-0.0011181">
            <text:p>-0.0011181</text:p>
          </table:table-cell>
          <table:table-cell office:value-type="float" office:value="0.797922">
            <text:p>0.797922</text:p>
          </table:table-cell>
          <table:table-cell office:value-type="float" office:value="0.0203146">
            <text:p>0.0203146</text:p>
          </table:table-cell>
          <table:table-cell office:value-type="float" office:value="-0.0103508">
            <text:p>-0.0103508</text:p>
          </table:table-cell>
          <table:table-cell office:value-type="float" office:value="0.0134767">
            <text:p>0.0134767</text:p>
          </table:table-cell>
          <table:table-cell office:value-type="float" office:value="-0.00548204">
            <text:p>-0.00548204</text:p>
          </table:table-cell>
          <table:table-cell office:value-type="float" office:value="-0.001256">
            <text:p>-0.001256</text:p>
          </table:table-cell>
          <table:table-cell office:value-type="float" office:value="0.0100275">
            <text:p>0.0100275</text:p>
          </table:table-cell>
          <table:table-cell office:value-type="float" office:value="-0.00309518">
            <text:p>-0.00309518</text:p>
          </table:table-cell>
          <table:table-cell office:value-type="float" office:value="-0.0127621">
            <text:p>-0.0127621</text:p>
          </table:table-cell>
          <table:table-cell office:value-type="float" office:value="-0.0442447">
            <text:p>-0.0442447</text:p>
          </table:table-cell>
          <table:table-cell office:value-type="float" office:value="0.0167769">
            <text:p>0.0167769</text:p>
          </table:table-cell>
          <table:table-cell/>
          <table:table-cell office:value-type="float" office:value="6.13967">
            <text:p>6.13967</text:p>
          </table:table-cell>
          <table:table-cell office:value-type="float" office:value="-0.0659134">
            <text:p>-0.0659134</text:p>
          </table:table-cell>
          <table:table-cell office:value-type="float" office:value="0.0154996">
            <text:p>0.0154996</text:p>
          </table:table-cell>
          <table:table-cell office:value-type="float" office:value="0.844161">
            <text:p>0.844161</text:p>
          </table:table-cell>
          <table:table-cell office:value-type="float" office:value="0.152876">
            <text:p>0.152876</text:p>
          </table:table-cell>
          <table:table-cell office:value-type="float" office:value="-0.000451488">
            <text:p>-0.000451488</text:p>
          </table:table-cell>
          <table:table-cell office:value-type="float" office:value="-0.000306408">
            <text:p>-0.000306408</text:p>
          </table:table-cell>
          <table:table-cell office:value-type="float" office:value="0.00134103">
            <text:p>0.00134103</text:p>
          </table:table-cell>
          <table:table-cell office:value-type="float" office:value="-0.00209861">
            <text:p>-0.00209861</text:p>
          </table:table-cell>
          <table:table-cell office:value-type="float" office:value="-0.00351767">
            <text:p>-0.00351767</text:p>
          </table:table-cell>
          <table:table-cell office:value-type="float" office:value="0.00927964">
            <text:p>0.00927964</text:p>
          </table:table-cell>
          <table:table-cell office:value-type="float" office:value="0.00455723">
            <text:p>0.00455723</text:p>
          </table:table-cell>
          <table:table-cell office:value-type="float" office:value="0.0109508">
            <text:p>0.0109508</text:p>
          </table:table-cell>
          <table:table-cell office:value-type="float" office:value="-0.0240038">
            <text:p>-0.0240038</text:p>
          </table:table-cell>
          <table:table-cell/>
          <table:table-cell office:value-type="float" office:value="5.57555">
            <text:p>5.57555</text:p>
          </table:table-cell>
          <table:table-cell office:value-type="float" office:value="0.204188">
            <text:p>0.204188</text:p>
          </table:table-cell>
          <table:table-cell office:value-type="float" office:value="-0.0742757">
            <text:p>-0.0742757</text:p>
          </table:table-cell>
          <table:table-cell office:value-type="float" office:value="0.799811">
            <text:p>0.799811</text:p>
          </table:table-cell>
          <table:table-cell office:value-type="float" office:value="0.291873">
            <text:p>0.291873</text:p>
          </table:table-cell>
          <table:table-cell office:value-type="float" office:value="0.160842">
            <text:p>0.160842</text:p>
          </table:table-cell>
          <table:table-cell office:value-type="float" office:value="-0.186631">
            <text:p>-0.186631</text:p>
          </table:table-cell>
          <table:table-cell office:value-type="float" office:value="-0.0162555">
            <text:p>-0.0162555</text:p>
          </table:table-cell>
          <table:table-cell office:value-type="float" office:value="-0.0177342">
            <text:p>-0.0177342</text:p>
          </table:table-cell>
          <table:table-cell office:value-type="float" office:value="-0.0709974">
            <text:p>-0.0709974</text:p>
          </table:table-cell>
          <table:table-cell office:value-type="float" office:value="0.00722789">
            <text:p>0.00722789</text:p>
          </table:table-cell>
          <table:table-cell office:value-type="float" office:value="0.0520072">
            <text:p>0.0520072</text:p>
          </table:table-cell>
          <table:table-cell office:value-type="float" office:value="0.0604192">
            <text:p>0.0604192</text:p>
          </table:table-cell>
          <table:table-cell office:value-type="float" office:value="0.00557276">
            <text:p>0.00557276</text:p>
          </table:table-cell>
          <table:table-cell/>
          <table:table-cell office:value-type="float" office:value="5.3401">
            <text:p>5.3401</text:p>
          </table:table-cell>
          <table:table-cell office:value-type="float" office:value="0.109363">
            <text:p>0.109363</text:p>
          </table:table-cell>
          <table:table-cell office:value-type="float" office:value="-0.078419">
            <text:p>-0.078419</text:p>
          </table:table-cell>
          <table:table-cell office:value-type="float" office:value="0.816213">
            <text:p>0.816213</text:p>
          </table:table-cell>
          <table:table-cell office:value-type="float" office:value="0.230384">
            <text:p>0.230384</text:p>
          </table:table-cell>
          <table:table-cell office:value-type="float" office:value="0.0700001">
            <text:p>0.0700001</text:p>
          </table:table-cell>
          <table:table-cell office:value-type="float" office:value="-0.0953957">
            <text:p>-0.0953957</text:p>
          </table:table-cell>
          <table:table-cell office:value-type="float" office:value="0.00633645">
            <text:p>0.00633645</text:p>
          </table:table-cell>
          <table:table-cell office:value-type="float" office:value="-0.0190978">
            <text:p>-0.0190978</text:p>
          </table:table-cell>
          <table:table-cell office:value-type="float" office:value="-0.112803">
            <text:p>-0.112803</text:p>
          </table:table-cell>
          <table:table-cell office:value-type="float" office:value="0.0241272">
            <text:p>0.0241272</text:p>
          </table:table-cell>
          <table:table-cell office:value-type="float" office:value="0.0563013">
            <text:p>0.0563013</text:p>
          </table:table-cell>
          <table:table-cell office:value-type="float" office:value="0.406394">
            <text:p>0.406394</text:p>
          </table:table-cell>
          <table:table-cell office:value-type="float" office:value="-0.0677766">
            <text:p>-0.0677766</text:p>
          </table:table-cell>
        </table:table-row>
        <table:table-row table:style-name="ro4">
          <table:table-cell office:value-type="float" office:value="5.77445">
            <text:p>5.77445</text:p>
          </table:table-cell>
          <table:table-cell office:value-type="float" office:value="0.107284">
            <text:p>0.107284</text:p>
          </table:table-cell>
          <table:table-cell office:value-type="float" office:value="-0.0379102">
            <text:p>-0.0379102</text:p>
          </table:table-cell>
          <table:table-cell office:value-type="float" office:value="0.750782">
            <text:p>0.750782</text:p>
          </table:table-cell>
          <table:table-cell office:value-type="float" office:value="0.0255882">
            <text:p>0.0255882</text:p>
          </table:table-cell>
          <table:table-cell table:style-name="ce1" office:value-type="string">
            <text:p>8.80181e-05</text:p>
          </table:table-cell>
          <table:table-cell office:value-type="float" office:value="0.000665603">
            <text:p>0.000665603</text:p>
          </table:table-cell>
          <table:table-cell office:value-type="float" office:value="0.000475917">
            <text:p>0.000475917</text:p>
          </table:table-cell>
          <table:table-cell office:value-type="float" office:value="-0.00297635">
            <text:p>-0.00297635</text:p>
          </table:table-cell>
          <table:table-cell office:value-type="float" office:value="-0.00153094">
            <text:p>-0.00153094</text:p>
          </table:table-cell>
          <table:table-cell office:value-type="float" office:value="-0.000709394">
            <text:p>-0.000709394</text:p>
          </table:table-cell>
          <table:table-cell office:value-type="float" office:value="-0.0025519">
            <text:p>-0.0025519</text:p>
          </table:table-cell>
          <table:table-cell office:value-type="float" office:value="0.015662">
            <text:p>0.015662</text:p>
          </table:table-cell>
          <table:table-cell office:value-type="float" office:value="0.0241061">
            <text:p>0.0241061</text:p>
          </table:table-cell>
          <table:table-cell/>
          <table:table-cell office:value-type="float" office:value="6.3889">
            <text:p>6.3889</text:p>
          </table:table-cell>
          <table:table-cell office:value-type="float" office:value="0.115324">
            <text:p>0.115324</text:p>
          </table:table-cell>
          <table:table-cell office:value-type="float" office:value="-0.00239223">
            <text:p>-0.00239223</text:p>
          </table:table-cell>
          <table:table-cell office:value-type="float" office:value="0.79863">
            <text:p>0.79863</text:p>
          </table:table-cell>
          <table:table-cell office:value-type="float" office:value="0.0165712">
            <text:p>0.0165712</text:p>
          </table:table-cell>
          <table:table-cell office:value-type="float" office:value="-0.011911">
            <text:p>-0.011911</text:p>
          </table:table-cell>
          <table:table-cell office:value-type="float" office:value="0.0118232">
            <text:p>0.0118232</text:p>
          </table:table-cell>
          <table:table-cell office:value-type="float" office:value="-0.00455938">
            <text:p>-0.00455938</text:p>
          </table:table-cell>
          <table:table-cell office:value-type="float" office:value="-0.00530635">
            <text:p>-0.00530635</text:p>
          </table:table-cell>
          <table:table-cell office:value-type="float" office:value="-0.00401461">
            <text:p>-0.00401461</text:p>
          </table:table-cell>
          <table:table-cell office:value-type="float" office:value="0.00222937">
            <text:p>0.00222937</text:p>
          </table:table-cell>
          <table:table-cell office:value-type="float" office:value="0.0238983">
            <text:p>0.0238983</text:p>
          </table:table-cell>
          <table:table-cell office:value-type="float" office:value="0.0126954">
            <text:p>0.0126954</text:p>
          </table:table-cell>
          <table:table-cell office:value-type="float" office:value="0.00130703">
            <text:p>0.00130703</text:p>
          </table:table-cell>
          <table:table-cell/>
          <table:table-cell office:value-type="float" office:value="6.47395">
            <text:p>6.47395</text:p>
          </table:table-cell>
          <table:table-cell office:value-type="float" office:value="-0.0661057">
            <text:p>-0.0661057</text:p>
          </table:table-cell>
          <table:table-cell office:value-type="float" office:value="0.0155474">
            <text:p>0.0155474</text:p>
          </table:table-cell>
          <table:table-cell office:value-type="float" office:value="0.84458">
            <text:p>0.84458</text:p>
          </table:table-cell>
          <table:table-cell office:value-type="float" office:value="0.138016">
            <text:p>0.138016</text:p>
          </table:table-cell>
          <table:table-cell office:value-type="float" office:value="-0.000536758">
            <text:p>-0.000536758</text:p>
          </table:table-cell>
          <table:table-cell office:value-type="float" office:value="-0.000328471">
            <text:p>-0.000328471</text:p>
          </table:table-cell>
          <table:table-cell office:value-type="float" office:value="0.00156623">
            <text:p>0.00156623</text:p>
          </table:table-cell>
          <table:table-cell office:value-type="float" office:value="-0.00057523">
            <text:p>-0.00057523</text:p>
          </table:table-cell>
          <table:table-cell office:value-type="float" office:value="0.000142946">
            <text:p>0.000142946</text:p>
          </table:table-cell>
          <table:table-cell office:value-type="float" office:value="0.0012557">
            <text:p>0.0012557</text:p>
          </table:table-cell>
          <table:table-cell office:value-type="float" office:value="0.0023112">
            <text:p>0.0023112</text:p>
          </table:table-cell>
          <table:table-cell office:value-type="float" office:value="-0.0041273">
            <text:p>-0.0041273</text:p>
          </table:table-cell>
          <table:table-cell office:value-type="float" office:value="-0.00340665">
            <text:p>-0.00340665</text:p>
          </table:table-cell>
          <table:table-cell/>
          <table:table-cell office:value-type="float" office:value="5.77186">
            <text:p>5.77186</text:p>
          </table:table-cell>
          <table:table-cell office:value-type="float" office:value="0.202711">
            <text:p>0.202711</text:p>
          </table:table-cell>
          <table:table-cell office:value-type="float" office:value="-0.0858846">
            <text:p>-0.0858846</text:p>
          </table:table-cell>
          <table:table-cell office:value-type="float" office:value="0.801444">
            <text:p>0.801444</text:p>
          </table:table-cell>
          <table:table-cell office:value-type="float" office:value="0.279488">
            <text:p>0.279488</text:p>
          </table:table-cell>
          <table:table-cell office:value-type="float" office:value="0.158912">
            <text:p>0.158912</text:p>
          </table:table-cell>
          <table:table-cell office:value-type="float" office:value="-0.193755">
            <text:p>-0.193755</text:p>
          </table:table-cell>
          <table:table-cell office:value-type="float" office:value="-0.0121438">
            <text:p>-0.0121438</text:p>
          </table:table-cell>
          <table:table-cell office:value-type="float" office:value="-0.00752485">
            <text:p>-0.00752485</text:p>
          </table:table-cell>
          <table:table-cell office:value-type="float" office:value="-0.0591367">
            <text:p>-0.0591367</text:p>
          </table:table-cell>
          <table:table-cell office:value-type="float" office:value="0.00832186">
            <text:p>0.00832186</text:p>
          </table:table-cell>
          <table:table-cell office:value-type="float" office:value="-0.118675">
            <text:p>-0.118675</text:p>
          </table:table-cell>
          <table:table-cell office:value-type="float" office:value="0.126066">
            <text:p>0.126066</text:p>
          </table:table-cell>
          <table:table-cell office:value-type="float" office:value="-0.00657269">
            <text:p>-0.00657269</text:p>
          </table:table-cell>
          <table:table-cell/>
          <table:table-cell office:value-type="float" office:value="5.542">
            <text:p>5.542</text:p>
          </table:table-cell>
          <table:table-cell office:value-type="float" office:value="0.107802">
            <text:p>0.107802</text:p>
          </table:table-cell>
          <table:table-cell office:value-type="float" office:value="-0.084628">
            <text:p>-0.084628</text:p>
          </table:table-cell>
          <table:table-cell office:value-type="float" office:value="0.818321">
            <text:p>0.818321</text:p>
          </table:table-cell>
          <table:table-cell office:value-type="float" office:value="0.217946">
            <text:p>0.217946</text:p>
          </table:table-cell>
          <table:table-cell office:value-type="float" office:value="0.0708377">
            <text:p>0.0708377</text:p>
          </table:table-cell>
          <table:table-cell office:value-type="float" office:value="-0.107263">
            <text:p>-0.107263</text:p>
          </table:table-cell>
          <table:table-cell office:value-type="float" office:value="0.00836827">
            <text:p>0.00836827</text:p>
          </table:table-cell>
          <table:table-cell office:value-type="float" office:value="-0.00773082">
            <text:p>-0.00773082</text:p>
          </table:table-cell>
          <table:table-cell office:value-type="float" office:value="-0.0307535">
            <text:p>-0.0307535</text:p>
          </table:table-cell>
          <table:table-cell office:value-type="float" office:value="0.0104434">
            <text:p>0.0104434</text:p>
          </table:table-cell>
          <table:table-cell office:value-type="float" office:value="0.0469098">
            <text:p>0.0469098</text:p>
          </table:table-cell>
          <table:table-cell office:value-type="float" office:value="0.00915785">
            <text:p>0.00915785</text:p>
          </table:table-cell>
          <table:table-cell office:value-type="float" office:value="-0.0218529">
            <text:p>-0.0218529</text:p>
          </table:table-cell>
        </table:table-row>
        <table:table-row table:style-name="ro4">
          <table:table-cell office:value-type="float" office:value="5.93878">
            <text:p>5.93878</text:p>
          </table:table-cell>
          <table:table-cell office:value-type="float" office:value="0.106726">
            <text:p>0.106726</text:p>
          </table:table-cell>
          <table:table-cell office:value-type="float" office:value="-0.0377389">
            <text:p>-0.0377389</text:p>
          </table:table-cell>
          <table:table-cell office:value-type="float" office:value="0.751316">
            <text:p>0.751316</text:p>
          </table:table-cell>
          <table:table-cell office:value-type="float" office:value="0.0230534">
            <text:p>0.0230534</text:p>
          </table:table-cell>
          <table:table-cell office:value-type="float" office:value="-0.000168214">
            <text:p>-0.000168214</text:p>
          </table:table-cell>
          <table:table-cell office:value-type="float" office:value="0.000708542">
            <text:p>0.000708542</text:p>
          </table:table-cell>
          <table:table-cell office:value-type="float" office:value="0.000977614">
            <text:p>0.000977614</text:p>
          </table:table-cell>
          <table:table-cell office:value-type="float" office:value="-0.00339571">
            <text:p>-0.00339571</text:p>
          </table:table-cell>
          <table:table-cell office:value-type="float" office:value="0.0010428">
            <text:p>0.0010428</text:p>
          </table:table-cell>
          <table:table-cell office:value-type="float" office:value="0.00325198">
            <text:p>0.00325198</text:p>
          </table:table-cell>
          <table:table-cell office:value-type="float" office:value="0.0205238">
            <text:p>0.0205238</text:p>
          </table:table-cell>
          <table:table-cell office:value-type="float" office:value="-0.00971393">
            <text:p>-0.00971393</text:p>
          </table:table-cell>
          <table:table-cell office:value-type="float" office:value="-0.00226078">
            <text:p>-0.00226078</text:p>
          </table:table-cell>
          <table:table-cell/>
          <table:table-cell office:value-type="float" office:value="6.77569">
            <text:p>6.77569</text:p>
          </table:table-cell>
          <table:table-cell office:value-type="float" office:value="0.116847">
            <text:p>0.116847</text:p>
          </table:table-cell>
          <table:table-cell office:value-type="float" office:value="-0.00204568">
            <text:p>-0.00204568</text:p>
          </table:table-cell>
          <table:table-cell office:value-type="float" office:value="0.799688">
            <text:p>0.799688</text:p>
          </table:table-cell>
          <table:table-cell office:value-type="float" office:value="0.0129286">
            <text:p>0.0129286</text:p>
          </table:table-cell>
          <table:table-cell office:value-type="float" office:value="-0.00914948">
            <text:p>-0.00914948</text:p>
          </table:table-cell>
          <table:table-cell office:value-type="float" office:value="0.0113227">
            <text:p>0.0113227</text:p>
          </table:table-cell>
          <table:table-cell office:value-type="float" office:value="-0.00326241">
            <text:p>-0.00326241</text:p>
          </table:table-cell>
          <table:table-cell office:value-type="float" office:value="0.00393746">
            <text:p>0.00393746</text:p>
          </table:table-cell>
          <table:table-cell office:value-type="float" office:value="0.000895945">
            <text:p>0.000895945</text:p>
          </table:table-cell>
          <table:table-cell office:value-type="float" office:value="0.00273492">
            <text:p>0.00273492</text:p>
          </table:table-cell>
          <table:table-cell office:value-type="float" office:value="0.0552919">
            <text:p>0.0552919</text:p>
          </table:table-cell>
          <table:table-cell office:value-type="float" office:value="-0.0809554">
            <text:p>-0.0809554</text:p>
          </table:table-cell>
          <table:table-cell office:value-type="float" office:value="0.0174677">
            <text:p>0.0174677</text:p>
          </table:table-cell>
          <table:table-cell/>
          <table:table-cell office:value-type="float" office:value="6.84255">
            <text:p>6.84255</text:p>
          </table:table-cell>
          <table:table-cell office:value-type="float" office:value="-0.0660037">
            <text:p>-0.0660037</text:p>
          </table:table-cell>
          <table:table-cell office:value-type="float" office:value="0.0150393">
            <text:p>0.0150393</text:p>
          </table:table-cell>
          <table:table-cell office:value-type="float" office:value="0.84458">
            <text:p>0.84458</text:p>
          </table:table-cell>
          <table:table-cell office:value-type="float" office:value="0.1233">
            <text:p>0.1233</text:p>
          </table:table-cell>
          <table:table-cell office:value-type="float" office:value="-0.000296538">
            <text:p>-0.000296538</text:p>
          </table:table-cell>
          <table:table-cell office:value-type="float" office:value="-0.000528202">
            <text:p>-0.000528202</text:p>
          </table:table-cell>
          <table:table-cell office:value-type="float" office:value="0.00127017">
            <text:p>0.00127017</text:p>
          </table:table-cell>
          <table:table-cell office:value-type="float" office:value="0.000276684">
            <text:p>0.000276684</text:p>
          </table:table-cell>
          <table:table-cell office:value-type="float" office:value="-0.00137839">
            <text:p>-0.00137839</text:p>
          </table:table-cell>
          <table:table-cell office:value-type="float" office:value="0">
            <text:p>0</text:p>
          </table:table-cell>
          <table:table-cell office:value-type="float" office:value="0.0031089">
            <text:p>0.0031089</text:p>
          </table:table-cell>
          <table:table-cell office:value-type="float" office:value="0.00876721">
            <text:p>0.00876721</text:p>
          </table:table-cell>
          <table:table-cell office:value-type="float" office:value="-0.00631753">
            <text:p>-0.00631753</text:p>
          </table:table-cell>
          <table:table-cell/>
          <table:table-cell office:value-type="float" office:value="5.90192">
            <text:p>5.90192</text:p>
          </table:table-cell>
          <table:table-cell office:value-type="float" office:value="0.199725">
            <text:p>0.199725</text:p>
          </table:table-cell>
          <table:table-cell office:value-type="float" office:value="-0.0914434">
            <text:p>-0.0914434</text:p>
          </table:table-cell>
          <table:table-cell office:value-type="float" office:value="0.802416">
            <text:p>0.802416</text:p>
          </table:table-cell>
          <table:table-cell office:value-type="float" office:value="0.271574">
            <text:p>0.271574</text:p>
          </table:table-cell>
          <table:table-cell office:value-type="float" office:value="0.167301">
            <text:p>0.167301</text:p>
          </table:table-cell>
          <table:table-cell office:value-type="float" office:value="-0.210199">
            <text:p>-0.210199</text:p>
          </table:table-cell>
          <table:table-cell office:value-type="float" office:value="-0.0139397">
            <text:p>-0.0139397</text:p>
          </table:table-cell>
          <table:table-cell office:value-type="float" office:value="-0.0229594">
            <text:p>-0.0229594</text:p>
          </table:table-cell>
          <table:table-cell office:value-type="float" office:value="-0.0427408">
            <text:p>-0.0427408</text:p>
          </table:table-cell>
          <table:table-cell office:value-type="float" office:value="0.00746703">
            <text:p>0.00746703</text:p>
          </table:table-cell>
          <table:table-cell office:value-type="float" office:value="0.0990581">
            <text:p>0.0990581</text:p>
          </table:table-cell>
          <table:table-cell office:value-type="float" office:value="-0.180663">
            <text:p>-0.180663</text:p>
          </table:table-cell>
          <table:table-cell office:value-type="float" office:value="-0.115326">
            <text:p>-0.115326</text:p>
          </table:table-cell>
          <table:table-cell/>
          <table:table-cell office:value-type="float" office:value="5.77486">
            <text:p>5.77486</text:p>
          </table:table-cell>
          <table:table-cell office:value-type="float" office:value="0.108545">
            <text:p>0.108545</text:p>
          </table:table-cell>
          <table:table-cell office:value-type="float" office:value="-0.0912927">
            <text:p>-0.0912927</text:p>
          </table:table-cell>
          <table:table-cell office:value-type="float" office:value="0.819568">
            <text:p>0.819568</text:p>
          </table:table-cell>
          <table:table-cell office:value-type="float" office:value="0.204431">
            <text:p>0.204431</text:p>
          </table:table-cell>
          <table:table-cell office:value-type="float" office:value="0.0723252">
            <text:p>0.0723252</text:p>
          </table:table-cell>
          <table:table-cell office:value-type="float" office:value="-0.113347">
            <text:p>-0.113347</text:p>
          </table:table-cell>
          <table:table-cell office:value-type="float" office:value="0.00835414">
            <text:p>0.00835414</text:p>
          </table:table-cell>
          <table:table-cell office:value-type="float" office:value="0.0031927">
            <text:p>0.0031927</text:p>
          </table:table-cell>
          <table:table-cell office:value-type="float" office:value="-0.0286209">
            <text:p>-0.0286209</text:p>
          </table:table-cell>
          <table:table-cell office:value-type="float" office:value="0.00535471">
            <text:p>0.00535471</text:p>
          </table:table-cell>
          <table:table-cell office:value-type="float" office:value="-0.0150544">
            <text:p>-0.0150544</text:p>
          </table:table-cell>
          <table:table-cell office:value-type="float" office:value="0.010669">
            <text:p>0.010669</text:p>
          </table:table-cell>
          <table:table-cell office:value-type="float" office:value="-0.0332142">
            <text:p>-0.0332142</text:p>
          </table:table-cell>
        </table:table-row>
        <table:table-row table:style-name="ro4">
          <table:table-cell office:value-type="float" office:value="6.23879">
            <text:p>6.23879</text:p>
          </table:table-cell>
          <table:table-cell office:value-type="float" office:value="0.107555">
            <text:p>0.107555</text:p>
          </table:table-cell>
          <table:table-cell office:value-type="float" office:value="-0.0383003">
            <text:p>-0.0383003</text:p>
          </table:table-cell>
          <table:table-cell office:value-type="float" office:value="0.752089">
            <text:p>0.752089</text:p>
          </table:table-cell>
          <table:table-cell office:value-type="float" office:value="0.0190556">
            <text:p>0.0190556</text:p>
          </table:table-cell>
          <table:table-cell office:value-type="float" office:value="0.000287071">
            <text:p>0.000287071</text:p>
          </table:table-cell>
          <table:table-cell office:value-type="float" office:value="0.000163618">
            <text:p>0.000163618</text:p>
          </table:table-cell>
          <table:table-cell office:value-type="float" office:value="0.00126756">
            <text:p>0.00126756</text:p>
          </table:table-cell>
          <table:table-cell office:value-type="float" office:value="0.00276173">
            <text:p>0.00276173</text:p>
          </table:table-cell>
          <table:table-cell office:value-type="float" office:value="-0.00187152">
            <text:p>-0.00187152</text:p>
          </table:table-cell>
          <table:table-cell office:value-type="float" office:value="0.00257371">
            <text:p>0.00257371</text:p>
          </table:table-cell>
          <table:table-cell office:value-type="float" office:value="-0.0436498">
            <text:p>-0.0436498</text:p>
          </table:table-cell>
          <table:table-cell office:value-type="float" office:value="0.00835507">
            <text:p>0.00835507</text:p>
          </table:table-cell>
          <table:table-cell office:value-type="float" office:value="-0.0308293">
            <text:p>-0.0308293</text:p>
          </table:table-cell>
          <table:table-cell table:number-columns-repeated="16"/>
          <table:table-cell office:value-type="float" office:value="7.14237">
            <text:p>7.14237</text:p>
          </table:table-cell>
          <table:table-cell office:value-type="float" office:value="-0.0656413">
            <text:p>-0.0656413</text:p>
          </table:table-cell>
          <table:table-cell office:value-type="float" office:value="0.0154142">
            <text:p>0.0154142</text:p>
          </table:table-cell>
          <table:table-cell office:value-type="float" office:value="0.844012">
            <text:p>0.844012</text:p>
          </table:table-cell>
          <table:table-cell office:value-type="float" office:value="0.112494">
            <text:p>0.112494</text:p>
          </table:table-cell>
          <table:table-cell office:value-type="float" office:value="0.00497762">
            <text:p>0.00497762</text:p>
          </table:table-cell>
          <table:table-cell office:value-type="float" office:value="0.00434863">
            <text:p>0.00434863</text:p>
          </table:table-cell>
          <table:table-cell office:value-type="float" office:value="-0.0155549">
            <text:p>-0.0155549</text:p>
          </table:table-cell>
          <table:table-cell office:value-type="float" office:value="0.0012088">
            <text:p>0.0012088</text:p>
          </table:table-cell>
          <table:table-cell office:value-type="float" office:value="0.00125021">
            <text:p>0.00125021</text:p>
          </table:table-cell>
          <table:table-cell office:value-type="float" office:value="-0.00189413">
            <text:p>-0.00189413</text:p>
          </table:table-cell>
          <table:table-cell office:value-type="float" office:value="0.162545">
            <text:p>0.162545</text:p>
          </table:table-cell>
          <table:table-cell office:value-type="float" office:value="0.149112">
            <text:p>0.149112</text:p>
          </table:table-cell>
          <table:table-cell office:value-type="float" office:value="-0.538293">
            <text:p>-0.538293</text:p>
          </table:table-cell>
          <table:table-cell/>
          <table:table-cell office:value-type="float" office:value="6.04328">
            <text:p>6.04328</text:p>
          </table:table-cell>
          <table:table-cell office:value-type="float" office:value="0.198459">
            <text:p>0.198459</text:p>
          </table:table-cell>
          <table:table-cell office:value-type="float" office:value="-0.101095">
            <text:p>-0.101095</text:p>
          </table:table-cell>
          <table:table-cell office:value-type="float" office:value="0.801167">
            <text:p>0.801167</text:p>
          </table:table-cell>
          <table:table-cell office:value-type="float" office:value="0.263226">
            <text:p>0.263226</text:p>
          </table:table-cell>
          <table:table-cell office:value-type="float" office:value="0.167013">
            <text:p>0.167013</text:p>
          </table:table-cell>
          <table:table-cell office:value-type="float" office:value="-0.212318">
            <text:p>-0.212318</text:p>
          </table:table-cell>
          <table:table-cell office:value-type="float" office:value="-0.0095128">
            <text:p>-0.0095128</text:p>
          </table:table-cell>
          <table:table-cell office:value-type="float" office:value="-0.00895677">
            <text:p>-0.00895677</text:p>
          </table:table-cell>
          <table:table-cell office:value-type="float" office:value="-0.0682791">
            <text:p>-0.0682791</text:p>
          </table:table-cell>
          <table:table-cell office:value-type="float" office:value="-0.00883521">
            <text:p>-0.00883521</text:p>
          </table:table-cell>
          <table:table-cell office:value-type="float" office:value="-0.000495415">
            <text:p>-0.000495415</text:p>
          </table:table-cell>
          <table:table-cell office:value-type="float" office:value="0.0436511">
            <text:p>0.0436511</text:p>
          </table:table-cell>
          <table:table-cell office:value-type="float" office:value="0.00908568">
            <text:p>0.00908568</text:p>
          </table:table-cell>
          <table:table-cell/>
          <table:table-cell office:value-type="float" office:value="6.04087">
            <text:p>6.04087</text:p>
          </table:table-cell>
          <table:table-cell office:value-type="float" office:value="0.108329">
            <text:p>0.108329</text:p>
          </table:table-cell>
          <table:table-cell office:value-type="float" office:value="-0.0981513">
            <text:p>-0.0981513</text:p>
          </table:table-cell>
          <table:table-cell office:value-type="float" office:value="0.818642">
            <text:p>0.818642</text:p>
          </table:table-cell>
          <table:table-cell office:value-type="float" office:value="0.190015">
            <text:p>0.190015</text:p>
          </table:table-cell>
          <table:table-cell office:value-type="float" office:value="0.0716777">
            <text:p>0.0716777</text:p>
          </table:table-cell>
          <table:table-cell office:value-type="float" office:value="-0.1127">
            <text:p>-0.1127</text:p>
          </table:table-cell>
          <table:table-cell office:value-type="float" office:value="0.00801853">
            <text:p>0.00801853</text:p>
          </table:table-cell>
          <table:table-cell office:value-type="float" office:value="-0.000811996">
            <text:p>-0.000811996</text:p>
          </table:table-cell>
          <table:table-cell office:value-type="float" office:value="-0.0257828">
            <text:p>-0.0257828</text:p>
          </table:table-cell>
          <table:table-cell office:value-type="float" office:value="-0.00348072">
            <text:p>-0.00348072</text:p>
          </table:table-cell>
          <table:table-cell office:value-type="float" office:value="-0.0759196">
            <text:p>-0.0759196</text:p>
          </table:table-cell>
          <table:table-cell office:value-type="float" office:value="0.216322">
            <text:p>0.216322</text:p>
          </table:table-cell>
          <table:table-cell office:value-type="float" office:value="0.0215308">
            <text:p>0.0215308</text:p>
          </table:table-cell>
        </table:table-row>
        <table:table-row table:style-name="ro4">
          <table:table-cell office:value-type="float" office:value="6.53955">
            <text:p>6.53955</text:p>
          </table:table-cell>
          <table:table-cell office:value-type="float" office:value="0.104437">
            <text:p>0.104437</text:p>
          </table:table-cell>
          <table:table-cell office:value-type="float" office:value="-0.0381075">
            <text:p>-0.0381075</text:p>
          </table:table-cell>
          <table:table-cell office:value-type="float" office:value="0.750074">
            <text:p>0.750074</text:p>
          </table:table-cell>
          <table:table-cell office:value-type="float" office:value="0.0157438">
            <text:p>0.0157438</text:p>
          </table:table-cell>
          <table:table-cell office:value-type="float" office:value="-0.00167113">
            <text:p>-0.00167113</text:p>
          </table:table-cell>
          <table:table-cell office:value-type="float" office:value="-0.000434421">
            <text:p>-0.000434421</text:p>
          </table:table-cell>
          <table:table-cell office:value-type="float" office:value="0.000792096">
            <text:p>0.000792096</text:p>
          </table:table-cell>
          <table:table-cell office:value-type="float" office:value="-0.0103661">
            <text:p>-0.0103661</text:p>
          </table:table-cell>
          <table:table-cell office:value-type="float" office:value="0.000641295">
            <text:p>0.000641295</text:p>
          </table:table-cell>
          <table:table-cell office:value-type="float" office:value="-0.00669829">
            <text:p>-0.00669829</text:p>
          </table:table-cell>
          <table:table-cell office:value-type="float" office:value="0.116785">
            <text:p>0.116785</text:p>
          </table:table-cell>
          <table:table-cell office:value-type="float" office:value="-0.0625071">
            <text:p>-0.0625071</text:p>
          </table:table-cell>
          <table:table-cell office:value-type="float" office:value="0.132808">
            <text:p>0.132808</text:p>
          </table:table-cell>
          <table:table-cell table:number-columns-repeated="16"/>
          <table:table-cell office:value-type="float" office:value="7.17418">
            <text:p>7.17418</text:p>
          </table:table-cell>
          <table:table-cell office:value-type="float" office:value="-0.0654383">
            <text:p>-0.0654383</text:p>
          </table:table-cell>
          <table:table-cell office:value-type="float" office:value="0.0156048">
            <text:p>0.0156048</text:p>
          </table:table-cell>
          <table:table-cell office:value-type="float" office:value="0.843407">
            <text:p>0.843407</text:p>
          </table:table-cell>
          <table:table-cell office:value-type="float" office:value="0.111405">
            <text:p>0.111405</text:p>
          </table:table-cell>
          <table:table-cell office:value-type="float" office:value="-0.000323208">
            <text:p>-0.000323208</text:p>
          </table:table-cell>
          <table:table-cell office:value-type="float" office:value="-0.000558101">
            <text:p>-0.000558101</text:p>
          </table:table-cell>
          <table:table-cell office:value-type="float" office:value="0.00129737">
            <text:p>0.00129737</text:p>
          </table:table-cell>
          <table:table-cell office:value-type="float" office:value="0.00637936">
            <text:p>0.00637936</text:p>
          </table:table-cell>
          <table:table-cell office:value-type="float" office:value="0.00599347">
            <text:p>0.00599347</text:p>
          </table:table-cell>
          <table:table-cell office:value-type="float" office:value="-0.0190173">
            <text:p>-0.0190173</text:p>
          </table:table-cell>
          <table:table-cell office:value-type="float" office:value="-0.0357031">
            <text:p>-0.0357031</text:p>
          </table:table-cell>
          <table:table-cell office:value-type="float" office:value="-0.0344144">
            <text:p>-0.0344144</text:p>
          </table:table-cell>
          <table:table-cell office:value-type="float" office:value="0.0926121">
            <text:p>0.0926121</text:p>
          </table:table-cell>
          <table:table-cell/>
          <table:table-cell office:value-type="float" office:value="6.60818">
            <text:p>6.60818</text:p>
          </table:table-cell>
          <table:table-cell office:value-type="float" office:value="0.193241">
            <text:p>0.193241</text:p>
          </table:table-cell>
          <table:table-cell office:value-type="float" office:value="-0.125736">
            <text:p>-0.125736</text:p>
          </table:table-cell>
          <table:table-cell office:value-type="float" office:value="0.799075">
            <text:p>0.799075</text:p>
          </table:table-cell>
          <table:table-cell office:value-type="float" office:value="0.232351">
            <text:p>0.232351</text:p>
          </table:table-cell>
          <table:table-cell office:value-type="float" office:value="0.175534">
            <text:p>0.175534</text:p>
          </table:table-cell>
          <table:table-cell office:value-type="float" office:value="-0.233653">
            <text:p>-0.233653</text:p>
          </table:table-cell>
          <table:table-cell office:value-type="float" office:value="-0.00437544">
            <text:p>-0.00437544</text:p>
          </table:table-cell>
          <table:table-cell office:value-type="float" office:value="-0.00923663">
            <text:p>-0.00923663</text:p>
          </table:table-cell>
          <table:table-cell office:value-type="float" office:value="-0.0436206">
            <text:p>-0.0436206</text:p>
          </table:table-cell>
          <table:table-cell office:value-type="float" office:value="-0.00370272">
            <text:p>-0.00370272</text:p>
          </table:table-cell>
          <table:table-cell office:value-type="float" office:value="-0.0143471">
            <text:p>-0.0143471</text:p>
          </table:table-cell>
          <table:table-cell office:value-type="float" office:value="0.0289696">
            <text:p>0.0289696</text:p>
          </table:table-cell>
          <table:table-cell office:value-type="float" office:value="-0.00114657">
            <text:p>-0.00114657</text:p>
          </table:table-cell>
          <table:table-cell/>
          <table:table-cell office:value-type="float" office:value="6.10665">
            <text:p>6.10665</text:p>
          </table:table-cell>
          <table:table-cell office:value-type="float" office:value="0.107947">
            <text:p>0.107947</text:p>
          </table:table-cell>
          <table:table-cell office:value-type="float" office:value="-0.0989112">
            <text:p>-0.0989112</text:p>
          </table:table-cell>
          <table:table-cell office:value-type="float" office:value="0.818506">
            <text:p>0.818506</text:p>
          </table:table-cell>
          <table:table-cell office:value-type="float" office:value="0.18661">
            <text:p>0.18661</text:p>
          </table:table-cell>
          <table:table-cell office:value-type="float" office:value="0.0742759">
            <text:p>0.0742759</text:p>
          </table:table-cell>
          <table:table-cell office:value-type="float" office:value="-0.11835">
            <text:p>-0.11835</text:p>
          </table:table-cell>
          <table:table-cell office:value-type="float" office:value="0.00721727">
            <text:p>0.00721727</text:p>
          </table:table-cell>
          <table:table-cell office:value-type="float" office:value="-0.00580606">
            <text:p>-0.00580606</text:p>
          </table:table-cell>
          <table:table-cell office:value-type="float" office:value="-0.011553">
            <text:p>-0.011553</text:p>
          </table:table-cell>
          <table:table-cell office:value-type="float" office:value="-0.0020644">
            <text:p>-0.0020644</text:p>
          </table:table-cell>
          <table:table-cell office:value-type="float" office:value="0.0124981">
            <text:p>0.0124981</text:p>
          </table:table-cell>
          <table:table-cell office:value-type="float" office:value="0.0298327">
            <text:p>0.0298327</text:p>
          </table:table-cell>
          <table:table-cell office:value-type="float" office:value="0.00108576">
            <text:p>0.00108576</text:p>
          </table:table-cell>
        </table:table-row>
        <table:table-row table:style-name="ro4">
          <table:table-cell office:value-type="float" office:value="6.64228">
            <text:p>6.64228</text:p>
          </table:table-cell>
          <table:table-cell office:value-type="float" office:value="0.104605">
            <text:p>0.104605</text:p>
          </table:table-cell>
          <table:table-cell office:value-type="float" office:value="-0.0387012">
            <text:p>-0.0387012</text:p>
          </table:table-cell>
          <table:table-cell office:value-type="float" office:value="0.750788">
            <text:p>0.750788</text:p>
          </table:table-cell>
          <table:table-cell office:value-type="float" office:value="0.0147498">
            <text:p>0.0147498</text:p>
          </table:table-cell>
          <table:table-cell office:value-type="float" office:value="-0.00219321">
            <text:p>-0.00219321</text:p>
          </table:table-cell>
          <table:table-cell office:value-type="float" office:value="-0.000179512">
            <text:p>-0.000179512</text:p>
          </table:table-cell>
          <table:table-cell office:value-type="float" office:value="0.000102524">
            <text:p>0.000102524</text:p>
          </table:table-cell>
          <table:table-cell office:value-type="float" office:value="0.00163102">
            <text:p>0.00163102</text:p>
          </table:table-cell>
          <table:table-cell office:value-type="float" office:value="-0.00577993">
            <text:p>-0.00577993</text:p>
          </table:table-cell>
          <table:table-cell office:value-type="float" office:value="0.00694478">
            <text:p>0.00694478</text:p>
          </table:table-cell>
          <table:table-cell office:value-type="float" office:value="-0.0048254">
            <text:p>-0.0048254</text:p>
          </table:table-cell>
          <table:table-cell office:value-type="float" office:value="0.0353118">
            <text:p>0.0353118</text:p>
          </table:table-cell>
          <table:table-cell office:value-type="float" office:value="-0.0478742">
            <text:p>-0.0478742</text:p>
          </table:table-cell>
          <table:table-cell table:number-columns-repeated="16"/>
          <table:table-cell office:value-type="float" office:value="7.37887">
            <text:p>7.37887</text:p>
          </table:table-cell>
          <table:table-cell office:value-type="float" office:value="-0.0656284">
            <text:p>-0.0656284</text:p>
          </table:table-cell>
          <table:table-cell office:value-type="float" office:value="0.0153897">
            <text:p>0.0153897</text:p>
          </table:table-cell>
          <table:table-cell office:value-type="float" office:value="0.843395">
            <text:p>0.843395</text:p>
          </table:table-cell>
          <table:table-cell office:value-type="float" office:value="0.104643">
            <text:p>0.104643</text:p>
          </table:table-cell>
          <table:table-cell office:value-type="float" office:value="0.00127429">
            <text:p>0.00127429</text:p>
          </table:table-cell>
          <table:table-cell office:value-type="float" office:value="0.000339898">
            <text:p>0.000339898</text:p>
          </table:table-cell>
          <table:table-cell office:value-type="float" office:value="-0.000272787">
            <text:p>-0.000272787</text:p>
          </table:table-cell>
          <table:table-cell office:value-type="float" office:value="-0.00092877">
            <text:p>-0.00092877</text:p>
          </table:table-cell>
          <table:table-cell office:value-type="float" office:value="-0.00105089">
            <text:p>-0.00105089</text:p>
          </table:table-cell>
          <table:table-cell table:style-name="ce1" office:value-type="string">
            <text:p>-6.03019e-05</text:p>
          </table:table-cell>
          <table:table-cell office:value-type="float" office:value="0.0447981">
            <text:p>0.0447981</text:p>
          </table:table-cell>
          <table:table-cell office:value-type="float" office:value="0.0226238">
            <text:p>0.0226238</text:p>
          </table:table-cell>
          <table:table-cell office:value-type="float" office:value="-0.0139749">
            <text:p>-0.0139749</text:p>
          </table:table-cell>
          <table:table-cell/>
          <table:table-cell office:value-type="float" office:value="6.8703">
            <text:p>6.8703</text:p>
          </table:table-cell>
          <table:table-cell office:value-type="float" office:value="0.189834">
            <text:p>0.189834</text:p>
          </table:table-cell>
          <table:table-cell office:value-type="float" office:value="-0.13518">
            <text:p>-0.13518</text:p>
          </table:table-cell>
          <table:table-cell office:value-type="float" office:value="0.798026">
            <text:p>0.798026</text:p>
          </table:table-cell>
          <table:table-cell office:value-type="float" office:value="0.219281">
            <text:p>0.219281</text:p>
          </table:table-cell>
          <table:table-cell office:value-type="float" office:value="0.179497">
            <text:p>0.179497</text:p>
          </table:table-cell>
          <table:table-cell office:value-type="float" office:value="-0.251295">
            <text:p>-0.251295</text:p>
          </table:table-cell>
          <table:table-cell table:style-name="ce1" office:value-type="string">
            <text:p>-1.3845e-05</text:p>
          </table:table-cell>
          <table:table-cell office:value-type="float" office:value="-0.0129974">
            <text:p>-0.0129974</text:p>
          </table:table-cell>
          <table:table-cell office:value-type="float" office:value="-0.0360269">
            <text:p>-0.0360269</text:p>
          </table:table-cell>
          <table:table-cell office:value-type="float" office:value="-0.00400326">
            <text:p>-0.00400326</text:p>
          </table:table-cell>
          <table:table-cell office:value-type="float" office:value="0.0248826">
            <text:p>0.0248826</text:p>
          </table:table-cell>
          <table:table-cell office:value-type="float" office:value="-0.201296">
            <text:p>-0.201296</text:p>
          </table:table-cell>
          <table:table-cell office:value-type="float" office:value="0.0562004">
            <text:p>0.0562004</text:p>
          </table:table-cell>
          <table:table-cell/>
          <table:table-cell office:value-type="float" office:value="6.57471">
            <text:p>6.57471</text:p>
          </table:table-cell>
          <table:table-cell office:value-type="float" office:value="0.107968">
            <text:p>0.107968</text:p>
          </table:table-cell>
          <table:table-cell office:value-type="float" office:value="-0.097783">
            <text:p>-0.097783</text:p>
          </table:table-cell>
          <table:table-cell office:value-type="float" office:value="0.817778">
            <text:p>0.817778</text:p>
          </table:table-cell>
          <table:table-cell office:value-type="float" office:value="0.164079">
            <text:p>0.164079</text:p>
          </table:table-cell>
          <table:table-cell office:value-type="float" office:value="0.0791831">
            <text:p>0.0791831</text:p>
          </table:table-cell>
          <table:table-cell office:value-type="float" office:value="-0.117198">
            <text:p>-0.117198</text:p>
          </table:table-cell>
          <table:table-cell office:value-type="float" office:value="0.00720295">
            <text:p>0.00720295</text:p>
          </table:table-cell>
          <table:table-cell table:style-name="ce1" office:value-type="string">
            <text:p>4.37842e-05</text:p>
          </table:table-cell>
          <table:table-cell office:value-type="float" office:value="0.00241052">
            <text:p>0.00241052</text:p>
          </table:table-cell>
          <table:table-cell office:value-type="float" office:value="-0.0015562">
            <text:p>-0.0015562</text:p>
          </table:table-cell>
          <table:table-cell office:value-type="float" office:value="0.0510265">
            <text:p>0.0510265</text:p>
          </table:table-cell>
          <table:table-cell office:value-type="float" office:value="-0.0236238">
            <text:p>-0.0236238</text:p>
          </table:table-cell>
          <table:table-cell office:value-type="float" office:value="0.0422017">
            <text:p>0.0422017</text:p>
          </table:table-cell>
        </table:table-row>
        <table:table-row table:style-name="ro4">
          <table:table-cell office:value-type="float" office:value="6.8055">
            <text:p>6.8055</text:p>
          </table:table-cell>
          <table:table-cell office:value-type="float" office:value="0.104743">
            <text:p>0.104743</text:p>
          </table:table-cell>
          <table:table-cell office:value-type="float" office:value="-0.0387039">
            <text:p>-0.0387039</text:p>
          </table:table-cell>
          <table:table-cell office:value-type="float" office:value="0.750646">
            <text:p>0.750646</text:p>
          </table:table-cell>
          <table:table-cell office:value-type="float" office:value="0.013298">
            <text:p>0.013298</text:p>
          </table:table-cell>
          <table:table-cell office:value-type="float" office:value="-0.0023399">
            <text:p>-0.0023399</text:p>
          </table:table-cell>
          <table:table-cell office:value-type="float" office:value="0.00415637">
            <text:p>0.00415637</text:p>
          </table:table-cell>
          <table:table-cell office:value-type="float" office:value="0.00242807">
            <text:p>0.00242807</text:p>
          </table:table-cell>
          <table:table-cell office:value-type="float" office:value="0.00084339">
            <text:p>0.00084339</text:p>
          </table:table-cell>
          <table:table-cell table:style-name="ce1" office:value-type="string">
            <text:p>-1.61215e-05</text:p>
          </table:table-cell>
          <table:table-cell office:value-type="float" office:value="-0.000869531">
            <text:p>-0.000869531</text:p>
          </table:table-cell>
          <table:table-cell office:value-type="float" office:value="-0.0197456">
            <text:p>-0.0197456</text:p>
          </table:table-cell>
          <table:table-cell office:value-type="float" office:value="0.298425">
            <text:p>0.298425</text:p>
          </table:table-cell>
          <table:table-cell office:value-type="float" office:value="0.170539">
            <text:p>0.170539</text:p>
          </table:table-cell>
          <table:table-cell table:number-columns-repeated="16"/>
          <table:table-cell office:value-type="float" office:value="7.50629">
            <text:p>7.50629</text:p>
          </table:table-cell>
          <table:table-cell office:value-type="float" office:value="-0.0650195">
            <text:p>-0.0650195</text:p>
          </table:table-cell>
          <table:table-cell office:value-type="float" office:value="0.0156231">
            <text:p>0.0156231</text:p>
          </table:table-cell>
          <table:table-cell office:value-type="float" office:value="0.843161">
            <text:p>0.843161</text:p>
          </table:table-cell>
          <table:table-cell office:value-type="float" office:value="0.100643">
            <text:p>0.100643</text:p>
          </table:table-cell>
          <table:table-cell office:value-type="float" office:value="0.000738987">
            <text:p>0.000738987</text:p>
          </table:table-cell>
          <table:table-cell table:style-name="ce1" office:value-type="string">
            <text:p>1.00145e-05</text:p>
          </table:table-cell>
          <table:table-cell office:value-type="float" office:value="-0.000122117">
            <text:p>-0.000122117</text:p>
          </table:table-cell>
          <table:table-cell office:value-type="float" office:value="0.00477932">
            <text:p>0.00477932</text:p>
          </table:table-cell>
          <table:table-cell office:value-type="float" office:value="0.0018318">
            <text:p>0.0018318</text:p>
          </table:table-cell>
          <table:table-cell office:value-type="float" office:value="-0.00184096">
            <text:p>-0.00184096</text:p>
          </table:table-cell>
          <table:table-cell office:value-type="float" office:value="-0.0105064">
            <text:p>-0.0105064</text:p>
          </table:table-cell>
          <table:table-cell office:value-type="float" office:value="-0.00515502">
            <text:p>-0.00515502</text:p>
          </table:table-cell>
          <table:table-cell office:value-type="float" office:value="0.00497723">
            <text:p>0.00497723</text:p>
          </table:table-cell>
          <table:table-cell/>
          <table:table-cell office:value-type="float" office:value="7.03807">
            <text:p>7.03807</text:p>
          </table:table-cell>
          <table:table-cell office:value-type="float" office:value="0.188354">
            <text:p>0.188354</text:p>
          </table:table-cell>
          <table:table-cell office:value-type="float" office:value="-0.14689">
            <text:p>-0.14689</text:p>
          </table:table-cell>
          <table:table-cell office:value-type="float" office:value="0.798936">
            <text:p>0.798936</text:p>
          </table:table-cell>
          <table:table-cell office:value-type="float" office:value="0.211305">
            <text:p>0.211305</text:p>
          </table:table-cell>
          <table:table-cell office:value-type="float" office:value="0.18768">
            <text:p>0.18768</text:p>
          </table:table-cell>
          <table:table-cell office:value-type="float" office:value="-0.249448">
            <text:p>-0.249448</text:p>
          </table:table-cell>
          <table:table-cell office:value-type="float" office:value="-0.00238392">
            <text:p>-0.00238392</text:p>
          </table:table-cell>
          <table:table-cell office:value-type="float" office:value="-0.00882278">
            <text:p>-0.00882278</text:p>
          </table:table-cell>
          <table:table-cell office:value-type="float" office:value="-0.0697985">
            <text:p>-0.0697985</text:p>
          </table:table-cell>
          <table:table-cell office:value-type="float" office:value="0.00542555">
            <text:p>0.00542555</text:p>
          </table:table-cell>
          <table:table-cell office:value-type="float" office:value="0.158808">
            <text:p>0.158808</text:p>
          </table:table-cell>
          <table:table-cell office:value-type="float" office:value="0.185632">
            <text:p>0.185632</text:p>
          </table:table-cell>
          <table:table-cell office:value-type="float" office:value="-0.0872697">
            <text:p>-0.0872697</text:p>
          </table:table-cell>
          <table:table-cell/>
          <table:table-cell office:value-type="float" office:value="6.70681">
            <text:p>6.70681</text:p>
          </table:table-cell>
          <table:table-cell office:value-type="float" office:value="0.108864">
            <text:p>0.108864</text:p>
          </table:table-cell>
          <table:table-cell office:value-type="float" office:value="-0.0978768">
            <text:p>-0.0978768</text:p>
          </table:table-cell>
          <table:table-cell office:value-type="float" office:value="0.818309">
            <text:p>0.818309</text:p>
          </table:table-cell>
          <table:table-cell office:value-type="float" office:value="0.158228">
            <text:p>0.158228</text:p>
          </table:table-cell>
          <table:table-cell office:value-type="float" office:value="0.0553023">
            <text:p>0.0553023</text:p>
          </table:table-cell>
          <table:table-cell office:value-type="float" office:value="-0.107925">
            <text:p>-0.107925</text:p>
          </table:table-cell>
          <table:table-cell office:value-type="float" office:value="0.00406853">
            <text:p>0.00406853</text:p>
          </table:table-cell>
          <table:table-cell office:value-type="float" office:value="0.00678438">
            <text:p>0.00678438</text:p>
          </table:table-cell>
          <table:table-cell office:value-type="float" office:value="-0.000710186">
            <text:p>-0.000710186</text:p>
          </table:table-cell>
          <table:table-cell office:value-type="float" office:value="0.00401864">
            <text:p>0.00401864</text:p>
          </table:table-cell>
          <table:table-cell office:value-type="float" office:value="-0.730309">
            <text:p>-0.730309</text:p>
          </table:table-cell>
          <table:table-cell office:value-type="float" office:value="0.259893">
            <text:p>0.259893</text:p>
          </table:table-cell>
          <table:table-cell office:value-type="float" office:value="-0.0765838">
            <text:p>-0.0765838</text:p>
          </table:table-cell>
        </table:table-row>
        <table:table-row table:style-name="ro4">
          <table:table-cell office:value-type="float" office:value="6.84292">
            <text:p>6.84292</text:p>
          </table:table-cell>
          <table:table-cell office:value-type="float" office:value="0.104747">
            <text:p>0.104747</text:p>
          </table:table-cell>
          <table:table-cell office:value-type="float" office:value="-0.0382866">
            <text:p>-0.0382866</text:p>
          </table:table-cell>
          <table:table-cell office:value-type="float" office:value="0.750852">
            <text:p>0.750852</text:p>
          </table:table-cell>
          <table:table-cell office:value-type="float" office:value="0.0129859">
            <text:p>0.0129859</text:p>
          </table:table-cell>
          <table:table-cell office:value-type="float" office:value="-0.00166237">
            <text:p>-0.00166237</text:p>
          </table:table-cell>
          <table:table-cell office:value-type="float" office:value="0.000283373">
            <text:p>0.000283373</text:p>
          </table:table-cell>
          <table:table-cell office:value-type="float" office:value="0.000296384">
            <text:p>0.000296384</text:p>
          </table:table-cell>
          <table:table-cell office:value-type="float" office:value="0.000104473">
            <text:p>0.000104473</text:p>
          </table:table-cell>
          <table:table-cell office:value-type="float" office:value="0.0111515">
            <text:p>0.0111515</text:p>
          </table:table-cell>
          <table:table-cell office:value-type="float" office:value="0.00551235">
            <text:p>0.00551235</text:p>
          </table:table-cell>
          <table:table-cell office:value-type="float" office:value="0.031199">
            <text:p>0.031199</text:p>
          </table:table-cell>
          <table:table-cell office:value-type="float" office:value="-0.0661995">
            <text:p>-0.0661995</text:p>
          </table:table-cell>
          <table:table-cell office:value-type="float" office:value="-0.0299036">
            <text:p>-0.0299036</text:p>
          </table:table-cell>
          <table:table-cell table:number-columns-repeated="16"/>
          <table:table-cell office:value-type="float" office:value="8.11026">
            <text:p>8.11026</text:p>
          </table:table-cell>
          <table:table-cell office:value-type="float" office:value="-0.0659654">
            <text:p>-0.0659654</text:p>
          </table:table-cell>
          <table:table-cell office:value-type="float" office:value="0.014849">
            <text:p>0.014849</text:p>
          </table:table-cell>
          <table:table-cell office:value-type="float" office:value="0.843864">
            <text:p>0.843864</text:p>
          </table:table-cell>
          <table:table-cell office:value-type="float" office:value="0.0836653">
            <text:p>0.0836653</text:p>
          </table:table-cell>
          <table:table-cell office:value-type="float" office:value="-0.000928364">
            <text:p>-0.000928364</text:p>
          </table:table-cell>
          <table:table-cell office:value-type="float" office:value="-0.000502042">
            <text:p>-0.000502042</text:p>
          </table:table-cell>
          <table:table-cell office:value-type="float" office:value="0.000569588">
            <text:p>0.000569588</text:p>
          </table:table-cell>
          <table:table-cell office:value-type="float" office:value="-0.00156622">
            <text:p>-0.00156622</text:p>
          </table:table-cell>
          <table:table-cell office:value-type="float" office:value="-0.00128168">
            <text:p>-0.00128168</text:p>
          </table:table-cell>
          <table:table-cell office:value-type="float" office:value="0.00116514">
            <text:p>0.00116514</text:p>
          </table:table-cell>
          <table:table-cell office:value-type="float" office:value="-0.0170724">
            <text:p>-0.0170724</text:p>
          </table:table-cell>
          <table:table-cell office:value-type="float" office:value="0.0106446">
            <text:p>0.0106446</text:p>
          </table:table-cell>
          <table:table-cell office:value-type="float" office:value="-0.000669407">
            <text:p>-0.000669407</text:p>
          </table:table-cell>
          <table:table-cell/>
          <table:table-cell office:value-type="float" office:value="7.10647">
            <text:p>7.10647</text:p>
          </table:table-cell>
          <table:table-cell office:value-type="float" office:value="0.188493">
            <text:p>0.188493</text:p>
          </table:table-cell>
          <table:table-cell office:value-type="float" office:value="-0.150796">
            <text:p>-0.150796</text:p>
          </table:table-cell>
          <table:table-cell office:value-type="float" office:value="0.798899">
            <text:p>0.798899</text:p>
          </table:table-cell>
          <table:table-cell office:value-type="float" office:value="0.208137">
            <text:p>0.208137</text:p>
          </table:table-cell>
          <table:table-cell office:value-type="float" office:value="0.183958">
            <text:p>0.183958</text:p>
          </table:table-cell>
          <table:table-cell office:value-type="float" office:value="-0.254785">
            <text:p>-0.254785</text:p>
          </table:table-cell>
          <table:table-cell office:value-type="float" office:value="0.000652955">
            <text:p>0.000652955</text:p>
          </table:table-cell>
          <table:table-cell office:value-type="float" office:value="0.00203905">
            <text:p>0.00203905</text:p>
          </table:table-cell>
          <table:table-cell office:value-type="float" office:value="-0.057102">
            <text:p>-0.057102</text:p>
          </table:table-cell>
          <table:table-cell office:value-type="float" office:value="-0.000543348">
            <text:p>-0.000543348</text:p>
          </table:table-cell>
          <table:table-cell office:value-type="float" office:value="0.00764092">
            <text:p>0.00764092</text:p>
          </table:table-cell>
          <table:table-cell office:value-type="float" office:value="0.119856">
            <text:p>0.119856</text:p>
          </table:table-cell>
          <table:table-cell office:value-type="float" office:value="-0.0184595">
            <text:p>-0.0184595</text:p>
          </table:table-cell>
          <table:table-cell/>
          <table:table-cell office:value-type="float" office:value="6.77674">
            <text:p>6.77674</text:p>
          </table:table-cell>
          <table:table-cell office:value-type="float" office:value="0.105768">
            <text:p>0.105768</text:p>
          </table:table-cell>
          <table:table-cell office:value-type="float" office:value="-0.0966557">
            <text:p>-0.0966557</text:p>
          </table:table-cell>
          <table:table-cell office:value-type="float" office:value="0.818215">
            <text:p>0.818215</text:p>
          </table:table-cell>
          <table:table-cell office:value-type="float" office:value="0.155215">
            <text:p>0.155215</text:p>
          </table:table-cell>
          <table:table-cell office:value-type="float" office:value="0.0725543">
            <text:p>0.0725543</text:p>
          </table:table-cell>
          <table:table-cell office:value-type="float" office:value="-0.1141">
            <text:p>-0.1141</text:p>
          </table:table-cell>
          <table:table-cell office:value-type="float" office:value="0.0068473">
            <text:p>0.0068473</text:p>
          </table:table-cell>
          <table:table-cell office:value-type="float" office:value="-0.0442818">
            <text:p>-0.0442818</text:p>
          </table:table-cell>
          <table:table-cell office:value-type="float" office:value="0.0174626">
            <text:p>0.0174626</text:p>
          </table:table-cell>
          <table:table-cell table:style-name="ce1" office:value-type="float" office:value="-0.00133642">
            <text:p>-0.00133642</text:p>
          </table:table-cell>
          <table:table-cell office:value-type="float" office:value="0.00109507">
            <text:p>0.00109507</text:p>
          </table:table-cell>
          <table:table-cell office:value-type="float" office:value="-0.0116284">
            <text:p>-0.0116284</text:p>
          </table:table-cell>
          <table:table-cell office:value-type="float" office:value="0.0262689">
            <text:p>0.0262689</text:p>
          </table:table-cell>
        </table:table-row>
        <table:table-row table:style-name="ro4">
          <table:table-cell office:value-type="float" office:value="7.00715">
            <text:p>7.00715</text:p>
          </table:table-cell>
          <table:table-cell office:value-type="float" office:value="0.105605">
            <text:p>0.105605</text:p>
          </table:table-cell>
          <table:table-cell office:value-type="float" office:value="-0.0382406">
            <text:p>-0.0382406</text:p>
          </table:table-cell>
          <table:table-cell office:value-type="float" office:value="0.750951">
            <text:p>0.750951</text:p>
          </table:table-cell>
          <table:table-cell office:value-type="float" office:value="0.0117002">
            <text:p>0.0117002</text:p>
          </table:table-cell>
          <table:table-cell office:value-type="float" office:value="-0.000807852">
            <text:p>-0.000807852</text:p>
          </table:table-cell>
          <table:table-cell office:value-type="float" office:value="0.000224917">
            <text:p>0.000224917</text:p>
          </table:table-cell>
          <table:table-cell office:value-type="float" office:value="0.000277987">
            <text:p>0.000277987</text:p>
          </table:table-cell>
          <table:table-cell office:value-type="float" office:value="0.00522816">
            <text:p>0.00522816</text:p>
          </table:table-cell>
          <table:table-cell office:value-type="float" office:value="0.000279794">
            <text:p>0.000279794</text:p>
          </table:table-cell>
          <table:table-cell office:value-type="float" office:value="0.000601401">
            <text:p>0.000601401</text:p>
          </table:table-cell>
          <table:table-cell office:value-type="float" office:value="-0.000824757">
            <text:p>-0.000824757</text:p>
          </table:table-cell>
          <table:table-cell office:value-type="float" office:value="-0.00670934">
            <text:p>-0.00670934</text:p>
          </table:table-cell>
          <table:table-cell office:value-type="float" office:value="-0.00754857">
            <text:p>-0.00754857</text:p>
          </table:table-cell>
          <table:table-cell table:number-columns-repeated="16"/>
          <table:table-cell office:value-type="float" office:value="8.274">
            <text:p>8.274</text:p>
          </table:table-cell>
          <table:table-cell office:value-type="float" office:value="-0.0666796">
            <text:p>-0.0666796</text:p>
          </table:table-cell>
          <table:table-cell office:value-type="float" office:value="0.0149246">
            <text:p>0.0149246</text:p>
          </table:table-cell>
          <table:table-cell office:value-type="float" office:value="0.844037">
            <text:p>0.844037</text:p>
          </table:table-cell>
          <table:table-cell office:value-type="float" office:value="0.0795778">
            <text:p>0.0795778</text:p>
          </table:table-cell>
          <table:table-cell office:value-type="float" office:value="-0.000966266">
            <text:p>-0.000966266</text:p>
          </table:table-cell>
          <table:table-cell office:value-type="float" office:value="-0.000571557">
            <text:p>-0.000571557</text:p>
          </table:table-cell>
          <table:table-cell office:value-type="float" office:value="0.000876348">
            <text:p>0.000876348</text:p>
          </table:table-cell>
          <table:table-cell office:value-type="float" office:value="-0.0043617">
            <text:p>-0.0043617</text:p>
          </table:table-cell>
          <table:table-cell office:value-type="float" office:value="0.000461287">
            <text:p>0.000461287</text:p>
          </table:table-cell>
          <table:table-cell office:value-type="float" office:value="0.00105553">
            <text:p>0.00105553</text:p>
          </table:table-cell>
          <table:table-cell office:value-type="float" office:value="0.0133426">
            <text:p>0.0133426</text:p>
          </table:table-cell>
          <table:table-cell office:value-type="float" office:value="0.000131279">
            <text:p>0.000131279</text:p>
          </table:table-cell>
          <table:table-cell office:value-type="float" office:value="0.00499073">
            <text:p>0.00499073</text:p>
          </table:table-cell>
          <table:table-cell/>
          <table:table-cell office:value-type="float" office:value="7.43848">
            <text:p>7.43848</text:p>
          </table:table-cell>
          <table:table-cell office:value-type="float" office:value="0.190013">
            <text:p>0.190013</text:p>
          </table:table-cell>
          <table:table-cell office:value-type="float" office:value="-0.156542">
            <text:p>-0.156542</text:p>
          </table:table-cell>
          <table:table-cell office:value-type="float" office:value="0.796684">
            <text:p>0.796684</text:p>
          </table:table-cell>
          <table:table-cell office:value-type="float" office:value="0.19342">
            <text:p>0.19342</text:p>
          </table:table-cell>
          <table:table-cell office:value-type="float" office:value="0.191405">
            <text:p>0.191405</text:p>
          </table:table-cell>
          <table:table-cell office:value-type="float" office:value="-0.258466">
            <text:p>-0.258466</text:p>
          </table:table-cell>
          <table:table-cell office:value-type="float" office:value="0.000924453">
            <text:p>0.000924453</text:p>
          </table:table-cell>
          <table:table-cell office:value-type="float" office:value="0.0045759">
            <text:p>0.0045759</text:p>
          </table:table-cell>
          <table:table-cell office:value-type="float" office:value="-0.0173088">
            <text:p>-0.0173088</text:p>
          </table:table-cell>
          <table:table-cell office:value-type="float" office:value="-0.00667206">
            <text:p>-0.00667206</text:p>
          </table:table-cell>
          <table:table-cell office:value-type="float" office:value="-0.0195793">
            <text:p>-0.0195793</text:p>
          </table:table-cell>
          <table:table-cell office:value-type="float" office:value="0.0644659">
            <text:p>0.0644659</text:p>
          </table:table-cell>
          <table:table-cell office:value-type="float" office:value="-0.0279388">
            <text:p>-0.0279388</text:p>
          </table:table-cell>
          <table:table-cell/>
          <table:table-cell office:value-type="float" office:value="7.31562">
            <text:p>7.31562</text:p>
          </table:table-cell>
          <table:table-cell office:value-type="float" office:value="0.0822228">
            <text:p>0.0822228</text:p>
          </table:table-cell>
          <table:table-cell office:value-type="float" office:value="-0.0906222">
            <text:p>-0.0906222</text:p>
          </table:table-cell>
          <table:table-cell office:value-type="float" office:value="0.825123">
            <text:p>0.825123</text:p>
          </table:table-cell>
          <table:table-cell office:value-type="float" office:value="0.133844">
            <text:p>0.133844</text:p>
          </table:table-cell>
          <table:table-cell office:value-type="float" office:value="0.030549">
            <text:p>0.030549</text:p>
          </table:table-cell>
          <table:table-cell office:value-type="float" office:value="-0.113889">
            <text:p>-0.113889</text:p>
          </table:table-cell>
          <table:table-cell office:value-type="float" office:value="0.0216133">
            <text:p>0.0216133</text:p>
          </table:table-cell>
          <table:table-cell office:value-type="float" office:value="-0.0436917">
            <text:p>-0.0436917</text:p>
          </table:table-cell>
          <table:table-cell office:value-type="float" office:value="0.0111963">
            <text:p>0.0111963</text:p>
          </table:table-cell>
          <table:table-cell office:value-type="float" office:value="0.0128195">
            <text:p>0.0128195</text:p>
          </table:table-cell>
          <table:table-cell office:value-type="float" office:value="-0.638466">
            <text:p>-0.638466</text:p>
          </table:table-cell>
          <table:table-cell office:value-type="float" office:value="-0.184684">
            <text:p>-0.184684</text:p>
          </table:table-cell>
          <table:table-cell office:value-type="float" office:value="0.24308">
            <text:p>0.24308</text:p>
          </table:table-cell>
        </table:table-row>
        <table:table-row table:style-name="ro4">
          <table:table-cell table:number-columns-repeated="30"/>
          <table:table-cell office:value-type="float" office:value="8.54547">
            <text:p>8.54547</text:p>
          </table:table-cell>
          <table:table-cell office:value-type="float" office:value="-0.0668804">
            <text:p>-0.0668804</text:p>
          </table:table-cell>
          <table:table-cell office:value-type="float" office:value="0.0150594">
            <text:p>0.0150594</text:p>
          </table:table-cell>
          <table:table-cell office:value-type="float" office:value="0.844691">
            <text:p>0.844691</text:p>
          </table:table-cell>
          <table:table-cell office:value-type="float" office:value="0.0732365">
            <text:p>0.0732365</text:p>
          </table:table-cell>
          <table:table-cell office:value-type="float" office:value="-0.00122642">
            <text:p>-0.00122642</text:p>
          </table:table-cell>
          <table:table-cell office:value-type="float" office:value="-0.000415525">
            <text:p>-0.000415525</text:p>
          </table:table-cell>
          <table:table-cell office:value-type="float" office:value="0.00121891">
            <text:p>0.00121891</text:p>
          </table:table-cell>
          <table:table-cell office:value-type="float" office:value="-0.000739648">
            <text:p>-0.000739648</text:p>
          </table:table-cell>
          <table:table-cell office:value-type="float" office:value="0.000496924">
            <text:p>0.000496924</text:p>
          </table:table-cell>
          <table:table-cell office:value-type="float" office:value="0.00241033">
            <text:p>0.00241033</text:p>
          </table:table-cell>
          <table:table-cell table:style-name="ce1" office:value-type="string">
            <text:p>6.70566e-05</text:p>
          </table:table-cell>
          <table:table-cell table:style-name="ce1" office:value-type="string">
            <text:p>-7.66231e-05</text:p>
          </table:table-cell>
          <table:table-cell office:value-type="float" office:value="-0.00801282">
            <text:p>-0.00801282</text:p>
          </table:table-cell>
          <table:table-cell/>
          <table:table-cell office:value-type="float" office:value="7.67042">
            <text:p>7.67042</text:p>
          </table:table-cell>
          <table:table-cell office:value-type="float" office:value="0.190021">
            <text:p>0.190021</text:p>
          </table:table-cell>
          <table:table-cell office:value-type="float" office:value="-0.157089">
            <text:p>-0.157089</text:p>
          </table:table-cell>
          <table:table-cell office:value-type="float" office:value="0.793633">
            <text:p>0.793633</text:p>
          </table:table-cell>
          <table:table-cell office:value-type="float" office:value="0.183761">
            <text:p>0.183761</text:p>
          </table:table-cell>
          <table:table-cell office:value-type="float" office:value="0.196888">
            <text:p>0.196888</text:p>
          </table:table-cell>
          <table:table-cell office:value-type="float" office:value="-0.259929">
            <text:p>-0.259929</text:p>
          </table:table-cell>
          <table:table-cell office:value-type="float" office:value="0.0137531">
            <text:p>0.0137531</text:p>
          </table:table-cell>
          <table:table-cell table:style-name="ce1" office:value-type="string">
            <text:p>3.45633e-05</text:p>
          </table:table-cell>
          <table:table-cell office:value-type="float" office:value="-0.0023562">
            <text:p>-0.0023562</text:p>
          </table:table-cell>
          <table:table-cell office:value-type="float" office:value="-0.0131524">
            <text:p>-0.0131524</text:p>
          </table:table-cell>
          <table:table-cell office:value-type="float" office:value="0.0138812">
            <text:p>0.0138812</text:p>
          </table:table-cell>
          <table:table-cell office:value-type="float" office:value="-0.0024172">
            <text:p>-0.0024172</text:p>
          </table:table-cell>
          <table:table-cell office:value-type="float" office:value="0.312757">
            <text:p>0.312757</text:p>
          </table:table-cell>
          <table:table-cell/>
          <table:table-cell office:value-type="float" office:value="7.40747">
            <text:p>7.40747</text:p>
          </table:table-cell>
          <table:table-cell office:value-type="float" office:value="0.0728242">
            <text:p>0.0728242</text:p>
          </table:table-cell>
          <table:table-cell office:value-type="float" office:value="-0.0911518">
            <text:p>-0.0911518</text:p>
          </table:table-cell>
          <table:table-cell office:value-type="float" office:value="0.828351">
            <text:p>0.828351</text:p>
          </table:table-cell>
          <table:table-cell office:value-type="float" office:value="0.130506">
            <text:p>0.130506</text:p>
          </table:table-cell>
          <table:table-cell office:value-type="float" office:value="0.0515709">
            <text:p>0.0515709</text:p>
          </table:table-cell>
          <table:table-cell office:value-type="float" office:value="-0.10833">
            <text:p>-0.10833</text:p>
          </table:table-cell>
          <table:table-cell office:value-type="float" office:value="0.0155691">
            <text:p>0.0155691</text:p>
          </table:table-cell>
          <table:table-cell office:value-type="float" office:value="-0.102332">
            <text:p>-0.102332</text:p>
          </table:table-cell>
          <table:table-cell office:value-type="float" office:value="-0.00576603">
            <text:p>-0.00576603</text:p>
          </table:table-cell>
          <table:table-cell office:value-type="float" office:value="0.0351452">
            <text:p>0.0351452</text:p>
          </table:table-cell>
          <table:table-cell office:value-type="float" office:value="0.412464">
            <text:p>0.412464</text:p>
          </table:table-cell>
          <table:table-cell office:value-type="float" office:value="0.0398296">
            <text:p>0.0398296</text:p>
          </table:table-cell>
          <table:table-cell office:value-type="float" office:value="-0.0901329">
            <text:p>-0.0901329</text:p>
          </table:table-cell>
        </table:table-row>
        <table:table-row table:style-name="ro4">
          <table:table-cell table:number-columns-repeated="30"/>
          <table:table-cell office:value-type="float" office:value="8.87438">
            <text:p>8.87438</text:p>
          </table:table-cell>
          <table:table-cell office:value-type="float" office:value="-0.0671164">
            <text:p>-0.0671164</text:p>
          </table:table-cell>
          <table:table-cell office:value-type="float" office:value="0.0152146">
            <text:p>0.0152146</text:p>
          </table:table-cell>
          <table:table-cell office:value-type="float" office:value="0.844617">
            <text:p>0.844617</text:p>
          </table:table-cell>
          <table:table-cell office:value-type="float" office:value="0.0662264">
            <text:p>0.0662264</text:p>
          </table:table-cell>
          <table:table-cell office:value-type="float" office:value="-0.00146281">
            <text:p>-0.00146281</text:p>
          </table:table-cell>
          <table:table-cell office:value-type="float" office:value="-0.000288337">
            <text:p>-0.000288337</text:p>
          </table:table-cell>
          <table:table-cell office:value-type="float" office:value="0.000976837">
            <text:p>0.000976837</text:p>
          </table:table-cell>
          <table:table-cell office:value-type="float" office:value="-0.000717592">
            <text:p>-0.000717592</text:p>
          </table:table-cell>
          <table:table-cell office:value-type="float" office:value="0.000471722">
            <text:p>0.000471722</text:p>
          </table:table-cell>
          <table:table-cell office:value-type="float" office:value="-0.000225194">
            <text:p>-0.000225194</text:p>
          </table:table-cell>
          <table:table-cell office:value-type="float" office:value="-0.000612105">
            <text:p>-0.000612105</text:p>
          </table:table-cell>
          <table:table-cell office:value-type="float" office:value="-0.00181938">
            <text:p>-0.00181938</text:p>
          </table:table-cell>
          <table:table-cell office:value-type="float" office:value="-0.00424328">
            <text:p>-0.00424328</text:p>
          </table:table-cell>
          <table:table-cell/>
          <table:table-cell office:value-type="float" office:value="7.73852">
            <text:p>7.73852</text:p>
          </table:table-cell>
          <table:table-cell office:value-type="float" office:value="0.190087">
            <text:p>0.190087</text:p>
          </table:table-cell>
          <table:table-cell office:value-type="float" office:value="-0.157261">
            <text:p>-0.157261</text:p>
          </table:table-cell>
          <table:table-cell office:value-type="float" office:value="0.794188">
            <text:p>0.794188</text:p>
          </table:table-cell>
          <table:table-cell office:value-type="float" office:value="0.181018">
            <text:p>0.181018</text:p>
          </table:table-cell>
          <table:table-cell office:value-type="float" office:value="0.199205">
            <text:p>0.199205</text:p>
          </table:table-cell>
          <table:table-cell office:value-type="float" office:value="-0.26201">
            <text:p>-0.26201</text:p>
          </table:table-cell>
          <table:table-cell office:value-type="float" office:value="0.00293673">
            <text:p>0.00293673</text:p>
          </table:table-cell>
          <table:table-cell office:value-type="float" office:value="0.000979792">
            <text:p>0.000979792</text:p>
          </table:table-cell>
          <table:table-cell office:value-type="float" office:value="-0.00252079">
            <text:p>-0.00252079</text:p>
          </table:table-cell>
          <table:table-cell office:value-type="float" office:value="0.00814451">
            <text:p>0.00814451</text:p>
          </table:table-cell>
          <table:table-cell office:value-type="float" office:value="0.0352485">
            <text:p>0.0352485</text:p>
          </table:table-cell>
          <table:table-cell office:value-type="float" office:value="-0.0514924">
            <text:p>-0.0514924</text:p>
          </table:table-cell>
          <table:table-cell office:value-type="float" office:value="-0.0209288">
            <text:p>-0.0209288</text:p>
          </table:table-cell>
          <table:table-cell/>
          <table:table-cell office:value-type="float" office:value="7.57487">
            <text:p>7.57487</text:p>
          </table:table-cell>
          <table:table-cell office:value-type="float" office:value="0.0672522">
            <text:p>0.0672522</text:p>
          </table:table-cell>
          <table:table-cell office:value-type="float" office:value="-0.0910009">
            <text:p>-0.0910009</text:p>
          </table:table-cell>
          <table:table-cell office:value-type="float" office:value="0.831709">
            <text:p>0.831709</text:p>
          </table:table-cell>
          <table:table-cell office:value-type="float" office:value="0.124637">
            <text:p>0.124637</text:p>
          </table:table-cell>
          <table:table-cell office:value-type="float" office:value="0.0442452">
            <text:p>0.0442452</text:p>
          </table:table-cell>
          <table:table-cell office:value-type="float" office:value="-0.109985">
            <text:p>-0.109985</text:p>
          </table:table-cell>
          <table:table-cell office:value-type="float" office:value="0.0185214">
            <text:p>0.0185214</text:p>
          </table:table-cell>
          <table:table-cell office:value-type="float" office:value="-0.0332859">
            <text:p>-0.0332859</text:p>
          </table:table-cell>
          <table:table-cell office:value-type="float" office:value="0.000901364">
            <text:p>0.000901364</text:p>
          </table:table-cell>
          <table:table-cell office:value-type="float" office:value="0.0200571">
            <text:p>0.0200571</text:p>
          </table:table-cell>
          <table:table-cell office:value-type="float" office:value="0.151905">
            <text:p>0.151905</text:p>
          </table:table-cell>
          <table:table-cell office:value-type="float" office:value="-0.0362852">
            <text:p>-0.0362852</text:p>
          </table:table-cell>
          <table:table-cell office:value-type="float" office:value="-0.0564338">
            <text:p>-0.0564338</text:p>
          </table:table-cell>
        </table:table-row>
        <table:table-row table:style-name="ro4">
          <table:table-cell table:number-columns-repeated="30"/>
          <table:table-cell office:value-type="float" office:value="9.21464">
            <text:p>9.21464</text:p>
          </table:table-cell>
          <table:table-cell office:value-type="float" office:value="-0.0674315">
            <text:p>-0.0674315</text:p>
          </table:table-cell>
          <table:table-cell office:value-type="float" office:value="0.0151645">
            <text:p>0.0151645</text:p>
          </table:table-cell>
          <table:table-cell office:value-type="float" office:value="0.844049">
            <text:p>0.844049</text:p>
          </table:table-cell>
          <table:table-cell office:value-type="float" office:value="0.0596798">
            <text:p>0.0596798</text:p>
          </table:table-cell>
          <table:table-cell office:value-type="float" office:value="-0.00196194">
            <text:p>-0.00196194</text:p>
          </table:table-cell>
          <table:table-cell table:style-name="ce1" office:value-type="string">
            <text:p>-5.05755e-05</text:p>
          </table:table-cell>
          <table:table-cell office:value-type="float" office:value="0.00126361">
            <text:p>0.00126361</text:p>
          </table:table-cell>
          <table:table-cell office:value-type="float" office:value="-0.000925868">
            <text:p>-0.000925868</text:p>
          </table:table-cell>
          <table:table-cell office:value-type="float" office:value="-0.000147343">
            <text:p>-0.000147343</text:p>
          </table:table-cell>
          <table:table-cell office:value-type="float" office:value="-0.00166902">
            <text:p>-0.00166902</text:p>
          </table:table-cell>
          <table:table-cell office:value-type="float" office:value="-0.00666903">
            <text:p>-0.00666903</text:p>
          </table:table-cell>
          <table:table-cell office:value-type="float" office:value="0.00875146">
            <text:p>0.00875146</text:p>
          </table:table-cell>
          <table:table-cell office:value-type="float" office:value="0.0298519">
            <text:p>0.0298519</text:p>
          </table:table-cell>
          <table:table-cell/>
          <table:table-cell office:value-type="float" office:value="7.87034">
            <text:p>7.87034</text:p>
          </table:table-cell>
          <table:table-cell office:value-type="float" office:value="0.190829">
            <text:p>0.190829</text:p>
          </table:table-cell>
          <table:table-cell office:value-type="float" office:value="-0.158488">
            <text:p>-0.158488</text:p>
          </table:table-cell>
          <table:table-cell office:value-type="float" office:value="0.794897">
            <text:p>0.794897</text:p>
          </table:table-cell>
          <table:table-cell office:value-type="float" office:value="0.175824">
            <text:p>0.175824</text:p>
          </table:table-cell>
          <table:table-cell office:value-type="float" office:value="0.199633">
            <text:p>0.199633</text:p>
          </table:table-cell>
          <table:table-cell office:value-type="float" office:value="-0.260662">
            <text:p>-0.260662</text:p>
          </table:table-cell>
          <table:table-cell office:value-type="float" office:value="0.00504307">
            <text:p>0.00504307</text:p>
          </table:table-cell>
          <table:table-cell office:value-type="float" office:value="0.00562622">
            <text:p>0.00562622</text:p>
          </table:table-cell>
          <table:table-cell office:value-type="float" office:value="-0.00930847">
            <text:p>-0.00930847</text:p>
          </table:table-cell>
          <table:table-cell office:value-type="float" office:value="0.00538569">
            <text:p>0.00538569</text:p>
          </table:table-cell>
          <table:table-cell office:value-type="float" office:value="-0.0400778">
            <text:p>-0.0400778</text:p>
          </table:table-cell>
          <table:table-cell office:value-type="float" office:value="0.0178909">
            <text:p>0.0178909</text:p>
          </table:table-cell>
          <table:table-cell office:value-type="float" office:value="-0.0105585">
            <text:p>-0.0105585</text:p>
          </table:table-cell>
          <table:table-cell/>
          <table:table-cell office:value-type="float" office:value="7.67463">
            <text:p>7.67463</text:p>
          </table:table-cell>
          <table:table-cell office:value-type="float" office:value="0.0654434">
            <text:p>0.0654434</text:p>
          </table:table-cell>
          <table:table-cell office:value-type="float" office:value="-0.0912721">
            <text:p>-0.0912721</text:p>
          </table:table-cell>
          <table:table-cell office:value-type="float" office:value="0.833148">
            <text:p>0.833148</text:p>
          </table:table-cell>
          <table:table-cell office:value-type="float" office:value="0.121265">
            <text:p>0.121265</text:p>
          </table:table-cell>
          <table:table-cell office:value-type="float" office:value="0.0365176">
            <text:p>0.0365176</text:p>
          </table:table-cell>
          <table:table-cell office:value-type="float" office:value="-0.107281">
            <text:p>-0.107281</text:p>
          </table:table-cell>
          <table:table-cell office:value-type="float" office:value="0.0193204">
            <text:p>0.0193204</text:p>
          </table:table-cell>
          <table:table-cell office:value-type="float" office:value="-0.0181315">
            <text:p>-0.0181315</text:p>
          </table:table-cell>
          <table:table-cell office:value-type="float" office:value="-0.00271853">
            <text:p>-0.00271853</text:p>
          </table:table-cell>
          <table:table-cell office:value-type="float" office:value="0.0144271">
            <text:p>0.0144271</text:p>
          </table:table-cell>
          <table:table-cell office:value-type="float" office:value="-0.078934">
            <text:p>-0.078934</text:p>
          </table:table-cell>
          <table:table-cell office:value-type="float" office:value="0.0596451">
            <text:p>0.0596451</text:p>
          </table:table-cell>
          <table:table-cell office:value-type="float" office:value="-0.0573504">
            <text:p>-0.0573504</text:p>
          </table:table-cell>
        </table:table-row>
        <table:table-row table:style-name="ro4">
          <table:table-cell table:number-columns-repeated="30"/>
          <table:table-cell office:value-type="float" office:value="9.33989">
            <text:p>9.33989</text:p>
          </table:table-cell>
          <table:table-cell office:value-type="float" office:value="-0.0676521">
            <text:p>-0.0676521</text:p>
          </table:table-cell>
          <table:table-cell office:value-type="float" office:value="0.0152833">
            <text:p>0.0152833</text:p>
          </table:table-cell>
          <table:table-cell office:value-type="float" office:value="0.844309">
            <text:p>0.844309</text:p>
          </table:table-cell>
          <table:table-cell office:value-type="float" office:value="0.0574364">
            <text:p>0.0574364</text:p>
          </table:table-cell>
          <table:table-cell office:value-type="float" office:value="-0.00134375">
            <text:p>-0.00134375</text:p>
          </table:table-cell>
          <table:table-cell office:value-type="float" office:value="-0.000385032">
            <text:p>-0.000385032</text:p>
          </table:table-cell>
          <table:table-cell office:value-type="float" office:value="0.000670444">
            <text:p>0.000670444</text:p>
          </table:table-cell>
          <table:table-cell office:value-type="float" office:value="-0.00176117">
            <text:p>-0.00176117</text:p>
          </table:table-cell>
          <table:table-cell office:value-type="float" office:value="0.000948784">
            <text:p>0.000948784</text:p>
          </table:table-cell>
          <table:table-cell office:value-type="float" office:value="0.00206995">
            <text:p>0.00206995</text:p>
          </table:table-cell>
          <table:table-cell office:value-type="float" office:value="0.0234778">
            <text:p>0.0234778</text:p>
          </table:table-cell>
          <table:table-cell office:value-type="float" office:value="-0.00984423">
            <text:p>-0.00984423</text:p>
          </table:table-cell>
          <table:table-cell office:value-type="float" office:value="-0.00908023">
            <text:p>-0.00908023</text:p>
          </table:table-cell>
          <table:table-cell/>
          <table:table-cell office:value-type="float" office:value="8.22448">
            <text:p>8.22448</text:p>
          </table:table-cell>
          <table:table-cell office:value-type="float" office:value="0.187795">
            <text:p>0.187795</text:p>
          </table:table-cell>
          <table:table-cell office:value-type="float" office:value="-0.15954">
            <text:p>-0.15954</text:p>
          </table:table-cell>
          <table:table-cell office:value-type="float" office:value="0.795481">
            <text:p>0.795481</text:p>
          </table:table-cell>
          <table:table-cell office:value-type="float" office:value="0.162596">
            <text:p>0.162596</text:p>
          </table:table-cell>
          <table:table-cell office:value-type="float" office:value="0.199955">
            <text:p>0.199955</text:p>
          </table:table-cell>
          <table:table-cell office:value-type="float" office:value="-0.259699">
            <text:p>-0.259699</text:p>
          </table:table-cell>
          <table:table-cell office:value-type="float" office:value="0.00494924">
            <text:p>0.00494924</text:p>
          </table:table-cell>
          <table:table-cell office:value-type="float" office:value="-0.00856718">
            <text:p>-0.00856718</text:p>
          </table:table-cell>
          <table:table-cell office:value-type="float" office:value="-0.00297247">
            <text:p>-0.00297247</text:p>
          </table:table-cell>
          <table:table-cell office:value-type="float" office:value="0.00164645">
            <text:p>0.00164645</text:p>
          </table:table-cell>
          <table:table-cell office:value-type="float" office:value="-0.0764968">
            <text:p>-0.0764968</text:p>
          </table:table-cell>
          <table:table-cell office:value-type="float" office:value="0.0350397">
            <text:p>0.0350397</text:p>
          </table:table-cell>
          <table:table-cell office:value-type="float" office:value="-0.0927103">
            <text:p>-0.0927103</text:p>
          </table:table-cell>
          <table:table-cell/>
          <table:table-cell office:value-type="float" office:value="7.85816">
            <text:p>7.85816</text:p>
          </table:table-cell>
          <table:table-cell office:value-type="float" office:value="0.0594568">
            <text:p>0.0594568</text:p>
          </table:table-cell>
          <table:table-cell office:value-type="float" office:value="-0.089762">
            <text:p>-0.089762</text:p>
          </table:table-cell>
          <table:table-cell office:value-type="float" office:value="0.833864">
            <text:p>0.833864</text:p>
          </table:table-cell>
          <table:table-cell office:value-type="float" office:value="0.115299">
            <text:p>0.115299</text:p>
          </table:table-cell>
          <table:table-cell office:value-type="float" office:value="0.0365288">
            <text:p>0.0365288</text:p>
          </table:table-cell>
          <table:table-cell office:value-type="float" office:value="-0.102402">
            <text:p>-0.102402</text:p>
          </table:table-cell>
          <table:table-cell office:value-type="float" office:value="0.0177837">
            <text:p>0.0177837</text:p>
          </table:table-cell>
          <table:table-cell office:value-type="float" office:value="-0.0326185">
            <text:p>-0.0326185</text:p>
          </table:table-cell>
          <table:table-cell office:value-type="float" office:value="0.00822833">
            <text:p>0.00822833</text:p>
          </table:table-cell>
          <table:table-cell office:value-type="float" office:value="0.00390146">
            <text:p>0.00390146</text:p>
          </table:table-cell>
          <table:table-cell office:value-type="float" office:value="0.11447">
            <text:p>0.11447</text:p>
          </table:table-cell>
          <table:table-cell office:value-type="float" office:value="0.126521">
            <text:p>0.126521</text:p>
          </table:table-cell>
          <table:table-cell office:value-type="float" office:value="-0.0908844">
            <text:p>-0.0908844</text:p>
          </table:table-cell>
        </table:table-row>
        <table:table-row table:style-name="ro4">
          <table:table-cell table:number-columns-repeated="30"/>
          <table:table-cell office:value-type="float" office:value="9.54828">
            <text:p>9.54828</text:p>
          </table:table-cell>
          <table:table-cell office:value-type="float" office:value="-0.0669995">
            <text:p>-0.0669995</text:p>
          </table:table-cell>
          <table:table-cell office:value-type="float" office:value="0.0150535">
            <text:p>0.0150535</text:p>
          </table:table-cell>
          <table:table-cell office:value-type="float" office:value="0.844346">
            <text:p>0.844346</text:p>
          </table:table-cell>
          <table:table-cell office:value-type="float" office:value="0.0538893">
            <text:p>0.0538893</text:p>
          </table:table-cell>
          <table:table-cell office:value-type="float" office:value="-0.00115148">
            <text:p>-0.00115148</text:p>
          </table:table-cell>
          <table:table-cell office:value-type="float" office:value="-0.000457337">
            <text:p>-0.000457337</text:p>
          </table:table-cell>
          <table:table-cell office:value-type="float" office:value="0.000410435">
            <text:p>0.000410435</text:p>
          </table:table-cell>
          <table:table-cell office:value-type="float" office:value="0.00313136">
            <text:p>0.00313136</text:p>
          </table:table-cell>
          <table:table-cell office:value-type="float" office:value="-0.00110266">
            <text:p>-0.00110266</text:p>
          </table:table-cell>
          <table:table-cell office:value-type="float" office:value="0.000177716">
            <text:p>0.000177716</text:p>
          </table:table-cell>
          <table:table-cell office:value-type="float" office:value="-0.00664733">
            <text:p>-0.00664733</text:p>
          </table:table-cell>
          <table:table-cell office:value-type="float" office:value="0.0010304">
            <text:p>0.0010304</text:p>
          </table:table-cell>
          <table:table-cell office:value-type="float" office:value="-0.0125554">
            <text:p>-0.0125554</text:p>
          </table:table-cell>
          <table:table-cell/>
          <table:table-cell office:value-type="float" office:value="8.33818">
            <text:p>8.33818</text:p>
          </table:table-cell>
          <table:table-cell office:value-type="float" office:value="0.185832">
            <text:p>0.185832</text:p>
          </table:table-cell>
          <table:table-cell office:value-type="float" office:value="-0.159425">
            <text:p>-0.159425</text:p>
          </table:table-cell>
          <table:table-cell office:value-type="float" office:value="0.794469">
            <text:p>0.794469</text:p>
          </table:table-cell>
          <table:table-cell office:value-type="float" office:value="0.158563">
            <text:p>0.158563</text:p>
          </table:table-cell>
          <table:table-cell office:value-type="float" office:value="0.193755">
            <text:p>0.193755</text:p>
          </table:table-cell>
          <table:table-cell office:value-type="float" office:value="-0.263876">
            <text:p>-0.263876</text:p>
          </table:table-cell>
          <table:table-cell office:value-type="float" office:value="0.0218929">
            <text:p>0.0218929</text:p>
          </table:table-cell>
          <table:table-cell office:value-type="float" office:value="-0.0172651">
            <text:p>-0.0172651</text:p>
          </table:table-cell>
          <table:table-cell office:value-type="float" office:value="0.00101164">
            <text:p>0.00101164</text:p>
          </table:table-cell>
          <table:table-cell office:value-type="float" office:value="-0.00889497">
            <text:p>-0.00889497</text:p>
          </table:table-cell>
          <table:table-cell office:value-type="float" office:value="-0.204361">
            <text:p>-0.204361</text:p>
          </table:table-cell>
          <table:table-cell office:value-type="float" office:value="-0.0817811">
            <text:p>-0.0817811</text:p>
          </table:table-cell>
          <table:table-cell office:value-type="float" office:value="0.337923">
            <text:p>0.337923</text:p>
          </table:table-cell>
          <table:table-cell/>
          <table:table-cell office:value-type="float" office:value="7.94281">
            <text:p>7.94281</text:p>
          </table:table-cell>
          <table:table-cell office:value-type="float" office:value="0.0575159">
            <text:p>0.0575159</text:p>
          </table:table-cell>
          <table:table-cell office:value-type="float" office:value="-0.0881588">
            <text:p>-0.0881588</text:p>
          </table:table-cell>
          <table:table-cell office:value-type="float" office:value="0.833543">
            <text:p>0.833543</text:p>
          </table:table-cell>
          <table:table-cell office:value-type="float" office:value="0.112647">
            <text:p>0.112647</text:p>
          </table:table-cell>
          <table:table-cell office:value-type="float" office:value="0.0309827">
            <text:p>0.0309827</text:p>
          </table:table-cell>
          <table:table-cell office:value-type="float" office:value="-0.104988">
            <text:p>-0.104988</text:p>
          </table:table-cell>
          <table:table-cell office:value-type="float" office:value="0.0210993">
            <text:p>0.0210993</text:p>
          </table:table-cell>
          <table:table-cell office:value-type="float" office:value="-0.0229286">
            <text:p>-0.0229286</text:p>
          </table:table-cell>
          <table:table-cell office:value-type="float" office:value="0.0189383">
            <text:p>0.0189383</text:p>
          </table:table-cell>
          <table:table-cell office:value-type="float" office:value="-0.00379191">
            <text:p>-0.00379191</text:p>
          </table:table-cell>
          <table:table-cell office:value-type="float" office:value="-0.0297999">
            <text:p>-0.0297999</text:p>
          </table:table-cell>
          <table:table-cell office:value-type="float" office:value="-0.0291103">
            <text:p>-0.0291103</text:p>
          </table:table-cell>
          <table:table-cell office:value-type="float" office:value="0.0406858">
            <text:p>0.0406858</text:p>
          </table:table-cell>
        </table:table-row>
        <table:table-row table:style-name="ro4">
          <table:table-cell table:number-columns-repeated="30"/>
          <table:table-cell office:value-type="float" office:value="9.81213">
            <text:p>9.81213</text:p>
          </table:table-cell>
          <table:table-cell office:value-type="float" office:value="-0.0666361">
            <text:p>-0.0666361</text:p>
          </table:table-cell>
          <table:table-cell office:value-type="float" office:value="0.0148343">
            <text:p>0.0148343</text:p>
          </table:table-cell>
          <table:table-cell office:value-type="float" office:value="0.843519">
            <text:p>0.843519</text:p>
          </table:table-cell>
          <table:table-cell office:value-type="float" office:value="0.0497108">
            <text:p>0.0497108</text:p>
          </table:table-cell>
          <table:table-cell office:value-type="float" office:value="-0.000656532">
            <text:p>-0.000656532</text:p>
          </table:table-cell>
          <table:table-cell office:value-type="float" office:value="-0.00071271">
            <text:p>-0.00071271</text:p>
          </table:table-cell>
          <table:table-cell office:value-type="float" office:value="0.000228031">
            <text:p>0.000228031</text:p>
          </table:table-cell>
          <table:table-cell office:value-type="float" office:value="0.00137749">
            <text:p>0.00137749</text:p>
          </table:table-cell>
          <table:table-cell office:value-type="float" office:value="-0.000830787">
            <text:p>-0.000830787</text:p>
          </table:table-cell>
          <table:table-cell office:value-type="float" office:value="-0.003135">
            <text:p>-0.003135</text:p>
          </table:table-cell>
          <table:table-cell office:value-type="float" office:value="0.00257171">
            <text:p>0.00257171</text:p>
          </table:table-cell>
          <table:table-cell office:value-type="float" office:value="-0.00150839">
            <text:p>-0.00150839</text:p>
          </table:table-cell>
          <table:table-cell office:value-type="float" office:value="0.0196057">
            <text:p>0.0196057</text:p>
          </table:table-cell>
          <table:table-cell/>
          <table:table-cell office:value-type="float" office:value="8.50624">
            <text:p>8.50624</text:p>
          </table:table-cell>
          <table:table-cell office:value-type="float" office:value="0.177158">
            <text:p>0.177158</text:p>
          </table:table-cell>
          <table:table-cell office:value-type="float" office:value="-0.161565">
            <text:p>-0.161565</text:p>
          </table:table-cell>
          <table:table-cell office:value-type="float" office:value="0.802519">
            <text:p>0.802519</text:p>
          </table:table-cell>
          <table:table-cell office:value-type="float" office:value="0.152785">
            <text:p>0.152785</text:p>
          </table:table-cell>
          <table:table-cell office:value-type="float" office:value="0.189079">
            <text:p>0.189079</text:p>
          </table:table-cell>
          <table:table-cell office:value-type="float" office:value="-0.262183">
            <text:p>-0.262183</text:p>
          </table:table-cell>
          <table:table-cell office:value-type="float" office:value="0.0185862">
            <text:p>0.0185862</text:p>
          </table:table-cell>
          <table:table-cell office:value-type="float" office:value="-0.0516099">
            <text:p>-0.0516099</text:p>
          </table:table-cell>
          <table:table-cell office:value-type="float" office:value="-0.0127324">
            <text:p>-0.0127324</text:p>
          </table:table-cell>
          <table:table-cell office:value-type="float" office:value="0.0478961">
            <text:p>0.0478961</text:p>
          </table:table-cell>
          <table:table-cell office:value-type="float" office:value="-0.0991932">
            <text:p>-0.0991932</text:p>
          </table:table-cell>
          <table:table-cell office:value-type="float" office:value="0.0319347">
            <text:p>0.0319347</text:p>
          </table:table-cell>
          <table:table-cell office:value-type="float" office:value="-0.088498">
            <text:p>-0.088498</text:p>
          </table:table-cell>
          <table:table-cell/>
          <table:table-cell office:value-type="float" office:value="8.41437">
            <text:p>8.41437</text:p>
          </table:table-cell>
          <table:table-cell office:value-type="float" office:value="0.040077">
            <text:p>0.040077</text:p>
          </table:table-cell>
          <table:table-cell office:value-type="float" office:value="-0.0857015">
            <text:p>-0.0857015</text:p>
          </table:table-cell>
          <table:table-cell office:value-type="float" office:value="0.840803">
            <text:p>0.840803</text:p>
          </table:table-cell>
          <table:table-cell office:value-type="float" office:value="0.0989507">
            <text:p>0.0989507</text:p>
          </table:table-cell>
          <table:table-cell office:value-type="float" office:value="0.0209006">
            <text:p>0.0209006</text:p>
          </table:table-cell>
          <table:table-cell office:value-type="float" office:value="-0.106564">
            <text:p>-0.106564</text:p>
          </table:table-cell>
          <table:table-cell office:value-type="float" office:value="0.0278234">
            <text:p>0.0278234</text:p>
          </table:table-cell>
          <table:table-cell office:value-type="float" office:value="-0.0369812">
            <text:p>-0.0369812</text:p>
          </table:table-cell>
          <table:table-cell office:value-type="float" office:value="0.00521098">
            <text:p>0.00521098</text:p>
          </table:table-cell>
          <table:table-cell office:value-type="float" office:value="0.015394">
            <text:p>0.015394</text:p>
          </table:table-cell>
          <table:table-cell office:value-type="float" office:value="0.171548">
            <text:p>0.171548</text:p>
          </table:table-cell>
          <table:table-cell office:value-type="float" office:value="-0.123082">
            <text:p>-0.123082</text:p>
          </table:table-cell>
          <table:table-cell office:value-type="float" office:value="-0.0136435">
            <text:p>-0.0136435</text:p>
          </table:table-cell>
        </table:table-row>
        <table:table-row table:style-name="ro4">
          <table:table-cell table:number-columns-repeated="30"/>
          <table:table-cell office:value-type="float" office:value="10.0784">
            <text:p>10.0784</text:p>
          </table:table-cell>
          <table:table-cell office:value-type="float" office:value="-0.0660868">
            <text:p>-0.0660868</text:p>
          </table:table-cell>
          <table:table-cell office:value-type="float" office:value="0.0145061">
            <text:p>0.0145061</text:p>
          </table:table-cell>
          <table:table-cell office:value-type="float" office:value="0.844074">
            <text:p>0.844074</text:p>
          </table:table-cell>
          <table:table-cell office:value-type="float" office:value="0.0458217">
            <text:p>0.0458217</text:p>
          </table:table-cell>
          <table:table-cell office:value-type="float" office:value="-0.000526194">
            <text:p>-0.000526194</text:p>
          </table:table-cell>
          <table:table-cell office:value-type="float" office:value="-0.000786066">
            <text:p>-0.000786066</text:p>
          </table:table-cell>
          <table:table-cell table:style-name="ce1" office:value-type="string">
            <text:p>5.70015e-05</text:p>
          </table:table-cell>
          <table:table-cell office:value-type="float" office:value="0.00206235">
            <text:p>0.00206235</text:p>
          </table:table-cell>
          <table:table-cell office:value-type="float" office:value="-0.00123248">
            <text:p>-0.00123248</text:p>
          </table:table-cell>
          <table:table-cell office:value-type="float" office:value="0.00208615">
            <text:p>0.00208615</text:p>
          </table:table-cell>
          <table:table-cell office:value-type="float" office:value="-0.0137086">
            <text:p>-0.0137086</text:p>
          </table:table-cell>
          <table:table-cell office:value-type="float" office:value="0.00765653">
            <text:p>0.00765653</text:p>
          </table:table-cell>
          <table:table-cell office:value-type="float" office:value="-0.0191928">
            <text:p>-0.0191928</text:p>
          </table:table-cell>
          <table:table-cell/>
          <table:table-cell office:value-type="float" office:value="8.90727">
            <text:p>8.90727</text:p>
          </table:table-cell>
          <table:table-cell office:value-type="float" office:value="0.140509">
            <text:p>0.140509</text:p>
          </table:table-cell>
          <table:table-cell office:value-type="float" office:value="-0.161535">
            <text:p>-0.161535</text:p>
          </table:table-cell>
          <table:table-cell office:value-type="float" office:value="0.807494">
            <text:p>0.807494</text:p>
          </table:table-cell>
          <table:table-cell office:value-type="float" office:value="0.139835">
            <text:p>0.139835</text:p>
          </table:table-cell>
          <table:table-cell office:value-type="float" office:value="0.102142">
            <text:p>0.102142</text:p>
          </table:table-cell>
          <table:table-cell office:value-type="float" office:value="-0.276568">
            <text:p>-0.276568</text:p>
          </table:table-cell>
          <table:table-cell office:value-type="float" office:value="0.0173427">
            <text:p>0.0173427</text:p>
          </table:table-cell>
          <table:table-cell office:value-type="float" office:value="-0.091389">
            <text:p>-0.091389</text:p>
          </table:table-cell>
          <table:table-cell table:style-name="ce1" office:value-type="string">
            <text:p>7.4238e-05</text:p>
          </table:table-cell>
          <table:table-cell office:value-type="float" office:value="0.0124061">
            <text:p>0.0124061</text:p>
          </table:table-cell>
          <table:table-cell office:value-type="float" office:value="-1.364">
            <text:p>-1.364</text:p>
          </table:table-cell>
          <table:table-cell office:value-type="float" office:value="-0.358439">
            <text:p>-0.358439</text:p>
          </table:table-cell>
          <table:table-cell office:value-type="float" office:value="-0.233887">
            <text:p>-0.233887</text:p>
          </table:table-cell>
          <table:table-cell/>
          <table:table-cell office:value-type="float" office:value="8.54301">
            <text:p>8.54301</text:p>
          </table:table-cell>
          <table:table-cell office:value-type="float" office:value="0.0381585">
            <text:p>0.0381585</text:p>
          </table:table-cell>
          <table:table-cell office:value-type="float" office:value="-0.087068">
            <text:p>-0.087068</text:p>
          </table:table-cell>
          <table:table-cell office:value-type="float" office:value="0.842557">
            <text:p>0.842557</text:p>
          </table:table-cell>
          <table:table-cell office:value-type="float" office:value="0.0955126">
            <text:p>0.0955126</text:p>
          </table:table-cell>
          <table:table-cell office:value-type="float" office:value="0.00822126">
            <text:p>0.00822126</text:p>
          </table:table-cell>
          <table:table-cell office:value-type="float" office:value="-0.10341">
            <text:p>-0.10341</text:p>
          </table:table-cell>
          <table:table-cell office:value-type="float" office:value="0.0273537">
            <text:p>0.0273537</text:p>
          </table:table-cell>
          <table:table-cell office:value-type="float" office:value="-0.0149134">
            <text:p>-0.0149134</text:p>
          </table:table-cell>
          <table:table-cell office:value-type="float" office:value="-0.0106221">
            <text:p>-0.0106221</text:p>
          </table:table-cell>
          <table:table-cell office:value-type="float" office:value="0.0136389">
            <text:p>0.0136389</text:p>
          </table:table-cell>
          <table:table-cell office:value-type="float" office:value="-0.22254">
            <text:p>-0.22254</text:p>
          </table:table-cell>
          <table:table-cell office:value-type="float" office:value="0.051535">
            <text:p>0.051535</text:p>
          </table:table-cell>
          <table:table-cell office:value-type="float" office:value="-0.0721146">
            <text:p>-0.0721146</text:p>
          </table:table-cell>
        </table:table-row>
        <table:table-row table:style-name="ro4">
          <table:table-cell table:number-columns-repeated="30"/>
          <table:table-cell office:value-type="float" office:value="10.3781">
            <text:p>10.3781</text:p>
          </table:table-cell>
          <table:table-cell office:value-type="float" office:value="-0.0667001">
            <text:p>-0.0667001</text:p>
          </table:table-cell>
          <table:table-cell office:value-type="float" office:value="0.0148245">
            <text:p>0.0148245</text:p>
          </table:table-cell>
          <table:table-cell office:value-type="float" office:value="0.842975">
            <text:p>0.842975</text:p>
          </table:table-cell>
          <table:table-cell office:value-type="float" office:value="0.0418075">
            <text:p>0.0418075</text:p>
          </table:table-cell>
          <table:table-cell office:value-type="float" office:value="-0.00125944">
            <text:p>-0.00125944</text:p>
          </table:table-cell>
          <table:table-cell office:value-type="float" office:value="-0.000190783">
            <text:p>-0.000190783</text:p>
          </table:table-cell>
          <table:table-cell office:value-type="float" office:value="0.000472405">
            <text:p>0.000472405</text:p>
          </table:table-cell>
          <table:table-cell office:value-type="float" office:value="-0.00204624">
            <text:p>-0.00204624</text:p>
          </table:table-cell>
          <table:table-cell office:value-type="float" office:value="0.00106225">
            <text:p>0.00106225</text:p>
          </table:table-cell>
          <table:table-cell office:value-type="float" office:value="-0.00366611">
            <text:p>-0.00366611</text:p>
          </table:table-cell>
          <table:table-cell office:value-type="float" office:value="-0.00583234">
            <text:p>-0.00583234</text:p>
          </table:table-cell>
          <table:table-cell office:value-type="float" office:value="0.00952797">
            <text:p>0.00952797</text:p>
          </table:table-cell>
          <table:table-cell office:value-type="float" office:value="0.0490553">
            <text:p>0.0490553</text:p>
          </table:table-cell>
          <table:table-cell/>
          <table:table-cell office:value-type="float" office:value="8.93786">
            <text:p>8.93786</text:p>
          </table:table-cell>
          <table:table-cell office:value-type="float" office:value="0.136437">
            <text:p>0.136437</text:p>
          </table:table-cell>
          <table:table-cell office:value-type="float" office:value="-0.161868">
            <text:p>-0.161868</text:p>
          </table:table-cell>
          <table:table-cell office:value-type="float" office:value="0.807654">
            <text:p>0.807654</text:p>
          </table:table-cell>
          <table:table-cell office:value-type="float" office:value="0.138893">
            <text:p>0.138893</text:p>
          </table:table-cell>
          <table:table-cell office:value-type="float" office:value="0.168299">
            <text:p>0.168299</text:p>
          </table:table-cell>
          <table:table-cell office:value-type="float" office:value="-0.262191">
            <text:p>-0.262191</text:p>
          </table:table-cell>
          <table:table-cell office:value-type="float" office:value="0.0297682">
            <text:p>0.0297682</text:p>
          </table:table-cell>
          <table:table-cell office:value-type="float" office:value="-0.13311">
            <text:p>-0.13311</text:p>
          </table:table-cell>
          <table:table-cell office:value-type="float" office:value="-0.0108894">
            <text:p>-0.0108894</text:p>
          </table:table-cell>
          <table:table-cell office:value-type="float" office:value="0.00525212">
            <text:p>0.00525212</text:p>
          </table:table-cell>
          <table:table-cell office:value-type="float" office:value="0.399076">
            <text:p>0.399076</text:p>
          </table:table-cell>
          <table:table-cell office:value-type="float" office:value="0.0165705">
            <text:p>0.0165705</text:p>
          </table:table-cell>
          <table:table-cell office:value-type="float" office:value="0.0703058">
            <text:p>0.0703058</text:p>
          </table:table-cell>
          <table:table-cell/>
          <table:table-cell office:value-type="float" office:value="8.61029">
            <text:p>8.61029</text:p>
          </table:table-cell>
          <table:table-cell office:value-type="float" office:value="0.0361479">
            <text:p>0.0361479</text:p>
          </table:table-cell>
          <table:table-cell office:value-type="float" office:value="-0.0875493">
            <text:p>-0.0875493</text:p>
          </table:table-cell>
          <table:table-cell office:value-type="float" office:value="0.843148">
            <text:p>0.843148</text:p>
          </table:table-cell>
          <table:table-cell office:value-type="float" office:value="0.0937624">
            <text:p>0.0937624</text:p>
          </table:table-cell>
          <table:table-cell office:value-type="float" office:value="0.0128131">
            <text:p>0.0128131</text:p>
          </table:table-cell>
          <table:table-cell office:value-type="float" office:value="-0.103394">
            <text:p>-0.103394</text:p>
          </table:table-cell>
          <table:table-cell office:value-type="float" office:value="0.0297027">
            <text:p>0.0297027</text:p>
          </table:table-cell>
          <table:table-cell office:value-type="float" office:value="-0.0298854">
            <text:p>-0.0298854</text:p>
          </table:table-cell>
          <table:table-cell office:value-type="float" office:value="-0.00715493">
            <text:p>-0.00715493</text:p>
          </table:table-cell>
          <table:table-cell office:value-type="float" office:value="0.00878722">
            <text:p>0.00878722</text:p>
          </table:table-cell>
          <table:table-cell office:value-type="float" office:value="0.00737143">
            <text:p>0.00737143</text:p>
          </table:table-cell>
          <table:table-cell office:value-type="float" office:value="0.0558014">
            <text:p>0.0558014</text:p>
          </table:table-cell>
          <table:table-cell office:value-type="float" office:value="-0.00505222">
            <text:p>-0.00505222</text:p>
          </table:table-cell>
        </table:table-row>
        <table:table-row table:style-name="ro4">
          <table:table-cell table:number-columns-repeated="30"/>
          <table:table-cell office:value-type="float" office:value="10.4781">
            <text:p>10.4781</text:p>
          </table:table-cell>
          <table:table-cell office:value-type="float" office:value="-0.0669628">
            <text:p>-0.0669628</text:p>
          </table:table-cell>
          <table:table-cell office:value-type="float" office:value="0.0150257">
            <text:p>0.0150257</text:p>
          </table:table-cell>
          <table:table-cell office:value-type="float" office:value="0.843099">
            <text:p>0.843099</text:p>
          </table:table-cell>
          <table:table-cell office:value-type="float" office:value="0.040549">
            <text:p>0.040549</text:p>
          </table:table-cell>
          <table:table-cell office:value-type="float" office:value="-0.000787694">
            <text:p>-0.000787694</text:p>
          </table:table-cell>
          <table:table-cell office:value-type="float" office:value="-0.000618814">
            <text:p>-0.000618814</text:p>
          </table:table-cell>
          <table:table-cell office:value-type="float" office:value="-0.00113725">
            <text:p>-0.00113725</text:p>
          </table:table-cell>
          <table:table-cell office:value-type="float" office:value="-0.00262901">
            <text:p>-0.00262901</text:p>
          </table:table-cell>
          <table:table-cell office:value-type="float" office:value="0.00201429">
            <text:p>0.00201429</text:p>
          </table:table-cell>
          <table:table-cell office:value-type="float" office:value="0.00123554">
            <text:p>0.00123554</text:p>
          </table:table-cell>
          <table:table-cell office:value-type="float" office:value="0.0201835">
            <text:p>0.0201835</text:p>
          </table:table-cell>
          <table:table-cell office:value-type="float" office:value="-0.0143605">
            <text:p>-0.0143605</text:p>
          </table:table-cell>
          <table:table-cell office:value-type="float" office:value="-0.0227941">
            <text:p>-0.0227941</text:p>
          </table:table-cell>
          <table:table-cell/>
          <table:table-cell office:value-type="float" office:value="9.106">
            <text:p>9.106</text:p>
          </table:table-cell>
          <table:table-cell office:value-type="float" office:value="0.125339">
            <text:p>0.125339</text:p>
          </table:table-cell>
          <table:table-cell office:value-type="float" office:value="-0.163231">
            <text:p>-0.163231</text:p>
          </table:table-cell>
          <table:table-cell office:value-type="float" office:value="0.810525">
            <text:p>0.810525</text:p>
          </table:table-cell>
          <table:table-cell office:value-type="float" office:value="0.13383">
            <text:p>0.13383</text:p>
          </table:table-cell>
          <table:table-cell office:value-type="float" office:value="0.149354">
            <text:p>0.149354</text:p>
          </table:table-cell>
          <table:table-cell office:value-type="float" office:value="-0.262977">
            <text:p>-0.262977</text:p>
          </table:table-cell>
          <table:table-cell office:value-type="float" office:value="0.0281429">
            <text:p>0.0281429</text:p>
          </table:table-cell>
          <table:table-cell office:value-type="float" office:value="-0.0660096">
            <text:p>-0.0660096</text:p>
          </table:table-cell>
          <table:table-cell office:value-type="float" office:value="-0.00810325">
            <text:p>-0.00810325</text:p>
          </table:table-cell>
          <table:table-cell office:value-type="float" office:value="0.0170733">
            <text:p>0.0170733</text:p>
          </table:table-cell>
          <table:table-cell office:value-type="float" office:value="0.0106131">
            <text:p>0.0106131</text:p>
          </table:table-cell>
          <table:table-cell office:value-type="float" office:value="0.0176891">
            <text:p>0.0176891</text:p>
          </table:table-cell>
          <table:table-cell office:value-type="float" office:value="-0.0911618">
            <text:p>-0.0911618</text:p>
          </table:table-cell>
          <table:table-cell/>
          <table:table-cell office:value-type="float" office:value="8.74259">
            <text:p>8.74259</text:p>
          </table:table-cell>
          <table:table-cell office:value-type="float" office:value="0.0323232">
            <text:p>0.0323232</text:p>
          </table:table-cell>
          <table:table-cell office:value-type="float" office:value="-0.0875193">
            <text:p>-0.0875193</text:p>
          </table:table-cell>
          <table:table-cell office:value-type="float" office:value="0.844222">
            <text:p>0.844222</text:p>
          </table:table-cell>
          <table:table-cell office:value-type="float" office:value="0.0904137">
            <text:p>0.0904137</text:p>
          </table:table-cell>
          <table:table-cell office:value-type="float" office:value="0.00929044">
            <text:p>0.00929044</text:p>
          </table:table-cell>
          <table:table-cell office:value-type="float" office:value="-0.104334">
            <text:p>-0.104334</text:p>
          </table:table-cell>
          <table:table-cell office:value-type="float" office:value="0.0313834">
            <text:p>0.0313834</text:p>
          </table:table-cell>
          <table:table-cell office:value-type="float" office:value="-0.0289102">
            <text:p>-0.0289102</text:p>
          </table:table-cell>
          <table:table-cell office:value-type="float" office:value="0.00022726">
            <text:p>0.00022726</text:p>
          </table:table-cell>
          <table:table-cell office:value-type="float" office:value="0.00811884">
            <text:p>0.00811884</text:p>
          </table:table-cell>
          <table:table-cell office:value-type="float" office:value="0.000149748">
            <text:p>0.000149748</text:p>
          </table:table-cell>
          <table:table-cell office:value-type="float" office:value="0.00464291">
            <text:p>0.00464291</text:p>
          </table:table-cell>
          <table:table-cell office:value-type="float" office:value="0.0179817">
            <text:p>0.0179817</text:p>
          </table:table-cell>
        </table:table-row>
        <table:table-row table:style-name="ro4">
          <table:table-cell table:number-columns-repeated="30"/>
          <table:table-cell office:value-type="float" office:value="10.6102">
            <text:p>10.6102</text:p>
          </table:table-cell>
          <table:table-cell office:value-type="float" office:value="-0.0669579">
            <text:p>-0.0669579</text:p>
          </table:table-cell>
          <table:table-cell office:value-type="float" office:value="0.0150412">
            <text:p>0.0150412</text:p>
          </table:table-cell>
          <table:table-cell office:value-type="float" office:value="0.842864">
            <text:p>0.842864</text:p>
          </table:table-cell>
          <table:table-cell office:value-type="float" office:value="0.0389431">
            <text:p>0.0389431</text:p>
          </table:table-cell>
          <table:table-cell office:value-type="float" office:value="-0.00107524">
            <text:p>-0.00107524</text:p>
          </table:table-cell>
          <table:table-cell office:value-type="float" office:value="-0.000248744">
            <text:p>-0.000248744</text:p>
          </table:table-cell>
          <table:table-cell office:value-type="float" office:value="-0.000410363">
            <text:p>-0.000410363</text:p>
          </table:table-cell>
          <table:table-cell table:style-name="ce1" office:value-type="string">
            <text:p>3.72945e-05</text:p>
          </table:table-cell>
          <table:table-cell office:value-type="float" office:value="0.00011722">
            <text:p>0.00011722</text:p>
          </table:table-cell>
          <table:table-cell office:value-type="float" office:value="-0.00177563">
            <text:p>-0.00177563</text:p>
          </table:table-cell>
          <table:table-cell office:value-type="float" office:value="0.00241125">
            <text:p>0.00241125</text:p>
          </table:table-cell>
          <table:table-cell office:value-type="float" office:value="0.0028481">
            <text:p>0.0028481</text:p>
          </table:table-cell>
          <table:table-cell office:value-type="float" office:value="0.0184318">
            <text:p>0.0184318</text:p>
          </table:table-cell>
          <table:table-cell/>
          <table:table-cell office:value-type="float" office:value="9.23872">
            <text:p>9.23872</text:p>
          </table:table-cell>
          <table:table-cell office:value-type="float" office:value="0.116765">
            <text:p>0.116765</text:p>
          </table:table-cell>
          <table:table-cell office:value-type="float" office:value="-0.163995">
            <text:p>-0.163995</text:p>
          </table:table-cell>
          <table:table-cell office:value-type="float" office:value="0.811185">
            <text:p>0.811185</text:p>
          </table:table-cell>
          <table:table-cell office:value-type="float" office:value="0.129964">
            <text:p>0.129964</text:p>
          </table:table-cell>
          <table:table-cell office:value-type="float" office:value="0.144948">
            <text:p>0.144948</text:p>
          </table:table-cell>
          <table:table-cell office:value-type="float" office:value="-0.260932">
            <text:p>-0.260932</text:p>
          </table:table-cell>
          <table:table-cell office:value-type="float" office:value="0.0291896">
            <text:p>0.0291896</text:p>
          </table:table-cell>
          <table:table-cell office:value-type="float" office:value="-0.0646011">
            <text:p>-0.0646011</text:p>
          </table:table-cell>
          <table:table-cell office:value-type="float" office:value="-0.00575555">
            <text:p>-0.00575555</text:p>
          </table:table-cell>
          <table:table-cell office:value-type="float" office:value="0.00497428">
            <text:p>0.00497428</text:p>
          </table:table-cell>
          <table:table-cell office:value-type="float" office:value="0.0644754">
            <text:p>0.0644754</text:p>
          </table:table-cell>
          <table:table-cell office:value-type="float" office:value="0.0748639">
            <text:p>0.0748639</text:p>
          </table:table-cell>
          <table:table-cell office:value-type="float" office:value="-0.0775522">
            <text:p>-0.0775522</text:p>
          </table:table-cell>
          <table:table-cell/>
          <table:table-cell office:value-type="float" office:value="9.14418">
            <text:p>9.14418</text:p>
          </table:table-cell>
          <table:table-cell office:value-type="float" office:value="0.0207372">
            <text:p>0.0207372</text:p>
          </table:table-cell>
          <table:table-cell office:value-type="float" office:value="-0.0866792">
            <text:p>-0.0866792</text:p>
          </table:table-cell>
          <table:table-cell office:value-type="float" office:value="0.850383">
            <text:p>0.850383</text:p>
          </table:table-cell>
          <table:table-cell office:value-type="float" office:value="0.0809634">
            <text:p>0.0809634</text:p>
          </table:table-cell>
          <table:table-cell office:value-type="float" office:value="-0.00222236">
            <text:p>-0.00222236</text:p>
          </table:table-cell>
          <table:table-cell office:value-type="float" office:value="-0.10287">
            <text:p>-0.10287</text:p>
          </table:table-cell>
          <table:table-cell office:value-type="float" office:value="0.0373424">
            <text:p>0.0373424</text:p>
          </table:table-cell>
          <table:table-cell office:value-type="float" office:value="-0.0288501">
            <text:p>-0.0288501</text:p>
          </table:table-cell>
          <table:table-cell office:value-type="float" office:value="0.00209182">
            <text:p>0.00209182</text:p>
          </table:table-cell>
          <table:table-cell office:value-type="float" office:value="0.0153402">
            <text:p>0.0153402</text:p>
          </table:table-cell>
          <table:table-cell office:value-type="float" office:value="-0.036293">
            <text:p>-0.036293</text:p>
          </table:table-cell>
          <table:table-cell office:value-type="float" office:value="0.0111891">
            <text:p>0.0111891</text:p>
          </table:table-cell>
          <table:table-cell office:value-type="float" office:value="0.00156609">
            <text:p>0.00156609</text:p>
          </table:table-cell>
        </table:table-row>
        <table:table-row table:style-name="ro4">
          <table:table-cell table:number-columns-repeated="30"/>
          <table:table-cell office:value-type="float" office:value="10.7782">
            <text:p>10.7782</text:p>
          </table:table-cell>
          <table:table-cell office:value-type="float" office:value="-0.0668835">
            <text:p>-0.0668835</text:p>
          </table:table-cell>
          <table:table-cell office:value-type="float" office:value="0.0151414">
            <text:p>0.0151414</text:p>
          </table:table-cell>
          <table:table-cell office:value-type="float" office:value="0.843086">
            <text:p>0.843086</text:p>
          </table:table-cell>
          <table:table-cell office:value-type="float" office:value="0.0369915">
            <text:p>0.0369915</text:p>
          </table:table-cell>
          <table:table-cell office:value-type="float" office:value="0.00107882">
            <text:p>0.00107882</text:p>
          </table:table-cell>
          <table:table-cell office:value-type="float" office:value="0.000476921">
            <text:p>0.000476921</text:p>
          </table:table-cell>
          <table:table-cell office:value-type="float" office:value="-0.0044087">
            <text:p>-0.0044087</text:p>
          </table:table-cell>
          <table:table-cell office:value-type="float" office:value="0.000442554">
            <text:p>0.000442554</text:p>
          </table:table-cell>
          <table:table-cell office:value-type="float" office:value="0.000595899">
            <text:p>0.000595899</text:p>
          </table:table-cell>
          <table:table-cell office:value-type="float" office:value="0.0013222">
            <text:p>0.0013222</text:p>
          </table:table-cell>
          <table:table-cell office:value-type="float" office:value="0.0701118">
            <text:p>0.0701118</text:p>
          </table:table-cell>
          <table:table-cell office:value-type="float" office:value="0.0219536">
            <text:p>0.0219536</text:p>
          </table:table-cell>
          <table:table-cell office:value-type="float" office:value="-0.130524">
            <text:p>-0.130524</text:p>
          </table:table-cell>
          <table:table-cell/>
          <table:table-cell office:value-type="float" office:value="9.44449">
            <text:p>9.44449</text:p>
          </table:table-cell>
          <table:table-cell office:value-type="float" office:value="0.106202">
            <text:p>0.106202</text:p>
          </table:table-cell>
          <table:table-cell office:value-type="float" office:value="-0.162009">
            <text:p>-0.162009</text:p>
          </table:table-cell>
          <table:table-cell office:value-type="float" office:value="0.808925">
            <text:p>0.808925</text:p>
          </table:table-cell>
          <table:table-cell office:value-type="float" office:value="0.12419">
            <text:p>0.12419</text:p>
          </table:table-cell>
          <table:table-cell office:value-type="float" office:value="0.1395">
            <text:p>0.1395</text:p>
          </table:table-cell>
          <table:table-cell office:value-type="float" office:value="-0.261241">
            <text:p>-0.261241</text:p>
          </table:table-cell>
          <table:table-cell office:value-type="float" office:value="0.0308428">
            <text:p>0.0308428</text:p>
          </table:table-cell>
          <table:table-cell office:value-type="float" office:value="-0.0513338">
            <text:p>-0.0513338</text:p>
          </table:table-cell>
          <table:table-cell office:value-type="float" office:value="0.00964942">
            <text:p>0.00964942</text:p>
          </table:table-cell>
          <table:table-cell office:value-type="float" office:value="-0.0109839">
            <text:p>-0.0109839</text:p>
          </table:table-cell>
          <table:table-cell office:value-type="float" office:value="0.0943532">
            <text:p>0.0943532</text:p>
          </table:table-cell>
          <table:table-cell office:value-type="float" office:value="-0.0208807">
            <text:p>-0.0208807</text:p>
          </table:table-cell>
          <table:table-cell office:value-type="float" office:value="0.0182433">
            <text:p>0.0182433</text:p>
          </table:table-cell>
          <table:table-cell/>
          <table:table-cell office:value-type="float" office:value="9.37614">
            <text:p>9.37614</text:p>
          </table:table-cell>
          <table:table-cell office:value-type="float" office:value="0.0120923">
            <text:p>0.0120923</text:p>
          </table:table-cell>
          <table:table-cell office:value-type="float" office:value="-0.0855919">
            <text:p>-0.0855919</text:p>
          </table:table-cell>
          <table:table-cell office:value-type="float" office:value="0.854025">
            <text:p>0.854025</text:p>
          </table:table-cell>
          <table:table-cell office:value-type="float" office:value="0.0759617">
            <text:p>0.0759617</text:p>
          </table:table-cell>
          <table:table-cell office:value-type="float" office:value="-0.00738019">
            <text:p>-0.00738019</text:p>
          </table:table-cell>
          <table:table-cell office:value-type="float" office:value="-0.101103">
            <text:p>-0.101103</text:p>
          </table:table-cell>
          <table:table-cell office:value-type="float" office:value="0.0397788">
            <text:p>0.0397788</text:p>
          </table:table-cell>
          <table:table-cell office:value-type="float" office:value="-0.0372687">
            <text:p>-0.0372687</text:p>
          </table:table-cell>
          <table:table-cell office:value-type="float" office:value="0.00468726">
            <text:p>0.00468726</text:p>
          </table:table-cell>
          <table:table-cell office:value-type="float" office:value="0.0157034">
            <text:p>0.0157034</text:p>
          </table:table-cell>
          <table:table-cell office:value-type="float" office:value="0.0699025">
            <text:p>0.0699025</text:p>
          </table:table-cell>
          <table:table-cell office:value-type="float" office:value="0.0208034">
            <text:p>0.0208034</text:p>
          </table:table-cell>
          <table:table-cell office:value-type="float" office:value="-0.0307086">
            <text:p>-0.0307086</text:p>
          </table:table-cell>
        </table:table-row>
        <table:table-row table:style-name="ro4">
          <table:table-cell table:number-columns-repeated="30"/>
          <table:table-cell office:value-type="float" office:value="10.8262">
            <text:p>10.8262</text:p>
          </table:table-cell>
          <table:table-cell office:value-type="float" office:value="-0.0667013">
            <text:p>-0.0667013</text:p>
          </table:table-cell>
          <table:table-cell office:value-type="float" office:value="0.0152204">
            <text:p>0.0152204</text:p>
          </table:table-cell>
          <table:table-cell office:value-type="float" office:value="0.84285">
            <text:p>0.84285</text:p>
          </table:table-cell>
          <table:table-cell office:value-type="float" office:value="0.0364531">
            <text:p>0.0364531</text:p>
          </table:table-cell>
          <table:table-cell office:value-type="float" office:value="-0.00108286">
            <text:p>-0.00108286</text:p>
          </table:table-cell>
          <table:table-cell table:style-name="ce1" office:value-type="string">
            <text:p>-2.32882e-05</text:p>
          </table:table-cell>
          <table:table-cell office:value-type="float" office:value="-0.000954334">
            <text:p>-0.000954334</text:p>
          </table:table-cell>
          <table:table-cell office:value-type="float" office:value="0.00380266">
            <text:p>0.00380266</text:p>
          </table:table-cell>
          <table:table-cell office:value-type="float" office:value="0.00164803">
            <text:p>0.00164803</text:p>
          </table:table-cell>
          <table:table-cell office:value-type="float" office:value="-0.00493315">
            <text:p>-0.00493315</text:p>
          </table:table-cell>
          <table:table-cell office:value-type="float" office:value="-0.0177643">
            <text:p>-0.0177643</text:p>
          </table:table-cell>
          <table:table-cell office:value-type="float" office:value="-0.000476598">
            <text:p>-0.000476598</text:p>
          </table:table-cell>
          <table:table-cell office:value-type="float" office:value="0.0107565">
            <text:p>0.0107565</text:p>
          </table:table-cell>
          <table:table-cell/>
          <table:table-cell office:value-type="float" office:value="9.67675">
            <text:p>9.67675</text:p>
          </table:table-cell>
          <table:table-cell office:value-type="float" office:value="0.0993688">
            <text:p>0.0993688</text:p>
          </table:table-cell>
          <table:table-cell office:value-type="float" office:value="-0.160894">
            <text:p>-0.160894</text:p>
          </table:table-cell>
          <table:table-cell office:value-type="float" office:value="0.807358">
            <text:p>0.807358</text:p>
          </table:table-cell>
          <table:table-cell office:value-type="float" office:value="0.11798">
            <text:p>0.11798</text:p>
          </table:table-cell>
          <table:table-cell office:value-type="float" office:value="0.13082">
            <text:p>0.13082</text:p>
          </table:table-cell>
          <table:table-cell office:value-type="float" office:value="-0.259637">
            <text:p>-0.259637</text:p>
          </table:table-cell>
          <table:table-cell office:value-type="float" office:value="0.0307986">
            <text:p>0.0307986</text:p>
          </table:table-cell>
          <table:table-cell office:value-type="float" office:value="-0.0294197">
            <text:p>-0.0294197</text:p>
          </table:table-cell>
          <table:table-cell office:value-type="float" office:value="0.00479976">
            <text:p>0.00479976</text:p>
          </table:table-cell>
          <table:table-cell office:value-type="float" office:value="-0.00674677">
            <text:p>-0.00674677</text:p>
          </table:table-cell>
          <table:table-cell office:value-type="float" office:value="-0.066111">
            <text:p>-0.066111</text:p>
          </table:table-cell>
          <table:table-cell office:value-type="float" office:value="-0.00699763">
            <text:p>-0.00699763</text:p>
          </table:table-cell>
          <table:table-cell office:value-type="float" office:value="0.0109619">
            <text:p>0.0109619</text:p>
          </table:table-cell>
          <table:table-cell/>
          <table:table-cell office:value-type="float" office:value="9.54291">
            <text:p>9.54291</text:p>
          </table:table-cell>
          <table:table-cell office:value-type="float" office:value="0.00782108">
            <text:p>0.00782108</text:p>
          </table:table-cell>
          <table:table-cell office:value-type="float" office:value="-0.0842316">
            <text:p>-0.0842316</text:p>
          </table:table-cell>
          <table:table-cell office:value-type="float" office:value="0.85579">
            <text:p>0.85579</text:p>
          </table:table-cell>
          <table:table-cell office:value-type="float" office:value="0.0725578">
            <text:p>0.0725578</text:p>
          </table:table-cell>
          <table:table-cell office:value-type="float" office:value="-0.00975162">
            <text:p>-0.00975162</text:p>
          </table:table-cell>
          <table:table-cell office:value-type="float" office:value="-0.0998464">
            <text:p>-0.0998464</text:p>
          </table:table-cell>
          <table:table-cell office:value-type="float" office:value="0.0393209">
            <text:p>0.0393209</text:p>
          </table:table-cell>
          <table:table-cell office:value-type="float" office:value="-0.0256108">
            <text:p>-0.0256108</text:p>
          </table:table-cell>
          <table:table-cell office:value-type="float" office:value="0.00815673">
            <text:p>0.00815673</text:p>
          </table:table-cell>
          <table:table-cell office:value-type="float" office:value="0.010582">
            <text:p>0.010582</text:p>
          </table:table-cell>
          <table:table-cell office:value-type="float" office:value="0.081628">
            <text:p>0.081628</text:p>
          </table:table-cell>
          <table:table-cell office:value-type="float" office:value="0.00590103">
            <text:p>0.00590103</text:p>
          </table:table-cell>
          <table:table-cell office:value-type="float" office:value="-0.0801826">
            <text:p>-0.0801826</text:p>
          </table:table-cell>
        </table:table-row>
        <table:table-row table:style-name="ro4">
          <table:table-cell table:number-columns-repeated="30"/>
          <table:table-cell office:value-type="float" office:value="11.1821">
            <text:p>11.1821</text:p>
          </table:table-cell>
          <table:table-cell office:value-type="float" office:value="-0.0675981">
            <text:p>-0.0675981</text:p>
          </table:table-cell>
          <table:table-cell office:value-type="float" office:value="0.0157465">
            <text:p>0.0157465</text:p>
          </table:table-cell>
          <table:table-cell office:value-type="float" office:value="0.842457">
            <text:p>0.842457</text:p>
          </table:table-cell>
          <table:table-cell office:value-type="float" office:value="0.0326928">
            <text:p>0.0326928</text:p>
          </table:table-cell>
          <table:table-cell office:value-type="float" office:value="-0.00178326">
            <text:p>-0.00178326</text:p>
          </table:table-cell>
          <table:table-cell office:value-type="float" office:value="0.000398558">
            <text:p>0.000398558</text:p>
          </table:table-cell>
          <table:table-cell office:value-type="float" office:value="-0.00104795">
            <text:p>-0.00104795</text:p>
          </table:table-cell>
          <table:table-cell office:value-type="float" office:value="-0.00251985">
            <text:p>-0.00251985</text:p>
          </table:table-cell>
          <table:table-cell office:value-type="float" office:value="0.0014784">
            <text:p>0.0014784</text:p>
          </table:table-cell>
          <table:table-cell office:value-type="float" office:value="-0.00110479">
            <text:p>-0.00110479</text:p>
          </table:table-cell>
          <table:table-cell office:value-type="float" office:value="0.00721959">
            <text:p>0.00721959</text:p>
          </table:table-cell>
          <table:table-cell office:value-type="float" office:value="-0.00391467">
            <text:p>-0.00391467</text:p>
          </table:table-cell>
          <table:table-cell office:value-type="float" office:value="0.0101498">
            <text:p>0.0101498</text:p>
          </table:table-cell>
          <table:table-cell/>
          <table:table-cell office:value-type="float" office:value="9.97456">
            <text:p>9.97456</text:p>
          </table:table-cell>
          <table:table-cell office:value-type="float" office:value="0.0847435">
            <text:p>0.0847435</text:p>
          </table:table-cell>
          <table:table-cell office:value-type="float" office:value="-0.160086">
            <text:p>-0.160086</text:p>
          </table:table-cell>
          <table:table-cell office:value-type="float" office:value="0.806321">
            <text:p>0.806321</text:p>
          </table:table-cell>
          <table:table-cell office:value-type="float" office:value="0.110469">
            <text:p>0.110469</text:p>
          </table:table-cell>
          <table:table-cell office:value-type="float" office:value="0.120982">
            <text:p>0.120982</text:p>
          </table:table-cell>
          <table:table-cell office:value-type="float" office:value="-0.258293">
            <text:p>-0.258293</text:p>
          </table:table-cell>
          <table:table-cell office:value-type="float" office:value="0.0312863">
            <text:p>0.0312863</text:p>
          </table:table-cell>
          <table:table-cell office:value-type="float" office:value="-0.0491086">
            <text:p>-0.0491086</text:p>
          </table:table-cell>
          <table:table-cell office:value-type="float" office:value="0.00271575">
            <text:p>0.00271575</text:p>
          </table:table-cell>
          <table:table-cell office:value-type="float" office:value="-0.00348213">
            <text:p>-0.00348213</text:p>
          </table:table-cell>
          <table:table-cell office:value-type="float" office:value="0.00726831">
            <text:p>0.00726831</text:p>
          </table:table-cell>
          <table:table-cell office:value-type="float" office:value="0.000307287">
            <text:p>0.000307287</text:p>
          </table:table-cell>
          <table:table-cell office:value-type="float" office:value="-0.0014574">
            <text:p>-0.0014574</text:p>
          </table:table-cell>
          <table:table-cell/>
          <table:table-cell office:value-type="float" office:value="9.74342">
            <text:p>9.74342</text:p>
          </table:table-cell>
          <table:table-cell office:value-type="float" office:value="0.00596763">
            <text:p>0.00596763</text:p>
          </table:table-cell>
          <table:table-cell office:value-type="float" office:value="-0.0823589">
            <text:p>-0.0823589</text:p>
          </table:table-cell>
          <table:table-cell office:value-type="float" office:value="0.854688">
            <text:p>0.854688</text:p>
          </table:table-cell>
          <table:table-cell office:value-type="float" office:value="0.0686666">
            <text:p>0.0686666</text:p>
          </table:table-cell>
          <table:table-cell office:value-type="float" office:value="-0.0135904">
            <text:p>-0.0135904</text:p>
          </table:table-cell>
          <table:table-cell office:value-type="float" office:value="-0.0986769">
            <text:p>-0.0986769</text:p>
          </table:table-cell>
          <table:table-cell office:value-type="float" office:value="0.0400717">
            <text:p>0.0400717</text:p>
          </table:table-cell>
          <table:table-cell office:value-type="float" office:value="-0.00924382">
            <text:p>-0.00924382</text:p>
          </table:table-cell>
          <table:table-cell office:value-type="float" office:value="0.00933992">
            <text:p>0.00933992</text:p>
          </table:table-cell>
          <table:table-cell office:value-type="float" office:value="-0.00549513">
            <text:p>-0.00549513</text:p>
          </table:table-cell>
          <table:table-cell office:value-type="float" office:value="-0.0371614">
            <text:p>-0.0371614</text:p>
          </table:table-cell>
          <table:table-cell office:value-type="float" office:value="-0.0211608">
            <text:p>-0.0211608</text:p>
          </table:table-cell>
          <table:table-cell office:value-type="float" office:value="0.021687">
            <text:p>0.021687</text:p>
          </table:table-cell>
        </table:table-row>
        <table:table-row table:style-name="ro4">
          <table:table-cell table:number-columns-repeated="30"/>
          <table:table-cell office:value-type="float" office:value="11.5473">
            <text:p>11.5473</text:p>
          </table:table-cell>
          <table:table-cell office:value-type="float" office:value="-0.0675553">
            <text:p>-0.0675553</text:p>
          </table:table-cell>
          <table:table-cell office:value-type="float" office:value="0.0157643">
            <text:p>0.0157643</text:p>
          </table:table-cell>
          <table:table-cell office:value-type="float" office:value="0.843407">
            <text:p>0.843407</text:p>
          </table:table-cell>
          <table:table-cell office:value-type="float" office:value="0.0292366">
            <text:p>0.0292366</text:p>
          </table:table-cell>
          <table:table-cell office:value-type="float" office:value="-0.00180671">
            <text:p>-0.00180671</text:p>
          </table:table-cell>
          <table:table-cell office:value-type="float" office:value="0.000340181">
            <text:p>0.000340181</text:p>
          </table:table-cell>
          <table:table-cell office:value-type="float" office:value="-0.000449513">
            <text:p>-0.000449513</text:p>
          </table:table-cell>
          <table:table-cell office:value-type="float" office:value="0.000117203">
            <text:p>0.000117203</text:p>
          </table:table-cell>
          <table:table-cell table:style-name="ce1" office:value-type="string">
            <text:p>4.85102e-05</text:p>
          </table:table-cell>
          <table:table-cell office:value-type="float" office:value="0.00260255">
            <text:p>0.00260255</text:p>
          </table:table-cell>
          <table:table-cell office:value-type="float" office:value="-0.00311134">
            <text:p>-0.00311134</text:p>
          </table:table-cell>
          <table:table-cell office:value-type="float" office:value="-0.00263253">
            <text:p>-0.00263253</text:p>
          </table:table-cell>
          <table:table-cell office:value-type="float" office:value="-0.0118109">
            <text:p>-0.0118109</text:p>
          </table:table-cell>
          <table:table-cell/>
          <table:table-cell office:value-type="float" office:value="10.2824">
            <text:p>10.2824</text:p>
          </table:table-cell>
          <table:table-cell office:value-type="float" office:value="0.0703165">
            <text:p>0.0703165</text:p>
          </table:table-cell>
          <table:table-cell office:value-type="float" office:value="-0.15922">
            <text:p>-0.15922</text:p>
          </table:table-cell>
          <table:table-cell office:value-type="float" office:value="0.805111">
            <text:p>0.805111</text:p>
          </table:table-cell>
          <table:table-cell office:value-type="float" office:value="0.103209">
            <text:p>0.103209</text:p>
          </table:table-cell>
          <table:table-cell office:value-type="float" office:value="0.122765">
            <text:p>0.122765</text:p>
          </table:table-cell>
          <table:table-cell office:value-type="float" office:value="-0.25664">
            <text:p>-0.25664</text:p>
          </table:table-cell>
          <table:table-cell office:value-type="float" office:value="0.0297376">
            <text:p>0.0297376</text:p>
          </table:table-cell>
          <table:table-cell office:value-type="float" office:value="-0.0468714">
            <text:p>-0.0468714</text:p>
          </table:table-cell>
          <table:table-cell office:value-type="float" office:value="0.00281034">
            <text:p>0.00281034</text:p>
          </table:table-cell>
          <table:table-cell office:value-type="float" office:value="-0.00393072">
            <text:p>-0.00393072</text:p>
          </table:table-cell>
          <table:table-cell office:value-type="float" office:value="0.310324">
            <text:p>0.310324</text:p>
          </table:table-cell>
          <table:table-cell office:value-type="float" office:value="0.00935872">
            <text:p>0.00935872</text:p>
          </table:table-cell>
          <table:table-cell office:value-type="float" office:value="-0.0492023">
            <text:p>-0.0492023</text:p>
          </table:table-cell>
          <table:table-cell/>
          <table:table-cell office:value-type="float" office:value="9.94272">
            <text:p>9.94272</text:p>
          </table:table-cell>
          <table:table-cell office:value-type="float" office:value="0.00264929">
            <text:p>0.00264929</text:p>
          </table:table-cell>
          <table:table-cell office:value-type="float" office:value="-0.081338">
            <text:p>-0.081338</text:p>
          </table:table-cell>
          <table:table-cell office:value-type="float" office:value="0.854455">
            <text:p>0.854455</text:p>
          </table:table-cell>
          <table:table-cell office:value-type="float" office:value="0.0650057">
            <text:p>0.0650057</text:p>
          </table:table-cell>
          <table:table-cell office:value-type="float" office:value="-0.01521">
            <text:p>-0.01521</text:p>
          </table:table-cell>
          <table:table-cell office:value-type="float" office:value="-0.0976369">
            <text:p>-0.0976369</text:p>
          </table:table-cell>
          <table:table-cell table:style-name="ce1" office:value-type="float" office:value="0.0398869">
            <text:p>0.0398869</text:p>
          </table:table-cell>
          <table:table-cell office:value-type="float" office:value="-0.0166501">
            <text:p>-0.0166501</text:p>
          </table:table-cell>
          <table:table-cell office:value-type="float" office:value="0.00512259">
            <text:p>0.00512259</text:p>
          </table:table-cell>
          <table:table-cell office:value-type="float" office:value="-0.00117293">
            <text:p>-0.00117293</text:p>
          </table:table-cell>
          <table:table-cell office:value-type="float" office:value="0.0184128">
            <text:p>0.0184128</text:p>
          </table:table-cell>
          <table:table-cell office:value-type="float" office:value="-0.0120741">
            <text:p>-0.0120741</text:p>
          </table:table-cell>
          <table:table-cell office:value-type="float" office:value="0.0150497">
            <text:p>0.0150497</text:p>
          </table:table-cell>
        </table:table-row>
        <table:table-row table:style-name="ro4">
          <table:table-cell table:number-columns-repeated="30"/>
          <table:table-cell office:value-type="float" office:value="11.7467">
            <text:p>11.7467</text:p>
          </table:table-cell>
          <table:table-cell office:value-type="float" office:value="-0.0676556">
            <text:p>-0.0676556</text:p>
          </table:table-cell>
          <table:table-cell office:value-type="float" office:value="0.0156693">
            <text:p>0.0156693</text:p>
          </table:table-cell>
          <table:table-cell office:value-type="float" office:value="0.843457">
            <text:p>0.843457</text:p>
          </table:table-cell>
          <table:table-cell office:value-type="float" office:value="0.0275067">
            <text:p>0.0275067</text:p>
          </table:table-cell>
          <table:table-cell office:value-type="float" office:value="-0.00175627">
            <text:p>-0.00175627</text:p>
          </table:table-cell>
          <table:table-cell office:value-type="float" office:value="0.000256462">
            <text:p>0.000256462</text:p>
          </table:table-cell>
          <table:table-cell office:value-type="float" office:value="-0.000336239">
            <text:p>-0.000336239</text:p>
          </table:table-cell>
          <table:table-cell office:value-type="float" office:value="-0.000503142">
            <text:p>-0.000503142</text:p>
          </table:table-cell>
          <table:table-cell office:value-type="float" office:value="-0.000476369">
            <text:p>-0.000476369</text:p>
          </table:table-cell>
          <table:table-cell office:value-type="float" office:value="0.000247672">
            <text:p>0.000247672</text:p>
          </table:table-cell>
          <table:table-cell office:value-type="float" office:value="0.00359008">
            <text:p>0.00359008</text:p>
          </table:table-cell>
          <table:table-cell office:value-type="float" office:value="-0.000918609">
            <text:p>-0.000918609</text:p>
          </table:table-cell>
          <table:table-cell office:value-type="float" office:value="-0.0023182">
            <text:p>-0.0023182</text:p>
          </table:table-cell>
          <table:table-cell/>
          <table:table-cell office:value-type="float" office:value="10.3753">
            <text:p>10.3753</text:p>
          </table:table-cell>
          <table:table-cell office:value-type="float" office:value="0.0686406">
            <text:p>0.0686406</text:p>
          </table:table-cell>
          <table:table-cell office:value-type="float" office:value="-0.158879">
            <text:p>-0.158879</text:p>
          </table:table-cell>
          <table:table-cell office:value-type="float" office:value="0.804321">
            <text:p>0.804321</text:p>
          </table:table-cell>
          <table:table-cell office:value-type="float" office:value="0.101112">
            <text:p>0.101112</text:p>
          </table:table-cell>
          <table:table-cell office:value-type="float" office:value="0.110312">
            <text:p>0.110312</text:p>
          </table:table-cell>
          <table:table-cell office:value-type="float" office:value="-0.257691">
            <text:p>-0.257691</text:p>
          </table:table-cell>
          <table:table-cell office:value-type="float" office:value="0.0334247">
            <text:p>0.0334247</text:p>
          </table:table-cell>
          <table:table-cell office:value-type="float" office:value="-0.0180346">
            <text:p>-0.0180346</text:p>
          </table:table-cell>
          <table:table-cell office:value-type="float" office:value="0.00367999">
            <text:p>0.00367999</text:p>
          </table:table-cell>
          <table:table-cell office:value-type="float" office:value="-0.00850284">
            <text:p>-0.00850284</text:p>
          </table:table-cell>
          <table:table-cell office:value-type="float" office:value="-0.0333065">
            <text:p>-0.0333065</text:p>
          </table:table-cell>
          <table:table-cell office:value-type="float" office:value="-0.0287081">
            <text:p>-0.0287081</text:p>
          </table:table-cell>
          <table:table-cell office:value-type="float" office:value="0.0562494">
            <text:p>0.0562494</text:p>
          </table:table-cell>
          <table:table-cell/>
          <table:table-cell office:value-type="float" office:value="10.2127">
            <text:p>10.2127</text:p>
          </table:table-cell>
          <table:table-cell office:value-type="float" office:value="-0.000503539">
            <text:p>-0.000503539</text:p>
          </table:table-cell>
          <table:table-cell office:value-type="float" office:value="-0.080835">
            <text:p>-0.080835</text:p>
          </table:table-cell>
          <table:table-cell office:value-type="float" office:value="0.855235">
            <text:p>0.855235</text:p>
          </table:table-cell>
          <table:table-cell office:value-type="float" office:value="0.0603565">
            <text:p>0.0603565</text:p>
          </table:table-cell>
          <table:table-cell office:value-type="float" office:value="-0.00106593">
            <text:p>-0.00106593</text:p>
          </table:table-cell>
          <table:table-cell office:value-type="float" office:value="-0.0997857">
            <text:p>-0.0997857</text:p>
          </table:table-cell>
          <table:table-cell office:value-type="float" office:value="0.0349425">
            <text:p>0.0349425</text:p>
          </table:table-cell>
          <table:table-cell office:value-type="float" office:value="-0.0116797">
            <text:p>-0.0116797</text:p>
          </table:table-cell>
          <table:table-cell office:value-type="float" office:value="0.00186329">
            <text:p>0.00186329</text:p>
          </table:table-cell>
          <table:table-cell office:value-type="float" office:value="0.0028896">
            <text:p>0.0028896</text:p>
          </table:table-cell>
          <table:table-cell office:value-type="float" office:value="0.502482">
            <text:p>0.502482</text:p>
          </table:table-cell>
          <table:table-cell office:value-type="float" office:value="-0.0860051">
            <text:p>-0.0860051</text:p>
          </table:table-cell>
          <table:table-cell office:value-type="float" office:value="-0.162288">
            <text:p>-0.162288</text:p>
          </table:table-cell>
        </table:table-row>
        <table:table-row table:style-name="ro4">
          <table:table-cell table:number-columns-repeated="30"/>
          <table:table-cell office:value-type="float" office:value="12.0784">
            <text:p>12.0784</text:p>
          </table:table-cell>
          <table:table-cell office:value-type="float" office:value="-0.0674276">
            <text:p>-0.0674276</text:p>
          </table:table-cell>
          <table:table-cell office:value-type="float" office:value="0.0154103">
            <text:p>0.0154103</text:p>
          </table:table-cell>
          <table:table-cell office:value-type="float" office:value="0.843284">
            <text:p>0.843284</text:p>
          </table:table-cell>
          <table:table-cell office:value-type="float" office:value="0.024853">
            <text:p>0.024853</text:p>
          </table:table-cell>
          <table:table-cell office:value-type="float" office:value="-0.00214697">
            <text:p>-0.00214697</text:p>
          </table:table-cell>
          <table:table-cell office:value-type="float" office:value="0.000753082">
            <text:p>0.000753082</text:p>
          </table:table-cell>
          <table:table-cell office:value-type="float" office:value="-0.00125806">
            <text:p>-0.00125806</text:p>
          </table:table-cell>
          <table:table-cell office:value-type="float" office:value="0.000687499">
            <text:p>0.000687499</text:p>
          </table:table-cell>
          <table:table-cell office:value-type="float" office:value="-0.000781023">
            <text:p>-0.000781023</text:p>
          </table:table-cell>
          <table:table-cell office:value-type="float" office:value="-0.000521151">
            <text:p>-0.000521151</text:p>
          </table:table-cell>
          <table:table-cell office:value-type="float" office:value="-0.0207234">
            <text:p>-0.0207234</text:p>
          </table:table-cell>
          <table:table-cell office:value-type="float" office:value="0.024747">
            <text:p>0.024747</text:p>
          </table:table-cell>
          <table:table-cell office:value-type="float" office:value="-0.0243345">
            <text:p>-0.0243345</text:p>
          </table:table-cell>
          <table:table-cell/>
          <table:table-cell office:value-type="float" office:value="10.5422">
            <text:p>10.5422</text:p>
          </table:table-cell>
          <table:table-cell office:value-type="float" office:value="0.0647017">
            <text:p>0.0647017</text:p>
          </table:table-cell>
          <table:table-cell office:value-type="float" office:value="-0.159064">
            <text:p>-0.159064</text:p>
          </table:table-cell>
          <table:table-cell office:value-type="float" office:value="0.804469">
            <text:p>0.804469</text:p>
          </table:table-cell>
          <table:table-cell office:value-type="float" office:value="0.097452">
            <text:p>0.097452</text:p>
          </table:table-cell>
          <table:table-cell office:value-type="float" office:value="0.097648">
            <text:p>0.097648</text:p>
          </table:table-cell>
          <table:table-cell office:value-type="float" office:value="-0.254867">
            <text:p>-0.254867</text:p>
          </table:table-cell>
          <table:table-cell office:value-type="float" office:value="0.0309745">
            <text:p>0.0309745</text:p>
          </table:table-cell>
          <table:table-cell office:value-type="float" office:value="-0.0235948">
            <text:p>-0.0235948</text:p>
          </table:table-cell>
          <table:table-cell office:value-type="float" office:value="-0.00111253">
            <text:p>-0.00111253</text:p>
          </table:table-cell>
          <table:table-cell office:value-type="float" office:value="0.000887436">
            <text:p>0.000887436</text:p>
          </table:table-cell>
          <table:table-cell office:value-type="float" office:value="-0.271386">
            <text:p>-0.271386</text:p>
          </table:table-cell>
          <table:table-cell office:value-type="float" office:value="0.0488776">
            <text:p>0.0488776</text:p>
          </table:table-cell>
          <table:table-cell office:value-type="float" office:value="-0.0466574">
            <text:p>-0.0466574</text:p>
          </table:table-cell>
          <table:table-cell/>
          <table:table-cell office:value-type="float" office:value="10.2788">
            <text:p>10.2788</text:p>
          </table:table-cell>
          <table:table-cell office:value-type="float" office:value="0.0009212">
            <text:p>0.0009212</text:p>
          </table:table-cell>
          <table:table-cell office:value-type="float" office:value="-0.0810878">
            <text:p>-0.0810878</text:p>
          </table:table-cell>
          <table:table-cell office:value-type="float" office:value="0.854716">
            <text:p>0.854716</text:p>
          </table:table-cell>
          <table:table-cell office:value-type="float" office:value="0.0592692">
            <text:p>0.0592692</text:p>
          </table:table-cell>
          <table:table-cell office:value-type="float" office:value="-0.0166274">
            <text:p>-0.0166274</text:p>
          </table:table-cell>
          <table:table-cell office:value-type="float" office:value="-0.0966974">
            <text:p>-0.0966974</text:p>
          </table:table-cell>
          <table:table-cell office:value-type="float" office:value="0.0398322">
            <text:p>0.0398322</text:p>
          </table:table-cell>
          <table:table-cell office:value-type="float" office:value="0.0215465">
            <text:p>0.0215465</text:p>
          </table:table-cell>
          <table:table-cell office:value-type="float" office:value="-0.00382371">
            <text:p>-0.00382371</text:p>
          </table:table-cell>
          <table:table-cell office:value-type="float" office:value="-0.00784155">
            <text:p>-0.00784155</text:p>
          </table:table-cell>
          <table:table-cell office:value-type="float" office:value="-0.0976342">
            <text:p>-0.0976342</text:p>
          </table:table-cell>
          <table:table-cell office:value-type="float" office:value="0.028086">
            <text:p>0.028086</text:p>
          </table:table-cell>
          <table:table-cell office:value-type="float" office:value="0.0288012">
            <text:p>0.0288012</text:p>
          </table:table-cell>
        </table:table-row>
        <table:table-row table:style-name="ro4">
          <table:table-cell table:number-columns-repeated="30"/>
          <table:table-cell office:value-type="float" office:value="12.1785">
            <text:p>12.1785</text:p>
          </table:table-cell>
          <table:table-cell office:value-type="float" office:value="-0.0675666">
            <text:p>-0.0675666</text:p>
          </table:table-cell>
          <table:table-cell office:value-type="float" office:value="0.0155803">
            <text:p>0.0155803</text:p>
          </table:table-cell>
          <table:table-cell office:value-type="float" office:value="0.842988">
            <text:p>0.842988</text:p>
          </table:table-cell>
          <table:table-cell office:value-type="float" office:value="0.0241031">
            <text:p>0.0241031</text:p>
          </table:table-cell>
          <table:table-cell office:value-type="float" office:value="-0.000866793">
            <text:p>-0.000866793</text:p>
          </table:table-cell>
          <table:table-cell office:value-type="float" office:value="-0.000808755">
            <text:p>-0.000808755</text:p>
          </table:table-cell>
          <table:table-cell office:value-type="float" office:value="0.000882653">
            <text:p>0.000882653</text:p>
          </table:table-cell>
          <table:table-cell office:value-type="float" office:value="-0.00138807">
            <text:p>-0.00138807</text:p>
          </table:table-cell>
          <table:table-cell office:value-type="float" office:value="0.00169753">
            <text:p>0.00169753</text:p>
          </table:table-cell>
          <table:table-cell office:value-type="float" office:value="-0.00295839">
            <text:p>-0.00295839</text:p>
          </table:table-cell>
          <table:table-cell office:value-type="float" office:value="0.0325135">
            <text:p>0.0325135</text:p>
          </table:table-cell>
          <table:table-cell office:value-type="float" office:value="-0.0402306">
            <text:p>-0.0402306</text:p>
          </table:table-cell>
          <table:table-cell office:value-type="float" office:value="0.0640081">
            <text:p>0.0640081</text:p>
          </table:table-cell>
          <table:table-cell/>
          <table:table-cell office:value-type="float" office:value="10.676">
            <text:p>10.676</text:p>
          </table:table-cell>
          <table:table-cell office:value-type="float" office:value="0.0566903">
            <text:p>0.0566903</text:p>
          </table:table-cell>
          <table:table-cell office:value-type="float" office:value="-0.158339">
            <text:p>-0.158339</text:p>
          </table:table-cell>
          <table:table-cell office:value-type="float" office:value="0.803753">
            <text:p>0.803753</text:p>
          </table:table-cell>
          <table:table-cell office:value-type="float" office:value="0.0946152">
            <text:p>0.0946152</text:p>
          </table:table-cell>
          <table:table-cell office:value-type="float" office:value="0.0921192">
            <text:p>0.0921192</text:p>
          </table:table-cell>
          <table:table-cell office:value-type="float" office:value="-0.254209">
            <text:p>-0.254209</text:p>
          </table:table-cell>
          <table:table-cell office:value-type="float" office:value="0.0331074">
            <text:p>0.0331074</text:p>
          </table:table-cell>
          <table:table-cell office:value-type="float" office:value="-0.0598948">
            <text:p>-0.0598948</text:p>
          </table:table-cell>
          <table:table-cell office:value-type="float" office:value="0.00542523">
            <text:p>0.00542523</text:p>
          </table:table-cell>
          <table:table-cell office:value-type="float" office:value="-0.00535337">
            <text:p>-0.00535337</text:p>
          </table:table-cell>
          <table:table-cell office:value-type="float" office:value="-0.165593">
            <text:p>-0.165593</text:p>
          </table:table-cell>
          <table:table-cell office:value-type="float" office:value="0.0294446">
            <text:p>0.0294446</text:p>
          </table:table-cell>
          <table:table-cell office:value-type="float" office:value="0.0191891">
            <text:p>0.0191891</text:p>
          </table:table-cell>
          <table:table-cell/>
          <table:table-cell office:value-type="float" office:value="10.4431">
            <text:p>10.4431</text:p>
          </table:table-cell>
          <table:table-cell office:value-type="float" office:value="0.00182589">
            <text:p>0.00182589</text:p>
          </table:table-cell>
          <table:table-cell office:value-type="float" office:value="-0.080958">
            <text:p>-0.080958</text:p>
          </table:table-cell>
          <table:table-cell office:value-type="float" office:value="0.854205">
            <text:p>0.854205</text:p>
          </table:table-cell>
          <table:table-cell office:value-type="float" office:value="0.0566521">
            <text:p>0.0566521</text:p>
          </table:table-cell>
          <table:table-cell office:value-type="float" office:value="-0.0136648">
            <text:p>-0.0136648</text:p>
          </table:table-cell>
          <table:table-cell office:value-type="float" office:value="-0.0977138">
            <text:p>-0.0977138</text:p>
          </table:table-cell>
          <table:table-cell office:value-type="float" office:value="0.0396649">
            <text:p>0.0396649</text:p>
          </table:table-cell>
          <table:table-cell office:value-type="float" office:value="0.00550691">
            <text:p>0.00550691</text:p>
          </table:table-cell>
          <table:table-cell office:value-type="float" office:value="0.000790313">
            <text:p>0.000790313</text:p>
          </table:table-cell>
          <table:table-cell office:value-type="float" office:value="-0.00311002">
            <text:p>-0.00311002</text:p>
          </table:table-cell>
          <table:table-cell office:value-type="float" office:value="-0.00404484">
            <text:p>-0.00404484</text:p>
          </table:table-cell>
          <table:table-cell office:value-type="float" office:value="-0.0204041">
            <text:p>-0.0204041</text:p>
          </table:table-cell>
          <table:table-cell office:value-type="float" office:value="0.0288849">
            <text:p>0.0288849</text:p>
          </table:table-cell>
        </table:table-row>
        <table:table-row table:style-name="ro4">
          <table:table-cell table:number-columns-repeated="30"/>
          <table:table-cell office:value-type="float" office:value="12.2568">
            <text:p>12.2568</text:p>
          </table:table-cell>
          <table:table-cell office:value-type="float" office:value="-0.0674761">
            <text:p>-0.0674761</text:p>
          </table:table-cell>
          <table:table-cell office:value-type="float" office:value="0.0154667">
            <text:p>0.0154667</text:p>
          </table:table-cell>
          <table:table-cell office:value-type="float" office:value="0.843148">
            <text:p>0.843148</text:p>
          </table:table-cell>
          <table:table-cell office:value-type="float" office:value="0.0235329">
            <text:p>0.0235329</text:p>
          </table:table-cell>
          <table:table-cell office:value-type="float" office:value="-0.00143376">
            <text:p>-0.00143376</text:p>
          </table:table-cell>
          <table:table-cell table:style-name="ce1" office:value-type="string">
            <text:p>-5.50988e-05</text:p>
          </table:table-cell>
          <table:table-cell office:value-type="float" office:value="-0.000412109">
            <text:p>-0.000412109</text:p>
          </table:table-cell>
          <table:table-cell office:value-type="float" office:value="0.00115641">
            <text:p>0.00115641</text:p>
          </table:table-cell>
          <table:table-cell office:value-type="float" office:value="-0.00145088">
            <text:p>-0.00145088</text:p>
          </table:table-cell>
          <table:table-cell office:value-type="float" office:value="0.00205083">
            <text:p>0.00205083</text:p>
          </table:table-cell>
          <table:table-cell office:value-type="float" office:value="0.00306971">
            <text:p>0.00306971</text:p>
          </table:table-cell>
          <table:table-cell office:value-type="float" office:value="-0.00214799">
            <text:p>-0.00214799</text:p>
          </table:table-cell>
          <table:table-cell office:value-type="float" office:value="0.000918108">
            <text:p>0.000918108</text:p>
          </table:table-cell>
          <table:table-cell/>
          <table:table-cell office:value-type="float" office:value="10.8435">
            <text:p>10.8435</text:p>
          </table:table-cell>
          <table:table-cell office:value-type="float" office:value="0.0420157">
            <text:p>0.0420157</text:p>
          </table:table-cell>
          <table:table-cell office:value-type="float" office:value="-0.156604">
            <text:p>-0.156604</text:p>
          </table:table-cell>
          <table:table-cell office:value-type="float" office:value="0.803395">
            <text:p>0.803395</text:p>
          </table:table-cell>
          <table:table-cell office:value-type="float" office:value="0.0911795">
            <text:p>0.0911795</text:p>
          </table:table-cell>
          <table:table-cell office:value-type="float" office:value="0.0871819">
            <text:p>0.0871819</text:p>
          </table:table-cell>
          <table:table-cell office:value-type="float" office:value="-0.253715">
            <text:p>-0.253715</text:p>
          </table:table-cell>
          <table:table-cell office:value-type="float" office:value="0.0320757">
            <text:p>0.0320757</text:p>
          </table:table-cell>
          <table:table-cell office:value-type="float" office:value="-0.0876263">
            <text:p>-0.0876263</text:p>
          </table:table-cell>
          <table:table-cell office:value-type="float" office:value="0.0103563">
            <text:p>0.0103563</text:p>
          </table:table-cell>
          <table:table-cell office:value-type="float" office:value="-0.0021398">
            <text:p>-0.0021398</text:p>
          </table:table-cell>
          <table:table-cell office:value-type="float" office:value="0.0891199">
            <text:p>0.0891199</text:p>
          </table:table-cell>
          <table:table-cell office:value-type="float" office:value="-0.0154454">
            <text:p>-0.0154454</text:p>
          </table:table-cell>
          <table:table-cell office:value-type="float" office:value="-0.0230529">
            <text:p>-0.0230529</text:p>
          </table:table-cell>
          <table:table-cell/>
          <table:table-cell office:value-type="float" office:value="10.6491">
            <text:p>10.6491</text:p>
          </table:table-cell>
          <table:table-cell office:value-type="float" office:value="0.00278862">
            <text:p>0.00278862</text:p>
          </table:table-cell>
          <table:table-cell office:value-type="float" office:value="-0.081661">
            <text:p>-0.081661</text:p>
          </table:table-cell>
          <table:table-cell office:value-type="float" office:value="0.85479">
            <text:p>0.85479</text:p>
          </table:table-cell>
          <table:table-cell office:value-type="float" office:value="0.0535332">
            <text:p>0.0535332</text:p>
          </table:table-cell>
          <table:table-cell office:value-type="float" office:value="-0.012101">
            <text:p>-0.012101</text:p>
          </table:table-cell>
          <table:table-cell office:value-type="float" office:value="-0.0979583">
            <text:p>-0.0979583</text:p>
          </table:table-cell>
          <table:table-cell table:style-name="ce1" office:value-type="float" office:value="0.0395291">
            <text:p>0.0395291</text:p>
          </table:table-cell>
          <table:table-cell office:value-type="float" office:value="0.00467371">
            <text:p>0.00467371</text:p>
          </table:table-cell>
          <table:table-cell office:value-type="float" office:value="-0.00341271">
            <text:p>-0.00341271</text:p>
          </table:table-cell>
          <table:table-cell office:value-type="float" office:value="0.00283995">
            <text:p>0.00283995</text:p>
          </table:table-cell>
          <table:table-cell office:value-type="float" office:value="0.0034248">
            <text:p>0.0034248</text:p>
          </table:table-cell>
          <table:table-cell office:value-type="float" office:value="0.00216522">
            <text:p>0.00216522</text:p>
          </table:table-cell>
          <table:table-cell office:value-type="float" office:value="-0.00558399">
            <text:p>-0.00558399</text:p>
          </table:table-cell>
        </table:table-row>
        <table:table-row table:style-name="ro4">
          <table:table-cell table:number-columns-repeated="30"/>
          <table:table-cell office:value-type="float" office:value="12.5495">
            <text:p>12.5495</text:p>
          </table:table-cell>
          <table:table-cell office:value-type="float" office:value="-0.0668746">
            <text:p>-0.0668746</text:p>
          </table:table-cell>
          <table:table-cell office:value-type="float" office:value="0.0148579">
            <text:p>0.0148579</text:p>
          </table:table-cell>
          <table:table-cell office:value-type="float" office:value="0.843827">
            <text:p>0.843827</text:p>
          </table:table-cell>
          <table:table-cell office:value-type="float" office:value="0.0215172">
            <text:p>0.0215172</text:p>
          </table:table-cell>
          <table:table-cell office:value-type="float" office:value="-0.000845368">
            <text:p>-0.000845368</text:p>
          </table:table-cell>
          <table:table-cell office:value-type="float" office:value="-0.000617831">
            <text:p>-0.000617831</text:p>
          </table:table-cell>
          <table:table-cell table:style-name="ce1" office:value-type="string">
            <text:p>1.46451e-05</text:p>
          </table:table-cell>
          <table:table-cell office:value-type="float" office:value="0.00205501">
            <text:p>0.00205501</text:p>
          </table:table-cell>
          <table:table-cell office:value-type="float" office:value="-0.00207967">
            <text:p>-0.00207967</text:p>
          </table:table-cell>
          <table:table-cell office:value-type="float" office:value="0.00231959">
            <text:p>0.00231959</text:p>
          </table:table-cell>
          <table:table-cell office:value-type="float" office:value="-0.000210181">
            <text:p>-0.000210181</text:p>
          </table:table-cell>
          <table:table-cell office:value-type="float" office:value="0.000993825">
            <text:p>0.000993825</text:p>
          </table:table-cell>
          <table:table-cell office:value-type="float" office:value="-0.00782136">
            <text:p>-0.00782136</text:p>
          </table:table-cell>
          <table:table-cell/>
          <table:table-cell office:value-type="float" office:value="11.3103">
            <text:p>11.3103</text:p>
          </table:table-cell>
          <table:table-cell office:value-type="float" office:value="0.0205308">
            <text:p>0.0205308</text:p>
          </table:table-cell>
          <table:table-cell office:value-type="float" office:value="-0.155136">
            <text:p>-0.155136</text:p>
          </table:table-cell>
          <table:table-cell office:value-type="float" office:value="0.79737">
            <text:p>0.79737</text:p>
          </table:table-cell>
          <table:table-cell office:value-type="float" office:value="0.0822456">
            <text:p>0.0822456</text:p>
          </table:table-cell>
          <table:table-cell office:value-type="float" office:value="0.0721193">
            <text:p>0.0721193</text:p>
          </table:table-cell>
          <table:table-cell office:value-type="float" office:value="-0.253423">
            <text:p>-0.253423</text:p>
          </table:table-cell>
          <table:table-cell office:value-type="float" office:value="0.0332367">
            <text:p>0.0332367</text:p>
          </table:table-cell>
          <table:table-cell office:value-type="float" office:value="-0.0460168">
            <text:p>-0.0460168</text:p>
          </table:table-cell>
          <table:table-cell office:value-type="float" office:value="0.00314488">
            <text:p>0.00314488</text:p>
          </table:table-cell>
          <table:table-cell office:value-type="float" office:value="-0.0129031">
            <text:p>-0.0129031</text:p>
          </table:table-cell>
          <table:table-cell office:value-type="float" office:value="0.0543779">
            <text:p>0.0543779</text:p>
          </table:table-cell>
          <table:table-cell office:value-type="float" office:value="-0.0400495">
            <text:p>-0.0400495</text:p>
          </table:table-cell>
          <table:table-cell office:value-type="float" office:value="0.122402">
            <text:p>0.122402</text:p>
          </table:table-cell>
          <table:table-cell/>
          <table:table-cell office:value-type="float" office:value="11.0111">
            <text:p>11.0111</text:p>
          </table:table-cell>
          <table:table-cell office:value-type="float" office:value="0.00492945">
            <text:p>0.00492945</text:p>
          </table:table-cell>
          <table:table-cell office:value-type="float" office:value="-0.0826127">
            <text:p>-0.0826127</text:p>
          </table:table-cell>
          <table:table-cell office:value-type="float" office:value="0.855086">
            <text:p>0.855086</text:p>
          </table:table-cell>
          <table:table-cell office:value-type="float" office:value="0.0484621">
            <text:p>0.0484621</text:p>
          </table:table-cell>
          <table:table-cell office:value-type="float" office:value="-0.00945252">
            <text:p>-0.00945252</text:p>
          </table:table-cell>
          <table:table-cell office:value-type="float" office:value="-0.0982915">
            <text:p>-0.0982915</text:p>
          </table:table-cell>
          <table:table-cell office:value-type="float" office:value="0.0390229">
            <text:p>0.0390229</text:p>
          </table:table-cell>
          <table:table-cell office:value-type="float" office:value="0.00591356">
            <text:p>0.00591356</text:p>
          </table:table-cell>
          <table:table-cell office:value-type="float" office:value="-0.00262885">
            <text:p>-0.00262885</text:p>
          </table:table-cell>
          <table:table-cell office:value-type="float" office:value="0.000818428">
            <text:p>0.000818428</text:p>
          </table:table-cell>
          <table:table-cell office:value-type="float" office:value="-0.00537572">
            <text:p>-0.00537572</text:p>
          </table:table-cell>
          <table:table-cell office:value-type="float" office:value="0.0147327">
            <text:p>0.0147327</text:p>
          </table:table-cell>
          <table:table-cell office:value-type="float" office:value="-0.019379">
            <text:p>-0.019379</text:p>
          </table:table-cell>
        </table:table-row>
        <table:table-row table:style-name="ro4">
          <table:table-cell table:number-columns-repeated="12"/>
          <table:table-cell table:style-name="ce1"/>
          <table:table-cell table:number-columns-repeated="17"/>
          <table:table-cell office:value-type="float" office:value="12.8461">
            <text:p>12.8461</text:p>
          </table:table-cell>
          <table:table-cell office:value-type="float" office:value="-0.0662836">
            <text:p>-0.0662836</text:p>
          </table:table-cell>
          <table:table-cell office:value-type="float" office:value="0.0143286">
            <text:p>0.0143286</text:p>
          </table:table-cell>
          <table:table-cell office:value-type="float" office:value="0.843827">
            <text:p>0.843827</text:p>
          </table:table-cell>
          <table:table-cell office:value-type="float" office:value="0.0196511">
            <text:p>0.0196511</text:p>
          </table:table-cell>
          <table:table-cell office:value-type="float" office:value="-0.000769997">
            <text:p>-0.000769997</text:p>
          </table:table-cell>
          <table:table-cell office:value-type="float" office:value="-0.000792973">
            <text:p>-0.000792973</text:p>
          </table:table-cell>
          <table:table-cell office:value-type="float" office:value="0.000578512">
            <text:p>0.000578512</text:p>
          </table:table-cell>
          <table:table-cell office:value-type="float" office:value="0.00199267">
            <text:p>0.00199267</text:p>
          </table:table-cell>
          <table:table-cell office:value-type="float" office:value="-0.00178493">
            <text:p>-0.00178493</text:p>
          </table:table-cell>
          <table:table-cell table:style-name="ce1" office:value-type="string">
            <text:p>-9.92488e-09</text:p>
          </table:table-cell>
          <table:table-cell office:value-type="float" office:value="-0.0173096">
            <text:p>-0.0173096</text:p>
          </table:table-cell>
          <table:table-cell office:value-type="float" office:value="0.0116462">
            <text:p>0.0116462</text:p>
          </table:table-cell>
          <table:table-cell office:value-type="float" office:value="0.0182017">
            <text:p>0.0182017</text:p>
          </table:table-cell>
          <table:table-cell/>
          <table:table-cell office:value-type="float" office:value="11.4097">
            <text:p>11.4097</text:p>
          </table:table-cell>
          <table:table-cell office:value-type="float" office:value="0.0164967">
            <text:p>0.0164967</text:p>
          </table:table-cell>
          <table:table-cell office:value-type="float" office:value="-0.155219">
            <text:p>-0.155219</text:p>
          </table:table-cell>
          <table:table-cell office:value-type="float" office:value="0.797296">
            <text:p>0.797296</text:p>
          </table:table-cell>
          <table:table-cell office:value-type="float" office:value="0.0804611">
            <text:p>0.0804611</text:p>
          </table:table-cell>
          <table:table-cell office:value-type="float" office:value="0.0652549">
            <text:p>0.0652549</text:p>
          </table:table-cell>
          <table:table-cell office:value-type="float" office:value="-0.252002">
            <text:p>-0.252002</text:p>
          </table:table-cell>
          <table:table-cell office:value-type="float" office:value="0.0297619">
            <text:p>0.0297619</text:p>
          </table:table-cell>
          <table:table-cell office:value-type="float" office:value="-0.0406158">
            <text:p>-0.0406158</text:p>
          </table:table-cell>
          <table:table-cell office:value-type="float" office:value="-0.00083292">
            <text:p>-0.00083292</text:p>
          </table:table-cell>
          <table:table-cell office:value-type="float" office:value="-0.000745794">
            <text:p>-0.000745794</text:p>
          </table:table-cell>
          <table:table-cell office:value-type="float" office:value="-0.0449556">
            <text:p>-0.0449556</text:p>
          </table:table-cell>
          <table:table-cell office:value-type="float" office:value="0.00217229">
            <text:p>0.00217229</text:p>
          </table:table-cell>
          <table:table-cell office:value-type="float" office:value="0.00480302">
            <text:p>0.00480302</text:p>
          </table:table-cell>
          <table:table-cell/>
          <table:table-cell office:value-type="float" office:value="11.2821">
            <text:p>11.2821</text:p>
          </table:table-cell>
          <table:table-cell office:value-type="float" office:value="0.00613735">
            <text:p>0.00613735</text:p>
          </table:table-cell>
          <table:table-cell office:value-type="float" office:value="-0.0822429">
            <text:p>-0.0822429</text:p>
          </table:table-cell>
          <table:table-cell office:value-type="float" office:value="0.853885">
            <text:p>0.853885</text:p>
          </table:table-cell>
          <table:table-cell office:value-type="float" office:value="0.0449824">
            <text:p>0.0449824</text:p>
          </table:table-cell>
          <table:table-cell office:value-type="float" office:value="-0.00870496">
            <text:p>-0.00870496</text:p>
          </table:table-cell>
          <table:table-cell office:value-type="float" office:value="-0.0982982">
            <text:p>-0.0982982</text:p>
          </table:table-cell>
          <table:table-cell office:value-type="float" office:value="0.0371845">
            <text:p>0.0371845</text:p>
          </table:table-cell>
          <table:table-cell office:value-type="float" office:value="0.00445653">
            <text:p>0.00445653</text:p>
          </table:table-cell>
          <table:table-cell office:value-type="float" office:value="0.00136431">
            <text:p>0.00136431</text:p>
          </table:table-cell>
          <table:table-cell office:value-type="float" office:value="-0.00443405">
            <text:p>-0.00443405</text:p>
          </table:table-cell>
          <table:table-cell office:value-type="float" office:value="-0.0293894">
            <text:p>-0.0293894</text:p>
          </table:table-cell>
          <table:table-cell office:value-type="float" office:value="-0.00977141">
            <text:p>-0.00977141</text:p>
          </table:table-cell>
          <table:table-cell office:value-type="float" office:value="-0.0210901">
            <text:p>-0.0210901</text:p>
          </table:table-cell>
        </table:table-row>
        <table:table-row table:style-name="ro4">
          <table:table-cell table:number-columns-repeated="30"/>
          <table:table-cell office:value-type="float" office:value="12.9789">
            <text:p>12.9789</text:p>
          </table:table-cell>
          <table:table-cell office:value-type="float" office:value="-0.0663242">
            <text:p>-0.0663242</text:p>
          </table:table-cell>
          <table:table-cell office:value-type="float" office:value="0.0142969">
            <text:p>0.0142969</text:p>
          </table:table-cell>
          <table:table-cell office:value-type="float" office:value="0.844148">
            <text:p>0.844148</text:p>
          </table:table-cell>
          <table:table-cell office:value-type="float" office:value="0.0188688">
            <text:p>0.0188688</text:p>
          </table:table-cell>
          <table:table-cell office:value-type="float" office:value="-0.00882939">
            <text:p>-0.00882939</text:p>
          </table:table-cell>
          <table:table-cell office:value-type="float" office:value="-0.000250054">
            <text:p>-0.000250054</text:p>
          </table:table-cell>
          <table:table-cell office:value-type="float" office:value="-0.0104636">
            <text:p>-0.0104636</text:p>
          </table:table-cell>
          <table:table-cell office:value-type="float" office:value="-0.000305991">
            <text:p>-0.000305991</text:p>
          </table:table-cell>
          <table:table-cell office:value-type="float" office:value="-0.000238349">
            <text:p>-0.000238349</text:p>
          </table:table-cell>
          <table:table-cell office:value-type="float" office:value="0.00241712">
            <text:p>0.00241712</text:p>
          </table:table-cell>
          <table:table-cell office:value-type="float" office:value="-0.276873">
            <text:p>-0.276873</text:p>
          </table:table-cell>
          <table:table-cell office:value-type="float" office:value="0.0260357">
            <text:p>0.0260357</text:p>
          </table:table-cell>
          <table:table-cell office:value-type="float" office:value="-0.366207">
            <text:p>-0.366207</text:p>
          </table:table-cell>
          <table:table-cell/>
          <table:table-cell office:value-type="float" office:value="11.7103">
            <text:p>11.7103</text:p>
          </table:table-cell>
          <table:table-cell office:value-type="float" office:value="0.000223492">
            <text:p>0.000223492</text:p>
          </table:table-cell>
          <table:table-cell office:value-type="float" office:value="-0.155273">
            <text:p>-0.155273</text:p>
          </table:table-cell>
          <table:table-cell office:value-type="float" office:value="0.797506">
            <text:p>0.797506</text:p>
          </table:table-cell>
          <table:table-cell office:value-type="float" office:value="0.0752921">
            <text:p>0.0752921</text:p>
          </table:table-cell>
          <table:table-cell office:value-type="float" office:value="0.0599857">
            <text:p>0.0599857</text:p>
          </table:table-cell>
          <table:table-cell office:value-type="float" office:value="-0.250771">
            <text:p>-0.250771</text:p>
          </table:table-cell>
          <table:table-cell office:value-type="float" office:value="0.0307067">
            <text:p>0.0307067</text:p>
          </table:table-cell>
          <table:table-cell office:value-type="float" office:value="-0.0541307">
            <text:p>-0.0541307</text:p>
          </table:table-cell>
          <table:table-cell office:value-type="float" office:value="-0.000179869">
            <text:p>-0.000179869</text:p>
          </table:table-cell>
          <table:table-cell office:value-type="float" office:value="0.000698128">
            <text:p>0.000698128</text:p>
          </table:table-cell>
          <table:table-cell office:value-type="float" office:value="0.190336">
            <text:p>0.190336</text:p>
          </table:table-cell>
          <table:table-cell office:value-type="float" office:value="0.0247011">
            <text:p>0.0247011</text:p>
          </table:table-cell>
          <table:table-cell office:value-type="float" office:value="-0.00956281">
            <text:p>-0.00956281</text:p>
          </table:table-cell>
          <table:table-cell/>
          <table:table-cell office:value-type="float" office:value="11.5788">
            <text:p>11.5788</text:p>
          </table:table-cell>
          <table:table-cell office:value-type="float" office:value="0.00487246">
            <text:p>0.00487246</text:p>
          </table:table-cell>
          <table:table-cell office:value-type="float" office:value="-0.0826983">
            <text:p>-0.0826983</text:p>
          </table:table-cell>
          <table:table-cell office:value-type="float" office:value="0.850713">
            <text:p>0.850713</text:p>
          </table:table-cell>
          <table:table-cell office:value-type="float" office:value="0.0414592">
            <text:p>0.0414592</text:p>
          </table:table-cell>
          <table:table-cell office:value-type="float" office:value="-0.00707771">
            <text:p>-0.00707771</text:p>
          </table:table-cell>
          <table:table-cell office:value-type="float" office:value="-0.0982256">
            <text:p>-0.0982256</text:p>
          </table:table-cell>
          <table:table-cell table:style-name="ce1" office:value-type="float" office:value="0.0382049">
            <text:p>0.0382049</text:p>
          </table:table-cell>
          <table:table-cell office:value-type="float" office:value="-0.00426323">
            <text:p>-0.00426323</text:p>
          </table:table-cell>
          <table:table-cell office:value-type="float" office:value="-0.00153484">
            <text:p>-0.00153484</text:p>
          </table:table-cell>
          <table:table-cell office:value-type="float" office:value="-0.0106914">
            <text:p>-0.0106914</text:p>
          </table:table-cell>
          <table:table-cell office:value-type="float" office:value="0.0658698">
            <text:p>0.0658698</text:p>
          </table:table-cell>
          <table:table-cell office:value-type="float" office:value="0.0110877">
            <text:p>0.0110877</text:p>
          </table:table-cell>
          <table:table-cell office:value-type="float" office:value="0.124059">
            <text:p>0.124059</text:p>
          </table:table-cell>
        </table:table-row>
        <table:table-row table:style-name="ro4">
          <table:table-cell table:number-columns-repeated="30"/>
          <table:table-cell office:value-type="float" office:value="13.0142">
            <text:p>13.0142</text:p>
          </table:table-cell>
          <table:table-cell office:value-type="float" office:value="-0.0666795">
            <text:p>-0.0666795</text:p>
          </table:table-cell>
          <table:table-cell office:value-type="float" office:value="0.0143209">
            <text:p>0.0143209</text:p>
          </table:table-cell>
          <table:table-cell office:value-type="float" office:value="0.843778">
            <text:p>0.843778</text:p>
          </table:table-cell>
          <table:table-cell office:value-type="float" office:value="0.0186663">
            <text:p>0.0186663</text:p>
          </table:table-cell>
          <table:table-cell office:value-type="float" office:value="-0.000996713">
            <text:p>-0.000996713</text:p>
          </table:table-cell>
          <table:table-cell office:value-type="float" office:value="-0.000971951">
            <text:p>-0.000971951</text:p>
          </table:table-cell>
          <table:table-cell table:style-name="ce1" office:value-type="string">
            <text:p>-6.73857e-05</text:p>
          </table:table-cell>
          <table:table-cell office:value-type="float" office:value="-0.0100721">
            <text:p>-0.0100721</text:p>
          </table:table-cell>
          <table:table-cell office:value-type="float" office:value="0.000680008">
            <text:p>0.000680008</text:p>
          </table:table-cell>
          <table:table-cell office:value-type="float" office:value="-0.0105001">
            <text:p>-0.0105001</text:p>
          </table:table-cell>
          <table:table-cell office:value-type="float" office:value="0.0240653">
            <text:p>0.0240653</text:p>
          </table:table-cell>
          <table:table-cell office:value-type="float" office:value="-0.00149086">
            <text:p>-0.00149086</text:p>
          </table:table-cell>
          <table:table-cell office:value-type="float" office:value="0.0297953">
            <text:p>0.0297953</text:p>
          </table:table-cell>
          <table:table-cell/>
          <table:table-cell office:value-type="float" office:value="11.8421">
            <text:p>11.8421</text:p>
          </table:table-cell>
          <table:table-cell office:value-type="float" office:value="-0.00360449">
            <text:p>-0.00360449</text:p>
          </table:table-cell>
          <table:table-cell office:value-type="float" office:value="-0.154867">
            <text:p>-0.154867</text:p>
          </table:table-cell>
          <table:table-cell office:value-type="float" office:value="0.797432">
            <text:p>0.797432</text:p>
          </table:table-cell>
          <table:table-cell office:value-type="float" office:value="0.0731323">
            <text:p>0.0731323</text:p>
          </table:table-cell>
          <table:table-cell office:value-type="float" office:value="0.0510475">
            <text:p>0.0510475</text:p>
          </table:table-cell>
          <table:table-cell office:value-type="float" office:value="-0.242453">
            <text:p>-0.242453</text:p>
          </table:table-cell>
          <table:table-cell office:value-type="float" office:value="0.027709">
            <text:p>0.027709</text:p>
          </table:table-cell>
          <table:table-cell office:value-type="float" office:value="-0.0290479">
            <text:p>-0.0290479</text:p>
          </table:table-cell>
          <table:table-cell office:value-type="float" office:value="0.00307529">
            <text:p>0.00307529</text:p>
          </table:table-cell>
          <table:table-cell office:value-type="float" office:value="-0.000562078">
            <text:p>-0.000562078</text:p>
          </table:table-cell>
          <table:table-cell office:value-type="float" office:value="-0.0100623">
            <text:p>-0.0100623</text:p>
          </table:table-cell>
          <table:table-cell office:value-type="float" office:value="0.204587">
            <text:p>0.204587</text:p>
          </table:table-cell>
          <table:table-cell office:value-type="float" office:value="-0.0890414">
            <text:p>-0.0890414</text:p>
          </table:table-cell>
          <table:table-cell/>
          <table:table-cell office:value-type="float" office:value="11.7145">
            <text:p>11.7145</text:p>
          </table:table-cell>
          <table:table-cell office:value-type="float" office:value="0.00550648">
            <text:p>0.00550648</text:p>
          </table:table-cell>
          <table:table-cell office:value-type="float" office:value="-0.0827024">
            <text:p>-0.0827024</text:p>
          </table:table-cell>
          <table:table-cell office:value-type="float" office:value="0.851545">
            <text:p>0.851545</text:p>
          </table:table-cell>
          <table:table-cell office:value-type="float" office:value="0.0399414">
            <text:p>0.0399414</text:p>
          </table:table-cell>
          <table:table-cell office:value-type="float" office:value="-0.00710787">
            <text:p>-0.00710787</text:p>
          </table:table-cell>
          <table:table-cell office:value-type="float" office:value="-0.0969685">
            <text:p>-0.0969685</text:p>
          </table:table-cell>
          <table:table-cell office:value-type="float" office:value="0.0353536">
            <text:p>0.0353536</text:p>
          </table:table-cell>
          <table:table-cell table:style-name="ce1" office:value-type="float" office:value="0.00467326">
            <text:p>0.00467326</text:p>
          </table:table-cell>
          <table:table-cell table:style-name="ce1" office:value-type="string">
            <text:p>-3.05839e-05</text:p>
          </table:table-cell>
          <table:table-cell office:value-type="float" office:value="0.0061396">
            <text:p>0.0061396</text:p>
          </table:table-cell>
          <table:table-cell office:value-type="float" office:value="0.016011">
            <text:p>0.016011</text:p>
          </table:table-cell>
          <table:table-cell office:value-type="float" office:value="0.0435806">
            <text:p>0.0435806</text:p>
          </table:table-cell>
          <table:table-cell office:value-type="float" office:value="-0.0294108">
            <text:p>-0.0294108</text:p>
          </table:table-cell>
        </table:table-row>
        <table:table-row table:style-name="ro4">
          <table:table-cell table:number-columns-repeated="30"/>
          <table:table-cell office:value-type="float" office:value="13.4142">
            <text:p>13.4142</text:p>
          </table:table-cell>
          <table:table-cell office:value-type="float" office:value="-0.0668574">
            <text:p>-0.0668574</text:p>
          </table:table-cell>
          <table:table-cell office:value-type="float" office:value="0.0143544">
            <text:p>0.0143544</text:p>
          </table:table-cell>
          <table:table-cell office:value-type="float" office:value="0.844346">
            <text:p>0.844346</text:p>
          </table:table-cell>
          <table:table-cell office:value-type="float" office:value="0.0165162">
            <text:p>0.0165162</text:p>
          </table:table-cell>
          <table:table-cell office:value-type="float" office:value="0.000288678">
            <text:p>0.000288678</text:p>
          </table:table-cell>
          <table:table-cell office:value-type="float" office:value="-0.000775452">
            <text:p>-0.000775452</text:p>
          </table:table-cell>
          <table:table-cell office:value-type="float" office:value="0.00133116">
            <text:p>0.00133116</text:p>
          </table:table-cell>
          <table:table-cell office:value-type="float" office:value="-0.000444741">
            <text:p>-0.000444741</text:p>
          </table:table-cell>
          <table:table-cell table:style-name="ce1" office:value-type="string">
            <text:p>8.35872e-05</text:p>
          </table:table-cell>
          <table:table-cell office:value-type="float" office:value="0.00141956">
            <text:p>0.00141956</text:p>
          </table:table-cell>
          <table:table-cell office:value-type="float" office:value="0.0438819">
            <text:p>0.0438819</text:p>
          </table:table-cell>
          <table:table-cell office:value-type="float" office:value="0.00542397">
            <text:p>0.00542397</text:p>
          </table:table-cell>
          <table:table-cell office:value-type="float" office:value="0.0224405">
            <text:p>0.0224405</text:p>
          </table:table-cell>
          <table:table-cell/>
          <table:table-cell office:value-type="float" office:value="11.9106">
            <text:p>11.9106</text:p>
          </table:table-cell>
          <table:table-cell office:value-type="float" office:value="-0.00564265">
            <text:p>-0.00564265</text:p>
          </table:table-cell>
          <table:table-cell office:value-type="float" office:value="-0.153696">
            <text:p>-0.153696</text:p>
          </table:table-cell>
          <table:table-cell office:value-type="float" office:value="0.796975">
            <text:p>0.796975</text:p>
          </table:table-cell>
          <table:table-cell office:value-type="float" office:value="0.0720336">
            <text:p>0.0720336</text:p>
          </table:table-cell>
          <table:table-cell office:value-type="float" office:value="0.0449704">
            <text:p>0.0449704</text:p>
          </table:table-cell>
          <table:table-cell office:value-type="float" office:value="-0.24764">
            <text:p>-0.24764</text:p>
          </table:table-cell>
          <table:table-cell office:value-type="float" office:value="0.0296429">
            <text:p>0.0296429</text:p>
          </table:table-cell>
          <table:table-cell office:value-type="float" office:value="-0.0297375">
            <text:p>-0.0297375</text:p>
          </table:table-cell>
          <table:table-cell office:value-type="float" office:value="0.0170973">
            <text:p>0.0170973</text:p>
          </table:table-cell>
          <table:table-cell office:value-type="float" office:value="-0.0066648">
            <text:p>-0.0066648</text:p>
          </table:table-cell>
          <table:table-cell office:value-type="float" office:value="-0.117673">
            <text:p>-0.117673</text:p>
          </table:table-cell>
          <table:table-cell office:value-type="float" office:value="0.0205826">
            <text:p>0.0205826</text:p>
          </table:table-cell>
          <table:table-cell office:value-type="float" office:value="-0.0247644">
            <text:p>-0.0247644</text:p>
          </table:table-cell>
          <table:table-cell/>
          <table:table-cell office:value-type="float" office:value="11.8825">
            <text:p>11.8825</text:p>
          </table:table-cell>
          <table:table-cell office:value-type="float" office:value="0.00674344">
            <text:p>0.00674344</text:p>
          </table:table-cell>
          <table:table-cell office:value-type="float" office:value="-0.0814776">
            <text:p>-0.0814776</text:p>
          </table:table-cell>
          <table:table-cell office:value-type="float" office:value="0.851747">
            <text:p>0.851747</text:p>
          </table:table-cell>
          <table:table-cell office:value-type="float" office:value="0.0381388">
            <text:p>0.0381388</text:p>
          </table:table-cell>
          <table:table-cell office:value-type="float" office:value="-0.00541587">
            <text:p>-0.00541587</text:p>
          </table:table-cell>
          <table:table-cell office:value-type="float" office:value="-0.0886038">
            <text:p>-0.0886038</text:p>
          </table:table-cell>
          <table:table-cell office:value-type="float" office:value="0.0328651">
            <text:p>0.0328651</text:p>
          </table:table-cell>
          <table:table-cell office:value-type="float" office:value="0.00736304">
            <text:p>0.00736304</text:p>
          </table:table-cell>
          <table:table-cell office:value-type="float" office:value="0.00729075">
            <text:p>0.00729075</text:p>
          </table:table-cell>
          <table:table-cell office:value-type="float" office:value="0.00119873">
            <text:p>0.00119873</text:p>
          </table:table-cell>
          <table:table-cell office:value-type="float" office:value="0.0150746">
            <text:p>0.0150746</text:p>
          </table:table-cell>
          <table:table-cell office:value-type="float" office:value="0.235791">
            <text:p>0.235791</text:p>
          </table:table-cell>
          <table:table-cell office:value-type="float" office:value="-0.0948142">
            <text:p>-0.0948142</text:p>
          </table:table-cell>
        </table:table-row>
        <table:table-row table:style-name="ro4">
          <table:table-cell table:number-columns-repeated="30"/>
          <table:table-cell office:value-type="float" office:value="13.5465">
            <text:p>13.5465</text:p>
          </table:table-cell>
          <table:table-cell office:value-type="float" office:value="-0.0661487">
            <text:p>-0.0661487</text:p>
          </table:table-cell>
          <table:table-cell office:value-type="float" office:value="0.0144603">
            <text:p>0.0144603</text:p>
          </table:table-cell>
          <table:table-cell office:value-type="float" office:value="0.844926">
            <text:p>0.844926</text:p>
          </table:table-cell>
          <table:table-cell office:value-type="float" office:value="0.0158614">
            <text:p>0.0158614</text:p>
          </table:table-cell>
          <table:table-cell office:value-type="float" office:value="-0.000661048">
            <text:p>-0.000661048</text:p>
          </table:table-cell>
          <table:table-cell office:value-type="float" office:value="-0.0010532">
            <text:p>-0.0010532</text:p>
          </table:table-cell>
          <table:table-cell office:value-type="float" office:value="0.00108074">
            <text:p>0.00108074</text:p>
          </table:table-cell>
          <table:table-cell office:value-type="float" office:value="0.00535882">
            <text:p>0.00535882</text:p>
          </table:table-cell>
          <table:table-cell office:value-type="float" office:value="0.000800928">
            <text:p>0.000800928</text:p>
          </table:table-cell>
          <table:table-cell office:value-type="float" office:value="0.00438741">
            <text:p>0.00438741</text:p>
          </table:table-cell>
          <table:table-cell office:value-type="float" office:value="-0.0284962">
            <text:p>-0.0284962</text:p>
          </table:table-cell>
          <table:table-cell office:value-type="float" office:value="-0.00953281">
            <text:p>-0.00953281</text:p>
          </table:table-cell>
          <table:table-cell office:value-type="float" office:value="-0.0138227">
            <text:p>-0.0138227</text:p>
          </table:table-cell>
          <table:table-cell/>
          <table:table-cell office:value-type="float" office:value="12.1798">
            <text:p>12.1798</text:p>
          </table:table-cell>
          <table:table-cell office:value-type="float" office:value="-0.0221711">
            <text:p>-0.0221711</text:p>
          </table:table-cell>
          <table:table-cell office:value-type="float" office:value="-0.147603">
            <text:p>-0.147603</text:p>
          </table:table-cell>
          <table:table-cell office:value-type="float" office:value="0.793388">
            <text:p>0.793388</text:p>
          </table:table-cell>
          <table:table-cell office:value-type="float" office:value="0.0678763">
            <text:p>0.0678763</text:p>
          </table:table-cell>
          <table:table-cell office:value-type="float" office:value="0.0314792">
            <text:p>0.0314792</text:p>
          </table:table-cell>
          <table:table-cell office:value-type="float" office:value="-0.24181">
            <text:p>-0.24181</text:p>
          </table:table-cell>
          <table:table-cell office:value-type="float" office:value="0.027203">
            <text:p>0.027203</text:p>
          </table:table-cell>
          <table:table-cell office:value-type="float" office:value="-0.0614095">
            <text:p>-0.0614095</text:p>
          </table:table-cell>
          <table:table-cell office:value-type="float" office:value="0.0226371">
            <text:p>0.0226371</text:p>
          </table:table-cell>
          <table:table-cell office:value-type="float" office:value="-0.0133302">
            <text:p>-0.0133302</text:p>
          </table:table-cell>
          <table:table-cell office:value-type="float" office:value="-0.0232136">
            <text:p>-0.0232136</text:p>
          </table:table-cell>
          <table:table-cell office:value-type="float" office:value="-0.00314912">
            <text:p>-0.00314912</text:p>
          </table:table-cell>
          <table:table-cell office:value-type="float" office:value="-0.00617747">
            <text:p>-0.00617747</text:p>
          </table:table-cell>
          <table:table-cell/>
          <table:table-cell office:value-type="float" office:value="12.1549">
            <text:p>12.1549</text:p>
          </table:table-cell>
          <table:table-cell office:value-type="float" office:value="0.00986798">
            <text:p>0.00986798</text:p>
          </table:table-cell>
          <table:table-cell office:value-type="float" office:value="-0.0619929">
            <text:p>-0.0619929</text:p>
          </table:table-cell>
          <table:table-cell office:value-type="float" office:value="0.845037">
            <text:p>0.845037</text:p>
          </table:table-cell>
          <table:table-cell office:value-type="float" office:value="0.0353869">
            <text:p>0.0353869</text:p>
          </table:table-cell>
          <table:table-cell office:value-type="float" office:value="-0.00320194">
            <text:p>-0.00320194</text:p>
          </table:table-cell>
          <table:table-cell office:value-type="float" office:value="-0.0772216">
            <text:p>-0.0772216</text:p>
          </table:table-cell>
          <table:table-cell office:value-type="float" office:value="0.0229138">
            <text:p>0.0229138</text:p>
          </table:table-cell>
          <table:table-cell office:value-type="float" office:value="0.0114696">
            <text:p>0.0114696</text:p>
          </table:table-cell>
          <table:table-cell office:value-type="float" office:value="0.0715248">
            <text:p>0.0715248</text:p>
          </table:table-cell>
          <table:table-cell office:value-type="float" office:value="-0.0246305">
            <text:p>-0.0246305</text:p>
          </table:table-cell>
          <table:table-cell office:value-type="float" office:value="-0.034269">
            <text:p>-0.034269</text:p>
          </table:table-cell>
          <table:table-cell office:value-type="float" office:value="-0.179588">
            <text:p>-0.179588</text:p>
          </table:table-cell>
          <table:table-cell office:value-type="float" office:value="-0.120027">
            <text:p>-0.120027</text:p>
          </table:table-cell>
        </table:table-row>
        <table:table-row table:style-name="ro4">
          <table:table-cell table:number-columns-repeated="30"/>
          <table:table-cell office:value-type="float" office:value="13.7495">
            <text:p>13.7495</text:p>
          </table:table-cell>
          <table:table-cell office:value-type="float" office:value="-0.0662353">
            <text:p>-0.0662353</text:p>
          </table:table-cell>
          <table:table-cell office:value-type="float" office:value="0.0142299">
            <text:p>0.0142299</text:p>
          </table:table-cell>
          <table:table-cell office:value-type="float" office:value="0.845247">
            <text:p>0.845247</text:p>
          </table:table-cell>
          <table:table-cell office:value-type="float" office:value="0.0149063">
            <text:p>0.0149063</text:p>
          </table:table-cell>
          <table:table-cell office:value-type="float" office:value="-0.00027117">
            <text:p>-0.00027117</text:p>
          </table:table-cell>
          <table:table-cell office:value-type="float" office:value="-0.000762516">
            <text:p>-0.000762516</text:p>
          </table:table-cell>
          <table:table-cell office:value-type="float" office:value="0.00131634">
            <text:p>0.00131634</text:p>
          </table:table-cell>
          <table:table-cell office:value-type="float" office:value="-0.000426698">
            <text:p>-0.000426698</text:p>
          </table:table-cell>
          <table:table-cell office:value-type="float" office:value="-0.0011345">
            <text:p>-0.0011345</text:p>
          </table:table-cell>
          <table:table-cell office:value-type="float" office:value="0.00158101">
            <text:p>0.00158101</text:p>
          </table:table-cell>
          <table:table-cell office:value-type="float" office:value="0.00443474">
            <text:p>0.00443474</text:p>
          </table:table-cell>
          <table:table-cell office:value-type="float" office:value="0.0134">
            <text:p>0.0134</text:p>
          </table:table-cell>
          <table:table-cell office:value-type="float" office:value="-0.00811471">
            <text:p>-0.00811471</text:p>
          </table:table-cell>
          <table:table-cell/>
          <table:table-cell office:value-type="float" office:value="12.4423">
            <text:p>12.4423</text:p>
          </table:table-cell>
          <table:table-cell office:value-type="float" office:value="-0.0398956">
            <text:p>-0.0398956</text:p>
          </table:table-cell>
          <table:table-cell office:value-type="float" office:value="-0.141876">
            <text:p>-0.141876</text:p>
          </table:table-cell>
          <table:table-cell office:value-type="float" office:value="0.789462">
            <text:p>0.789462</text:p>
          </table:table-cell>
          <table:table-cell office:value-type="float" office:value="0.064052">
            <text:p>0.064052</text:p>
          </table:table-cell>
          <table:table-cell office:value-type="float" office:value="0.0207859">
            <text:p>0.0207859</text:p>
          </table:table-cell>
          <table:table-cell office:value-type="float" office:value="-0.240427">
            <text:p>-0.240427</text:p>
          </table:table-cell>
          <table:table-cell office:value-type="float" office:value="0.0284055">
            <text:p>0.0284055</text:p>
          </table:table-cell>
          <table:table-cell office:value-type="float" office:value="-0.0675046">
            <text:p>-0.0675046</text:p>
          </table:table-cell>
          <table:table-cell office:value-type="float" office:value="0.0218103">
            <text:p>0.0218103</text:p>
          </table:table-cell>
          <table:table-cell office:value-type="float" office:value="-0.0149522">
            <text:p>-0.0149522</text:p>
          </table:table-cell>
          <table:table-cell office:value-type="float" office:value="0.115874">
            <text:p>0.115874</text:p>
          </table:table-cell>
          <table:table-cell office:value-type="float" office:value="-0.110612">
            <text:p>-0.110612</text:p>
          </table:table-cell>
          <table:table-cell office:value-type="float" office:value="0.0989057">
            <text:p>0.0989057</text:p>
          </table:table-cell>
          <table:table-cell/>
          <table:table-cell office:value-type="float" office:value="12.2789">
            <text:p>12.2789</text:p>
          </table:table-cell>
          <table:table-cell office:value-type="float" office:value="0.0107632">
            <text:p>0.0107632</text:p>
          </table:table-cell>
          <table:table-cell office:value-type="float" office:value="-0.0558861">
            <text:p>-0.0558861</text:p>
          </table:table-cell>
          <table:table-cell office:value-type="float" office:value="0.840139">
            <text:p>0.840139</text:p>
          </table:table-cell>
          <table:table-cell office:value-type="float" office:value="0.0342013">
            <text:p>0.0342013</text:p>
          </table:table-cell>
          <table:table-cell office:value-type="float" office:value="-0.00441519">
            <text:p>-0.00441519</text:p>
          </table:table-cell>
          <table:table-cell office:value-type="float" office:value="-0.0680159">
            <text:p>-0.0680159</text:p>
          </table:table-cell>
          <table:table-cell office:value-type="float" office:value="0.0271627">
            <text:p>0.0271627</text:p>
          </table:table-cell>
          <table:table-cell office:value-type="float" office:value="0.00722149">
            <text:p>0.00722149</text:p>
          </table:table-cell>
          <table:table-cell office:value-type="float" office:value="0.0492622">
            <text:p>0.0492622</text:p>
          </table:table-cell>
          <table:table-cell office:value-type="float" office:value="-0.0395096">
            <text:p>-0.0395096</text:p>
          </table:table-cell>
          <table:table-cell office:value-type="float" office:value="-0.0906856">
            <text:p>-0.0906856</text:p>
          </table:table-cell>
          <table:table-cell office:value-type="float" office:value="-0.0285506">
            <text:p>-0.0285506</text:p>
          </table:table-cell>
          <table:table-cell office:value-type="float" office:value="0.193813">
            <text:p>0.193813</text:p>
          </table:table-cell>
        </table:table-row>
        <table:table-row table:style-name="ro4">
          <table:table-cell table:number-columns-repeated="30"/>
          <table:table-cell office:value-type="float" office:value="13.9888">
            <text:p>13.9888</text:p>
          </table:table-cell>
          <table:table-cell office:value-type="float" office:value="-0.0660834">
            <text:p>-0.0660834</text:p>
          </table:table-cell>
          <table:table-cell office:value-type="float" office:value="0.014726">
            <text:p>0.014726</text:p>
          </table:table-cell>
          <table:table-cell office:value-type="float" office:value="0.845161">
            <text:p>0.845161</text:p>
          </table:table-cell>
          <table:table-cell office:value-type="float" office:value="0.0138539">
            <text:p>0.0138539</text:p>
          </table:table-cell>
          <table:table-cell office:value-type="float" office:value="-0.000469425">
            <text:p>-0.000469425</text:p>
          </table:table-cell>
          <table:table-cell office:value-type="float" office:value="-0.000701445">
            <text:p>-0.000701445</text:p>
          </table:table-cell>
          <table:table-cell office:value-type="float" office:value="0.00107633">
            <text:p>0.00107633</text:p>
          </table:table-cell>
          <table:table-cell office:value-type="float" office:value="0.000634678">
            <text:p>0.000634678</text:p>
          </table:table-cell>
          <table:table-cell office:value-type="float" office:value="0.00207254">
            <text:p>0.00207254</text:p>
          </table:table-cell>
          <table:table-cell office:value-type="float" office:value="-0.000361104">
            <text:p>-0.000361104</text:p>
          </table:table-cell>
          <table:table-cell office:value-type="float" office:value="-0.0104381">
            <text:p>-0.0104381</text:p>
          </table:table-cell>
          <table:table-cell office:value-type="float" office:value="-0.0107064">
            <text:p>-0.0107064</text:p>
          </table:table-cell>
          <table:table-cell office:value-type="float" office:value="-0.00721808">
            <text:p>-0.00721808</text:p>
          </table:table-cell>
          <table:table-cell/>
          <table:table-cell office:value-type="float" office:value="12.6425">
            <text:p>12.6425</text:p>
          </table:table-cell>
          <table:table-cell office:value-type="float" office:value="-0.0487657">
            <text:p>-0.0487657</text:p>
          </table:table-cell>
          <table:table-cell office:value-type="float" office:value="-0.141943">
            <text:p>-0.141943</text:p>
          </table:table-cell>
          <table:table-cell office:value-type="float" office:value="0.790432">
            <text:p>0.790432</text:p>
          </table:table-cell>
          <table:table-cell office:value-type="float" office:value="0.0612816">
            <text:p>0.0612816</text:p>
          </table:table-cell>
          <table:table-cell office:value-type="float" office:value="0.0142749">
            <text:p>0.0142749</text:p>
          </table:table-cell>
          <table:table-cell office:value-type="float" office:value="-0.235681">
            <text:p>-0.235681</text:p>
          </table:table-cell>
          <table:table-cell office:value-type="float" office:value="0.0252266">
            <text:p>0.0252266</text:p>
          </table:table-cell>
          <table:table-cell office:value-type="float" office:value="-0.0443075">
            <text:p>-0.0443075</text:p>
          </table:table-cell>
          <table:table-cell office:value-type="float" office:value="-0.00033353">
            <text:p>-0.00033353</text:p>
          </table:table-cell>
          <table:table-cell office:value-type="float" office:value="0.00484806">
            <text:p>0.00484806</text:p>
          </table:table-cell>
          <table:table-cell office:value-type="float" office:value="0.0918316">
            <text:p>0.0918316</text:p>
          </table:table-cell>
          <table:table-cell office:value-type="float" office:value="0.0485996">
            <text:p>0.0485996</text:p>
          </table:table-cell>
          <table:table-cell office:value-type="float" office:value="-0.0585488">
            <text:p>-0.0585488</text:p>
          </table:table-cell>
          <table:table-cell/>
          <table:table-cell office:value-type="float" office:value="12.4544">
            <text:p>12.4544</text:p>
          </table:table-cell>
          <table:table-cell office:value-type="float" office:value="0.00923536">
            <text:p>0.00923536</text:p>
          </table:table-cell>
          <table:table-cell office:value-type="float" office:value="-0.0481166">
            <text:p>-0.0481166</text:p>
          </table:table-cell>
          <table:table-cell office:value-type="float" office:value="0.839177">
            <text:p>0.839177</text:p>
          </table:table-cell>
          <table:table-cell office:value-type="float" office:value="0.0325897">
            <text:p>0.0325897</text:p>
          </table:table-cell>
          <table:table-cell office:value-type="float" office:value="-0.00312597">
            <text:p>-0.00312597</text:p>
          </table:table-cell>
          <table:table-cell office:value-type="float" office:value="-0.0610455">
            <text:p>-0.0610455</text:p>
          </table:table-cell>
          <table:table-cell office:value-type="float" office:value="0.0225499">
            <text:p>0.0225499</text:p>
          </table:table-cell>
          <table:table-cell office:value-type="float" office:value="-0.00870145">
            <text:p>-0.00870145</text:p>
          </table:table-cell>
          <table:table-cell office:value-type="float" office:value="0.0442492">
            <text:p>0.0442492</text:p>
          </table:table-cell>
          <table:table-cell office:value-type="float" office:value="-0.00547901">
            <text:p>-0.00547901</text:p>
          </table:table-cell>
          <table:table-cell office:value-type="float" office:value="0.0293436">
            <text:p>0.0293436</text:p>
          </table:table-cell>
          <table:table-cell office:value-type="float" office:value="-0.0402242">
            <text:p>-0.0402242</text:p>
          </table:table-cell>
          <table:table-cell office:value-type="float" office:value="-0.00448778">
            <text:p>-0.00448778</text:p>
          </table:table-cell>
        </table:table-row>
        <table:table-row table:style-name="ro4">
          <table:table-cell table:number-columns-repeated="30"/>
          <table:table-cell office:value-type="float" office:value="14.2484">
            <text:p>14.2484</text:p>
          </table:table-cell>
          <table:table-cell office:value-type="float" office:value="-0.0666222">
            <text:p>-0.0666222</text:p>
          </table:table-cell>
          <table:table-cell office:value-type="float" office:value="0.0145424">
            <text:p>0.0145424</text:p>
          </table:table-cell>
          <table:table-cell office:value-type="float" office:value="0.84458">
            <text:p>0.84458</text:p>
          </table:table-cell>
          <table:table-cell office:value-type="float" office:value="0.0127963">
            <text:p>0.0127963</text:p>
          </table:table-cell>
          <table:table-cell office:value-type="float" office:value="-0.000673638">
            <text:p>-0.000673638</text:p>
          </table:table-cell>
          <table:table-cell office:value-type="float" office:value="-0.000778828">
            <text:p>-0.000778828</text:p>
          </table:table-cell>
          <table:table-cell office:value-type="float" office:value="0.000805428">
            <text:p>0.000805428</text:p>
          </table:table-cell>
          <table:table-cell office:value-type="float" office:value="-0.0020752">
            <text:p>-0.0020752</text:p>
          </table:table-cell>
          <table:table-cell office:value-type="float" office:value="-0.000707012">
            <text:p>-0.000707012</text:p>
          </table:table-cell>
          <table:table-cell office:value-type="float" office:value="-0.00223503">
            <text:p>-0.00223503</text:p>
          </table:table-cell>
          <table:table-cell office:value-type="float" office:value="0.00863225">
            <text:p>0.00863225</text:p>
          </table:table-cell>
          <table:table-cell office:value-type="float" office:value="0.000942613">
            <text:p>0.000942613</text:p>
          </table:table-cell>
          <table:table-cell office:value-type="float" office:value="0.00885217">
            <text:p>0.00885217</text:p>
          </table:table-cell>
          <table:table-cell/>
          <table:table-cell office:value-type="float" office:value="12.7422">
            <text:p>12.7422</text:p>
          </table:table-cell>
          <table:table-cell office:value-type="float" office:value="-0.0522708">
            <text:p>-0.0522708</text:p>
          </table:table-cell>
          <table:table-cell office:value-type="float" office:value="-0.141493">
            <text:p>-0.141493</text:p>
          </table:table-cell>
          <table:table-cell office:value-type="float" office:value="0.790333">
            <text:p>0.790333</text:p>
          </table:table-cell>
          <table:table-cell office:value-type="float" office:value="0.0599466">
            <text:p>0.0599466</text:p>
          </table:table-cell>
          <table:table-cell office:value-type="float" office:value="0.0041941">
            <text:p>0.0041941</text:p>
          </table:table-cell>
          <table:table-cell office:value-type="float" office:value="-0.235006">
            <text:p>-0.235006</text:p>
          </table:table-cell>
          <table:table-cell office:value-type="float" office:value="0.027103">
            <text:p>0.027103</text:p>
          </table:table-cell>
          <table:table-cell office:value-type="float" office:value="-0.0351501">
            <text:p>-0.0351501</text:p>
          </table:table-cell>
          <table:table-cell office:value-type="float" office:value="0.00451282">
            <text:p>0.00451282</text:p>
          </table:table-cell>
          <table:table-cell office:value-type="float" office:value="-0.000990423">
            <text:p>-0.000990423</text:p>
          </table:table-cell>
          <table:table-cell office:value-type="float" office:value="-0.100361">
            <text:p>-0.100361</text:p>
          </table:table-cell>
          <table:table-cell office:value-type="float" office:value="0.0418244">
            <text:p>0.0418244</text:p>
          </table:table-cell>
          <table:table-cell office:value-type="float" office:value="-0.00612433">
            <text:p>-0.00612433</text:p>
          </table:table-cell>
          <table:table-cell/>
          <table:table-cell office:value-type="float" office:value="12.747">
            <text:p>12.747</text:p>
          </table:table-cell>
          <table:table-cell office:value-type="float" office:value="0.00920152">
            <text:p>0.00920152</text:p>
          </table:table-cell>
          <table:table-cell office:value-type="float" office:value="-0.0386132">
            <text:p>-0.0386132</text:p>
          </table:table-cell>
          <table:table-cell office:value-type="float" office:value="0.83719">
            <text:p>0.83719</text:p>
          </table:table-cell>
          <table:table-cell office:value-type="float" office:value="0.030071">
            <text:p>0.030071</text:p>
          </table:table-cell>
          <table:table-cell office:value-type="float" office:value="-0.00433169">
            <text:p>-0.00433169</text:p>
          </table:table-cell>
          <table:table-cell office:value-type="float" office:value="-0.0510163">
            <text:p>-0.0510163</text:p>
          </table:table-cell>
          <table:table-cell office:value-type="float" office:value="0.0210994">
            <text:p>0.0210994</text:p>
          </table:table-cell>
          <table:table-cell office:value-type="float" office:value="-0.000115653">
            <text:p>-0.000115653</text:p>
          </table:table-cell>
          <table:table-cell office:value-type="float" office:value="0.0324798">
            <text:p>0.0324798</text:p>
          </table:table-cell>
          <table:table-cell office:value-type="float" office:value="-0.00679211">
            <text:p>-0.00679211</text:p>
          </table:table-cell>
          <table:table-cell office:value-type="float" office:value="-0.0388068">
            <text:p>-0.0388068</text:p>
          </table:table-cell>
          <table:table-cell office:value-type="float" office:value="0.0050021">
            <text:p>0.0050021</text:p>
          </table:table-cell>
          <table:table-cell office:value-type="float" office:value="0.017408">
            <text:p>0.017408</text:p>
          </table:table-cell>
        </table:table-row>
        <table:table-row table:style-name="ro4">
          <table:table-cell table:number-columns-repeated="30"/>
          <table:table-cell office:value-type="float" office:value="14.6179">
            <text:p>14.6179</text:p>
          </table:table-cell>
          <table:table-cell office:value-type="float" office:value="-0.0662104">
            <text:p>-0.0662104</text:p>
          </table:table-cell>
          <table:table-cell office:value-type="float" office:value="0.0144099">
            <text:p>0.0144099</text:p>
          </table:table-cell>
          <table:table-cell office:value-type="float" office:value="0.844963">
            <text:p>0.844963</text:p>
          </table:table-cell>
          <table:table-cell office:value-type="float" office:value="0.0114287">
            <text:p>0.0114287</text:p>
          </table:table-cell>
          <table:table-cell office:value-type="float" office:value="-0.000574737">
            <text:p>-0.000574737</text:p>
          </table:table-cell>
          <table:table-cell office:value-type="float" office:value="-0.000795807">
            <text:p>-0.000795807</text:p>
          </table:table-cell>
          <table:table-cell office:value-type="float" office:value="0.000308">
            <text:p>0.000308</text:p>
          </table:table-cell>
          <table:table-cell office:value-type="float" office:value="0.00111435">
            <text:p>0.00111435</text:p>
          </table:table-cell>
          <table:table-cell office:value-type="float" office:value="-0.000358723">
            <text:p>-0.000358723</text:p>
          </table:table-cell>
          <table:table-cell office:value-type="float" office:value="0.00103579">
            <text:p>0.00103579</text:p>
          </table:table-cell>
          <table:table-cell office:value-type="float" office:value="-0.0113505">
            <text:p>-0.0113505</text:p>
          </table:table-cell>
          <table:table-cell office:value-type="float" office:value="0.00357288">
            <text:p>0.00357288</text:p>
          </table:table-cell>
          <table:table-cell office:value-type="float" office:value="-0.0297996">
            <text:p>-0.0297996</text:p>
          </table:table-cell>
          <table:table-cell/>
          <table:table-cell office:value-type="float" office:value="13.0099">
            <text:p>13.0099</text:p>
          </table:table-cell>
          <table:table-cell office:value-type="float" office:value="-0.0688658">
            <text:p>-0.0688658</text:p>
          </table:table-cell>
          <table:table-cell office:value-type="float" office:value="-0.13729">
            <text:p>-0.13729</text:p>
          </table:table-cell>
          <table:table-cell office:value-type="float" office:value="0.78963">
            <text:p>0.78963</text:p>
          </table:table-cell>
          <table:table-cell office:value-type="float" office:value="0.056506">
            <text:p>0.056506</text:p>
          </table:table-cell>
          <table:table-cell office:value-type="float" office:value="-0.00510824">
            <text:p>-0.00510824</text:p>
          </table:table-cell>
          <table:table-cell office:value-type="float" office:value="-0.232356">
            <text:p>-0.232356</text:p>
          </table:table-cell>
          <table:table-cell office:value-type="float" office:value="0.0281969">
            <text:p>0.0281969</text:p>
          </table:table-cell>
          <table:table-cell office:value-type="float" office:value="-0.062009">
            <text:p>-0.062009</text:p>
          </table:table-cell>
          <table:table-cell office:value-type="float" office:value="0.0157059">
            <text:p>0.0157059</text:p>
          </table:table-cell>
          <table:table-cell office:value-type="float" office:value="-0.00262943">
            <text:p>-0.00262943</text:p>
          </table:table-cell>
          <table:table-cell office:value-type="float" office:value="0.0938018">
            <text:p>0.0938018</text:p>
          </table:table-cell>
          <table:table-cell office:value-type="float" office:value="-0.0239891">
            <text:p>-0.0239891</text:p>
          </table:table-cell>
          <table:table-cell office:value-type="float" office:value="0.0212656">
            <text:p>0.0212656</text:p>
          </table:table-cell>
          <table:table-cell/>
          <table:table-cell office:value-type="float" office:value="12.9563">
            <text:p>12.9563</text:p>
          </table:table-cell>
          <table:table-cell office:value-type="float" office:value="0.00747752">
            <text:p>0.00747752</text:p>
          </table:table-cell>
          <table:table-cell office:value-type="float" office:value="-0.0315965">
            <text:p>-0.0315965</text:p>
          </table:table-cell>
          <table:table-cell office:value-type="float" office:value="0.836531">
            <text:p>0.836531</text:p>
          </table:table-cell>
          <table:table-cell office:value-type="float" office:value="0.0283897">
            <text:p>0.0283897</text:p>
          </table:table-cell>
          <table:table-cell office:value-type="float" office:value="-0.00285678">
            <text:p>-0.00285678</text:p>
          </table:table-cell>
          <table:table-cell office:value-type="float" office:value="-0.0481979">
            <text:p>-0.0481979</text:p>
          </table:table-cell>
          <table:table-cell office:value-type="float" office:value="0.021338">
            <text:p>0.021338</text:p>
          </table:table-cell>
          <table:table-cell office:value-type="float" office:value="-0.00823746">
            <text:p>-0.00823746</text:p>
          </table:table-cell>
          <table:table-cell office:value-type="float" office:value="0.0335267">
            <text:p>0.0335267</text:p>
          </table:table-cell>
          <table:table-cell office:value-type="float" office:value="-0.00314882">
            <text:p>-0.00314882</text:p>
          </table:table-cell>
          <table:table-cell office:value-type="float" office:value="0.0715101">
            <text:p>0.0715101</text:p>
          </table:table-cell>
          <table:table-cell office:value-type="float" office:value="-0.124362">
            <text:p>-0.124362</text:p>
          </table:table-cell>
          <table:table-cell office:value-type="float" office:value="0.0360505">
            <text:p>0.0360505</text:p>
          </table:table-cell>
        </table:table-row>
        <table:table-row table:style-name="ro4">
          <table:table-cell table:number-columns-repeated="30"/>
          <table:table-cell office:value-type="float" office:value="14.75">
            <text:p>14.75</text:p>
          </table:table-cell>
          <table:table-cell office:value-type="float" office:value="-0.0662612">
            <text:p>-0.0662612</text:p>
          </table:table-cell>
          <table:table-cell office:value-type="float" office:value="0.0144248">
            <text:p>0.0144248</text:p>
          </table:table-cell>
          <table:table-cell office:value-type="float" office:value="0.84458">
            <text:p>0.84458</text:p>
          </table:table-cell>
          <table:table-cell office:value-type="float" office:value="0.0109763">
            <text:p>0.0109763</text:p>
          </table:table-cell>
          <table:table-cell office:value-type="float" office:value="0.0040994">
            <text:p>0.0040994</text:p>
          </table:table-cell>
          <table:table-cell office:value-type="float" office:value="0.00714547">
            <text:p>0.00714547</text:p>
          </table:table-cell>
          <table:table-cell office:value-type="float" office:value="0.0041317">
            <text:p>0.0041317</text:p>
          </table:table-cell>
          <table:table-cell office:value-type="float" office:value="-0.000384264">
            <text:p>-0.000384264</text:p>
          </table:table-cell>
          <table:table-cell office:value-type="float" office:value="0.000113008">
            <text:p>0.000113008</text:p>
          </table:table-cell>
          <table:table-cell office:value-type="float" office:value="-0.00289869">
            <text:p>-0.00289869</text:p>
          </table:table-cell>
          <table:table-cell office:value-type="float" office:value="0.149988">
            <text:p>0.149988</text:p>
          </table:table-cell>
          <table:table-cell office:value-type="float" office:value="0.26537">
            <text:p>0.26537</text:p>
          </table:table-cell>
          <table:table-cell office:value-type="float" office:value="0.121693">
            <text:p>0.121693</text:p>
          </table:table-cell>
          <table:table-cell/>
          <table:table-cell office:value-type="float" office:value="13.4477">
            <text:p>13.4477</text:p>
          </table:table-cell>
          <table:table-cell office:value-type="float" office:value="-0.078033">
            <text:p>-0.078033</text:p>
          </table:table-cell>
          <table:table-cell office:value-type="float" office:value="-0.135012">
            <text:p>-0.135012</text:p>
          </table:table-cell>
          <table:table-cell office:value-type="float" office:value="0.792556">
            <text:p>0.792556</text:p>
          </table:table-cell>
          <table:table-cell office:value-type="float" office:value="0.0512973">
            <text:p>0.0512973</text:p>
          </table:table-cell>
          <table:table-cell office:value-type="float" office:value="-0.0101986">
            <text:p>-0.0101986</text:p>
          </table:table-cell>
          <table:table-cell office:value-type="float" office:value="-0.231471">
            <text:p>-0.231471</text:p>
          </table:table-cell>
          <table:table-cell office:value-type="float" office:value="0.0362975">
            <text:p>0.0362975</text:p>
          </table:table-cell>
          <table:table-cell office:value-type="float" office:value="-0.0209359">
            <text:p>-0.0209359</text:p>
          </table:table-cell>
          <table:table-cell office:value-type="float" office:value="0.00520183">
            <text:p>0.00520183</text:p>
          </table:table-cell>
          <table:table-cell office:value-type="float" office:value="0.00668216">
            <text:p>0.00668216</text:p>
          </table:table-cell>
          <table:table-cell office:value-type="float" office:value="0.0454558">
            <text:p>0.0454558</text:p>
          </table:table-cell>
          <table:table-cell office:value-type="float" office:value="-0.041806">
            <text:p>-0.041806</text:p>
          </table:table-cell>
          <table:table-cell office:value-type="float" office:value="0.0962693">
            <text:p>0.0962693</text:p>
          </table:table-cell>
          <table:table-cell/>
          <table:table-cell office:value-type="float" office:value="13.1164">
            <text:p>13.1164</text:p>
          </table:table-cell>
          <table:table-cell office:value-type="float" office:value="0.00799136">
            <text:p>0.00799136</text:p>
          </table:table-cell>
          <table:table-cell office:value-type="float" office:value="-0.0294164">
            <text:p>-0.0294164</text:p>
          </table:table-cell>
          <table:table-cell office:value-type="float" office:value="0.836951">
            <text:p>0.836951</text:p>
          </table:table-cell>
          <table:table-cell office:value-type="float" office:value="0.0271675">
            <text:p>0.0271675</text:p>
          </table:table-cell>
          <table:table-cell office:value-type="float" office:value="-0.00295506">
            <text:p>-0.00295506</text:p>
          </table:table-cell>
          <table:table-cell office:value-type="float" office:value="-0.0434547">
            <text:p>-0.0434547</text:p>
          </table:table-cell>
          <table:table-cell office:value-type="float" office:value="0.0204545">
            <text:p>0.0204545</text:p>
          </table:table-cell>
          <table:table-cell office:value-type="float" office:value="0.00320989">
            <text:p>0.00320989</text:p>
          </table:table-cell>
          <table:table-cell office:value-type="float" office:value="0.0136188">
            <text:p>0.0136188</text:p>
          </table:table-cell>
          <table:table-cell office:value-type="float" office:value="0.00262214">
            <text:p>0.00262214</text:p>
          </table:table-cell>
          <table:table-cell office:value-type="float" office:value="0.017705">
            <text:p>0.017705</text:p>
          </table:table-cell>
          <table:table-cell office:value-type="float" office:value="0.00437224">
            <text:p>0.00437224</text:p>
          </table:table-cell>
          <table:table-cell office:value-type="float" office:value="-0.0171058">
            <text:p>-0.0171058</text:p>
          </table:table-cell>
        </table:table-row>
        <table:table-row table:style-name="ro4">
          <table:table-cell table:number-columns-repeated="30"/>
          <table:table-cell office:value-type="float" office:value="14.7874">
            <text:p>14.7874</text:p>
          </table:table-cell>
          <table:table-cell office:value-type="float" office:value="-0.0660659">
            <text:p>-0.0660659</text:p>
          </table:table-cell>
          <table:table-cell office:value-type="float" office:value="0.0148">
            <text:p>0.0148</text:p>
          </table:table-cell>
          <table:table-cell office:value-type="float" office:value="0.844642">
            <text:p>0.844642</text:p>
          </table:table-cell>
          <table:table-cell office:value-type="float" office:value="0.0108515">
            <text:p>0.0108515</text:p>
          </table:table-cell>
          <table:table-cell office:value-type="float" office:value="-0.000241251">
            <text:p>-0.000241251</text:p>
          </table:table-cell>
          <table:table-cell office:value-type="float" office:value="-0.000527882">
            <text:p>-0.000527882</text:p>
          </table:table-cell>
          <table:table-cell office:value-type="float" office:value="0.000446891">
            <text:p>0.000446891</text:p>
          </table:table-cell>
          <table:table-cell office:value-type="float" office:value="0.00522335">
            <text:p>0.00522335</text:p>
          </table:table-cell>
          <table:table-cell office:value-type="float" office:value="0.0100344">
            <text:p>0.0100344</text:p>
          </table:table-cell>
          <table:table-cell table:style-name="ce1" office:value-type="float" office:value="0.00165104">
            <text:p>0.00165104</text:p>
          </table:table-cell>
          <table:table-cell office:value-type="float" office:value="-0.0173313">
            <text:p>-0.0173313</text:p>
          </table:table-cell>
          <table:table-cell office:value-type="float" office:value="-0.0314314">
            <text:p>-0.0314314</text:p>
          </table:table-cell>
          <table:table-cell office:value-type="float" office:value="-0.0162283">
            <text:p>-0.0162283</text:p>
          </table:table-cell>
          <table:table-cell/>
          <table:table-cell office:value-type="float" office:value="13.5604">
            <text:p>13.5604</text:p>
          </table:table-cell>
          <table:table-cell office:value-type="float" office:value="-0.079815">
            <text:p>-0.079815</text:p>
          </table:table-cell>
          <table:table-cell office:value-type="float" office:value="-0.134957">
            <text:p>-0.134957</text:p>
          </table:table-cell>
          <table:table-cell office:value-type="float" office:value="0.794531">
            <text:p>0.794531</text:p>
          </table:table-cell>
          <table:table-cell office:value-type="float" office:value="0.0500364">
            <text:p>0.0500364</text:p>
          </table:table-cell>
          <table:table-cell office:value-type="float" office:value="-0.012642">
            <text:p>-0.012642</text:p>
          </table:table-cell>
          <table:table-cell office:value-type="float" office:value="-0.228094">
            <text:p>-0.228094</text:p>
          </table:table-cell>
          <table:table-cell office:value-type="float" office:value="0.0308491">
            <text:p>0.0308491</text:p>
          </table:table-cell>
          <table:table-cell office:value-type="float" office:value="-0.0158139">
            <text:p>-0.0158139</text:p>
          </table:table-cell>
          <table:table-cell office:value-type="float" office:value="0.000491049">
            <text:p>0.000491049</text:p>
          </table:table-cell>
          <table:table-cell office:value-type="float" office:value="0.01753">
            <text:p>0.01753</text:p>
          </table:table-cell>
          <table:table-cell office:value-type="float" office:value="0.00456225">
            <text:p>0.00456225</text:p>
          </table:table-cell>
          <table:table-cell office:value-type="float" office:value="0.0462864">
            <text:p>0.0462864</text:p>
          </table:table-cell>
          <table:table-cell office:value-type="float" office:value="-0.112066">
            <text:p>-0.112066</text:p>
          </table:table-cell>
          <table:table-cell/>
          <table:table-cell office:value-type="float" office:value="13.4161">
            <text:p>13.4161</text:p>
          </table:table-cell>
          <table:table-cell office:value-type="float" office:value="0.0105437">
            <text:p>0.0105437</text:p>
          </table:table-cell>
          <table:table-cell office:value-type="float" office:value="-0.024942">
            <text:p>-0.024942</text:p>
          </table:table-cell>
          <table:table-cell office:value-type="float" office:value="0.8362">
            <text:p>0.8362</text:p>
          </table:table-cell>
          <table:table-cell office:value-type="float" office:value="0.0250189">
            <text:p>0.0250189</text:p>
          </table:table-cell>
          <table:table-cell office:value-type="float" office:value="-0.00223516">
            <text:p>-0.00223516</text:p>
          </table:table-cell>
          <table:table-cell office:value-type="float" office:value="-0.038226">
            <text:p>-0.038226</text:p>
          </table:table-cell>
          <table:table-cell office:value-type="float" office:value="0.019164">
            <text:p>0.019164</text:p>
          </table:table-cell>
          <table:table-cell office:value-type="float" office:value="0.00851613">
            <text:p>0.00851613</text:p>
          </table:table-cell>
          <table:table-cell office:value-type="float" office:value="0.0149292">
            <text:p>0.0149292</text:p>
          </table:table-cell>
          <table:table-cell office:value-type="float" office:value="-0.00250452">
            <text:p>-0.00250452</text:p>
          </table:table-cell>
          <table:table-cell office:value-type="float" office:value="-0.0598983">
            <text:p>-0.0598983</text:p>
          </table:table-cell>
          <table:table-cell office:value-type="float" office:value="0.0217787">
            <text:p>0.0217787</text:p>
          </table:table-cell>
          <table:table-cell office:value-type="float" office:value="-0.0175168">
            <text:p>-0.0175168</text:p>
          </table:table-cell>
        </table:table-row>
        <table:table-row table:style-name="ro4">
          <table:table-cell table:number-columns-repeated="45"/>
          <table:table-cell office:value-type="float" office:value="13.7475">
            <text:p>13.7475</text:p>
          </table:table-cell>
          <table:table-cell office:value-type="float" office:value="-0.0826134">
            <text:p>-0.0826134</text:p>
          </table:table-cell>
          <table:table-cell office:value-type="float" office:value="-0.133245">
            <text:p>-0.133245</text:p>
          </table:table-cell>
          <table:table-cell office:value-type="float" office:value="0.793889">
            <text:p>0.793889</text:p>
          </table:table-cell>
          <table:table-cell office:value-type="float" office:value="0.0480113">
            <text:p>0.0480113</text:p>
          </table:table-cell>
          <table:table-cell office:value-type="float" office:value="-0.0126867">
            <text:p>-0.0126867</text:p>
          </table:table-cell>
          <table:table-cell office:value-type="float" office:value="-0.22989">
            <text:p>-0.22989</text:p>
          </table:table-cell>
          <table:table-cell office:value-type="float" office:value="0.0343246">
            <text:p>0.0343246</text:p>
          </table:table-cell>
          <table:table-cell office:value-type="float" office:value="-0.0149605">
            <text:p>-0.0149605</text:p>
          </table:table-cell>
          <table:table-cell office:value-type="float" office:value="0.00914896">
            <text:p>0.00914896</text:p>
          </table:table-cell>
          <table:table-cell office:value-type="float" office:value="-0.00343211">
            <text:p>-0.00343211</text:p>
          </table:table-cell>
          <table:table-cell office:value-type="float" office:value="0.0462101">
            <text:p>0.0462101</text:p>
          </table:table-cell>
          <table:table-cell office:value-type="float" office:value="-0.0590922">
            <text:p>-0.0590922</text:p>
          </table:table-cell>
          <table:table-cell office:value-type="float" office:value="0.0203118">
            <text:p>0.0203118</text:p>
          </table:table-cell>
          <table:table-cell/>
          <table:table-cell office:value-type="float" office:value="13.5827">
            <text:p>13.5827</text:p>
          </table:table-cell>
          <table:table-cell office:value-type="float" office:value="0.0102996">
            <text:p>0.0102996</text:p>
          </table:table-cell>
          <table:table-cell office:value-type="float" office:value="-0.0218497">
            <text:p>-0.0218497</text:p>
          </table:table-cell>
          <table:table-cell office:value-type="float" office:value="0.835296">
            <text:p>0.835296</text:p>
          </table:table-cell>
          <table:table-cell office:value-type="float" office:value="0.0238987">
            <text:p>0.0238987</text:p>
          </table:table-cell>
          <table:table-cell office:value-type="float" office:value="-0.00263241">
            <text:p>-0.00263241</text:p>
          </table:table-cell>
          <table:table-cell office:value-type="float" office:value="-0.0338284">
            <text:p>-0.0338284</text:p>
          </table:table-cell>
          <table:table-cell table:style-name="ce1" office:value-type="float" office:value="0.0175778">
            <text:p>0.0175778</text:p>
          </table:table-cell>
          <table:table-cell office:value-type="float" office:value="-0.00146485">
            <text:p>-0.00146485</text:p>
          </table:table-cell>
          <table:table-cell office:value-type="float" office:value="0.0185582">
            <text:p>0.0185582</text:p>
          </table:table-cell>
          <table:table-cell office:value-type="float" office:value="-0.00542338">
            <text:p>-0.00542338</text:p>
          </table:table-cell>
          <table:table-cell office:value-type="float" office:value="-0.0423841">
            <text:p>-0.0423841</text:p>
          </table:table-cell>
          <table:table-cell office:value-type="float" office:value="0.0502092">
            <text:p>0.0502092</text:p>
          </table:table-cell>
          <table:table-cell office:value-type="float" office:value="-0.0290432">
            <text:p>-0.0290432</text:p>
          </table:table-cell>
        </table:table-row>
        <table:table-row table:style-name="ro4">
          <table:table-cell table:number-columns-repeated="45"/>
          <table:table-cell office:value-type="float" office:value="13.9469">
            <text:p>13.9469</text:p>
          </table:table-cell>
          <table:table-cell office:value-type="float" office:value="-0.083759">
            <text:p>-0.083759</text:p>
          </table:table-cell>
          <table:table-cell office:value-type="float" office:value="-0.133771">
            <text:p>-0.133771</text:p>
          </table:table-cell>
          <table:table-cell office:value-type="float" office:value="0.794012">
            <text:p>0.794012</text:p>
          </table:table-cell>
          <table:table-cell office:value-type="float" office:value="0.0459423">
            <text:p>0.0459423</text:p>
          </table:table-cell>
          <table:table-cell office:value-type="float" office:value="-0.0207576">
            <text:p>-0.0207576</text:p>
          </table:table-cell>
          <table:table-cell office:value-type="float" office:value="-0.226623">
            <text:p>-0.226623</text:p>
          </table:table-cell>
          <table:table-cell office:value-type="float" office:value="0.0350407">
            <text:p>0.0350407</text:p>
          </table:table-cell>
          <table:table-cell office:value-type="float" office:value="-0.00574404">
            <text:p>-0.00574404</text:p>
          </table:table-cell>
          <table:table-cell office:value-type="float" office:value="-0.0026368">
            <text:p>-0.0026368</text:p>
          </table:table-cell>
          <table:table-cell office:value-type="float" office:value="0.00061901">
            <text:p>0.00061901</text:p>
          </table:table-cell>
          <table:table-cell office:value-type="float" office:value="-0.16267">
            <text:p>-0.16267</text:p>
          </table:table-cell>
          <table:table-cell office:value-type="float" office:value="0.0543847">
            <text:p>0.0543847</text:p>
          </table:table-cell>
          <table:table-cell office:value-type="float" office:value="0.0142718">
            <text:p>0.0142718</text:p>
          </table:table-cell>
          <table:table-cell/>
          <table:table-cell office:value-type="float" office:value="13.7468">
            <text:p>13.7468</text:p>
          </table:table-cell>
          <table:table-cell office:value-type="float" office:value="0.00891864">
            <text:p>0.00891864</text:p>
          </table:table-cell>
          <table:table-cell office:value-type="float" office:value="-0.017454">
            <text:p>-0.017454</text:p>
          </table:table-cell>
          <table:table-cell office:value-type="float" office:value="0.833625">
            <text:p>0.833625</text:p>
          </table:table-cell>
          <table:table-cell office:value-type="float" office:value="0.0228449">
            <text:p>0.0228449</text:p>
          </table:table-cell>
          <table:table-cell office:value-type="float" office:value="-0.00185596">
            <text:p>-0.00185596</text:p>
          </table:table-cell>
          <table:table-cell office:value-type="float" office:value="-0.0272379">
            <text:p>-0.0272379</text:p>
          </table:table-cell>
          <table:table-cell office:value-type="float" office:value="0.0167165">
            <text:p>0.0167165</text:p>
          </table:table-cell>
          <table:table-cell office:value-type="float" office:value="-0.00841787">
            <text:p>-0.00841787</text:p>
          </table:table-cell>
          <table:table-cell office:value-type="float" office:value="0.0267949">
            <text:p>0.0267949</text:p>
          </table:table-cell>
          <table:table-cell office:value-type="float" office:value="-0.0101879">
            <text:p>-0.0101879</text:p>
          </table:table-cell>
          <table:table-cell office:value-type="float" office:value="0.0362801">
            <text:p>0.0362801</text:p>
          </table:table-cell>
          <table:table-cell office:value-type="float" office:value="0.0929407">
            <text:p>0.0929407</text:p>
          </table:table-cell>
          <table:table-cell office:value-type="float" office:value="0.00884216">
            <text:p>0.00884216</text:p>
          </table:table-cell>
        </table:table-row>
        <table:table-row table:style-name="ro4">
          <table:table-cell table:number-columns-repeated="45"/>
          <table:table-cell office:value-type="float" office:value="14.1464">
            <text:p>14.1464</text:p>
          </table:table-cell>
          <table:table-cell office:value-type="float" office:value="-0.0913775">
            <text:p>-0.0913775</text:p>
          </table:table-cell>
          <table:table-cell office:value-type="float" office:value="-0.132133">
            <text:p>-0.132133</text:p>
          </table:table-cell>
          <table:table-cell office:value-type="float" office:value="0.794704">
            <text:p>0.794704</text:p>
          </table:table-cell>
          <table:table-cell office:value-type="float" office:value="0.0439622">
            <text:p>0.0439622</text:p>
          </table:table-cell>
          <table:table-cell office:value-type="float" office:value="-0.0173909">
            <text:p>-0.0173909</text:p>
          </table:table-cell>
          <table:table-cell office:value-type="float" office:value="-0.226166">
            <text:p>-0.226166</text:p>
          </table:table-cell>
          <table:table-cell office:value-type="float" office:value="0.0324401">
            <text:p>0.0324401</text:p>
          </table:table-cell>
          <table:table-cell office:value-type="float" office:value="-0.0381927">
            <text:p>-0.0381927</text:p>
          </table:table-cell>
          <table:table-cell office:value-type="float" office:value="0.00821164">
            <text:p>0.00821164</text:p>
          </table:table-cell>
          <table:table-cell office:value-type="float" office:value="0.00346588">
            <text:p>0.00346588</text:p>
          </table:table-cell>
          <table:table-cell office:value-type="float" office:value="0.148299">
            <text:p>0.148299</text:p>
          </table:table-cell>
          <table:table-cell office:value-type="float" office:value="0.000176671">
            <text:p>0.000176671</text:p>
          </table:table-cell>
          <table:table-cell office:value-type="float" office:value="-0.0818451">
            <text:p>-0.0818451</text:p>
          </table:table-cell>
          <table:table-cell/>
          <table:table-cell office:value-type="float" office:value="14.0157">
            <text:p>14.0157</text:p>
          </table:table-cell>
          <table:table-cell office:value-type="float" office:value="0.00927805">
            <text:p>0.00927805</text:p>
          </table:table-cell>
          <table:table-cell office:value-type="float" office:value="-0.00353093">
            <text:p>-0.00353093</text:p>
          </table:table-cell>
          <table:table-cell office:value-type="float" office:value="0.831525">
            <text:p>0.831525</text:p>
          </table:table-cell>
          <table:table-cell office:value-type="float" office:value="0.0212172">
            <text:p>0.0212172</text:p>
          </table:table-cell>
          <table:table-cell office:value-type="float" office:value="-0.00180791">
            <text:p>-0.00180791</text:p>
          </table:table-cell>
          <table:table-cell office:value-type="float" office:value="-0.0176393">
            <text:p>-0.0176393</text:p>
          </table:table-cell>
          <table:table-cell office:value-type="float" office:value="0.014582">
            <text:p>0.014582</text:p>
          </table:table-cell>
          <table:table-cell office:value-type="float" office:value="0.00133673">
            <text:p>0.00133673</text:p>
          </table:table-cell>
          <table:table-cell office:value-type="float" office:value="0.0517838">
            <text:p>0.0517838</text:p>
          </table:table-cell>
          <table:table-cell office:value-type="float" office:value="-0.00781047">
            <text:p>-0.00781047</text:p>
          </table:table-cell>
          <table:table-cell office:value-type="float" office:value="-0.00567916">
            <text:p>-0.00567916</text:p>
          </table:table-cell>
          <table:table-cell office:value-type="float" office:value="-0.104062">
            <text:p>-0.104062</text:p>
          </table:table-cell>
          <table:table-cell office:value-type="float" office:value="0.00299416">
            <text:p>0.00299416</text:p>
          </table:table-cell>
        </table:table-row>
        <table:table-row table:style-name="ro4">
          <table:table-cell table:number-columns-repeated="45"/>
          <table:table-cell office:value-type="float" office:value="14.2794">
            <text:p>14.2794</text:p>
          </table:table-cell>
          <table:table-cell office:value-type="float" office:value="-0.0938338">
            <text:p>-0.0938338</text:p>
          </table:table-cell>
          <table:table-cell office:value-type="float" office:value="-0.131037">
            <text:p>-0.131037</text:p>
          </table:table-cell>
          <table:table-cell office:value-type="float" office:value="0.793716">
            <text:p>0.793716</text:p>
          </table:table-cell>
          <table:table-cell office:value-type="float" office:value="0.0426891">
            <text:p>0.0426891</text:p>
          </table:table-cell>
          <table:table-cell office:value-type="float" office:value="-0.0182293">
            <text:p>-0.0182293</text:p>
          </table:table-cell>
          <table:table-cell office:value-type="float" office:value="-0.229593">
            <text:p>-0.229593</text:p>
          </table:table-cell>
          <table:table-cell office:value-type="float" office:value="0.0378224">
            <text:p>0.0378224</text:p>
          </table:table-cell>
          <table:table-cell office:value-type="float" office:value="-0.018462">
            <text:p>-0.018462</text:p>
          </table:table-cell>
          <table:table-cell office:value-type="float" office:value="0.00823514">
            <text:p>0.00823514</text:p>
          </table:table-cell>
          <table:table-cell office:value-type="float" office:value="-0.00742336">
            <text:p>-0.00742336</text:p>
          </table:table-cell>
          <table:table-cell office:value-type="float" office:value="0.130599">
            <text:p>0.130599</text:p>
          </table:table-cell>
          <table:table-cell office:value-type="float" office:value="-0.110024">
            <text:p>-0.110024</text:p>
          </table:table-cell>
          <table:table-cell office:value-type="float" office:value="0.0871462">
            <text:p>0.0871462</text:p>
          </table:table-cell>
          <table:table-cell/>
          <table:table-cell office:value-type="float" office:value="14.3149">
            <text:p>14.3149</text:p>
          </table:table-cell>
          <table:table-cell office:value-type="float" office:value="0.00916944">
            <text:p>0.00916944</text:p>
          </table:table-cell>
          <table:table-cell office:value-type="float" office:value="0.00264633">
            <text:p>0.00264633</text:p>
          </table:table-cell>
          <table:table-cell office:value-type="float" office:value="0.829456">
            <text:p>0.829456</text:p>
          </table:table-cell>
          <table:table-cell office:value-type="float" office:value="0.0195415">
            <text:p>0.0195415</text:p>
          </table:table-cell>
          <table:table-cell office:value-type="float" office:value="0.000548039">
            <text:p>0.000548039</text:p>
          </table:table-cell>
          <table:table-cell office:value-type="float" office:value="-0.0127517">
            <text:p>-0.0127517</text:p>
          </table:table-cell>
          <table:table-cell office:value-type="float" office:value="0.0127293">
            <text:p>0.0127293</text:p>
          </table:table-cell>
          <table:table-cell office:value-type="float" office:value="-0.000362904">
            <text:p>-0.000362904</text:p>
          </table:table-cell>
          <table:table-cell office:value-type="float" office:value="0.0206407">
            <text:p>0.0206407</text:p>
          </table:table-cell>
          <table:table-cell office:value-type="float" office:value="-0.00691439">
            <text:p>-0.00691439</text:p>
          </table:table-cell>
          <table:table-cell office:value-type="float" office:value="0.0655973">
            <text:p>0.0655973</text:p>
          </table:table-cell>
          <table:table-cell office:value-type="float" office:value="-0.0606699">
            <text:p>-0.0606699</text:p>
          </table:table-cell>
          <table:table-cell office:value-type="float" office:value="0.00864245">
            <text:p>0.00864245</text:p>
          </table:table-cell>
        </table:table-row>
        <table:table-row table:style-name="ro4">
          <table:table-cell table:number-columns-repeated="45"/>
          <table:table-cell office:value-type="float" office:value="14.3481">
            <text:p>14.3481</text:p>
          </table:table-cell>
          <table:table-cell office:value-type="float" office:value="-0.0944858">
            <text:p>-0.0944858</text:p>
          </table:table-cell>
          <table:table-cell office:value-type="float" office:value="-0.130991">
            <text:p>-0.130991</text:p>
          </table:table-cell>
          <table:table-cell office:value-type="float" office:value="0.793617">
            <text:p>0.793617</text:p>
          </table:table-cell>
          <table:table-cell office:value-type="float" office:value="0.0420465">
            <text:p>0.0420465</text:p>
          </table:table-cell>
          <table:table-cell office:value-type="float" office:value="-0.0222929">
            <text:p>-0.0222929</text:p>
          </table:table-cell>
          <table:table-cell office:value-type="float" office:value="-0.2253">
            <text:p>-0.2253</text:p>
          </table:table-cell>
          <table:table-cell office:value-type="float" office:value="0.0347665">
            <text:p>0.0347665</text:p>
          </table:table-cell>
          <table:table-cell office:value-type="float" office:value="-0.00949239">
            <text:p>-0.00949239</text:p>
          </table:table-cell>
          <table:table-cell office:value-type="float" office:value="0.000678613">
            <text:p>0.000678613</text:p>
          </table:table-cell>
          <table:table-cell office:value-type="float" office:value="-0.00143808">
            <text:p>-0.00143808</text:p>
          </table:table-cell>
          <table:table-cell office:value-type="float" office:value="0.0223902">
            <text:p>0.0223902</text:p>
          </table:table-cell>
          <table:table-cell office:value-type="float" office:value="0.00715716">
            <text:p>0.00715716</text:p>
          </table:table-cell>
          <table:table-cell office:value-type="float" office:value="-0.000194944">
            <text:p>-0.000194944</text:p>
          </table:table-cell>
          <table:table-cell/>
          <table:table-cell office:value-type="float" office:value="14.4147">
            <text:p>14.4147</text:p>
          </table:table-cell>
          <table:table-cell office:value-type="float" office:value="0.00978626">
            <text:p>0.00978626</text:p>
          </table:table-cell>
          <table:table-cell office:value-type="float" office:value="0.00410179">
            <text:p>0.00410179</text:p>
          </table:table-cell>
          <table:table-cell office:value-type="float" office:value="0.828852">
            <text:p>0.828852</text:p>
          </table:table-cell>
          <table:table-cell office:value-type="float" office:value="0.0190128">
            <text:p>0.0190128</text:p>
          </table:table-cell>
          <table:table-cell office:value-type="float" office:value="-0.00134993">
            <text:p>-0.00134993</text:p>
          </table:table-cell>
          <table:table-cell office:value-type="float" office:value="-0.00752513">
            <text:p>-0.00752513</text:p>
          </table:table-cell>
          <table:table-cell office:value-type="float" office:value="0.0110024">
            <text:p>0.0110024</text:p>
          </table:table-cell>
          <table:table-cell office:value-type="float" office:value="0.00618207">
            <text:p>0.00618207</text:p>
          </table:table-cell>
          <table:table-cell office:value-type="float" office:value="0.0145874">
            <text:p>0.0145874</text:p>
          </table:table-cell>
          <table:table-cell office:value-type="float" office:value="-0.00605209">
            <text:p>-0.00605209</text:p>
          </table:table-cell>
          <table:table-cell office:value-type="float" office:value="-0.0290864">
            <text:p>-0.0290864</text:p>
          </table:table-cell>
          <table:table-cell office:value-type="float" office:value="0.0676504">
            <text:p>0.0676504</text:p>
          </table:table-cell>
          <table:table-cell office:value-type="float" office:value="-0.0266839">
            <text:p>-0.0266839</text:p>
          </table:table-cell>
        </table:table-row>
        <table:table-row table:style-name="ro4">
          <table:table-cell table:number-columns-repeated="45"/>
          <table:table-cell office:value-type="float" office:value="14.5487">
            <text:p>14.5487</text:p>
          </table:table-cell>
          <table:table-cell office:value-type="float" office:value="-0.095489">
            <text:p>-0.095489</text:p>
          </table:table-cell>
          <table:table-cell office:value-type="float" office:value="-0.130567">
            <text:p>-0.130567</text:p>
          </table:table-cell>
          <table:table-cell office:value-type="float" office:value="0.793321">
            <text:p>0.793321</text:p>
          </table:table-cell>
          <table:table-cell office:value-type="float" office:value="0.0402244">
            <text:p>0.0402244</text:p>
          </table:table-cell>
          <table:table-cell office:value-type="float" office:value="-0.0234335">
            <text:p>-0.0234335</text:p>
          </table:table-cell>
          <table:table-cell office:value-type="float" office:value="-0.224675">
            <text:p>-0.224675</text:p>
          </table:table-cell>
          <table:table-cell office:value-type="float" office:value="0.0347626">
            <text:p>0.0347626</text:p>
          </table:table-cell>
          <table:table-cell office:value-type="float" office:value="-0.00500126">
            <text:p>-0.00500126</text:p>
          </table:table-cell>
          <table:table-cell office:value-type="float" office:value="0.00211423">
            <text:p>0.00211423</text:p>
          </table:table-cell>
          <table:table-cell office:value-type="float" office:value="-0.00147718">
            <text:p>-0.00147718</text:p>
          </table:table-cell>
          <table:table-cell office:value-type="float" office:value="-0.0108313">
            <text:p>-0.0108313</text:p>
          </table:table-cell>
          <table:table-cell office:value-type="float" office:value="0.00647409">
            <text:p>0.00647409</text:p>
          </table:table-cell>
          <table:table-cell office:value-type="float" office:value="-0.00328433">
            <text:p>-0.00328433</text:p>
          </table:table-cell>
          <table:table-cell/>
          <table:table-cell office:value-type="float" office:value="14.6467">
            <text:p>14.6467</text:p>
          </table:table-cell>
          <table:table-cell office:value-type="float" office:value="0.00965527">
            <text:p>0.00965527</text:p>
          </table:table-cell>
          <table:table-cell office:value-type="float" office:value="0.0111253">
            <text:p>0.0111253</text:p>
          </table:table-cell>
          <table:table-cell office:value-type="float" office:value="0.826012">
            <text:p>0.826012</text:p>
          </table:table-cell>
          <table:table-cell office:value-type="float" office:value="0.0178383">
            <text:p>0.0178383</text:p>
          </table:table-cell>
          <table:table-cell office:value-type="float" office:value="-0.000432795">
            <text:p>-0.000432795</text:p>
          </table:table-cell>
          <table:table-cell office:value-type="float" office:value="-0.00443597">
            <text:p>-0.00443597</text:p>
          </table:table-cell>
          <table:table-cell office:value-type="float" office:value="0.0103182">
            <text:p>0.0103182</text:p>
          </table:table-cell>
          <table:table-cell office:value-type="float" office:value="-0.000564684">
            <text:p>-0.000564684</text:p>
          </table:table-cell>
          <table:table-cell office:value-type="float" office:value="0.0302793">
            <text:p>0.0302793</text:p>
          </table:table-cell>
          <table:table-cell office:value-type="float" office:value="-0.0122416">
            <text:p>-0.0122416</text:p>
          </table:table-cell>
          <table:table-cell office:value-type="float" office:value="0.0154272">
            <text:p>0.0154272</text:p>
          </table:table-cell>
          <table:table-cell office:value-type="float" office:value="-0.0925488">
            <text:p>-0.0925488</text:p>
          </table:table-cell>
          <table:table-cell office:value-type="float" office:value="0.0552717">
            <text:p>0.0552717</text:p>
          </table:table-cell>
        </table:table-row>
        <table:table-row table:style-name="ro4">
          <table:table-cell table:number-columns-repeated="45"/>
          <table:table-cell office:value-type="float" office:value="14.7804">
            <text:p>14.7804</text:p>
          </table:table-cell>
          <table:table-cell office:value-type="float" office:value="-0.097229">
            <text:p>-0.097229</text:p>
          </table:table-cell>
          <table:table-cell office:value-type="float" office:value="-0.129729">
            <text:p>-0.129729</text:p>
          </table:table-cell>
          <table:table-cell office:value-type="float" office:value="0.792802">
            <text:p>0.792802</text:p>
          </table:table-cell>
          <table:table-cell office:value-type="float" office:value="0.0382179">
            <text:p>0.0382179</text:p>
          </table:table-cell>
          <table:table-cell office:value-type="float" office:value="-0.0241397">
            <text:p>-0.0241397</text:p>
          </table:table-cell>
          <table:table-cell office:value-type="float" office:value="-0.218892">
            <text:p>-0.218892</text:p>
          </table:table-cell>
          <table:table-cell office:value-type="float" office:value="0.0343245">
            <text:p>0.0343245</text:p>
          </table:table-cell>
          <table:table-cell office:value-type="float" office:value="-0.00751065">
            <text:p>-0.00751065</text:p>
          </table:table-cell>
          <table:table-cell office:value-type="float" office:value="0.00361414">
            <text:p>0.00361414</text:p>
          </table:table-cell>
          <table:table-cell office:value-type="float" office:value="-0.00223809">
            <text:p>-0.00223809</text:p>
          </table:table-cell>
          <table:table-cell office:value-type="float" office:value="-0.00300708">
            <text:p>-0.00300708</text:p>
          </table:table-cell>
          <table:table-cell office:value-type="float" office:value="0.11918">
            <text:p>0.11918</text:p>
          </table:table-cell>
          <table:table-cell office:value-type="float" office:value="-0.0109381">
            <text:p>-0.0109381</text:p>
          </table:table-cell>
          <table:table-cell/>
          <table:table-cell office:value-type="float" office:value="14.8506">
            <text:p>14.8506</text:p>
          </table:table-cell>
          <table:table-cell office:value-type="float" office:value="0.0101819">
            <text:p>0.0101819</text:p>
          </table:table-cell>
          <table:table-cell office:value-type="float" office:value="0.013451">
            <text:p>0.013451</text:p>
          </table:table-cell>
          <table:table-cell office:value-type="float" office:value="0.825815">
            <text:p>0.825815</text:p>
          </table:table-cell>
          <table:table-cell office:value-type="float" office:value="0.0168657">
            <text:p>0.0168657</text:p>
          </table:table-cell>
          <table:table-cell office:value-type="float" office:value="-0.0010683">
            <text:p>-0.0010683</text:p>
          </table:table-cell>
          <table:table-cell office:value-type="float" office:value="0.00162726">
            <text:p>0.00162726</text:p>
          </table:table-cell>
          <table:table-cell office:value-type="float" office:value="0.008567">
            <text:p>0.008567</text:p>
          </table:table-cell>
          <table:table-cell office:value-type="float" office:value="0.00258183">
            <text:p>0.00258183</text:p>
          </table:table-cell>
          <table:table-cell office:value-type="float" office:value="0.0114033">
            <text:p>0.0114033</text:p>
          </table:table-cell>
          <table:table-cell office:value-type="float" office:value="-0.000968483">
            <text:p>-0.000968483</text:p>
          </table:table-cell>
          <table:table-cell office:value-type="float" office:value="-0.0316169">
            <text:p>-0.0316169</text:p>
          </table:table-cell>
          <table:table-cell office:value-type="float" office:value="0.0686667">
            <text:p>0.0686667</text:p>
          </table:table-cell>
          <table:table-cell office:value-type="float" office:value="-0.0202817">
            <text:p>-0.0202817</text:p>
          </table:table-cell>
        </table:table-row>
        <table:table-row table:style-name="ro4">
          <table:table-cell table:number-columns-repeated="45"/>
          <table:table-cell office:value-type="float" office:value="15.0802">
            <text:p>15.0802</text:p>
          </table:table-cell>
          <table:table-cell office:value-type="float" office:value="-0.0997512">
            <text:p>-0.0997512</text:p>
          </table:table-cell>
          <table:table-cell office:value-type="float" office:value="-0.117932">
            <text:p>-0.117932</text:p>
          </table:table-cell>
          <table:table-cell office:value-type="float" office:value="0.791148">
            <text:p>0.791148</text:p>
          </table:table-cell>
          <table:table-cell office:value-type="float" office:value="0.0357691">
            <text:p>0.0357691</text:p>
          </table:table-cell>
          <table:table-cell office:value-type="float" office:value="-0.0274463">
            <text:p>-0.0274463</text:p>
          </table:table-cell>
          <table:table-cell office:value-type="float" office:value="-0.207976">
            <text:p>-0.207976</text:p>
          </table:table-cell>
          <table:table-cell office:value-type="float" office:value="0.0390155">
            <text:p>0.0390155</text:p>
          </table:table-cell>
          <table:table-cell office:value-type="float" office:value="-0.00841225">
            <text:p>-0.00841225</text:p>
          </table:table-cell>
          <table:table-cell office:value-type="float" office:value="0.0393475">
            <text:p>0.0393475</text:p>
          </table:table-cell>
          <table:table-cell office:value-type="float" office:value="-0.00551763">
            <text:p>-0.00551763</text:p>
          </table:table-cell>
          <table:table-cell office:value-type="float" office:value="-0.0471587">
            <text:p>-0.0471587</text:p>
          </table:table-cell>
          <table:table-cell office:value-type="float" office:value="0.0181602">
            <text:p>0.0181602</text:p>
          </table:table-cell>
          <table:table-cell office:value-type="float" office:value="0.13457">
            <text:p>0.13457</text:p>
          </table:table-cell>
          <table:table-cell/>
          <table:table-cell office:value-type="float" office:value="15.0517">
            <text:p>15.0517</text:p>
          </table:table-cell>
          <table:table-cell office:value-type="float" office:value="0.00942262">
            <text:p>0.00942262</text:p>
          </table:table-cell>
          <table:table-cell office:value-type="float" office:value="0.0185205">
            <text:p>0.0185205</text:p>
          </table:table-cell>
          <table:table-cell office:value-type="float" office:value="0.8248">
            <text:p>0.8248</text:p>
          </table:table-cell>
          <table:table-cell office:value-type="float" office:value="0.0159587">
            <text:p>0.0159587</text:p>
          </table:table-cell>
          <table:table-cell office:value-type="float" office:value="0.000239699">
            <text:p>0.000239699</text:p>
          </table:table-cell>
          <table:table-cell office:value-type="float" office:value="0.00154358">
            <text:p>0.00154358</text:p>
          </table:table-cell>
          <table:table-cell office:value-type="float" office:value="0.00763632">
            <text:p>0.00763632</text:p>
          </table:table-cell>
          <table:table-cell office:value-type="float" office:value="-0.00377576">
            <text:p>-0.00377576</text:p>
          </table:table-cell>
          <table:table-cell office:value-type="float" office:value="0.0252109">
            <text:p>0.0252109</text:p>
          </table:table-cell>
          <table:table-cell office:value-type="float" office:value="-0.00504677">
            <text:p>-0.00504677</text:p>
          </table:table-cell>
          <table:table-cell office:value-type="float" office:value="0.0433647">
            <text:p>0.0433647</text:p>
          </table:table-cell>
          <table:table-cell office:value-type="float" office:value="-0.12268">
            <text:p>-0.12268</text:p>
          </table:table-cell>
          <table:table-cell office:value-type="float" office:value="-0.00603146">
            <text:p>-0.00603146</text:p>
          </table:table-cell>
        </table:table-row>
        <table:table-row table:style-name="ro4">
          <table:table-cell table:number-columns-repeated="45"/>
          <table:table-cell office:value-type="float" office:value="15.2265">
            <text:p>15.2265</text:p>
          </table:table-cell>
          <table:table-cell office:value-type="float" office:value="-0.101992">
            <text:p>-0.101992</text:p>
          </table:table-cell>
          <table:table-cell office:value-type="float" office:value="-0.111786">
            <text:p>-0.111786</text:p>
          </table:table-cell>
          <table:table-cell office:value-type="float" office:value="0.793222">
            <text:p>0.793222</text:p>
          </table:table-cell>
          <table:table-cell office:value-type="float" office:value="0.0346315">
            <text:p>0.0346315</text:p>
          </table:table-cell>
          <table:table-cell office:value-type="float" office:value="-0.0239181">
            <text:p>-0.0239181</text:p>
          </table:table-cell>
          <table:table-cell office:value-type="float" office:value="-0.197251">
            <text:p>-0.197251</text:p>
          </table:table-cell>
          <table:table-cell office:value-type="float" office:value="0.0285351">
            <text:p>0.0285351</text:p>
          </table:table-cell>
          <table:table-cell office:value-type="float" office:value="-0.015313">
            <text:p>-0.015313</text:p>
          </table:table-cell>
          <table:table-cell office:value-type="float" office:value="0.0420048">
            <text:p>0.0420048</text:p>
          </table:table-cell>
          <table:table-cell office:value-type="float" office:value="0.014174">
            <text:p>0.014174</text:p>
          </table:table-cell>
          <table:table-cell office:value-type="float" office:value="0.0933128">
            <text:p>0.0933128</text:p>
          </table:table-cell>
          <table:table-cell office:value-type="float" office:value="0.12073">
            <text:p>0.12073</text:p>
          </table:table-cell>
          <table:table-cell office:value-type="float" office:value="-0.215081">
            <text:p>-0.215081</text:p>
          </table:table-cell>
          <table:table-cell/>
          <table:table-cell office:value-type="float" office:value="15.1862">
            <text:p>15.1862</text:p>
          </table:table-cell>
          <table:table-cell office:value-type="float" office:value="0.00969897">
            <text:p>0.00969897</text:p>
          </table:table-cell>
          <table:table-cell office:value-type="float" office:value="0.0196923">
            <text:p>0.0196923</text:p>
          </table:table-cell>
          <table:table-cell office:value-type="float" office:value="0.824012">
            <text:p>0.824012</text:p>
          </table:table-cell>
          <table:table-cell office:value-type="float" office:value="0.0153795">
            <text:p>0.0153795</text:p>
          </table:table-cell>
          <table:table-cell office:value-type="float" office:value="-0.00181647">
            <text:p>-0.00181647</text:p>
          </table:table-cell>
          <table:table-cell office:value-type="float" office:value="0.00413737">
            <text:p>0.00413737</text:p>
          </table:table-cell>
          <table:table-cell office:value-type="float" office:value="0.00856035">
            <text:p>0.00856035</text:p>
          </table:table-cell>
          <table:table-cell office:value-type="float" office:value="0.00205518">
            <text:p>0.00205518</text:p>
          </table:table-cell>
          <table:table-cell office:value-type="float" office:value="0.00871492">
            <text:p>0.00871492</text:p>
          </table:table-cell>
          <table:table-cell office:value-type="float" office:value="-0.00585778">
            <text:p>-0.00585778</text:p>
          </table:table-cell>
          <table:table-cell office:value-type="float" office:value="-0.0441779">
            <text:p>-0.0441779</text:p>
          </table:table-cell>
          <table:table-cell office:value-type="float" office:value="-0.0366349">
            <text:p>-0.0366349</text:p>
          </table:table-cell>
          <table:table-cell office:value-type="float" office:value="0.0477666">
            <text:p>0.0477666</text:p>
          </table:table-cell>
        </table:table-row>
        <table:table-row table:style-name="ro4">
          <table:table-cell table:number-columns-repeated="45"/>
          <table:table-cell office:value-type="float" office:value="15.3462">
            <text:p>15.3462</text:p>
          </table:table-cell>
          <table:table-cell office:value-type="float" office:value="-0.102488">
            <text:p>-0.102488</text:p>
          </table:table-cell>
          <table:table-cell office:value-type="float" office:value="-0.105032">
            <text:p>-0.105032</text:p>
          </table:table-cell>
          <table:table-cell office:value-type="float" office:value="0.79184">
            <text:p>0.79184</text:p>
          </table:table-cell>
          <table:table-cell office:value-type="float" office:value="0.0337284">
            <text:p>0.0337284</text:p>
          </table:table-cell>
          <table:table-cell office:value-type="float" office:value="-0.0268758">
            <text:p>-0.0268758</text:p>
          </table:table-cell>
          <table:table-cell office:value-type="float" office:value="-0.189506">
            <text:p>-0.189506</text:p>
          </table:table-cell>
          <table:table-cell office:value-type="float" office:value="0.0341077">
            <text:p>0.0341077</text:p>
          </table:table-cell>
          <table:table-cell office:value-type="float" office:value="-0.00414934">
            <text:p>-0.00414934</text:p>
          </table:table-cell>
          <table:table-cell office:value-type="float" office:value="0.0564486">
            <text:p>0.0564486</text:p>
          </table:table-cell>
          <table:table-cell office:value-type="float" office:value="-0.0115576">
            <text:p>-0.0115576</text:p>
          </table:table-cell>
          <table:table-cell office:value-type="float" office:value="0.000287143">
            <text:p>0.000287143</text:p>
          </table:table-cell>
          <table:table-cell office:value-type="float" office:value="0.112326">
            <text:p>0.112326</text:p>
          </table:table-cell>
          <table:table-cell office:value-type="float" office:value="0.0018503">
            <text:p>0.0018503</text:p>
          </table:table-cell>
          <table:table-cell/>
          <table:table-cell office:value-type="float" office:value="15.3825">
            <text:p>15.3825</text:p>
          </table:table-cell>
          <table:table-cell office:value-type="float" office:value="0.00839933">
            <text:p>0.00839933</text:p>
          </table:table-cell>
          <table:table-cell office:value-type="float" office:value="0.0199911">
            <text:p>0.0199911</text:p>
          </table:table-cell>
          <table:table-cell office:value-type="float" office:value="0.824704">
            <text:p>0.824704</text:p>
          </table:table-cell>
          <table:table-cell office:value-type="float" office:value="0.0145714">
            <text:p>0.0145714</text:p>
          </table:table-cell>
          <table:table-cell office:value-type="float" office:value="-0.00186202">
            <text:p>-0.00186202</text:p>
          </table:table-cell>
          <table:table-cell office:value-type="float" office:value="0.00479283">
            <text:p>0.00479283</text:p>
          </table:table-cell>
          <table:table-cell office:value-type="float" office:value="0.00813966">
            <text:p>0.00813966</text:p>
          </table:table-cell>
          <table:table-cell office:value-type="float" office:value="-0.00661904">
            <text:p>-0.00661904</text:p>
          </table:table-cell>
          <table:table-cell office:value-type="float" office:value="0.00152173">
            <text:p>0.00152173</text:p>
          </table:table-cell>
          <table:table-cell office:value-type="float" office:value="0.0035211">
            <text:p>0.0035211</text:p>
          </table:table-cell>
          <table:table-cell office:value-type="float" office:value="0.0131203">
            <text:p>0.0131203</text:p>
          </table:table-cell>
          <table:table-cell office:value-type="float" office:value="-0.00739166">
            <text:p>-0.00739166</text:p>
          </table:table-cell>
          <table:table-cell office:value-type="float" office:value="-0.00970398">
            <text:p>-0.00970398</text:p>
          </table:table-cell>
        </table:table-row>
        <table:table-row table:style-name="ro4">
          <table:table-cell table:number-columns-repeated="45"/>
          <table:table-cell office:value-type="float" office:value="15.6802">
            <text:p>15.6802</text:p>
          </table:table-cell>
          <table:table-cell office:value-type="float" office:value="-0.103842">
            <text:p>-0.103842</text:p>
          </table:table-cell>
          <table:table-cell office:value-type="float" office:value="-0.0736417">
            <text:p>-0.0736417</text:p>
          </table:table-cell>
          <table:table-cell office:value-type="float" office:value="0.788185">
            <text:p>0.788185</text:p>
          </table:table-cell>
          <table:table-cell office:value-type="float" office:value="0.0313296">
            <text:p>0.0313296</text:p>
          </table:table-cell>
          <table:table-cell office:value-type="float" office:value="-0.0246224">
            <text:p>-0.0246224</text:p>
          </table:table-cell>
          <table:table-cell office:value-type="float" office:value="-0.174949">
            <text:p>-0.174949</text:p>
          </table:table-cell>
          <table:table-cell office:value-type="float" office:value="0.036892">
            <text:p>0.036892</text:p>
          </table:table-cell>
          <table:table-cell office:value-type="float" office:value="-0.00405342">
            <text:p>-0.00405342</text:p>
          </table:table-cell>
          <table:table-cell office:value-type="float" office:value="0.0939705">
            <text:p>0.0939705</text:p>
          </table:table-cell>
          <table:table-cell office:value-type="float" office:value="-0.0109396">
            <text:p>-0.0109396</text:p>
          </table:table-cell>
          <table:table-cell office:value-type="float" office:value="0.059869">
            <text:p>0.059869</text:p>
          </table:table-cell>
          <table:table-cell office:value-type="float" office:value="-0.375019">
            <text:p>-0.375019</text:p>
          </table:table-cell>
          <table:table-cell office:value-type="float" office:value="0.141516">
            <text:p>0.141516</text:p>
          </table:table-cell>
          <table:table-cell/>
          <table:table-cell office:value-type="float" office:value="15.8827">
            <text:p>15.8827</text:p>
          </table:table-cell>
          <table:table-cell office:value-type="float" office:value="0.00837116">
            <text:p>0.00837116</text:p>
          </table:table-cell>
          <table:table-cell office:value-type="float" office:value="0.0189029">
            <text:p>0.0189029</text:p>
          </table:table-cell>
          <table:table-cell office:value-type="float" office:value="0.824037">
            <text:p>0.824037</text:p>
          </table:table-cell>
          <table:table-cell office:value-type="float" office:value="0.0126994">
            <text:p>0.0126994</text:p>
          </table:table-cell>
          <table:table-cell office:value-type="float" office:value="-0.00319829">
            <text:p>-0.00319829</text:p>
          </table:table-cell>
          <table:table-cell office:value-type="float" office:value="0.00347953">
            <text:p>0.00347953</text:p>
          </table:table-cell>
          <table:table-cell office:value-type="float" office:value="0.00833052">
            <text:p>0.00833052</text:p>
          </table:table-cell>
          <table:table-cell table:style-name="ce1" office:value-type="string">
            <text:p>-5.63209e-05</text:p>
          </table:table-cell>
          <table:table-cell office:value-type="float" office:value="-0.00217556">
            <text:p>-0.00217556</text:p>
          </table:table-cell>
          <table:table-cell office:value-type="float" office:value="-0.0013328">
            <text:p>-0.0013328</text:p>
          </table:table-cell>
          <table:table-cell office:value-type="float" office:value="-0.0510626">
            <text:p>-0.0510626</text:p>
          </table:table-cell>
          <table:table-cell office:value-type="float" office:value="-0.00564205">
            <text:p>-0.00564205</text:p>
          </table:table-cell>
          <table:table-cell office:value-type="float" office:value="0.0306069">
            <text:p>0.0306069</text:p>
          </table:table-cell>
        </table:table-row>
        <table:table-row table:style-name="ro4">
          <table:table-cell table:number-columns-repeated="45"/>
          <table:table-cell office:value-type="float" office:value="15.8142">
            <text:p>15.8142</text:p>
          </table:table-cell>
          <table:table-cell office:value-type="float" office:value="-0.103311">
            <text:p>-0.103311</text:p>
          </table:table-cell>
          <table:table-cell office:value-type="float" office:value="-0.0677832">
            <text:p>-0.0677832</text:p>
          </table:table-cell>
          <table:table-cell office:value-type="float" office:value="0.789259">
            <text:p>0.789259</text:p>
          </table:table-cell>
          <table:table-cell office:value-type="float" office:value="0.0304162">
            <text:p>0.0304162</text:p>
          </table:table-cell>
          <table:table-cell office:value-type="float" office:value="-0.0237652">
            <text:p>-0.0237652</text:p>
          </table:table-cell>
          <table:table-cell office:value-type="float" office:value="-0.153734">
            <text:p>-0.153734</text:p>
          </table:table-cell>
          <table:table-cell office:value-type="float" office:value="0.0319607">
            <text:p>0.0319607</text:p>
          </table:table-cell>
          <table:table-cell office:value-type="float" office:value="0.00396663">
            <text:p>0.00396663</text:p>
          </table:table-cell>
          <table:table-cell office:value-type="float" office:value="0.043733">
            <text:p>0.043733</text:p>
          </table:table-cell>
          <table:table-cell office:value-type="float" office:value="0.00801787">
            <text:p>0.00801787</text:p>
          </table:table-cell>
          <table:table-cell office:value-type="float" office:value="0.0403087">
            <text:p>0.0403087</text:p>
          </table:table-cell>
          <table:table-cell office:value-type="float" office:value="0.0997704">
            <text:p>0.0997704</text:p>
          </table:table-cell>
          <table:table-cell office:value-type="float" office:value="-0.048259">
            <text:p>-0.048259</text:p>
          </table:table-cell>
          <table:table-cell/>
          <table:table-cell office:value-type="float" office:value="15.9924">
            <text:p>15.9924</text:p>
          </table:table-cell>
          <table:table-cell office:value-type="float" office:value="0.00775028">
            <text:p>0.00775028</text:p>
          </table:table-cell>
          <table:table-cell office:value-type="float" office:value="0.0185963">
            <text:p>0.0185963</text:p>
          </table:table-cell>
          <table:table-cell office:value-type="float" office:value="0.824259">
            <text:p>0.824259</text:p>
          </table:table-cell>
          <table:table-cell office:value-type="float" office:value="0.0123221">
            <text:p>0.0123221</text:p>
          </table:table-cell>
          <table:table-cell office:value-type="float" office:value="-0.00160854">
            <text:p>-0.00160854</text:p>
          </table:table-cell>
          <table:table-cell office:value-type="float" office:value="0.00269921">
            <text:p>0.00269921</text:p>
          </table:table-cell>
          <table:table-cell office:value-type="float" office:value="0.00780518">
            <text:p>0.00780518</text:p>
          </table:table-cell>
          <table:table-cell office:value-type="float" office:value="-0.00565885">
            <text:p>-0.00565885</text:p>
          </table:table-cell>
          <table:table-cell office:value-type="float" office:value="-0.0027946">
            <text:p>-0.0027946</text:p>
          </table:table-cell>
          <table:table-cell office:value-type="float" office:value="0.00202535">
            <text:p>0.00202535</text:p>
          </table:table-cell>
          <table:table-cell office:value-type="float" office:value="0.0283395">
            <text:p>0.0283395</text:p>
          </table:table-cell>
          <table:table-cell office:value-type="float" office:value="-0.0184109">
            <text:p>-0.0184109</text:p>
          </table:table-cell>
          <table:table-cell office:value-type="float" office:value="-0.000316346">
            <text:p>-0.000316346</text:p>
          </table:table-cell>
        </table:table-row>
        <table:table-row table:style-name="ro4">
          <table:table-cell table:number-columns-repeated="45"/>
          <table:table-cell office:value-type="float" office:value="16.0169">
            <text:p>16.0169</text:p>
          </table:table-cell>
          <table:table-cell office:value-type="float" office:value="-0.10085">
            <text:p>-0.10085</text:p>
          </table:table-cell>
          <table:table-cell office:value-type="float" office:value="-0.0548162">
            <text:p>-0.0548162</text:p>
          </table:table-cell>
          <table:table-cell office:value-type="float" office:value="0.788901">
            <text:p>0.788901</text:p>
          </table:table-cell>
          <table:table-cell office:value-type="float" office:value="0.0290843">
            <text:p>0.0290843</text:p>
          </table:table-cell>
          <table:table-cell office:value-type="float" office:value="-0.0232913">
            <text:p>-0.0232913</text:p>
          </table:table-cell>
          <table:table-cell office:value-type="float" office:value="-0.147343">
            <text:p>-0.147343</text:p>
          </table:table-cell>
          <table:table-cell office:value-type="float" office:value="0.0335064">
            <text:p>0.0335064</text:p>
          </table:table-cell>
          <table:table-cell office:value-type="float" office:value="0.0121387">
            <text:p>0.0121387</text:p>
          </table:table-cell>
          <table:table-cell office:value-type="float" office:value="0.0639601">
            <text:p>0.0639601</text:p>
          </table:table-cell>
          <table:table-cell office:value-type="float" office:value="-0.00176596">
            <text:p>-0.00176596</text:p>
          </table:table-cell>
          <table:table-cell office:value-type="float" office:value="-0.0397037">
            <text:p>-0.0397037</text:p>
          </table:table-cell>
          <table:table-cell office:value-type="float" office:value="-0.103074">
            <text:p>-0.103074</text:p>
          </table:table-cell>
          <table:table-cell office:value-type="float" office:value="0.0109324">
            <text:p>0.0109324</text:p>
          </table:table-cell>
          <table:table-cell/>
          <table:table-cell office:value-type="float" office:value="16.2863">
            <text:p>16.2863</text:p>
          </table:table-cell>
          <table:table-cell office:value-type="float" office:value="0.00853487">
            <text:p>0.00853487</text:p>
          </table:table-cell>
          <table:table-cell office:value-type="float" office:value="0.0161849">
            <text:p>0.0161849</text:p>
          </table:table-cell>
          <table:table-cell office:value-type="float" office:value="0.824827">
            <text:p>0.824827</text:p>
          </table:table-cell>
          <table:table-cell office:value-type="float" office:value="0.0113657">
            <text:p>0.0113657</text:p>
          </table:table-cell>
          <table:table-cell office:value-type="float" office:value="-0.0022733">
            <text:p>-0.0022733</text:p>
          </table:table-cell>
          <table:table-cell office:value-type="float" office:value="0.00173806">
            <text:p>0.00173806</text:p>
          </table:table-cell>
          <table:table-cell office:value-type="float" office:value="0.00689804">
            <text:p>0.00689804</text:p>
          </table:table-cell>
          <table:table-cell office:value-type="float" office:value="0.00266973">
            <text:p>0.00266973</text:p>
          </table:table-cell>
          <table:table-cell office:value-type="float" office:value="-0.00820531">
            <text:p>-0.00820531</text:p>
          </table:table-cell>
          <table:table-cell office:value-type="float" office:value="0.00193238">
            <text:p>0.00193238</text:p>
          </table:table-cell>
          <table:table-cell office:value-type="float" office:value="-0.0410466">
            <text:p>-0.0410466</text:p>
          </table:table-cell>
          <table:table-cell office:value-type="float" office:value="0.0386039">
            <text:p>0.0386039</text:p>
          </table:table-cell>
          <table:table-cell office:value-type="float" office:value="-0.0431956">
            <text:p>-0.0431956</text:p>
          </table:table-cell>
        </table:table-row>
        <table:table-row table:style-name="ro4">
          <table:table-cell table:number-columns-repeated="45"/>
          <table:table-cell office:value-type="float" office:value="16.4143">
            <text:p>16.4143</text:p>
          </table:table-cell>
          <table:table-cell office:value-type="float" office:value="-0.102296">
            <text:p>-0.102296</text:p>
          </table:table-cell>
          <table:table-cell office:value-type="float" office:value="-0.0456765">
            <text:p>-0.0456765</text:p>
          </table:table-cell>
          <table:table-cell office:value-type="float" office:value="0.789926">
            <text:p>0.789926</text:p>
          </table:table-cell>
          <table:table-cell office:value-type="float" office:value="0.0266404">
            <text:p>0.0266404</text:p>
          </table:table-cell>
          <table:table-cell office:value-type="float" office:value="-0.0270621">
            <text:p>-0.0270621</text:p>
          </table:table-cell>
          <table:table-cell office:value-type="float" office:value="-0.138733">
            <text:p>-0.138733</text:p>
          </table:table-cell>
          <table:table-cell office:value-type="float" office:value="0.0356149">
            <text:p>0.0356149</text:p>
          </table:table-cell>
          <table:table-cell office:value-type="float" office:value="-0.00363938">
            <text:p>-0.00363938</text:p>
          </table:table-cell>
          <table:table-cell office:value-type="float" office:value="0.0229992">
            <text:p>0.0229992</text:p>
          </table:table-cell>
          <table:table-cell office:value-type="float" office:value="0.00257852">
            <text:p>0.00257852</text:p>
          </table:table-cell>
          <table:table-cell office:value-type="float" office:value="-0.0888246">
            <text:p>-0.0888246</text:p>
          </table:table-cell>
          <table:table-cell office:value-type="float" office:value="-0.0311806">
            <text:p>-0.0311806</text:p>
          </table:table-cell>
          <table:table-cell office:value-type="float" office:value="0.0139434">
            <text:p>0.0139434</text:p>
          </table:table-cell>
          <table:table-cell/>
          <table:table-cell office:value-type="float" office:value="16.3838">
            <text:p>16.3838</text:p>
          </table:table-cell>
          <table:table-cell office:value-type="float" office:value="0.00840497">
            <text:p>0.00840497</text:p>
          </table:table-cell>
          <table:table-cell office:value-type="float" office:value="0.0157518">
            <text:p>0.0157518</text:p>
          </table:table-cell>
          <table:table-cell office:value-type="float" office:value="0.824605">
            <text:p>0.824605</text:p>
          </table:table-cell>
          <table:table-cell office:value-type="float" office:value="0.0110651">
            <text:p>0.0110651</text:p>
          </table:table-cell>
          <table:table-cell office:value-type="float" office:value="-0.0014637">
            <text:p>-0.0014637</text:p>
          </table:table-cell>
          <table:table-cell office:value-type="float" office:value="0.000450692">
            <text:p>0.000450692</text:p>
          </table:table-cell>
          <table:table-cell office:value-type="float" office:value="0.00786276">
            <text:p>0.00786276</text:p>
          </table:table-cell>
          <table:table-cell office:value-type="float" office:value="-0.00133231">
            <text:p>-0.00133231</text:p>
          </table:table-cell>
          <table:table-cell office:value-type="float" office:value="-0.00444143">
            <text:p>-0.00444143</text:p>
          </table:table-cell>
          <table:table-cell office:value-type="float" office:value="-0.00227919">
            <text:p>-0.00227919</text:p>
          </table:table-cell>
          <table:table-cell office:value-type="float" office:value="-0.00354492">
            <text:p>-0.00354492</text:p>
          </table:table-cell>
          <table:table-cell office:value-type="float" office:value="0.00283144">
            <text:p>0.00283144</text:p>
          </table:table-cell>
          <table:table-cell office:value-type="float" office:value="0.00375677">
            <text:p>0.00375677</text:p>
          </table:table-cell>
        </table:table-row>
        <table:table-row table:style-name="ro4">
          <table:table-cell table:number-columns-repeated="8"/>
          <table:table-cell table:style-name="ce1"/>
          <table:table-cell table:number-columns-repeated="36"/>
          <table:table-cell office:value-type="float" office:value="16.4839">
            <text:p>16.4839</text:p>
          </table:table-cell>
          <table:table-cell office:value-type="float" office:value="-0.10298">
            <text:p>-0.10298</text:p>
          </table:table-cell>
          <table:table-cell office:value-type="float" office:value="-0.0442271">
            <text:p>-0.0442271</text:p>
          </table:table-cell>
          <table:table-cell office:value-type="float" office:value="0.790173">
            <text:p>0.790173</text:p>
          </table:table-cell>
          <table:table-cell office:value-type="float" office:value="0.0262341">
            <text:p>0.0262341</text:p>
          </table:table-cell>
          <table:table-cell office:value-type="float" office:value="-0.0219653">
            <text:p>-0.0219653</text:p>
          </table:table-cell>
          <table:table-cell office:value-type="float" office:value="-0.133355">
            <text:p>-0.133355</text:p>
          </table:table-cell>
          <table:table-cell office:value-type="float" office:value="0.0344197">
            <text:p>0.0344197</text:p>
          </table:table-cell>
          <table:table-cell office:value-type="float" office:value="-0.0098197">
            <text:p>-0.0098197</text:p>
          </table:table-cell>
          <table:table-cell office:value-type="float" office:value="0.0208297">
            <text:p>0.0208297</text:p>
          </table:table-cell>
          <table:table-cell office:value-type="float" office:value="0.00354869">
            <text:p>0.00354869</text:p>
          </table:table-cell>
          <table:table-cell office:value-type="float" office:value="0.0585108">
            <text:p>0.0585108</text:p>
          </table:table-cell>
          <table:table-cell office:value-type="float" office:value="0.0671538">
            <text:p>0.0671538</text:p>
          </table:table-cell>
          <table:table-cell office:value-type="float" office:value="-0.0249907">
            <text:p>-0.0249907</text:p>
          </table:table-cell>
          <table:table-cell/>
          <table:table-cell office:value-type="float" office:value="16.6859">
            <text:p>16.6859</text:p>
          </table:table-cell>
          <table:table-cell office:value-type="float" office:value="0.00767912">
            <text:p>0.00767912</text:p>
          </table:table-cell>
          <table:table-cell office:value-type="float" office:value="0.0146686">
            <text:p>0.0146686</text:p>
          </table:table-cell>
          <table:table-cell office:value-type="float" office:value="0.824259">
            <text:p>0.824259</text:p>
          </table:table-cell>
          <table:table-cell office:value-type="float" office:value="0.0101835">
            <text:p>0.0101835</text:p>
          </table:table-cell>
          <table:table-cell office:value-type="float" office:value="0.00256188">
            <text:p>0.00256188</text:p>
          </table:table-cell>
          <table:table-cell office:value-type="float" office:value="0.00158975">
            <text:p>0.00158975</text:p>
          </table:table-cell>
          <table:table-cell office:value-type="float" office:value="-0.0474736">
            <text:p>-0.0474736</text:p>
          </table:table-cell>
          <table:table-cell office:value-type="float" office:value="-0.00240307">
            <text:p>-0.00240307</text:p>
          </table:table-cell>
          <table:table-cell office:value-type="float" office:value="-0.00358619">
            <text:p>-0.00358619</text:p>
          </table:table-cell>
          <table:table-cell office:value-type="float" office:value="-0.00114444">
            <text:p>-0.00114444</text:p>
          </table:table-cell>
          <table:table-cell office:value-type="float" office:value="0.137542">
            <text:p>0.137542</text:p>
          </table:table-cell>
          <table:table-cell office:value-type="float" office:value="0.0662165">
            <text:p>0.0662165</text:p>
          </table:table-cell>
          <table:table-cell office:value-type="float" office:value="-1.63976">
            <text:p>-1.63976</text:p>
          </table:table-cell>
        </table:table-row>
        <table:table-row table:style-name="ro4">
          <table:table-cell table:number-columns-repeated="45"/>
          <table:table-cell office:value-type="float" office:value="16.6471">
            <text:p>16.6471</text:p>
          </table:table-cell>
          <table:table-cell office:value-type="float" office:value="-0.103024">
            <text:p>-0.103024</text:p>
          </table:table-cell>
          <table:table-cell office:value-type="float" office:value="-0.0390395">
            <text:p>-0.0390395</text:p>
          </table:table-cell>
          <table:table-cell office:value-type="float" office:value="0.790086">
            <text:p>0.790086</text:p>
          </table:table-cell>
          <table:table-cell office:value-type="float" office:value="0.0253054">
            <text:p>0.0253054</text:p>
          </table:table-cell>
          <table:table-cell office:value-type="float" office:value="-0.0227832">
            <text:p>-0.0227832</text:p>
          </table:table-cell>
          <table:table-cell office:value-type="float" office:value="-0.126252">
            <text:p>-0.126252</text:p>
          </table:table-cell>
          <table:table-cell office:value-type="float" office:value="0.0319994">
            <text:p>0.0319994</text:p>
          </table:table-cell>
          <table:table-cell office:value-type="float" office:value="-0.000271265">
            <text:p>-0.000271265</text:p>
          </table:table-cell>
          <table:table-cell office:value-type="float" office:value="0.0317886">
            <text:p>0.0317886</text:p>
          </table:table-cell>
          <table:table-cell office:value-type="float" office:value="-0.000529578">
            <text:p>-0.000529578</text:p>
          </table:table-cell>
          <table:table-cell office:value-type="float" office:value="0.00913479">
            <text:p>0.00913479</text:p>
          </table:table-cell>
          <table:table-cell office:value-type="float" office:value="0.0883435">
            <text:p>0.0883435</text:p>
          </table:table-cell>
          <table:table-cell office:value-type="float" office:value="-0.0774017">
            <text:p>-0.0774017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6.9465">
            <text:p>16.9465</text:p>
          </table:table-cell>
          <table:table-cell office:value-type="float" office:value="-0.102286">
            <text:p>-0.102286</text:p>
          </table:table-cell>
          <table:table-cell office:value-type="float" office:value="-0.0215995">
            <text:p>-0.0215995</text:p>
          </table:table-cell>
          <table:table-cell office:value-type="float" office:value="0.782988">
            <text:p>0.782988</text:p>
          </table:table-cell>
          <table:table-cell office:value-type="float" office:value="0.023686">
            <text:p>0.023686</text:p>
          </table:table-cell>
          <table:table-cell office:value-type="float" office:value="-0.0222281">
            <text:p>-0.0222281</text:p>
          </table:table-cell>
          <table:table-cell office:value-type="float" office:value="-0.114598">
            <text:p>-0.114598</text:p>
          </table:table-cell>
          <table:table-cell office:value-type="float" office:value="0.0294896">
            <text:p>0.0294896</text:p>
          </table:table-cell>
          <table:table-cell office:value-type="float" office:value="0.00246406">
            <text:p>0.00246406</text:p>
          </table:table-cell>
          <table:table-cell office:value-type="float" office:value="0.0582422">
            <text:p>0.0582422</text:p>
          </table:table-cell>
          <table:table-cell office:value-type="float" office:value="-0.0237067">
            <text:p>-0.0237067</text:p>
          </table:table-cell>
          <table:table-cell office:value-type="float" office:value="-0.0191507">
            <text:p>-0.0191507</text:p>
          </table:table-cell>
          <table:table-cell office:value-type="float" office:value="-0.109299">
            <text:p>-0.109299</text:p>
          </table:table-cell>
          <table:table-cell office:value-type="float" office:value="0.0733006">
            <text:p>0.073300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7.2147">
            <text:p>17.2147</text:p>
          </table:table-cell>
          <table:table-cell office:value-type="float" office:value="-0.103002">
            <text:p>-0.103002</text:p>
          </table:table-cell>
          <table:table-cell office:value-type="float" office:value="-0.0138409">
            <text:p>-0.0138409</text:p>
          </table:table-cell>
          <table:table-cell office:value-type="float" office:value="0.781901">
            <text:p>0.781901</text:p>
          </table:table-cell>
          <table:table-cell office:value-type="float" office:value="0.0223239">
            <text:p>0.0223239</text:p>
          </table:table-cell>
          <table:table-cell office:value-type="float" office:value="-0.0492227">
            <text:p>-0.0492227</text:p>
          </table:table-cell>
          <table:table-cell office:value-type="float" office:value="0.133619">
            <text:p>0.133619</text:p>
          </table:table-cell>
          <table:table-cell office:value-type="float" office:value="0.00190007">
            <text:p>0.00190007</text:p>
          </table:table-cell>
          <table:table-cell office:value-type="float" office:value="-0.00267109">
            <text:p>-0.00267109</text:p>
          </table:table-cell>
          <table:table-cell office:value-type="float" office:value="0.0289343">
            <text:p>0.0289343</text:p>
          </table:table-cell>
          <table:table-cell office:value-type="float" office:value="-0.00405162">
            <text:p>-0.00405162</text:p>
          </table:table-cell>
          <table:table-cell office:value-type="float" office:value="-0.653461">
            <text:p>-0.653461</text:p>
          </table:table-cell>
          <table:table-cell office:value-type="float" office:value="5.71793">
            <text:p>5.71793</text:p>
          </table:table-cell>
          <table:table-cell office:value-type="float" office:value="-0.612012">
            <text:p>-0.612012</text:p>
          </table:table-cell>
          <table:table-cell table:number-columns-repeated="15"/>
        </table:table-row>
        <table:table-row table:style-name="ro4">
          <table:table-cell table:number-columns-repeated="7"/>
          <table:table-cell table:style-name="ce1"/>
          <table:table-cell table:number-columns-repeated="37"/>
          <table:table-cell office:value-type="float" office:value="17.2504">
            <text:p>17.2504</text:p>
          </table:table-cell>
          <table:table-cell office:value-type="float" office:value="-0.103932">
            <text:p>-0.103932</text:p>
          </table:table-cell>
          <table:table-cell office:value-type="float" office:value="-0.00550877">
            <text:p>-0.00550877</text:p>
          </table:table-cell>
          <table:table-cell office:value-type="float" office:value="0.780975">
            <text:p>0.780975</text:p>
          </table:table-cell>
          <table:table-cell office:value-type="float" office:value="0.0221485">
            <text:p>0.0221485</text:p>
          </table:table-cell>
          <table:table-cell office:value-type="float" office:value="-0.0175289">
            <text:p>-0.0175289</text:p>
          </table:table-cell>
          <table:table-cell office:value-type="float" office:value="-0.124643">
            <text:p>-0.124643</text:p>
          </table:table-cell>
          <table:table-cell office:value-type="float" office:value="0.0283594">
            <text:p>0.0283594</text:p>
          </table:table-cell>
          <table:table-cell office:value-type="float" office:value="-0.0260172">
            <text:p>-0.0260172</text:p>
          </table:table-cell>
          <table:table-cell office:value-type="float" office:value="0.233218">
            <text:p>0.233218</text:p>
          </table:table-cell>
          <table:table-cell office:value-type="float" office:value="-0.0259169">
            <text:p>-0.0259169</text:p>
          </table:table-cell>
          <table:table-cell office:value-type="float" office:value="0.176965">
            <text:p>0.176965</text:p>
          </table:table-cell>
          <table:table-cell office:value-type="float" office:value="-1.11337">
            <text:p>-1.11337</text:p>
          </table:table-cell>
          <table:table-cell office:value-type="float" office:value="0.0906016">
            <text:p>0.090601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7.4141">
            <text:p>17.4141</text:p>
          </table:table-cell>
          <table:table-cell office:value-type="float" office:value="-0.10345">
            <text:p>-0.10345</text:p>
          </table:table-cell>
          <table:table-cell office:value-type="float" office:value="0.00283826">
            <text:p>0.00283826</text:p>
          </table:table-cell>
          <table:table-cell office:value-type="float" office:value="0.779161">
            <text:p>0.779161</text:p>
          </table:table-cell>
          <table:table-cell office:value-type="float" office:value="0.0213622">
            <text:p>0.0213622</text:p>
          </table:table-cell>
          <table:table-cell office:value-type="float" office:value="-0.0205241">
            <text:p>-0.0205241</text:p>
          </table:table-cell>
          <table:table-cell office:value-type="float" office:value="-0.0847311">
            <text:p>-0.0847311</text:p>
          </table:table-cell>
          <table:table-cell office:value-type="float" office:value="0.0235593">
            <text:p>0.0235593</text:p>
          </table:table-cell>
          <table:table-cell office:value-type="float" office:value="0.00294518">
            <text:p>0.00294518</text:p>
          </table:table-cell>
          <table:table-cell office:value-type="float" office:value="0.0510019">
            <text:p>0.0510019</text:p>
          </table:table-cell>
          <table:table-cell office:value-type="float" office:value="-0.0110889">
            <text:p>-0.0110889</text:p>
          </table:table-cell>
          <table:table-cell office:value-type="float" office:value="0.0227038">
            <text:p>0.0227038</text:p>
          </table:table-cell>
          <table:table-cell office:value-type="float" office:value="0.0333305">
            <text:p>0.0333305</text:p>
          </table:table-cell>
          <table:table-cell office:value-type="float" office:value="-0.0171829">
            <text:p>-0.0171829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7.8504">
            <text:p>17.8504</text:p>
          </table:table-cell>
          <table:table-cell office:value-type="float" office:value="-0.0978411">
            <text:p>-0.0978411</text:p>
          </table:table-cell>
          <table:table-cell office:value-type="float" office:value="0.0314416">
            <text:p>0.0314416</text:p>
          </table:table-cell>
          <table:table-cell office:value-type="float" office:value="0.771049">
            <text:p>0.771049</text:p>
          </table:table-cell>
          <table:table-cell office:value-type="float" office:value="0.0193994">
            <text:p>0.0193994</text:p>
          </table:table-cell>
          <table:table-cell office:value-type="float" office:value="-0.0155903">
            <text:p>-0.0155903</text:p>
          </table:table-cell>
          <table:table-cell office:value-type="float" office:value="-0.0677474">
            <text:p>-0.0677474</text:p>
          </table:table-cell>
          <table:table-cell office:value-type="float" office:value="0.0180352">
            <text:p>0.0180352</text:p>
          </table:table-cell>
          <table:table-cell office:value-type="float" office:value="0.0128527">
            <text:p>0.0128527</text:p>
          </table:table-cell>
          <table:table-cell office:value-type="float" office:value="0.0655468">
            <text:p>0.0655468</text:p>
          </table:table-cell>
          <table:table-cell office:value-type="float" office:value="-0.0185872">
            <text:p>-0.0185872</text:p>
          </table:table-cell>
          <table:table-cell office:value-type="float" office:value="-0.0365915">
            <text:p>-0.0365915</text:p>
          </table:table-cell>
          <table:table-cell office:value-type="float" office:value="-0.279114">
            <text:p>-0.279114</text:p>
          </table:table-cell>
          <table:table-cell office:value-type="float" office:value="0.0499656">
            <text:p>0.049965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0344">
            <text:p>18.0344</text:p>
          </table:table-cell>
          <table:table-cell office:value-type="float" office:value="-0.096715">
            <text:p>-0.096715</text:p>
          </table:table-cell>
          <table:table-cell office:value-type="float" office:value="0.0340547">
            <text:p>0.0340547</text:p>
          </table:table-cell>
          <table:table-cell office:value-type="float" office:value="0.769321">
            <text:p>0.769321</text:p>
          </table:table-cell>
          <table:table-cell office:value-type="float" office:value="0.018627">
            <text:p>0.018627</text:p>
          </table:table-cell>
          <table:table-cell office:value-type="float" office:value="-0.0123679">
            <text:p>-0.0123679</text:p>
          </table:table-cell>
          <table:table-cell office:value-type="float" office:value="-0.0501023">
            <text:p>-0.0501023</text:p>
          </table:table-cell>
          <table:table-cell office:value-type="float" office:value="0.0155261">
            <text:p>0.0155261</text:p>
          </table:table-cell>
          <table:table-cell office:value-type="float" office:value="0.00612201">
            <text:p>0.00612201</text:p>
          </table:table-cell>
          <table:table-cell office:value-type="float" office:value="0.0142063">
            <text:p>0.0142063</text:p>
          </table:table-cell>
          <table:table-cell office:value-type="float" office:value="-0.00939649">
            <text:p>-0.00939649</text:p>
          </table:table-cell>
          <table:table-cell office:value-type="float" office:value="0.0195132">
            <text:p>0.0195132</text:p>
          </table:table-cell>
          <table:table-cell office:value-type="float" office:value="0.190441">
            <text:p>0.190441</text:p>
          </table:table-cell>
          <table:table-cell office:value-type="float" office:value="0.00721471">
            <text:p>0.00721471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2161">
            <text:p>18.2161</text:p>
          </table:table-cell>
          <table:table-cell office:value-type="float" office:value="-0.0949585">
            <text:p>-0.0949585</text:p>
          </table:table-cell>
          <table:table-cell office:value-type="float" office:value="0.0429233">
            <text:p>0.0429233</text:p>
          </table:table-cell>
          <table:table-cell office:value-type="float" office:value="0.767852">
            <text:p>0.767852</text:p>
          </table:table-cell>
          <table:table-cell office:value-type="float" office:value="0.0178943">
            <text:p>0.0178943</text:p>
          </table:table-cell>
          <table:table-cell office:value-type="float" office:value="0.0102477">
            <text:p>0.0102477</text:p>
          </table:table-cell>
          <table:table-cell office:value-type="float" office:value="0.0606525">
            <text:p>0.0606525</text:p>
          </table:table-cell>
          <table:table-cell office:value-type="float" office:value="0.00919528">
            <text:p>0.00919528</text:p>
          </table:table-cell>
          <table:table-cell office:value-type="float" office:value="0.00966753">
            <text:p>0.00966753</text:p>
          </table:table-cell>
          <table:table-cell office:value-type="float" office:value="0.0488091">
            <text:p>0.0488091</text:p>
          </table:table-cell>
          <table:table-cell office:value-type="float" office:value="-0.00808559">
            <text:p>-0.00808559</text:p>
          </table:table-cell>
          <table:table-cell office:value-type="float" office:value="0.503946">
            <text:p>0.503946</text:p>
          </table:table-cell>
          <table:table-cell office:value-type="float" office:value="2.55848">
            <text:p>2.55848</text:p>
          </table:table-cell>
          <table:table-cell office:value-type="float" office:value="-0.116275">
            <text:p>-0.11627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2507">
            <text:p>18.2507</text:p>
          </table:table-cell>
          <table:table-cell office:value-type="float" office:value="-0.0940185">
            <text:p>-0.0940185</text:p>
          </table:table-cell>
          <table:table-cell office:value-type="float" office:value="0.0476861">
            <text:p>0.0476861</text:p>
          </table:table-cell>
          <table:table-cell office:value-type="float" office:value="0.767432">
            <text:p>0.767432</text:p>
          </table:table-cell>
          <table:table-cell office:value-type="float" office:value="0.0177579">
            <text:p>0.0177579</text:p>
          </table:table-cell>
          <table:table-cell office:value-type="float" office:value="-0.0324746">
            <text:p>-0.0324746</text:p>
          </table:table-cell>
          <table:table-cell office:value-type="float" office:value="-0.093256">
            <text:p>-0.093256</text:p>
          </table:table-cell>
          <table:table-cell office:value-type="float" office:value="0.0150043">
            <text:p>0.0150043</text:p>
          </table:table-cell>
          <table:table-cell office:value-type="float" office:value="0.0271288">
            <text:p>0.0271288</text:p>
          </table:table-cell>
          <table:table-cell office:value-type="float" office:value="0.137458">
            <text:p>0.137458</text:p>
          </table:table-cell>
          <table:table-cell office:value-type="float" office:value="-0.0121144">
            <text:p>-0.0121144</text:p>
          </table:table-cell>
          <table:table-cell office:value-type="float" office:value="-0.582046">
            <text:p>-0.582046</text:p>
          </table:table-cell>
          <table:table-cell office:value-type="float" office:value="-1.43677">
            <text:p>-1.43677</text:p>
          </table:table-cell>
          <table:table-cell office:value-type="float" office:value="0.0409687">
            <text:p>0.0409687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2894">
            <text:p>18.2894</text:p>
          </table:table-cell>
          <table:table-cell office:value-type="float" office:value="-0.0938402">
            <text:p>-0.0938402</text:p>
          </table:table-cell>
          <table:table-cell office:value-type="float" office:value="0.0508537">
            <text:p>0.0508537</text:p>
          </table:table-cell>
          <table:table-cell office:value-type="float" office:value="0.767025">
            <text:p>0.767025</text:p>
          </table:table-cell>
          <table:table-cell office:value-type="float" office:value="0.0176068">
            <text:p>0.0176068</text:p>
          </table:table-cell>
          <table:table-cell office:value-type="float" office:value="-0.0102666">
            <text:p>-0.0102666</text:p>
          </table:table-cell>
          <table:table-cell office:value-type="float" office:value="-0.0567869">
            <text:p>-0.0567869</text:p>
          </table:table-cell>
          <table:table-cell office:value-type="float" office:value="0.0169228">
            <text:p>0.0169228</text:p>
          </table:table-cell>
          <table:table-cell office:value-type="float" office:value="0.00460762">
            <text:p>0.00460762</text:p>
          </table:table-cell>
          <table:table-cell office:value-type="float" office:value="0.0818649">
            <text:p>0.0818649</text:p>
          </table:table-cell>
          <table:table-cell office:value-type="float" office:value="-0.0105292">
            <text:p>-0.0105292</text:p>
          </table:table-cell>
          <table:table-cell office:value-type="float" office:value="-0.00715384">
            <text:p>-0.00715384</text:p>
          </table:table-cell>
          <table:table-cell office:value-type="float" office:value="-0.519167">
            <text:p>-0.519167</text:p>
          </table:table-cell>
          <table:table-cell office:value-type="float" office:value="0.0924995">
            <text:p>0.092499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436">
            <text:p>18.436</text:p>
          </table:table-cell>
          <table:table-cell office:value-type="float" office:value="-0.0933184">
            <text:p>-0.0933184</text:p>
          </table:table-cell>
          <table:table-cell office:value-type="float" office:value="0.0516971">
            <text:p>0.0516971</text:p>
          </table:table-cell>
          <table:table-cell office:value-type="float" office:value="0.767469">
            <text:p>0.767469</text:p>
          </table:table-cell>
          <table:table-cell office:value-type="float" office:value="0.0170458">
            <text:p>0.0170458</text:p>
          </table:table-cell>
          <table:table-cell office:value-type="float" office:value="-0.00892209">
            <text:p>-0.00892209</text:p>
          </table:table-cell>
          <table:table-cell office:value-type="float" office:value="-0.0374036">
            <text:p>-0.0374036</text:p>
          </table:table-cell>
          <table:table-cell office:value-type="float" office:value="0.0136308">
            <text:p>0.0136308</text:p>
          </table:table-cell>
          <table:table-cell office:value-type="float" office:value="0.00355884">
            <text:p>0.00355884</text:p>
          </table:table-cell>
          <table:table-cell office:value-type="float" office:value="0.00575297">
            <text:p>0.00575297</text:p>
          </table:table-cell>
          <table:table-cell office:value-type="float" office:value="0.00303159">
            <text:p>0.00303159</text:p>
          </table:table-cell>
          <table:table-cell office:value-type="float" office:value="0.00857853">
            <text:p>0.00857853</text:p>
          </table:table-cell>
          <table:table-cell office:value-type="float" office:value="0.0879195">
            <text:p>0.0879195</text:p>
          </table:table-cell>
          <table:table-cell office:value-type="float" office:value="-0.0293202">
            <text:p>-0.0293202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8498">
            <text:p>18.8498</text:p>
          </table:table-cell>
          <table:table-cell office:value-type="float" office:value="-0.0903772">
            <text:p>-0.0903772</text:p>
          </table:table-cell>
          <table:table-cell office:value-type="float" office:value="0.0691299">
            <text:p>0.0691299</text:p>
          </table:table-cell>
          <table:table-cell office:value-type="float" office:value="0.763704">
            <text:p>0.763704</text:p>
          </table:table-cell>
          <table:table-cell office:value-type="float" office:value="0.0155571">
            <text:p>0.0155571</text:p>
          </table:table-cell>
          <table:table-cell office:value-type="float" office:value="-0.00591764">
            <text:p>-0.00591764</text:p>
          </table:table-cell>
          <table:table-cell office:value-type="float" office:value="-0.0234142">
            <text:p>-0.0234142</text:p>
          </table:table-cell>
          <table:table-cell office:value-type="float" office:value="0.0106536">
            <text:p>0.0106536</text:p>
          </table:table-cell>
          <table:table-cell office:value-type="float" office:value="0.00710839">
            <text:p>0.00710839</text:p>
          </table:table-cell>
          <table:table-cell office:value-type="float" office:value="0.0421315">
            <text:p>0.0421315</text:p>
          </table:table-cell>
          <table:table-cell office:value-type="float" office:value="-0.00910027">
            <text:p>-0.00910027</text:p>
          </table:table-cell>
          <table:table-cell office:value-type="float" office:value="-0.0141004">
            <text:p>-0.0141004</text:p>
          </table:table-cell>
          <table:table-cell office:value-type="float" office:value="-0.0746583">
            <text:p>-0.0746583</text:p>
          </table:table-cell>
          <table:table-cell office:value-type="float" office:value="0.00727956">
            <text:p>0.0072795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2936">
            <text:p>19.2936</text:p>
          </table:table-cell>
          <table:table-cell office:value-type="float" office:value="-0.0899997">
            <text:p>-0.0899997</text:p>
          </table:table-cell>
          <table:table-cell office:value-type="float" office:value="0.0731233">
            <text:p>0.0731233</text:p>
          </table:table-cell>
          <table:table-cell office:value-type="float" office:value="0.761099">
            <text:p>0.761099</text:p>
          </table:table-cell>
          <table:table-cell office:value-type="float" office:value="0.0141046">
            <text:p>0.0141046</text:p>
          </table:table-cell>
          <table:table-cell office:value-type="float" office:value="-0.0129143">
            <text:p>-0.0129143</text:p>
          </table:table-cell>
          <table:table-cell office:value-type="float" office:value="-0.018163">
            <text:p>-0.018163</text:p>
          </table:table-cell>
          <table:table-cell office:value-type="float" office:value="0.013162">
            <text:p>0.013162</text:p>
          </table:table-cell>
          <table:table-cell office:value-type="float" office:value="0.000850623">
            <text:p>0.000850623</text:p>
          </table:table-cell>
          <table:table-cell office:value-type="float" office:value="0.00899808">
            <text:p>0.00899808</text:p>
          </table:table-cell>
          <table:table-cell office:value-type="float" office:value="-0.00586959">
            <text:p>-0.00586959</text:p>
          </table:table-cell>
          <table:table-cell office:value-type="float" office:value="-0.19369">
            <text:p>-0.19369</text:p>
          </table:table-cell>
          <table:table-cell office:value-type="float" office:value="0.0246382">
            <text:p>0.0246382</text:p>
          </table:table-cell>
          <table:table-cell office:value-type="float" office:value="0.114848">
            <text:p>0.114848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3504">
            <text:p>19.3504</text:p>
          </table:table-cell>
          <table:table-cell office:value-type="float" office:value="-0.090576">
            <text:p>-0.090576</text:p>
          </table:table-cell>
          <table:table-cell office:value-type="float" office:value="0.0737137">
            <text:p>0.0737137</text:p>
          </table:table-cell>
          <table:table-cell office:value-type="float" office:value="0.761136">
            <text:p>0.761136</text:p>
          </table:table-cell>
          <table:table-cell office:value-type="float" office:value="0.0139288">
            <text:p>0.0139288</text:p>
          </table:table-cell>
          <table:table-cell office:value-type="float" office:value="-0.00457047">
            <text:p>-0.00457047</text:p>
          </table:table-cell>
          <table:table-cell office:value-type="float" office:value="-0.017199">
            <text:p>-0.017199</text:p>
          </table:table-cell>
          <table:table-cell office:value-type="float" office:value="0.00867226">
            <text:p>0.00867226</text:p>
          </table:table-cell>
          <table:table-cell office:value-type="float" office:value="-0.0101483">
            <text:p>-0.0101483</text:p>
          </table:table-cell>
          <table:table-cell office:value-type="float" office:value="0.0103972">
            <text:p>0.0103972</text:p>
          </table:table-cell>
          <table:table-cell office:value-type="float" office:value="0.000652211">
            <text:p>0.000652211</text:p>
          </table:table-cell>
          <table:table-cell office:value-type="float" office:value="0.0418475">
            <text:p>0.0418475</text:p>
          </table:table-cell>
          <table:table-cell office:value-type="float" office:value="0.0303627">
            <text:p>0.0303627</text:p>
          </table:table-cell>
          <table:table-cell office:value-type="float" office:value="-0.00867315">
            <text:p>-0.0086731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5567">
            <text:p>19.5567</text:p>
          </table:table-cell>
          <table:table-cell office:value-type="float" office:value="-0.0908886">
            <text:p>-0.0908886</text:p>
          </table:table-cell>
          <table:table-cell office:value-type="float" office:value="0.0771508">
            <text:p>0.0771508</text:p>
          </table:table-cell>
          <table:table-cell office:value-type="float" office:value="0.760901">
            <text:p>0.760901</text:p>
          </table:table-cell>
          <table:table-cell office:value-type="float" office:value="0.0133084">
            <text:p>0.0133084</text:p>
          </table:table-cell>
          <table:table-cell office:value-type="float" office:value="-0.00603069">
            <text:p>-0.00603069</text:p>
          </table:table-cell>
          <table:table-cell office:value-type="float" office:value="-0.0145969">
            <text:p>-0.0145969</text:p>
          </table:table-cell>
          <table:table-cell office:value-type="float" office:value="0.00902578">
            <text:p>0.00902578</text:p>
          </table:table-cell>
          <table:table-cell office:value-type="float" office:value="-0.00151531">
            <text:p>-0.00151531</text:p>
          </table:table-cell>
          <table:table-cell office:value-type="float" office:value="0.0166609">
            <text:p>0.0166609</text:p>
          </table:table-cell>
          <table:table-cell office:value-type="float" office:value="-0.00113703">
            <text:p>-0.00113703</text:p>
          </table:table-cell>
          <table:table-cell office:value-type="float" office:value="-0.0110987">
            <text:p>-0.0110987</text:p>
          </table:table-cell>
          <table:table-cell office:value-type="float" office:value="-0.00392163">
            <text:p>-0.00392163</text:p>
          </table:table-cell>
          <table:table-cell office:value-type="float" office:value="0.00579914">
            <text:p>0.0057991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8179">
            <text:p>19.8179</text:p>
          </table:table-cell>
          <table:table-cell office:value-type="float" office:value="-0.092042">
            <text:p>-0.092042</text:p>
          </table:table-cell>
          <table:table-cell office:value-type="float" office:value="0.0812359">
            <text:p>0.0812359</text:p>
          </table:table-cell>
          <table:table-cell office:value-type="float" office:value="0.761">
            <text:p>0.761</text:p>
          </table:table-cell>
          <table:table-cell office:value-type="float" office:value="0.0125622">
            <text:p>0.0125622</text:p>
          </table:table-cell>
          <table:table-cell office:value-type="float" office:value="-0.0040538">
            <text:p>-0.0040538</text:p>
          </table:table-cell>
          <table:table-cell office:value-type="float" office:value="-0.00191005">
            <text:p>-0.00191005</text:p>
          </table:table-cell>
          <table:table-cell office:value-type="float" office:value="0.00971916">
            <text:p>0.00971916</text:p>
          </table:table-cell>
          <table:table-cell office:value-type="float" office:value="-0.00441495">
            <text:p>-0.00441495</text:p>
          </table:table-cell>
          <table:table-cell office:value-type="float" office:value="0.0156364">
            <text:p>0.0156364</text:p>
          </table:table-cell>
          <table:table-cell office:value-type="float" office:value="0.000378039">
            <text:p>0.000378039</text:p>
          </table:table-cell>
          <table:table-cell office:value-type="float" office:value="0.0618747">
            <text:p>0.0618747</text:p>
          </table:table-cell>
          <table:table-cell office:value-type="float" office:value="0.203553">
            <text:p>0.203553</text:p>
          </table:table-cell>
          <table:table-cell office:value-type="float" office:value="0.0126376">
            <text:p>0.012637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887">
            <text:p>19.887</text:p>
          </table:table-cell>
          <table:table-cell office:value-type="float" office:value="-0.0920517">
            <text:p>-0.0920517</text:p>
          </table:table-cell>
          <table:table-cell office:value-type="float" office:value="0.0832873">
            <text:p>0.0832873</text:p>
          </table:table-cell>
          <table:table-cell office:value-type="float" office:value="0.761086">
            <text:p>0.761086</text:p>
          </table:table-cell>
          <table:table-cell office:value-type="float" office:value="0.012372">
            <text:p>0.012372</text:p>
          </table:table-cell>
          <table:table-cell office:value-type="float" office:value="-0.00735887">
            <text:p>-0.00735887</text:p>
          </table:table-cell>
          <table:table-cell office:value-type="float" office:value="-0.011119">
            <text:p>-0.011119</text:p>
          </table:table-cell>
          <table:table-cell office:value-type="float" office:value="0.00976452">
            <text:p>0.00976452</text:p>
          </table:table-cell>
          <table:table-cell office:value-type="float" office:value="-0.000140767">
            <text:p>-0.000140767</text:p>
          </table:table-cell>
          <table:table-cell office:value-type="float" office:value="0.0296974">
            <text:p>0.0296974</text:p>
          </table:table-cell>
          <table:table-cell office:value-type="float" office:value="0.00125102">
            <text:p>0.00125102</text:p>
          </table:table-cell>
          <table:table-cell office:value-type="float" office:value="-0.0284336">
            <text:p>-0.0284336</text:p>
          </table:table-cell>
          <table:table-cell office:value-type="float" office:value="-0.0968832">
            <text:p>-0.0968832</text:p>
          </table:table-cell>
          <table:table-cell office:value-type="float" office:value="0.00871745">
            <text:p>0.0087174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1178">
            <text:p>20.1178</text:p>
          </table:table-cell>
          <table:table-cell office:value-type="float" office:value="-0.0935988">
            <text:p>-0.0935988</text:p>
          </table:table-cell>
          <table:table-cell office:value-type="float" office:value="0.0849807">
            <text:p>0.0849807</text:p>
          </table:table-cell>
          <table:table-cell office:value-type="float" office:value="0.76184">
            <text:p>0.76184</text:p>
          </table:table-cell>
          <table:table-cell office:value-type="float" office:value="0.0117571">
            <text:p>0.0117571</text:p>
          </table:table-cell>
          <table:table-cell office:value-type="float" office:value="-0.00615784">
            <text:p>-0.00615784</text:p>
          </table:table-cell>
          <table:table-cell office:value-type="float" office:value="-0.00256393">
            <text:p>-0.00256393</text:p>
          </table:table-cell>
          <table:table-cell office:value-type="float" office:value="0.00869804">
            <text:p>0.00869804</text:p>
          </table:table-cell>
          <table:table-cell office:value-type="float" office:value="-0.00670312">
            <text:p>-0.00670312</text:p>
          </table:table-cell>
          <table:table-cell office:value-type="float" office:value="0.00733719">
            <text:p>0.00733719</text:p>
          </table:table-cell>
          <table:table-cell office:value-type="float" office:value="0.00326297">
            <text:p>0.00326297</text:p>
          </table:table-cell>
          <table:table-cell office:value-type="float" office:value="0.0446924">
            <text:p>0.0446924</text:p>
          </table:table-cell>
          <table:table-cell office:value-type="float" office:value="0.114802">
            <text:p>0.114802</text:p>
          </table:table-cell>
          <table:table-cell office:value-type="float" office:value="-0.0426675">
            <text:p>-0.042667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3184">
            <text:p>20.3184</text:p>
          </table:table-cell>
          <table:table-cell office:value-type="float" office:value="-0.0931456">
            <text:p>-0.0931456</text:p>
          </table:table-cell>
          <table:table-cell office:value-type="float" office:value="0.0910696">
            <text:p>0.0910696</text:p>
          </table:table-cell>
          <table:table-cell office:value-type="float" office:value="0.760778">
            <text:p>0.760778</text:p>
          </table:table-cell>
          <table:table-cell office:value-type="float" office:value="0.0112477">
            <text:p>0.0112477</text:p>
          </table:table-cell>
          <table:table-cell office:value-type="float" office:value="-0.00727304">
            <text:p>-0.00727304</text:p>
          </table:table-cell>
          <table:table-cell office:value-type="float" office:value="-0.00375638">
            <text:p>-0.00375638</text:p>
          </table:table-cell>
          <table:table-cell office:value-type="float" office:value="0.00938356">
            <text:p>0.00938356</text:p>
          </table:table-cell>
          <table:table-cell office:value-type="float" office:value="0.00225997">
            <text:p>0.00225997</text:p>
          </table:table-cell>
          <table:table-cell office:value-type="float" office:value="0.0303608">
            <text:p>0.0303608</text:p>
          </table:table-cell>
          <table:table-cell office:value-type="float" office:value="-0.00529402">
            <text:p>-0.00529402</text:p>
          </table:table-cell>
          <table:table-cell office:value-type="float" office:value="-0.017817">
            <text:p>-0.017817</text:p>
          </table:table-cell>
          <table:table-cell office:value-type="float" office:value="-0.109864">
            <text:p>-0.109864</text:p>
          </table:table-cell>
          <table:table-cell office:value-type="float" office:value="0.0147374">
            <text:p>0.014737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5187">
            <text:p>20.5187</text:p>
          </table:table-cell>
          <table:table-cell office:value-type="float" office:value="-0.0934076">
            <text:p>-0.0934076</text:p>
          </table:table-cell>
          <table:table-cell office:value-type="float" office:value="0.0927433">
            <text:p>0.0927433</text:p>
          </table:table-cell>
          <table:table-cell office:value-type="float" office:value="0.760309">
            <text:p>0.760309</text:p>
          </table:table-cell>
          <table:table-cell office:value-type="float" office:value="0.010761">
            <text:p>0.010761</text:p>
          </table:table-cell>
          <table:table-cell office:value-type="float" office:value="-0.0068718">
            <text:p>-0.0068718</text:p>
          </table:table-cell>
          <table:table-cell office:value-type="float" office:value="-0.00172855">
            <text:p>-0.00172855</text:p>
          </table:table-cell>
          <table:table-cell office:value-type="float" office:value="0.00840778">
            <text:p>0.00840778</text:p>
          </table:table-cell>
          <table:table-cell office:value-type="float" office:value="-0.00130854">
            <text:p>-0.00130854</text:p>
          </table:table-cell>
          <table:table-cell office:value-type="float" office:value="0.00835665">
            <text:p>0.00835665</text:p>
          </table:table-cell>
          <table:table-cell office:value-type="float" office:value="-0.00234233">
            <text:p>-0.00234233</text:p>
          </table:table-cell>
          <table:table-cell office:value-type="float" office:value="0.000322366">
            <text:p>0.000322366</text:p>
          </table:table-cell>
          <table:table-cell office:value-type="float" office:value="-0.0548243">
            <text:p>-0.0548243</text:p>
          </table:table-cell>
          <table:table-cell office:value-type="float" office:value="-0.00646324">
            <text:p>-0.0064632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6179">
            <text:p>20.6179</text:p>
          </table:table-cell>
          <table:table-cell office:value-type="float" office:value="-0.0935344">
            <text:p>-0.0935344</text:p>
          </table:table-cell>
          <table:table-cell office:value-type="float" office:value="0.0930326">
            <text:p>0.0930326</text:p>
          </table:table-cell>
          <table:table-cell office:value-type="float" office:value="0.760012">
            <text:p>0.760012</text:p>
          </table:table-cell>
          <table:table-cell office:value-type="float" office:value="0.0105276">
            <text:p>0.0105276</text:p>
          </table:table-cell>
          <table:table-cell office:value-type="float" office:value="-0.00521244">
            <text:p>-0.00521244</text:p>
          </table:table-cell>
          <table:table-cell office:value-type="float" office:value="-0.0006847">
            <text:p>-0.0006847</text:p>
          </table:table-cell>
          <table:table-cell office:value-type="float" office:value="0.000371807">
            <text:p>0.000371807</text:p>
          </table:table-cell>
          <table:table-cell office:value-type="float" office:value="-0.00127653">
            <text:p>-0.00127653</text:p>
          </table:table-cell>
          <table:table-cell office:value-type="float" office:value="0.00291304">
            <text:p>0.00291304</text:p>
          </table:table-cell>
          <table:table-cell office:value-type="float" office:value="-0.00298408">
            <text:p>-0.00298408</text:p>
          </table:table-cell>
          <table:table-cell office:value-type="float" office:value="0.0404848">
            <text:p>0.0404848</text:p>
          </table:table-cell>
          <table:table-cell office:value-type="float" office:value="-0.0253636">
            <text:p>-0.0253636</text:p>
          </table:table-cell>
          <table:table-cell office:value-type="float" office:value="-0.191989">
            <text:p>-0.191989</text:p>
          </table:table-cell>
          <table:table-cell table:number-columns-repeated="15"/>
        </table:table-row>
        <table:table-row table:style-name="ro4" table:number-rows-repeated="1048471">
          <table:table-cell table:number-columns-repeated="74"/>
        </table:table-row>
        <table:table-row table:style-name="ro4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3T22:12:31</dc:date>
    <dc:creator>Steven Jorgensen</dc:creator>
    <meta:editing-duration>PT20M19S</meta:editing-duration>
    <meta:editing-cycles>6</meta:editing-cycles>
    <meta:generator>LibreOffice/3.5$Linux_X86_64 LibreOffice_project/350m1$Build-2</meta:generator>
    <meta:document-statistic meta:table-count="3" meta:cell-count="45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2:Sheet1.C89 Sheet1.C1:Sheet1.C1 Sheet1.R2:Sheet1.R89 Sheet1.AG2:Sheet1.AG89 Sheet1.BK2:Sheet1.BK89 Sheet1.AV2:Sheet1.AV89" chart:data-source-has-labels="row" svg:x="0.77cm" svg:y="0.855cm" svg:width="12.062cm" svg:height="7.545cm">
          <chartooo:coordinate-region svg:x="1.061cm" svg:y="1.054cm" svg:width="11.53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9" chart:label-cell-address="Sheet1.C1:Sheet1.C1" chart:class="chart:scatter">
            <chart:domain table:cell-range-address="Sheet1.B2:Sheet1.B89"/>
            <chart:data-point chart:repeated="88"/>
          </chart:series>
          <chart:series chart:style-name="ch7" chart:values-cell-range-address="Sheet1.R2:Sheet1.R89" chart:class="chart:scatter">
            <chart:domain table:cell-range-address="Sheet1.Q2:Sheet1.Q89"/>
            <chart:data-point chart:repeated="88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8619">
                <text:p>0.108619</text:p>
                <draw:g>
                  <svg:desc>Sheet1.B2:Sheet1.B89</svg:desc>
                </draw:g>
              </table:table-cell>
              <table:table-cell office:value-type="float" office:value="-0.0348145">
                <text:p>-0.0348145</text:p>
                <draw:g>
                  <svg:desc>Sheet1.C2:Sheet1.C89</svg:desc>
                </draw:g>
              </table:table-cell>
              <table:table-cell office:value-type="float" office:value="0.116613">
                <text:p>0.116613</text:p>
                <draw:g>
                  <svg:desc>Sheet1.Q2:Sheet1.Q89</svg:desc>
                </draw:g>
              </table:table-cell>
              <table:table-cell office:value-type="float" office:value="0.00121377">
                <text:p>0.00121377</text:p>
                <draw:g>
                  <svg:desc>Sheet1.R2:Sheet1.R89</svg:desc>
                </draw:g>
              </table:table-cell>
              <table:table-cell office:value-type="float" office:value="-0.063324">
                <text:p>-0.063324</text:p>
                <draw:g>
                  <svg:desc>Sheet1.AF2:Sheet1.AF89</svg:desc>
                </draw:g>
              </table:table-cell>
              <table:table-cell office:value-type="float" office:value="0.0190548">
                <text:p>0.0190548</text:p>
                <draw:g>
                  <svg:desc>Sheet1.AG2:Sheet1.AG89</svg:desc>
                </draw:g>
              </table:table-cell>
              <table:table-cell office:value-type="float" office:value="0.144498">
                <text:p>0.144498</text:p>
                <draw:g>
                  <svg:desc>Sheet1.BJ2:Sheet1.BJ89</svg:desc>
                </draw:g>
              </table:table-cell>
              <table:table-cell office:value-type="float" office:value="0.039819">
                <text:p>0.039819</text:p>
                <draw:g>
                  <svg:desc>Sheet1.BK2:Sheet1.BK89</svg:desc>
                </draw:g>
              </table:table-cell>
              <table:table-cell office:value-type="float" office:value="0.372835">
                <text:p>0.372835</text:p>
                <draw:g>
                  <svg:desc>Sheet1.AU2:Sheet1.AU89</svg:desc>
                </draw:g>
              </table:table-cell>
              <table:table-cell office:value-type="float" office:value="0.147801">
                <text:p>0.147801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111">
                <text:p>0.113111</text:p>
              </table:table-cell>
              <table:table-cell office:value-type="float" office:value="-0.0359532">
                <text:p>-0.0359532</text:p>
              </table:table-cell>
              <table:table-cell office:value-type="float" office:value="0.114265">
                <text:p>0.114265</text:p>
              </table:table-cell>
              <table:table-cell office:value-type="float" office:value="0.00095731">
                <text:p>0.00095731</text:p>
              </table:table-cell>
              <table:table-cell office:value-type="float" office:value="-0.060673">
                <text:p>-0.060673</text:p>
              </table:table-cell>
              <table:table-cell office:value-type="float" office:value="0.0197892">
                <text:p>0.0197892</text:p>
              </table:table-cell>
              <table:table-cell office:value-type="float" office:value="0.122041">
                <text:p>0.122041</text:p>
              </table:table-cell>
              <table:table-cell office:value-type="float" office:value="0.0281017">
                <text:p>0.0281017</text:p>
              </table:table-cell>
              <table:table-cell office:value-type="float" office:value="0.275691">
                <text:p>0.275691</text:p>
              </table:table-cell>
              <table:table-cell office:value-type="float" office:value="0.124056">
                <text:p>0.124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223">
                <text:p>0.116223</text:p>
              </table:table-cell>
              <table:table-cell office:value-type="float" office:value="-0.036625">
                <text:p>-0.036625</text:p>
              </table:table-cell>
              <table:table-cell office:value-type="float" office:value="0.114615">
                <text:p>0.114615</text:p>
              </table:table-cell>
              <table:table-cell office:value-type="float" office:value="0.00105596">
                <text:p>0.00105596</text:p>
              </table:table-cell>
              <table:table-cell office:value-type="float" office:value="-0.0610904">
                <text:p>-0.0610904</text:p>
              </table:table-cell>
              <table:table-cell office:value-type="float" office:value="0.0196992">
                <text:p>0.0196992</text:p>
              </table:table-cell>
              <table:table-cell office:value-type="float" office:value="0.12007">
                <text:p>0.12007</text:p>
              </table:table-cell>
              <table:table-cell office:value-type="float" office:value="0.034913">
                <text:p>0.034913</text:p>
              </table:table-cell>
              <table:table-cell office:value-type="float" office:value="0.263808">
                <text:p>0.263808</text:p>
              </table:table-cell>
              <table:table-cell office:value-type="float" office:value="0.127689">
                <text:p>0.127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608">
                <text:p>0.112608</text:p>
              </table:table-cell>
              <table:table-cell office:value-type="float" office:value="-0.0366971">
                <text:p>-0.0366971</text:p>
              </table:table-cell>
              <table:table-cell office:value-type="float" office:value="0.1128">
                <text:p>0.1128</text:p>
              </table:table-cell>
              <table:table-cell office:value-type="float" office:value="-0.000360165">
                <text:p>-0.000360165</text:p>
              </table:table-cell>
              <table:table-cell office:value-type="float" office:value="-0.0614636">
                <text:p>-0.0614636</text:p>
              </table:table-cell>
              <table:table-cell office:value-type="float" office:value="0.0194437">
                <text:p>0.0194437</text:p>
              </table:table-cell>
              <table:table-cell office:value-type="float" office:value="0.119043">
                <text:p>0.119043</text:p>
              </table:table-cell>
              <table:table-cell office:value-type="float" office:value="0.0354093">
                <text:p>0.0354093</text:p>
              </table:table-cell>
              <table:table-cell office:value-type="float" office:value="0.261033">
                <text:p>0.261033</text:p>
              </table:table-cell>
              <table:table-cell office:value-type="float" office:value="0.128135">
                <text:p>0.128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0876">
                <text:p>0.110876</text:p>
              </table:table-cell>
              <table:table-cell office:value-type="float" office:value="-0.036527">
                <text:p>-0.036527</text:p>
              </table:table-cell>
              <table:table-cell office:value-type="float" office:value="0.110432">
                <text:p>0.110432</text:p>
              </table:table-cell>
              <table:table-cell office:value-type="float" office:value="0.00243374">
                <text:p>0.00243374</text:p>
              </table:table-cell>
              <table:table-cell office:value-type="float" office:value="-0.0619044">
                <text:p>-0.0619044</text:p>
              </table:table-cell>
              <table:table-cell office:value-type="float" office:value="0.0196883">
                <text:p>0.0196883</text:p>
              </table:table-cell>
              <table:table-cell office:value-type="float" office:value="0.118314">
                <text:p>0.118314</text:p>
              </table:table-cell>
              <table:table-cell office:value-type="float" office:value="0.0361663">
                <text:p>0.0361663</text:p>
              </table:table-cell>
              <table:table-cell office:value-type="float" office:value="0.260175">
                <text:p>0.260175</text:p>
              </table:table-cell>
              <table:table-cell office:value-type="float" office:value="0.127772">
                <text:p>0.127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073">
                <text:p>0.112073</text:p>
              </table:table-cell>
              <table:table-cell office:value-type="float" office:value="-0.0376656">
                <text:p>-0.0376656</text:p>
              </table:table-cell>
              <table:table-cell office:value-type="float" office:value="0.110346">
                <text:p>0.110346</text:p>
              </table:table-cell>
              <table:table-cell office:value-type="float" office:value="0.00153142">
                <text:p>0.00153142</text:p>
              </table:table-cell>
              <table:table-cell office:value-type="float" office:value="-0.0623064">
                <text:p>-0.0623064</text:p>
              </table:table-cell>
              <table:table-cell office:value-type="float" office:value="0.0193183">
                <text:p>0.0193183</text:p>
              </table:table-cell>
              <table:table-cell office:value-type="float" office:value="0.117553">
                <text:p>0.117553</text:p>
              </table:table-cell>
              <table:table-cell office:value-type="float" office:value="0.0373632">
                <text:p>0.0373632</text:p>
              </table:table-cell>
              <table:table-cell office:value-type="float" office:value="0.257666">
                <text:p>0.257666</text:p>
              </table:table-cell>
              <table:table-cell office:value-type="float" office:value="0.130562">
                <text:p>0.130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489">
                <text:p>0.110489</text:p>
              </table:table-cell>
              <table:table-cell office:value-type="float" office:value="-0.0375071">
                <text:p>-0.0375071</text:p>
              </table:table-cell>
              <table:table-cell office:value-type="float" office:value="0.110583">
                <text:p>0.110583</text:p>
              </table:table-cell>
              <table:table-cell office:value-type="float" office:value="0.0015945">
                <text:p>0.0015945</text:p>
              </table:table-cell>
              <table:table-cell office:value-type="float" office:value="-0.0626341">
                <text:p>-0.0626341</text:p>
              </table:table-cell>
              <table:table-cell office:value-type="float" office:value="0.0194163">
                <text:p>0.0194163</text:p>
              </table:table-cell>
              <table:table-cell office:value-type="float" office:value="0.116833">
                <text:p>0.116833</text:p>
              </table:table-cell>
              <table:table-cell office:value-type="float" office:value="0.0358533">
                <text:p>0.0358533</text:p>
              </table:table-cell>
              <table:table-cell office:value-type="float" office:value="0.256947">
                <text:p>0.256947</text:p>
              </table:table-cell>
              <table:table-cell office:value-type="float" office:value="0.132591">
                <text:p>0.132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9362">
                <text:p>0.109362</text:p>
              </table:table-cell>
              <table:table-cell office:value-type="float" office:value="-0.037365">
                <text:p>-0.037365</text:p>
              </table:table-cell>
              <table:table-cell office:value-type="float" office:value="0.115027">
                <text:p>0.115027</text:p>
              </table:table-cell>
              <table:table-cell office:value-type="float" office:value="-0.000915144">
                <text:p>-0.000915144</text:p>
              </table:table-cell>
              <table:table-cell office:value-type="float" office:value="-0.0626993">
                <text:p>-0.0626993</text:p>
              </table:table-cell>
              <table:table-cell office:value-type="float" office:value="0.0192801">
                <text:p>0.0192801</text:p>
              </table:table-cell>
              <table:table-cell office:value-type="float" office:value="0.117362">
                <text:p>0.117362</text:p>
              </table:table-cell>
              <table:table-cell office:value-type="float" office:value="0.0360128">
                <text:p>0.0360128</text:p>
              </table:table-cell>
              <table:table-cell office:value-type="float" office:value="0.254482">
                <text:p>0.254482</text:p>
              </table:table-cell>
              <table:table-cell office:value-type="float" office:value="0.133168">
                <text:p>0.133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8315">
                <text:p>0.108315</text:p>
              </table:table-cell>
              <table:table-cell office:value-type="float" office:value="-0.0375191">
                <text:p>-0.0375191</text:p>
              </table:table-cell>
              <table:table-cell office:value-type="float" office:value="0.115194">
                <text:p>0.115194</text:p>
              </table:table-cell>
              <table:table-cell office:value-type="float" office:value="NaN">
                <text:p>NaN</text:p>
              </table:table-cell>
              <table:table-cell office:value-type="float" office:value="-0.0628902">
                <text:p>-0.0628902</text:p>
              </table:table-cell>
              <table:table-cell office:value-type="float" office:value="0.0187856">
                <text:p>0.0187856</text:p>
              </table:table-cell>
              <table:table-cell office:value-type="float" office:value="0.114801">
                <text:p>0.114801</text:p>
              </table:table-cell>
              <table:table-cell office:value-type="float" office:value="0.0364857">
                <text:p>0.0364857</text:p>
              </table:table-cell>
              <table:table-cell office:value-type="float" office:value="0.25138">
                <text:p>0.25138</text:p>
              </table:table-cell>
              <table:table-cell office:value-type="float" office:value="0.132611">
                <text:p>0.132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475">
                <text:p>0.107475</text:p>
              </table:table-cell>
              <table:table-cell office:value-type="float" office:value="-0.0376189">
                <text:p>-0.0376189</text:p>
              </table:table-cell>
              <table:table-cell office:value-type="float" office:value="0.115047">
                <text:p>0.115047</text:p>
              </table:table-cell>
              <table:table-cell office:value-type="float" office:value="-0.00068997">
                <text:p>-0.00068997</text:p>
              </table:table-cell>
              <table:table-cell office:value-type="float" office:value="-0.0625179">
                <text:p>-0.0625179</text:p>
              </table:table-cell>
              <table:table-cell office:value-type="float" office:value="0.0182132">
                <text:p>0.0182132</text:p>
              </table:table-cell>
              <table:table-cell office:value-type="float" office:value="0.114349">
                <text:p>0.114349</text:p>
              </table:table-cell>
              <table:table-cell office:value-type="float" office:value="0.0344616">
                <text:p>0.0344616</text:p>
              </table:table-cell>
              <table:table-cell office:value-type="float" office:value="0.250614">
                <text:p>0.250614</text:p>
              </table:table-cell>
              <table:table-cell office:value-type="float" office:value="0.132922">
                <text:p>0.132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532">
                <text:p>0.108532</text:p>
              </table:table-cell>
              <table:table-cell office:value-type="float" office:value="-0.0378573">
                <text:p>-0.0378573</text:p>
              </table:table-cell>
              <table:table-cell office:value-type="float" office:value="0.113575">
                <text:p>0.113575</text:p>
              </table:table-cell>
              <table:table-cell office:value-type="float" office:value="-0.00144524">
                <text:p>-0.00144524</text:p>
              </table:table-cell>
              <table:table-cell office:value-type="float" office:value="-0.0629503">
                <text:p>-0.0629503</text:p>
              </table:table-cell>
              <table:table-cell office:value-type="float" office:value="0.0179108">
                <text:p>0.0179108</text:p>
              </table:table-cell>
              <table:table-cell office:value-type="float" office:value="0.114625">
                <text:p>0.114625</text:p>
              </table:table-cell>
              <table:table-cell office:value-type="float" office:value="0.0346913">
                <text:p>0.0346913</text:p>
              </table:table-cell>
              <table:table-cell office:value-type="float" office:value="0.249066">
                <text:p>0.249066</text:p>
              </table:table-cell>
              <table:table-cell office:value-type="float" office:value="0.130341">
                <text:p>0.130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8436">
                <text:p>0.108436</text:p>
              </table:table-cell>
              <table:table-cell office:value-type="float" office:value="-0.0378364">
                <text:p>-0.0378364</text:p>
              </table:table-cell>
              <table:table-cell office:value-type="float" office:value="0.112826">
                <text:p>0.112826</text:p>
              </table:table-cell>
              <table:table-cell office:value-type="float" office:value="-0.00162569">
                <text:p>-0.00162569</text:p>
              </table:table-cell>
              <table:table-cell office:value-type="float" office:value="-0.0628674">
                <text:p>-0.0628674</text:p>
              </table:table-cell>
              <table:table-cell office:value-type="float" office:value="0.0178821">
                <text:p>0.0178821</text:p>
              </table:table-cell>
              <table:table-cell office:value-type="float" office:value="0.114997">
                <text:p>0.114997</text:p>
              </table:table-cell>
              <table:table-cell office:value-type="float" office:value="0.0351023">
                <text:p>0.0351023</text:p>
              </table:table-cell>
              <table:table-cell office:value-type="float" office:value="0.249235">
                <text:p>0.249235</text:p>
              </table:table-cell>
              <table:table-cell office:value-type="float" office:value="0.128068">
                <text:p>0.12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9033">
                <text:p>0.109033</text:p>
              </table:table-cell>
              <table:table-cell office:value-type="float" office:value="-0.0381132">
                <text:p>-0.0381132</text:p>
              </table:table-cell>
              <table:table-cell office:value-type="float" office:value="0.112026">
                <text:p>0.112026</text:p>
              </table:table-cell>
              <table:table-cell office:value-type="float" office:value="-0.00165429">
                <text:p>-0.00165429</text:p>
              </table:table-cell>
              <table:table-cell office:value-type="float" office:value="-0.0634249">
                <text:p>-0.0634249</text:p>
              </table:table-cell>
              <table:table-cell office:value-type="float" office:value="0.017807">
                <text:p>0.017807</text:p>
              </table:table-cell>
              <table:table-cell office:value-type="float" office:value="0.114603">
                <text:p>0.114603</text:p>
              </table:table-cell>
              <table:table-cell office:value-type="float" office:value="0.0346907">
                <text:p>0.0346907</text:p>
              </table:table-cell>
              <table:table-cell office:value-type="float" office:value="0.244849">
                <text:p>0.244849</text:p>
              </table:table-cell>
              <table:table-cell office:value-type="float" office:value="0.120115">
                <text:p>0.120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8617">
                <text:p>0.108617</text:p>
              </table:table-cell>
              <table:table-cell office:value-type="float" office:value="-0.0388934">
                <text:p>-0.0388934</text:p>
              </table:table-cell>
              <table:table-cell office:value-type="float" office:value="0.112566">
                <text:p>0.112566</text:p>
              </table:table-cell>
              <table:table-cell office:value-type="float" office:value="-0.0013856">
                <text:p>-0.0013856</text:p>
              </table:table-cell>
              <table:table-cell office:value-type="float" office:value="-0.0634435">
                <text:p>-0.0634435</text:p>
              </table:table-cell>
              <table:table-cell office:value-type="float" office:value="0.0172835">
                <text:p>0.0172835</text:p>
              </table:table-cell>
              <table:table-cell office:value-type="float" office:value="0.114637">
                <text:p>0.114637</text:p>
              </table:table-cell>
              <table:table-cell office:value-type="float" office:value="0.0349254">
                <text:p>0.0349254</text:p>
              </table:table-cell>
              <table:table-cell office:value-type="float" office:value="0.242949">
                <text:p>0.242949</text:p>
              </table:table-cell>
              <table:table-cell office:value-type="float" office:value="0.113087">
                <text:p>0.113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9014">
                <text:p>0.109014</text:p>
              </table:table-cell>
              <table:table-cell office:value-type="float" office:value="-0.0387912">
                <text:p>-0.0387912</text:p>
              </table:table-cell>
              <table:table-cell office:value-type="float" office:value="0.11182">
                <text:p>0.11182</text:p>
              </table:table-cell>
              <table:table-cell office:value-type="float" office:value="-0.000225079">
                <text:p>-0.000225079</text:p>
              </table:table-cell>
              <table:table-cell office:value-type="float" office:value="-0.0637559">
                <text:p>-0.0637559</text:p>
              </table:table-cell>
              <table:table-cell office:value-type="float" office:value="0.0167814">
                <text:p>0.0167814</text:p>
              </table:table-cell>
              <table:table-cell office:value-type="float" office:value="0.11574">
                <text:p>0.11574</text:p>
              </table:table-cell>
              <table:table-cell office:value-type="float" office:value="0.033768">
                <text:p>0.033768</text:p>
              </table:table-cell>
              <table:table-cell office:value-type="float" office:value="0.237465">
                <text:p>0.237465</text:p>
              </table:table-cell>
              <table:table-cell office:value-type="float" office:value="0.0937763">
                <text:p>0.0937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9021">
                <text:p>0.109021</text:p>
              </table:table-cell>
              <table:table-cell office:value-type="float" office:value="-0.0388267">
                <text:p>-0.0388267</text:p>
              </table:table-cell>
              <table:table-cell office:value-type="float" office:value="0.112169">
                <text:p>0.112169</text:p>
              </table:table-cell>
              <table:table-cell office:value-type="float" office:value="0.000118963">
                <text:p>0.000118963</text:p>
              </table:table-cell>
              <table:table-cell office:value-type="float" office:value="-0.0638925">
                <text:p>-0.0638925</text:p>
              </table:table-cell>
              <table:table-cell office:value-type="float" office:value="0.0168597">
                <text:p>0.0168597</text:p>
              </table:table-cell>
              <table:table-cell office:value-type="float" office:value="0.114311">
                <text:p>0.114311</text:p>
              </table:table-cell>
              <table:table-cell office:value-type="float" office:value="0.0288735">
                <text:p>0.0288735</text:p>
              </table:table-cell>
              <table:table-cell office:value-type="float" office:value="0.236995">
                <text:p>0.236995</text:p>
              </table:table-cell>
              <table:table-cell office:value-type="float" office:value="0.0899686">
                <text:p>0.0899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7428">
                <text:p>0.107428</text:p>
              </table:table-cell>
              <table:table-cell office:value-type="float" office:value="-0.0382445">
                <text:p>-0.0382445</text:p>
              </table:table-cell>
              <table:table-cell office:value-type="float" office:value="0.111412">
                <text:p>0.111412</text:p>
              </table:table-cell>
              <table:table-cell office:value-type="float" office:value="0.000282328">
                <text:p>0.000282328</text:p>
              </table:table-cell>
              <table:table-cell office:value-type="float" office:value="-0.0640192">
                <text:p>-0.0640192</text:p>
              </table:table-cell>
              <table:table-cell office:value-type="float" office:value="0.0170269">
                <text:p>0.0170269</text:p>
              </table:table-cell>
              <table:table-cell office:value-type="float" office:value="0.11354">
                <text:p>0.11354</text:p>
              </table:table-cell>
              <table:table-cell office:value-type="float" office:value="0.0198829">
                <text:p>0.0198829</text:p>
              </table:table-cell>
              <table:table-cell office:value-type="float" office:value="0.229311">
                <text:p>0.229311</text:p>
              </table:table-cell>
              <table:table-cell office:value-type="float" office:value="0.0688804">
                <text:p>0.0688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127">
                <text:p>0.107127</text:p>
              </table:table-cell>
              <table:table-cell office:value-type="float" office:value="-0.0381298">
                <text:p>-0.0381298</text:p>
              </table:table-cell>
              <table:table-cell office:value-type="float" office:value="0.110882">
                <text:p>0.110882</text:p>
              </table:table-cell>
              <table:table-cell office:value-type="float" office:value="0.00149202">
                <text:p>0.00149202</text:p>
              </table:table-cell>
              <table:table-cell office:value-type="float" office:value="-0.0647294">
                <text:p>-0.0647294</text:p>
              </table:table-cell>
              <table:table-cell office:value-type="float" office:value="0.017264">
                <text:p>0.017264</text:p>
              </table:table-cell>
              <table:table-cell office:value-type="float" office:value="0.112547">
                <text:p>0.112547</text:p>
              </table:table-cell>
              <table:table-cell office:value-type="float" office:value="0.00632488">
                <text:p>0.00632488</text:p>
              </table:table-cell>
              <table:table-cell office:value-type="float" office:value="0.225832">
                <text:p>0.225832</text:p>
              </table:table-cell>
              <table:table-cell office:value-type="float" office:value="0.0617976">
                <text:p>0.0617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7317">
                <text:p>0.107317</text:p>
              </table:table-cell>
              <table:table-cell office:value-type="float" office:value="-0.0380732">
                <text:p>-0.0380732</text:p>
              </table:table-cell>
              <table:table-cell office:value-type="float" office:value="0.110762">
                <text:p>0.110762</text:p>
              </table:table-cell>
              <table:table-cell office:value-type="float" office:value="0.00126044">
                <text:p>0.00126044</text:p>
              </table:table-cell>
              <table:table-cell office:value-type="float" office:value="-0.0649255">
                <text:p>-0.0649255</text:p>
              </table:table-cell>
              <table:table-cell office:value-type="float" office:value="0.0169875">
                <text:p>0.0169875</text:p>
              </table:table-cell>
              <table:table-cell office:value-type="float" office:value="0.1123">
                <text:p>0.1123</text:p>
              </table:table-cell>
              <table:table-cell office:value-type="float" office:value="-0.00184433">
                <text:p>-0.00184433</text:p>
              </table:table-cell>
              <table:table-cell office:value-type="float" office:value="0.224977">
                <text:p>0.224977</text:p>
              </table:table-cell>
              <table:table-cell office:value-type="float" office:value="0.0453211">
                <text:p>0.0453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7141">
                <text:p>0.107141</text:p>
              </table:table-cell>
              <table:table-cell office:value-type="float" office:value="-0.0380904">
                <text:p>-0.0380904</text:p>
              </table:table-cell>
              <table:table-cell office:value-type="float" office:value="0.111348">
                <text:p>0.111348</text:p>
              </table:table-cell>
              <table:table-cell office:value-type="float" office:value="0.000662942">
                <text:p>0.000662942</text:p>
              </table:table-cell>
              <table:table-cell office:value-type="float" office:value="-0.0648935">
                <text:p>-0.0648935</text:p>
              </table:table-cell>
              <table:table-cell office:value-type="float" office:value="0.0169538">
                <text:p>0.0169538</text:p>
              </table:table-cell>
              <table:table-cell office:value-type="float" office:value="0.112737">
                <text:p>0.112737</text:p>
              </table:table-cell>
              <table:table-cell office:value-type="float" office:value="-0.0129973">
                <text:p>-0.0129973</text:p>
              </table:table-cell>
              <table:table-cell office:value-type="float" office:value="0.224074">
                <text:p>0.224074</text:p>
              </table:table-cell>
              <table:table-cell office:value-type="float" office:value="0.0370167">
                <text:p>0.0370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7065">
                <text:p>0.107065</text:p>
              </table:table-cell>
              <table:table-cell office:value-type="float" office:value="-0.038848">
                <text:p>-0.038848</text:p>
              </table:table-cell>
              <table:table-cell office:value-type="float" office:value="0.11165">
                <text:p>0.11165</text:p>
              </table:table-cell>
              <table:table-cell office:value-type="float" office:value="0.000275708">
                <text:p>0.000275708</text:p>
              </table:table-cell>
              <table:table-cell office:value-type="float" office:value="-0.0648518">
                <text:p>-0.0648518</text:p>
              </table:table-cell>
              <table:table-cell office:value-type="float" office:value="0.016842">
                <text:p>0.016842</text:p>
              </table:table-cell>
              <table:table-cell office:value-type="float" office:value="0.114141">
                <text:p>0.114141</text:p>
              </table:table-cell>
              <table:table-cell office:value-type="float" office:value="-0.0162032">
                <text:p>-0.0162032</text:p>
              </table:table-cell>
              <table:table-cell office:value-type="float" office:value="0.221304">
                <text:p>0.221304</text:p>
              </table:table-cell>
              <table:table-cell office:value-type="float" office:value="0.0278235">
                <text:p>0.0278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6452">
                <text:p>0.106452</text:p>
              </table:table-cell>
              <table:table-cell office:value-type="float" office:value="-0.0386563">
                <text:p>-0.0386563</text:p>
              </table:table-cell>
              <table:table-cell office:value-type="float" office:value="0.111846">
                <text:p>0.111846</text:p>
              </table:table-cell>
              <table:table-cell office:value-type="float" office:value="-0.00117721">
                <text:p>-0.00117721</text:p>
              </table:table-cell>
              <table:table-cell office:value-type="float" office:value="-0.0651261">
                <text:p>-0.0651261</text:p>
              </table:table-cell>
              <table:table-cell office:value-type="float" office:value="0.016666">
                <text:p>0.016666</text:p>
              </table:table-cell>
              <table:table-cell office:value-type="float" office:value="0.11252">
                <text:p>0.11252</text:p>
              </table:table-cell>
              <table:table-cell office:value-type="float" office:value="-0.0347282">
                <text:p>-0.0347282</text:p>
              </table:table-cell>
              <table:table-cell office:value-type="float" office:value="0.2206">
                <text:p>0.2206</text:p>
              </table:table-cell>
              <table:table-cell office:value-type="float" office:value="0.00252651">
                <text:p>0.0025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6352">
                <text:p>0.106352</text:p>
              </table:table-cell>
              <table:table-cell office:value-type="float" office:value="-0.0386591">
                <text:p>-0.0386591</text:p>
              </table:table-cell>
              <table:table-cell office:value-type="float" office:value="0.112793">
                <text:p>0.112793</text:p>
              </table:table-cell>
              <table:table-cell office:value-type="float" office:value="-0.0016103">
                <text:p>-0.0016103</text:p>
              </table:table-cell>
              <table:table-cell office:value-type="float" office:value="-0.0650791">
                <text:p>-0.0650791</text:p>
              </table:table-cell>
              <table:table-cell office:value-type="float" office:value="0.0165995">
                <text:p>0.0165995</text:p>
              </table:table-cell>
              <table:table-cell office:value-type="float" office:value="0.111578">
                <text:p>0.111578</text:p>
              </table:table-cell>
              <table:table-cell office:value-type="float" office:value="-0.0416683">
                <text:p>-0.0416683</text:p>
              </table:table-cell>
              <table:table-cell office:value-type="float" office:value="0.215228">
                <text:p>0.215228</text:p>
              </table:table-cell>
              <table:table-cell office:value-type="float" office:value="-0.00334055">
                <text:p>-0.00334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6198">
                <text:p>0.106198</text:p>
              </table:table-cell>
              <table:table-cell office:value-type="float" office:value="-0.0377722">
                <text:p>-0.0377722</text:p>
              </table:table-cell>
              <table:table-cell office:value-type="float" office:value="0.114524">
                <text:p>0.114524</text:p>
              </table:table-cell>
              <table:table-cell office:value-type="float" office:value="-0.000817348">
                <text:p>-0.000817348</text:p>
              </table:table-cell>
              <table:table-cell office:value-type="float" office:value="-0.0646693">
                <text:p>-0.0646693</text:p>
              </table:table-cell>
              <table:table-cell office:value-type="float" office:value="0.016102">
                <text:p>0.016102</text:p>
              </table:table-cell>
              <table:table-cell office:value-type="float" office:value="0.111886">
                <text:p>0.111886</text:p>
              </table:table-cell>
              <table:table-cell office:value-type="float" office:value="-0.0505266">
                <text:p>-0.0505266</text:p>
              </table:table-cell>
              <table:table-cell office:value-type="float" office:value="0.214686">
                <text:p>0.214686</text:p>
              </table:table-cell>
              <table:table-cell office:value-type="float" office:value="-0.0113633">
                <text:p>-0.0113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533">
                <text:p>0.10533</text:p>
              </table:table-cell>
              <table:table-cell office:value-type="float" office:value="-0.0373753">
                <text:p>-0.0373753</text:p>
              </table:table-cell>
              <table:table-cell office:value-type="float" office:value="0.115142">
                <text:p>0.115142</text:p>
              </table:table-cell>
              <table:table-cell office:value-type="float" office:value="-0.00175391">
                <text:p>-0.00175391</text:p>
              </table:table-cell>
              <table:table-cell office:value-type="float" office:value="-0.06556">
                <text:p>-0.06556</text:p>
              </table:table-cell>
              <table:table-cell office:value-type="float" office:value="0.0155865">
                <text:p>0.0155865</text:p>
              </table:table-cell>
              <table:table-cell office:value-type="float" office:value="0.110657">
                <text:p>0.110657</text:p>
              </table:table-cell>
              <table:table-cell office:value-type="float" office:value="-0.0590584">
                <text:p>-0.0590584</text:p>
              </table:table-cell>
              <table:table-cell office:value-type="float" office:value="0.21319">
                <text:p>0.21319</text:p>
              </table:table-cell>
              <table:table-cell office:value-type="float" office:value="-0.0198355">
                <text:p>-0.0198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6085">
                <text:p>0.106085</text:p>
              </table:table-cell>
              <table:table-cell office:value-type="float" office:value="-0.0371175">
                <text:p>-0.0371175</text:p>
              </table:table-cell>
              <table:table-cell office:value-type="float" office:value="0.119859">
                <text:p>0.119859</text:p>
              </table:table-cell>
              <table:table-cell office:value-type="float" office:value="-0.00117944">
                <text:p>-0.00117944</text:p>
              </table:table-cell>
              <table:table-cell office:value-type="float" office:value="-0.0655031">
                <text:p>-0.0655031</text:p>
              </table:table-cell>
              <table:table-cell office:value-type="float" office:value="0.0159782">
                <text:p>0.0159782</text:p>
              </table:table-cell>
              <table:table-cell office:value-type="float" office:value="0.111533">
                <text:p>0.111533</text:p>
              </table:table-cell>
              <table:table-cell office:value-type="float" office:value="-0.0631217">
                <text:p>-0.0631217</text:p>
              </table:table-cell>
              <table:table-cell office:value-type="float" office:value="0.207849">
                <text:p>0.207849</text:p>
              </table:table-cell>
              <table:table-cell office:value-type="float" office:value="-0.0378984">
                <text:p>-0.0378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7246">
                <text:p>0.107246</text:p>
              </table:table-cell>
              <table:table-cell office:value-type="float" office:value="-0.0376748">
                <text:p>-0.0376748</text:p>
              </table:table-cell>
              <table:table-cell office:value-type="float" office:value="0.11871">
                <text:p>0.11871</text:p>
              </table:table-cell>
              <table:table-cell office:value-type="float" office:value="-0.00159083">
                <text:p>-0.00159083</text:p>
              </table:table-cell>
              <table:table-cell office:value-type="float" office:value="-0.0657762">
                <text:p>-0.0657762</text:p>
              </table:table-cell>
              <table:table-cell office:value-type="float" office:value="0.015604">
                <text:p>0.015604</text:p>
              </table:table-cell>
              <table:table-cell office:value-type="float" office:value="0.110491">
                <text:p>0.110491</text:p>
              </table:table-cell>
              <table:table-cell office:value-type="float" office:value="-0.0680219">
                <text:p>-0.0680219</text:p>
              </table:table-cell>
              <table:table-cell office:value-type="float" office:value="0.207266">
                <text:p>0.207266</text:p>
              </table:table-cell>
              <table:table-cell office:value-type="float" office:value="-0.0563362">
                <text:p>-0.0563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7573">
                <text:p>0.107573</text:p>
              </table:table-cell>
              <table:table-cell office:value-type="float" office:value="-0.0377568">
                <text:p>-0.0377568</text:p>
              </table:table-cell>
              <table:table-cell office:value-type="float" office:value="0.117127">
                <text:p>0.117127</text:p>
              </table:table-cell>
              <table:table-cell office:value-type="float" office:value="-0.00206769">
                <text:p>-0.00206769</text:p>
              </table:table-cell>
              <table:table-cell office:value-type="float" office:value="-0.0657068">
                <text:p>-0.0657068</text:p>
              </table:table-cell>
              <table:table-cell office:value-type="float" office:value="0.0158459">
                <text:p>0.0158459</text:p>
              </table:table-cell>
              <table:table-cell office:value-type="float" office:value="0.110655">
                <text:p>0.110655</text:p>
              </table:table-cell>
              <table:table-cell office:value-type="float" office:value="-0.0707876">
                <text:p>-0.0707876</text:p>
              </table:table-cell>
              <table:table-cell office:value-type="float" office:value="0.207824">
                <text:p>0.207824</text:p>
              </table:table-cell>
              <table:table-cell office:value-type="float" office:value="-0.0597199">
                <text:p>-0.0597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7474">
                <text:p>0.107474</text:p>
              </table:table-cell>
              <table:table-cell office:value-type="float" office:value="-0.0378129">
                <text:p>-0.0378129</text:p>
              </table:table-cell>
              <table:table-cell office:value-type="float" office:value="0.117008">
                <text:p>0.117008</text:p>
              </table:table-cell>
              <table:table-cell office:value-type="float" office:value="-0.0011181">
                <text:p>-0.0011181</text:p>
              </table:table-cell>
              <table:table-cell office:value-type="float" office:value="-0.0659134">
                <text:p>-0.0659134</text:p>
              </table:table-cell>
              <table:table-cell office:value-type="float" office:value="0.0154996">
                <text:p>0.0154996</text:p>
              </table:table-cell>
              <table:table-cell office:value-type="float" office:value="0.109363">
                <text:p>0.109363</text:p>
              </table:table-cell>
              <table:table-cell office:value-type="float" office:value="-0.078419">
                <text:p>-0.078419</text:p>
              </table:table-cell>
              <table:table-cell office:value-type="float" office:value="0.204188">
                <text:p>0.204188</text:p>
              </table:table-cell>
              <table:table-cell office:value-type="float" office:value="-0.0742757">
                <text:p>-0.074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7284">
                <text:p>0.107284</text:p>
              </table:table-cell>
              <table:table-cell office:value-type="float" office:value="-0.0379102">
                <text:p>-0.0379102</text:p>
              </table:table-cell>
              <table:table-cell office:value-type="float" office:value="0.115324">
                <text:p>0.115324</text:p>
              </table:table-cell>
              <table:table-cell office:value-type="float" office:value="-0.00239223">
                <text:p>-0.00239223</text:p>
              </table:table-cell>
              <table:table-cell office:value-type="float" office:value="-0.0661057">
                <text:p>-0.0661057</text:p>
              </table:table-cell>
              <table:table-cell office:value-type="float" office:value="0.0155474">
                <text:p>0.0155474</text:p>
              </table:table-cell>
              <table:table-cell office:value-type="float" office:value="0.107802">
                <text:p>0.107802</text:p>
              </table:table-cell>
              <table:table-cell office:value-type="float" office:value="-0.084628">
                <text:p>-0.084628</text:p>
              </table:table-cell>
              <table:table-cell office:value-type="float" office:value="0.202711">
                <text:p>0.202711</text:p>
              </table:table-cell>
              <table:table-cell office:value-type="float" office:value="-0.0858846">
                <text:p>-0.0858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6726">
                <text:p>0.106726</text:p>
              </table:table-cell>
              <table:table-cell office:value-type="float" office:value="-0.0377389">
                <text:p>-0.0377389</text:p>
              </table:table-cell>
              <table:table-cell office:value-type="float" office:value="0.116847">
                <text:p>0.116847</text:p>
              </table:table-cell>
              <table:table-cell office:value-type="float" office:value="-0.00204568">
                <text:p>-0.00204568</text:p>
              </table:table-cell>
              <table:table-cell office:value-type="float" office:value="-0.0660037">
                <text:p>-0.0660037</text:p>
              </table:table-cell>
              <table:table-cell office:value-type="float" office:value="0.0150393">
                <text:p>0.0150393</text:p>
              </table:table-cell>
              <table:table-cell office:value-type="float" office:value="0.108545">
                <text:p>0.108545</text:p>
              </table:table-cell>
              <table:table-cell office:value-type="float" office:value="-0.0912927">
                <text:p>-0.0912927</text:p>
              </table:table-cell>
              <table:table-cell office:value-type="float" office:value="0.199725">
                <text:p>0.199725</text:p>
              </table:table-cell>
              <table:table-cell office:value-type="float" office:value="-0.0914434">
                <text:p>-0.0914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7555">
                <text:p>0.107555</text:p>
              </table:table-cell>
              <table:table-cell office:value-type="float" office:value="-0.0383003">
                <text:p>-0.038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6413">
                <text:p>-0.0656413</text:p>
              </table:table-cell>
              <table:table-cell office:value-type="float" office:value="0.0154142">
                <text:p>0.0154142</text:p>
              </table:table-cell>
              <table:table-cell office:value-type="float" office:value="0.108329">
                <text:p>0.108329</text:p>
              </table:table-cell>
              <table:table-cell office:value-type="float" office:value="-0.0981513">
                <text:p>-0.0981513</text:p>
              </table:table-cell>
              <table:table-cell office:value-type="float" office:value="0.198459">
                <text:p>0.198459</text:p>
              </table:table-cell>
              <table:table-cell office:value-type="float" office:value="-0.101095">
                <text:p>-0.101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4437">
                <text:p>0.104437</text:p>
              </table:table-cell>
              <table:table-cell office:value-type="float" office:value="-0.0381075">
                <text:p>-0.038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4383">
                <text:p>-0.0654383</text:p>
              </table:table-cell>
              <table:table-cell office:value-type="float" office:value="0.0156048">
                <text:p>0.0156048</text:p>
              </table:table-cell>
              <table:table-cell office:value-type="float" office:value="0.107947">
                <text:p>0.107947</text:p>
              </table:table-cell>
              <table:table-cell office:value-type="float" office:value="-0.0989112">
                <text:p>-0.0989112</text:p>
              </table:table-cell>
              <table:table-cell office:value-type="float" office:value="0.193241">
                <text:p>0.193241</text:p>
              </table:table-cell>
              <table:table-cell office:value-type="float" office:value="-0.125736">
                <text:p>-0.125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4605">
                <text:p>0.104605</text:p>
              </table:table-cell>
              <table:table-cell office:value-type="float" office:value="-0.0387012">
                <text:p>-0.038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6284">
                <text:p>-0.0656284</text:p>
              </table:table-cell>
              <table:table-cell office:value-type="float" office:value="0.0153897">
                <text:p>0.0153897</text:p>
              </table:table-cell>
              <table:table-cell office:value-type="float" office:value="0.107968">
                <text:p>0.107968</text:p>
              </table:table-cell>
              <table:table-cell office:value-type="float" office:value="-0.097783">
                <text:p>-0.097783</text:p>
              </table:table-cell>
              <table:table-cell office:value-type="float" office:value="0.189834">
                <text:p>0.189834</text:p>
              </table:table-cell>
              <table:table-cell office:value-type="float" office:value="-0.13518">
                <text:p>-0.13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4743">
                <text:p>0.104743</text:p>
              </table:table-cell>
              <table:table-cell office:value-type="float" office:value="-0.0387039">
                <text:p>-0.0387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0195">
                <text:p>-0.0650195</text:p>
              </table:table-cell>
              <table:table-cell office:value-type="float" office:value="0.0156231">
                <text:p>0.0156231</text:p>
              </table:table-cell>
              <table:table-cell office:value-type="float" office:value="0.108864">
                <text:p>0.108864</text:p>
              </table:table-cell>
              <table:table-cell office:value-type="float" office:value="-0.0978768">
                <text:p>-0.0978768</text:p>
              </table:table-cell>
              <table:table-cell office:value-type="float" office:value="0.188354">
                <text:p>0.188354</text:p>
              </table:table-cell>
              <table:table-cell office:value-type="float" office:value="-0.14689">
                <text:p>-0.14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4747">
                <text:p>0.104747</text:p>
              </table:table-cell>
              <table:table-cell office:value-type="float" office:value="-0.0382866">
                <text:p>-0.038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9654">
                <text:p>-0.0659654</text:p>
              </table:table-cell>
              <table:table-cell office:value-type="float" office:value="0.014849">
                <text:p>0.014849</text:p>
              </table:table-cell>
              <table:table-cell office:value-type="float" office:value="0.105768">
                <text:p>0.105768</text:p>
              </table:table-cell>
              <table:table-cell office:value-type="float" office:value="-0.0966557">
                <text:p>-0.0966557</text:p>
              </table:table-cell>
              <table:table-cell office:value-type="float" office:value="0.188493">
                <text:p>0.188493</text:p>
              </table:table-cell>
              <table:table-cell office:value-type="float" office:value="-0.150796">
                <text:p>-0.150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5605">
                <text:p>0.105605</text:p>
              </table:table-cell>
              <table:table-cell office:value-type="float" office:value="-0.0382406">
                <text:p>-0.038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6796">
                <text:p>-0.0666796</text:p>
              </table:table-cell>
              <table:table-cell office:value-type="float" office:value="0.0149246">
                <text:p>0.0149246</text:p>
              </table:table-cell>
              <table:table-cell office:value-type="float" office:value="0.0822228">
                <text:p>0.0822228</text:p>
              </table:table-cell>
              <table:table-cell office:value-type="float" office:value="-0.0906222">
                <text:p>-0.0906222</text:p>
              </table:table-cell>
              <table:table-cell office:value-type="float" office:value="0.190013">
                <text:p>0.190013</text:p>
              </table:table-cell>
              <table:table-cell office:value-type="float" office:value="-0.156542">
                <text:p>-0.156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8804">
                <text:p>-0.0668804</text:p>
              </table:table-cell>
              <table:table-cell office:value-type="float" office:value="0.0150594">
                <text:p>0.0150594</text:p>
              </table:table-cell>
              <table:table-cell office:value-type="float" office:value="0.0728242">
                <text:p>0.0728242</text:p>
              </table:table-cell>
              <table:table-cell office:value-type="float" office:value="-0.0911518">
                <text:p>-0.0911518</text:p>
              </table:table-cell>
              <table:table-cell office:value-type="float" office:value="0.190021">
                <text:p>0.190021</text:p>
              </table:table-cell>
              <table:table-cell office:value-type="float" office:value="-0.157089">
                <text:p>-0.157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1164">
                <text:p>-0.0671164</text:p>
              </table:table-cell>
              <table:table-cell office:value-type="float" office:value="0.0152146">
                <text:p>0.0152146</text:p>
              </table:table-cell>
              <table:table-cell office:value-type="float" office:value="0.0672522">
                <text:p>0.0672522</text:p>
              </table:table-cell>
              <table:table-cell office:value-type="float" office:value="-0.0910009">
                <text:p>-0.0910009</text:p>
              </table:table-cell>
              <table:table-cell office:value-type="float" office:value="0.190087">
                <text:p>0.190087</text:p>
              </table:table-cell>
              <table:table-cell office:value-type="float" office:value="-0.157261">
                <text:p>-0.157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4315">
                <text:p>-0.0674315</text:p>
              </table:table-cell>
              <table:table-cell office:value-type="float" office:value="0.0151645">
                <text:p>0.0151645</text:p>
              </table:table-cell>
              <table:table-cell office:value-type="float" office:value="0.0654434">
                <text:p>0.0654434</text:p>
              </table:table-cell>
              <table:table-cell office:value-type="float" office:value="-0.0912721">
                <text:p>-0.0912721</text:p>
              </table:table-cell>
              <table:table-cell office:value-type="float" office:value="0.190829">
                <text:p>0.190829</text:p>
              </table:table-cell>
              <table:table-cell office:value-type="float" office:value="-0.158488">
                <text:p>-0.158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6521">
                <text:p>-0.0676521</text:p>
              </table:table-cell>
              <table:table-cell office:value-type="float" office:value="0.0152833">
                <text:p>0.0152833</text:p>
              </table:table-cell>
              <table:table-cell office:value-type="float" office:value="0.0594568">
                <text:p>0.0594568</text:p>
              </table:table-cell>
              <table:table-cell office:value-type="float" office:value="-0.089762">
                <text:p>-0.089762</text:p>
              </table:table-cell>
              <table:table-cell office:value-type="float" office:value="0.187795">
                <text:p>0.187795</text:p>
              </table:table-cell>
              <table:table-cell office:value-type="float" office:value="-0.15954">
                <text:p>-0.15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9995">
                <text:p>-0.0669995</text:p>
              </table:table-cell>
              <table:table-cell office:value-type="float" office:value="0.0150535">
                <text:p>0.0150535</text:p>
              </table:table-cell>
              <table:table-cell office:value-type="float" office:value="0.0575159">
                <text:p>0.0575159</text:p>
              </table:table-cell>
              <table:table-cell office:value-type="float" office:value="-0.0881588">
                <text:p>-0.0881588</text:p>
              </table:table-cell>
              <table:table-cell office:value-type="float" office:value="0.185832">
                <text:p>0.185832</text:p>
              </table:table-cell>
              <table:table-cell office:value-type="float" office:value="-0.159425">
                <text:p>-0.159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6361">
                <text:p>-0.0666361</text:p>
              </table:table-cell>
              <table:table-cell office:value-type="float" office:value="0.0148343">
                <text:p>0.0148343</text:p>
              </table:table-cell>
              <table:table-cell office:value-type="float" office:value="0.040077">
                <text:p>0.040077</text:p>
              </table:table-cell>
              <table:table-cell office:value-type="float" office:value="-0.0857015">
                <text:p>-0.0857015</text:p>
              </table:table-cell>
              <table:table-cell office:value-type="float" office:value="0.177158">
                <text:p>0.177158</text:p>
              </table:table-cell>
              <table:table-cell office:value-type="float" office:value="-0.161565">
                <text:p>-0.161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0868">
                <text:p>-0.0660868</text:p>
              </table:table-cell>
              <table:table-cell office:value-type="float" office:value="0.0145061">
                <text:p>0.0145061</text:p>
              </table:table-cell>
              <table:table-cell office:value-type="float" office:value="0.0381585">
                <text:p>0.0381585</text:p>
              </table:table-cell>
              <table:table-cell office:value-type="float" office:value="-0.087068">
                <text:p>-0.087068</text:p>
              </table:table-cell>
              <table:table-cell office:value-type="float" office:value="0.140509">
                <text:p>0.140509</text:p>
              </table:table-cell>
              <table:table-cell office:value-type="float" office:value="-0.161535">
                <text:p>-0.16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7001">
                <text:p>-0.0667001</text:p>
              </table:table-cell>
              <table:table-cell office:value-type="float" office:value="0.0148245">
                <text:p>0.0148245</text:p>
              </table:table-cell>
              <table:table-cell office:value-type="float" office:value="0.0361479">
                <text:p>0.0361479</text:p>
              </table:table-cell>
              <table:table-cell office:value-type="float" office:value="-0.0875493">
                <text:p>-0.0875493</text:p>
              </table:table-cell>
              <table:table-cell office:value-type="float" office:value="0.136437">
                <text:p>0.136437</text:p>
              </table:table-cell>
              <table:table-cell office:value-type="float" office:value="-0.161868">
                <text:p>-0.161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9628">
                <text:p>-0.0669628</text:p>
              </table:table-cell>
              <table:table-cell office:value-type="float" office:value="0.0150257">
                <text:p>0.0150257</text:p>
              </table:table-cell>
              <table:table-cell office:value-type="float" office:value="0.0323232">
                <text:p>0.0323232</text:p>
              </table:table-cell>
              <table:table-cell office:value-type="float" office:value="-0.0875193">
                <text:p>-0.0875193</text:p>
              </table:table-cell>
              <table:table-cell office:value-type="float" office:value="0.125339">
                <text:p>0.125339</text:p>
              </table:table-cell>
              <table:table-cell office:value-type="float" office:value="-0.163231">
                <text:p>-0.163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9579">
                <text:p>-0.0669579</text:p>
              </table:table-cell>
              <table:table-cell office:value-type="float" office:value="0.0150412">
                <text:p>0.0150412</text:p>
              </table:table-cell>
              <table:table-cell office:value-type="float" office:value="0.0207372">
                <text:p>0.0207372</text:p>
              </table:table-cell>
              <table:table-cell office:value-type="float" office:value="-0.0866792">
                <text:p>-0.0866792</text:p>
              </table:table-cell>
              <table:table-cell office:value-type="float" office:value="0.116765">
                <text:p>0.116765</text:p>
              </table:table-cell>
              <table:table-cell office:value-type="float" office:value="-0.163995">
                <text:p>-0.163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8835">
                <text:p>-0.0668835</text:p>
              </table:table-cell>
              <table:table-cell office:value-type="float" office:value="0.0151414">
                <text:p>0.0151414</text:p>
              </table:table-cell>
              <table:table-cell office:value-type="float" office:value="0.0120923">
                <text:p>0.0120923</text:p>
              </table:table-cell>
              <table:table-cell office:value-type="float" office:value="-0.0855919">
                <text:p>-0.0855919</text:p>
              </table:table-cell>
              <table:table-cell office:value-type="float" office:value="0.106202">
                <text:p>0.106202</text:p>
              </table:table-cell>
              <table:table-cell office:value-type="float" office:value="-0.162009">
                <text:p>-0.162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7013">
                <text:p>-0.0667013</text:p>
              </table:table-cell>
              <table:table-cell office:value-type="float" office:value="0.0152204">
                <text:p>0.0152204</text:p>
              </table:table-cell>
              <table:table-cell office:value-type="float" office:value="0.00782108">
                <text:p>0.00782108</text:p>
              </table:table-cell>
              <table:table-cell office:value-type="float" office:value="-0.0842316">
                <text:p>-0.0842316</text:p>
              </table:table-cell>
              <table:table-cell office:value-type="float" office:value="0.0993688">
                <text:p>0.0993688</text:p>
              </table:table-cell>
              <table:table-cell office:value-type="float" office:value="-0.160894">
                <text:p>-0.160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5981">
                <text:p>-0.0675981</text:p>
              </table:table-cell>
              <table:table-cell office:value-type="float" office:value="0.0157465">
                <text:p>0.0157465</text:p>
              </table:table-cell>
              <table:table-cell office:value-type="float" office:value="0.00596763">
                <text:p>0.00596763</text:p>
              </table:table-cell>
              <table:table-cell office:value-type="float" office:value="-0.0823589">
                <text:p>-0.0823589</text:p>
              </table:table-cell>
              <table:table-cell office:value-type="float" office:value="0.0847435">
                <text:p>0.0847435</text:p>
              </table:table-cell>
              <table:table-cell office:value-type="float" office:value="-0.160086">
                <text:p>-0.160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5553">
                <text:p>-0.0675553</text:p>
              </table:table-cell>
              <table:table-cell office:value-type="float" office:value="0.0157643">
                <text:p>0.0157643</text:p>
              </table:table-cell>
              <table:table-cell office:value-type="float" office:value="0.00264929">
                <text:p>0.00264929</text:p>
              </table:table-cell>
              <table:table-cell office:value-type="float" office:value="-0.081338">
                <text:p>-0.081338</text:p>
              </table:table-cell>
              <table:table-cell office:value-type="float" office:value="0.0703165">
                <text:p>0.0703165</text:p>
              </table:table-cell>
              <table:table-cell office:value-type="float" office:value="-0.15922">
                <text:p>-0.15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6556">
                <text:p>-0.0676556</text:p>
              </table:table-cell>
              <table:table-cell office:value-type="float" office:value="0.0156693">
                <text:p>0.0156693</text:p>
              </table:table-cell>
              <table:table-cell office:value-type="float" office:value="-0.000503539">
                <text:p>-0.000503539</text:p>
              </table:table-cell>
              <table:table-cell office:value-type="float" office:value="-0.080835">
                <text:p>-0.080835</text:p>
              </table:table-cell>
              <table:table-cell office:value-type="float" office:value="0.0686406">
                <text:p>0.0686406</text:p>
              </table:table-cell>
              <table:table-cell office:value-type="float" office:value="-0.158879">
                <text:p>-0.158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4276">
                <text:p>-0.0674276</text:p>
              </table:table-cell>
              <table:table-cell office:value-type="float" office:value="0.0154103">
                <text:p>0.0154103</text:p>
              </table:table-cell>
              <table:table-cell office:value-type="float" office:value="0.0009212">
                <text:p>0.0009212</text:p>
              </table:table-cell>
              <table:table-cell office:value-type="float" office:value="-0.0810878">
                <text:p>-0.0810878</text:p>
              </table:table-cell>
              <table:table-cell office:value-type="float" office:value="0.0647017">
                <text:p>0.0647017</text:p>
              </table:table-cell>
              <table:table-cell office:value-type="float" office:value="-0.159064">
                <text:p>-0.159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5666">
                <text:p>-0.0675666</text:p>
              </table:table-cell>
              <table:table-cell office:value-type="float" office:value="0.0155803">
                <text:p>0.0155803</text:p>
              </table:table-cell>
              <table:table-cell office:value-type="float" office:value="0.00182589">
                <text:p>0.00182589</text:p>
              </table:table-cell>
              <table:table-cell office:value-type="float" office:value="-0.080958">
                <text:p>-0.080958</text:p>
              </table:table-cell>
              <table:table-cell office:value-type="float" office:value="0.0566903">
                <text:p>0.0566903</text:p>
              </table:table-cell>
              <table:table-cell office:value-type="float" office:value="-0.158339">
                <text:p>-0.158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4761">
                <text:p>-0.0674761</text:p>
              </table:table-cell>
              <table:table-cell office:value-type="float" office:value="0.0154667">
                <text:p>0.0154667</text:p>
              </table:table-cell>
              <table:table-cell office:value-type="float" office:value="0.00278862">
                <text:p>0.00278862</text:p>
              </table:table-cell>
              <table:table-cell office:value-type="float" office:value="-0.081661">
                <text:p>-0.081661</text:p>
              </table:table-cell>
              <table:table-cell office:value-type="float" office:value="0.0420157">
                <text:p>0.0420157</text:p>
              </table:table-cell>
              <table:table-cell office:value-type="float" office:value="-0.156604">
                <text:p>-0.156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8746">
                <text:p>-0.0668746</text:p>
              </table:table-cell>
              <table:table-cell office:value-type="float" office:value="0.0148579">
                <text:p>0.0148579</text:p>
              </table:table-cell>
              <table:table-cell office:value-type="float" office:value="0.00492945">
                <text:p>0.00492945</text:p>
              </table:table-cell>
              <table:table-cell office:value-type="float" office:value="-0.0826127">
                <text:p>-0.0826127</text:p>
              </table:table-cell>
              <table:table-cell office:value-type="float" office:value="0.0205308">
                <text:p>0.0205308</text:p>
              </table:table-cell>
              <table:table-cell office:value-type="float" office:value="-0.155136">
                <text:p>-0.155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2836">
                <text:p>-0.0662836</text:p>
              </table:table-cell>
              <table:table-cell office:value-type="float" office:value="0.0143286">
                <text:p>0.0143286</text:p>
              </table:table-cell>
              <table:table-cell office:value-type="float" office:value="0.00613735">
                <text:p>0.00613735</text:p>
              </table:table-cell>
              <table:table-cell office:value-type="float" office:value="-0.0822429">
                <text:p>-0.0822429</text:p>
              </table:table-cell>
              <table:table-cell office:value-type="float" office:value="0.0164967">
                <text:p>0.0164967</text:p>
              </table:table-cell>
              <table:table-cell office:value-type="float" office:value="-0.155219">
                <text:p>-0.155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3242">
                <text:p>-0.0663242</text:p>
              </table:table-cell>
              <table:table-cell office:value-type="float" office:value="0.0142969">
                <text:p>0.0142969</text:p>
              </table:table-cell>
              <table:table-cell office:value-type="float" office:value="0.00487246">
                <text:p>0.00487246</text:p>
              </table:table-cell>
              <table:table-cell office:value-type="float" office:value="-0.0826983">
                <text:p>-0.0826983</text:p>
              </table:table-cell>
              <table:table-cell office:value-type="float" office:value="0.000223492">
                <text:p>0.000223492</text:p>
              </table:table-cell>
              <table:table-cell office:value-type="float" office:value="-0.155273">
                <text:p>-0.155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6795">
                <text:p>-0.0666795</text:p>
              </table:table-cell>
              <table:table-cell office:value-type="float" office:value="0.0143209">
                <text:p>0.0143209</text:p>
              </table:table-cell>
              <table:table-cell office:value-type="float" office:value="0.00550648">
                <text:p>0.00550648</text:p>
              </table:table-cell>
              <table:table-cell office:value-type="float" office:value="-0.0827024">
                <text:p>-0.0827024</text:p>
              </table:table-cell>
              <table:table-cell office:value-type="float" office:value="-0.00360449">
                <text:p>-0.00360449</text:p>
              </table:table-cell>
              <table:table-cell office:value-type="float" office:value="-0.154867">
                <text:p>-0.1548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8574">
                <text:p>-0.0668574</text:p>
              </table:table-cell>
              <table:table-cell office:value-type="float" office:value="0.0143544">
                <text:p>0.0143544</text:p>
              </table:table-cell>
              <table:table-cell office:value-type="float" office:value="0.00674344">
                <text:p>0.00674344</text:p>
              </table:table-cell>
              <table:table-cell office:value-type="float" office:value="-0.0814776">
                <text:p>-0.0814776</text:p>
              </table:table-cell>
              <table:table-cell office:value-type="float" office:value="-0.00564265">
                <text:p>-0.00564265</text:p>
              </table:table-cell>
              <table:table-cell office:value-type="float" office:value="-0.153696">
                <text:p>-0.153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1487">
                <text:p>-0.0661487</text:p>
              </table:table-cell>
              <table:table-cell office:value-type="float" office:value="0.0144603">
                <text:p>0.0144603</text:p>
              </table:table-cell>
              <table:table-cell office:value-type="float" office:value="0.00986798">
                <text:p>0.00986798</text:p>
              </table:table-cell>
              <table:table-cell office:value-type="float" office:value="-0.0619929">
                <text:p>-0.0619929</text:p>
              </table:table-cell>
              <table:table-cell office:value-type="float" office:value="-0.0221711">
                <text:p>-0.0221711</text:p>
              </table:table-cell>
              <table:table-cell office:value-type="float" office:value="-0.147603">
                <text:p>-0.147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2353">
                <text:p>-0.0662353</text:p>
              </table:table-cell>
              <table:table-cell office:value-type="float" office:value="0.0142299">
                <text:p>0.0142299</text:p>
              </table:table-cell>
              <table:table-cell office:value-type="float" office:value="0.0107632">
                <text:p>0.0107632</text:p>
              </table:table-cell>
              <table:table-cell office:value-type="float" office:value="-0.0558861">
                <text:p>-0.0558861</text:p>
              </table:table-cell>
              <table:table-cell office:value-type="float" office:value="-0.0398956">
                <text:p>-0.0398956</text:p>
              </table:table-cell>
              <table:table-cell office:value-type="float" office:value="-0.141876">
                <text:p>-0.141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0834">
                <text:p>-0.0660834</text:p>
              </table:table-cell>
              <table:table-cell office:value-type="float" office:value="0.014726">
                <text:p>0.014726</text:p>
              </table:table-cell>
              <table:table-cell office:value-type="float" office:value="0.00923536">
                <text:p>0.00923536</text:p>
              </table:table-cell>
              <table:table-cell office:value-type="float" office:value="-0.0481166">
                <text:p>-0.0481166</text:p>
              </table:table-cell>
              <table:table-cell office:value-type="float" office:value="-0.0487657">
                <text:p>-0.0487657</text:p>
              </table:table-cell>
              <table:table-cell office:value-type="float" office:value="-0.141943">
                <text:p>-0.1419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6222">
                <text:p>-0.0666222</text:p>
              </table:table-cell>
              <table:table-cell office:value-type="float" office:value="0.0145424">
                <text:p>0.0145424</text:p>
              </table:table-cell>
              <table:table-cell office:value-type="float" office:value="0.00920152">
                <text:p>0.00920152</text:p>
              </table:table-cell>
              <table:table-cell office:value-type="float" office:value="-0.0386132">
                <text:p>-0.0386132</text:p>
              </table:table-cell>
              <table:table-cell office:value-type="float" office:value="-0.0522708">
                <text:p>-0.0522708</text:p>
              </table:table-cell>
              <table:table-cell office:value-type="float" office:value="-0.141493">
                <text:p>-0.141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2104">
                <text:p>-0.0662104</text:p>
              </table:table-cell>
              <table:table-cell office:value-type="float" office:value="0.0144099">
                <text:p>0.0144099</text:p>
              </table:table-cell>
              <table:table-cell office:value-type="float" office:value="0.00747752">
                <text:p>0.00747752</text:p>
              </table:table-cell>
              <table:table-cell office:value-type="float" office:value="-0.0315965">
                <text:p>-0.0315965</text:p>
              </table:table-cell>
              <table:table-cell office:value-type="float" office:value="-0.0688658">
                <text:p>-0.0688658</text:p>
              </table:table-cell>
              <table:table-cell office:value-type="float" office:value="-0.13729">
                <text:p>-0.13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2612">
                <text:p>-0.0662612</text:p>
              </table:table-cell>
              <table:table-cell office:value-type="float" office:value="0.0144248">
                <text:p>0.0144248</text:p>
              </table:table-cell>
              <table:table-cell office:value-type="float" office:value="0.00799136">
                <text:p>0.00799136</text:p>
              </table:table-cell>
              <table:table-cell office:value-type="float" office:value="-0.0294164">
                <text:p>-0.0294164</text:p>
              </table:table-cell>
              <table:table-cell office:value-type="float" office:value="-0.078033">
                <text:p>-0.078033</text:p>
              </table:table-cell>
              <table:table-cell office:value-type="float" office:value="-0.135012">
                <text:p>-0.135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0659">
                <text:p>-0.0660659</text:p>
              </table:table-cell>
              <table:table-cell office:value-type="float" office:value="0.0148">
                <text:p>0.0148</text:p>
              </table:table-cell>
              <table:table-cell office:value-type="float" office:value="0.0105437">
                <text:p>0.0105437</text:p>
              </table:table-cell>
              <table:table-cell office:value-type="float" office:value="-0.024942">
                <text:p>-0.024942</text:p>
              </table:table-cell>
              <table:table-cell office:value-type="float" office:value="-0.079815">
                <text:p>-0.079815</text:p>
              </table:table-cell>
              <table:table-cell office:value-type="float" office:value="-0.134957">
                <text:p>-0.134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996">
                <text:p>0.0102996</text:p>
              </table:table-cell>
              <table:table-cell office:value-type="float" office:value="-0.0218497">
                <text:p>-0.0218497</text:p>
              </table:table-cell>
              <table:table-cell office:value-type="float" office:value="-0.0826134">
                <text:p>-0.0826134</text:p>
              </table:table-cell>
              <table:table-cell office:value-type="float" office:value="-0.133245">
                <text:p>-0.133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91864">
                <text:p>0.00891864</text:p>
              </table:table-cell>
              <table:table-cell office:value-type="float" office:value="-0.017454">
                <text:p>-0.017454</text:p>
              </table:table-cell>
              <table:table-cell office:value-type="float" office:value="-0.083759">
                <text:p>-0.083759</text:p>
              </table:table-cell>
              <table:table-cell office:value-type="float" office:value="-0.133771">
                <text:p>-0.133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27805">
                <text:p>0.00927805</text:p>
              </table:table-cell>
              <table:table-cell office:value-type="float" office:value="-0.00353093">
                <text:p>-0.00353093</text:p>
              </table:table-cell>
              <table:table-cell office:value-type="float" office:value="-0.0913775">
                <text:p>-0.0913775</text:p>
              </table:table-cell>
              <table:table-cell office:value-type="float" office:value="-0.132133">
                <text:p>-0.132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16944">
                <text:p>0.00916944</text:p>
              </table:table-cell>
              <table:table-cell office:value-type="float" office:value="0.00264633">
                <text:p>0.00264633</text:p>
              </table:table-cell>
              <table:table-cell office:value-type="float" office:value="-0.0938338">
                <text:p>-0.0938338</text:p>
              </table:table-cell>
              <table:table-cell office:value-type="float" office:value="-0.131037">
                <text:p>-0.131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8626">
                <text:p>0.00978626</text:p>
              </table:table-cell>
              <table:table-cell office:value-type="float" office:value="0.00410179">
                <text:p>0.00410179</text:p>
              </table:table-cell>
              <table:table-cell office:value-type="float" office:value="-0.0944858">
                <text:p>-0.0944858</text:p>
              </table:table-cell>
              <table:table-cell office:value-type="float" office:value="-0.130991">
                <text:p>-0.130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5527">
                <text:p>0.00965527</text:p>
              </table:table-cell>
              <table:table-cell office:value-type="float" office:value="0.0111253">
                <text:p>0.0111253</text:p>
              </table:table-cell>
              <table:table-cell office:value-type="float" office:value="-0.095489">
                <text:p>-0.095489</text:p>
              </table:table-cell>
              <table:table-cell office:value-type="float" office:value="-0.130567">
                <text:p>-0.130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19">
                <text:p>0.0101819</text:p>
              </table:table-cell>
              <table:table-cell office:value-type="float" office:value="0.013451">
                <text:p>0.013451</text:p>
              </table:table-cell>
              <table:table-cell office:value-type="float" office:value="-0.097229">
                <text:p>-0.097229</text:p>
              </table:table-cell>
              <table:table-cell office:value-type="float" office:value="-0.129729">
                <text:p>-0.129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2262">
                <text:p>0.00942262</text:p>
              </table:table-cell>
              <table:table-cell office:value-type="float" office:value="0.0185205">
                <text:p>0.0185205</text:p>
              </table:table-cell>
              <table:table-cell office:value-type="float" office:value="-0.0997512">
                <text:p>-0.0997512</text:p>
              </table:table-cell>
              <table:table-cell office:value-type="float" office:value="-0.117932">
                <text:p>-0.1179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9897">
                <text:p>0.00969897</text:p>
              </table:table-cell>
              <table:table-cell office:value-type="float" office:value="0.0196923">
                <text:p>0.0196923</text:p>
              </table:table-cell>
              <table:table-cell office:value-type="float" office:value="-0.101992">
                <text:p>-0.101992</text:p>
              </table:table-cell>
              <table:table-cell office:value-type="float" office:value="-0.111786">
                <text:p>-0.111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39933">
                <text:p>0.00839933</text:p>
              </table:table-cell>
              <table:table-cell office:value-type="float" office:value="0.0199911">
                <text:p>0.0199911</text:p>
              </table:table-cell>
              <table:table-cell office:value-type="float" office:value="-0.102488">
                <text:p>-0.102488</text:p>
              </table:table-cell>
              <table:table-cell office:value-type="float" office:value="-0.105032">
                <text:p>-0.105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37116">
                <text:p>0.00837116</text:p>
              </table:table-cell>
              <table:table-cell office:value-type="float" office:value="0.0189029">
                <text:p>0.0189029</text:p>
              </table:table-cell>
              <table:table-cell office:value-type="float" office:value="-0.103842">
                <text:p>-0.103842</text:p>
              </table:table-cell>
              <table:table-cell office:value-type="float" office:value="-0.0736417">
                <text:p>-0.0736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75028">
                <text:p>0.00775028</text:p>
              </table:table-cell>
              <table:table-cell office:value-type="float" office:value="0.0185963">
                <text:p>0.0185963</text:p>
              </table:table-cell>
              <table:table-cell office:value-type="float" office:value="-0.103311">
                <text:p>-0.103311</text:p>
              </table:table-cell>
              <table:table-cell office:value-type="float" office:value="-0.0677832">
                <text:p>-0.0677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3487">
                <text:p>0.00853487</text:p>
              </table:table-cell>
              <table:table-cell office:value-type="float" office:value="0.0161849">
                <text:p>0.0161849</text:p>
              </table:table-cell>
              <table:table-cell office:value-type="float" office:value="-0.10085">
                <text:p>-0.10085</text:p>
              </table:table-cell>
              <table:table-cell office:value-type="float" office:value="-0.0548162">
                <text:p>-0.0548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40497">
                <text:p>0.00840497</text:p>
              </table:table-cell>
              <table:table-cell office:value-type="float" office:value="0.0157518">
                <text:p>0.0157518</text:p>
              </table:table-cell>
              <table:table-cell office:value-type="float" office:value="-0.102296">
                <text:p>-0.102296</text:p>
              </table:table-cell>
              <table:table-cell office:value-type="float" office:value="-0.0456765">
                <text:p>-0.0456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67912">
                <text:p>0.00767912</text:p>
              </table:table-cell>
              <table:table-cell office:value-type="float" office:value="0.0146686">
                <text:p>0.0146686</text:p>
              </table:table-cell>
              <table:table-cell office:value-type="float" office:value="-0.10298">
                <text:p>-0.10298</text:p>
              </table:table-cell>
              <table:table-cell office:value-type="float" office:value="-0.0442271">
                <text:p>-0.0442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024">
                <text:p>-0.103024</text:p>
              </table:table-cell>
              <table:table-cell office:value-type="float" office:value="-0.0390395">
                <text:p>-0.0390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2286">
                <text:p>-0.102286</text:p>
              </table:table-cell>
              <table:table-cell office:value-type="float" office:value="-0.0215995">
                <text:p>-0.0215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002">
                <text:p>-0.103002</text:p>
              </table:table-cell>
              <table:table-cell office:value-type="float" office:value="-0.0138409">
                <text:p>-0.0138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932">
                <text:p>-0.103932</text:p>
              </table:table-cell>
              <table:table-cell office:value-type="float" office:value="-0.00550877">
                <text:p>-0.00550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45">
                <text:p>-0.10345</text:p>
              </table:table-cell>
              <table:table-cell office:value-type="float" office:value="0.00283826">
                <text:p>0.00283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78411">
                <text:p>-0.0978411</text:p>
              </table:table-cell>
              <table:table-cell office:value-type="float" office:value="0.0314416">
                <text:p>0.0314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2:Sheet1.F89 Sheet1.F1:Sheet1.F1 Sheet1.AY2:Sheet1.AY89 Sheet1.AJ2:Sheet1.AJ89 Sheet1.BN2:Sheet1.BN89 Sheet1.U2:Sheet1.U89" chart:data-source-has-labels="row" svg:x="0.77cm" svg:y="0.855cm" svg:width="12.089cm" svg:height="7.545cm">
          <chartooo:coordinate-region svg:x="1.788cm" svg:y="1.054cm" svg:width="10.831cm" svg:height="7.1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0.000483701">
                <text:p>0.000483701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359487">
                <text:p>-0.0359487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0423732">
                <text:p>0.000423732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844136">
                <text:p>-0.00844136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0736348">
                <text:p>-0.00736348</text:p>
                <draw:g>
                  <svg:desc>Sheet1.U2:Sheet1.U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2153">
                <text:p>0.792153</text:p>
              </table:table-cell>
              <table:table-cell office:value-type="float" office:value="0.00822566">
                <text:p>0.00822566</text:p>
              </table:table-cell>
              <table:table-cell office:value-type="float" office:value="0.92854">
                <text:p>0.92854</text:p>
              </table:table-cell>
              <table:table-cell office:value-type="float" office:value="-0.0681482">
                <text:p>-0.0681482</text:p>
              </table:table-cell>
              <table:table-cell office:value-type="float" office:value="0.87567">
                <text:p>0.87567</text:p>
              </table:table-cell>
              <table:table-cell office:value-type="float" office:value="-0.0143665">
                <text:p>-0.0143665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765794">
                <text:p>-0.00765794</text:p>
              </table:table-cell>
              <table:table-cell office:value-type="float" office:value="0.957514">
                <text:p>0.957514</text:p>
              </table:table-cell>
              <table:table-cell office:value-type="float" office:value="-0.0027677">
                <text:p>-0.0027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0026">
                <text:p>0.740026</text:p>
              </table:table-cell>
              <table:table-cell office:value-type="float" office:value="0.00706545">
                <text:p>0.00706545</text:p>
              </table:table-cell>
              <table:table-cell office:value-type="float" office:value="0.829294">
                <text:p>0.829294</text:p>
              </table:table-cell>
              <table:table-cell office:value-type="float" office:value="-0.0583127">
                <text:p>-0.0583127</text:p>
              </table:table-cell>
              <table:table-cell office:value-type="float" office:value="0.867103">
                <text:p>0.867103</text:p>
              </table:table-cell>
              <table:table-cell office:value-type="float" office:value="0.00476256">
                <text:p>0.00476256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694538">
                <text:p>-0.00694538</text:p>
              </table:table-cell>
              <table:table-cell office:value-type="float" office:value="0.859504">
                <text:p>0.859504</text:p>
              </table:table-cell>
              <table:table-cell office:value-type="float" office:value="-0.00957989">
                <text:p>-0.00957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477">
                <text:p>0.65477</text:p>
              </table:table-cell>
              <table:table-cell office:value-type="float" office:value="0.00365507">
                <text:p>0.00365507</text:p>
              </table:table-cell>
              <table:table-cell office:value-type="float" office:value="0.820133">
                <text:p>0.820133</text:p>
              </table:table-cell>
              <table:table-cell office:value-type="float" office:value="0.00274046">
                <text:p>0.00274046</text:p>
              </table:table-cell>
              <table:table-cell office:value-type="float" office:value="0.849836">
                <text:p>0.849836</text:p>
              </table:table-cell>
              <table:table-cell office:value-type="float" office:value="0.00218897">
                <text:p>0.00218897</text:p>
              </table:table-cell>
              <table:table-cell office:value-type="float" office:value="0.824133">
                <text:p>0.824133</text:p>
              </table:table-cell>
              <table:table-cell office:value-type="float" office:value="-0.00203598">
                <text:p>-0.00203598</text:p>
              </table:table-cell>
              <table:table-cell office:value-type="float" office:value="0.823389">
                <text:p>0.823389</text:p>
              </table:table-cell>
              <table:table-cell office:value-type="float" office:value="-0.00714387">
                <text:p>-0.00714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6625">
                <text:p>0.576625</text:p>
              </table:table-cell>
              <table:table-cell office:value-type="float" office:value="0.00410544">
                <text:p>0.00410544</text:p>
              </table:table-cell>
              <table:table-cell office:value-type="float" office:value="0.813376">
                <text:p>0.813376</text:p>
              </table:table-cell>
              <table:table-cell office:value-type="float" office:value="-0.0258803">
                <text:p>-0.0258803</text:p>
              </table:table-cell>
              <table:table-cell office:value-type="float" office:value="0.781837">
                <text:p>0.781837</text:p>
              </table:table-cell>
              <table:table-cell office:value-type="float" office:value="0.00188446">
                <text:p>0.00188446</text:p>
              </table:table-cell>
              <table:table-cell office:value-type="float" office:value="0.794794">
                <text:p>0.794794</text:p>
              </table:table-cell>
              <table:table-cell office:value-type="float" office:value="0.00159429">
                <text:p>0.00159429</text:p>
              </table:table-cell>
              <table:table-cell office:value-type="float" office:value="0.693335">
                <text:p>0.693335</text:p>
              </table:table-cell>
              <table:table-cell office:value-type="float" office:value="-0.00995519">
                <text:p>-0.00995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9107">
                <text:p>0.529107</text:p>
              </table:table-cell>
              <table:table-cell office:value-type="float" office:value="0.00427622">
                <text:p>0.00427622</text:p>
              </table:table-cell>
              <table:table-cell office:value-type="float" office:value="0.779074">
                <text:p>0.779074</text:p>
              </table:table-cell>
              <table:table-cell office:value-type="float" office:value="-0.0117712">
                <text:p>-0.0117712</text:p>
              </table:table-cell>
              <table:table-cell office:value-type="float" office:value="0.692306">
                <text:p>0.692306</text:p>
              </table:table-cell>
              <table:table-cell office:value-type="float" office:value="0.00154939">
                <text:p>0.00154939</text:p>
              </table:table-cell>
              <table:table-cell office:value-type="float" office:value="0.752391">
                <text:p>0.752391</text:p>
              </table:table-cell>
              <table:table-cell office:value-type="float" office:value="0.00533115">
                <text:p>0.00533115</text:p>
              </table:table-cell>
              <table:table-cell office:value-type="float" office:value="0.525687">
                <text:p>0.525687</text:p>
              </table:table-cell>
              <table:table-cell office:value-type="float" office:value="-0.0111375">
                <text:p>-0.0111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6558">
                <text:p>0.446558</text:p>
              </table:table-cell>
              <table:table-cell office:value-type="float" office:value="0.00213535">
                <text:p>0.00213535</text:p>
              </table:table-cell>
              <table:table-cell office:value-type="float" office:value="0.745455">
                <text:p>0.745455</text:p>
              </table:table-cell>
              <table:table-cell office:value-type="float" office:value="-0.00604677">
                <text:p>-0.00604677</text:p>
              </table:table-cell>
              <table:table-cell office:value-type="float" office:value="0.657905">
                <text:p>0.657905</text:p>
              </table:table-cell>
              <table:table-cell office:value-type="float" office:value="0.00143997">
                <text:p>0.00143997</text:p>
              </table:table-cell>
              <table:table-cell office:value-type="float" office:value="0.732088">
                <text:p>0.732088</text:p>
              </table:table-cell>
              <table:table-cell office:value-type="float" office:value="0.015573">
                <text:p>0.015573</text:p>
              </table:table-cell>
              <table:table-cell office:value-type="float" office:value="0.48192">
                <text:p>0.48192</text:p>
              </table:table-cell>
              <table:table-cell office:value-type="float" office:value="-0.0103051">
                <text:p>-0.0103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7285">
                <text:p>0.407285</text:p>
              </table:table-cell>
              <table:table-cell office:value-type="float" office:value="0.00129655">
                <text:p>0.00129655</text:p>
              </table:table-cell>
              <table:table-cell office:value-type="float" office:value="0.728531">
                <text:p>0.728531</text:p>
              </table:table-cell>
              <table:table-cell office:value-type="float" office:value="0.00747495">
                <text:p>0.00747495</text:p>
              </table:table-cell>
              <table:table-cell office:value-type="float" office:value="0.651094">
                <text:p>0.651094</text:p>
              </table:table-cell>
              <table:table-cell office:value-type="float" office:value="0.00147638">
                <text:p>0.00147638</text:p>
              </table:table-cell>
              <table:table-cell office:value-type="float" office:value="0.718476">
                <text:p>0.718476</text:p>
              </table:table-cell>
              <table:table-cell office:value-type="float" office:value="0.0109373">
                <text:p>0.0109373</text:p>
              </table:table-cell>
              <table:table-cell office:value-type="float" office:value="0.415735">
                <text:p>0.415735</text:p>
              </table:table-cell>
              <table:table-cell office:value-type="float" office:value="-0.00765417">
                <text:p>-0.00765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4126">
                <text:p>0.354126</text:p>
              </table:table-cell>
              <table:table-cell office:value-type="float" office:value="-0.00112646">
                <text:p>-0.00112646</text:p>
              </table:table-cell>
              <table:table-cell office:value-type="float" office:value="0.692117">
                <text:p>0.692117</text:p>
              </table:table-cell>
              <table:table-cell office:value-type="float" office:value="0.0223395">
                <text:p>0.0223395</text:p>
              </table:table-cell>
              <table:table-cell office:value-type="float" office:value="0.588326">
                <text:p>0.588326</text:p>
              </table:table-cell>
              <table:table-cell office:value-type="float" office:value="0.0105498">
                <text:p>0.0105498</text:p>
              </table:table-cell>
              <table:table-cell office:value-type="float" office:value="0.635525">
                <text:p>0.635525</text:p>
              </table:table-cell>
              <table:table-cell office:value-type="float" office:value="0.0201054">
                <text:p>0.0201054</text:p>
              </table:table-cell>
              <table:table-cell office:value-type="float" office:value="0.373196">
                <text:p>0.373196</text:p>
              </table:table-cell>
              <table:table-cell office:value-type="float" office:value="-0.00811643">
                <text:p>-0.00811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871">
                <text:p>0.338871</text:p>
              </table:table-cell>
              <table:table-cell office:value-type="float" office:value="0.0012043">
                <text:p>0.0012043</text:p>
              </table:table-cell>
              <table:table-cell office:value-type="float" office:value="0.662173">
                <text:p>0.662173</text:p>
              </table:table-cell>
              <table:table-cell office:value-type="float" office:value="0.0294705">
                <text:p>0.0294705</text:p>
              </table:table-cell>
              <table:table-cell office:value-type="float" office:value="0.581873">
                <text:p>0.581873</text:p>
              </table:table-cell>
              <table:table-cell office:value-type="float" office:value="0.00178982">
                <text:p>0.00178982</text:p>
              </table:table-cell>
              <table:table-cell office:value-type="float" office:value="0.609193">
                <text:p>0.609193</text:p>
              </table:table-cell>
              <table:table-cell office:value-type="float" office:value="0.0263562">
                <text:p>0.0263562</text:p>
              </table:table-cell>
              <table:table-cell office:value-type="float" office:value="0.32152">
                <text:p>0.32152</text:p>
              </table:table-cell>
              <table:table-cell office:value-type="float" office:value="-0.00896963">
                <text:p>-0.00896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2041">
                <text:p>0.312041</text:p>
              </table:table-cell>
              <table:table-cell office:value-type="float" office:value="-0.00185898">
                <text:p>-0.00185898</text:p>
              </table:table-cell>
              <table:table-cell office:value-type="float" office:value="0.647727">
                <text:p>0.647727</text:p>
              </table:table-cell>
              <table:table-cell office:value-type="float" office:value="0.0425684">
                <text:p>0.0425684</text:p>
              </table:table-cell>
              <table:table-cell office:value-type="float" office:value="0.524058">
                <text:p>0.524058</text:p>
              </table:table-cell>
              <table:table-cell office:value-type="float" office:value="0.0028861">
                <text:p>0.0028861</text:p>
              </table:table-cell>
              <table:table-cell office:value-type="float" office:value="0.597956">
                <text:p>0.597956</text:p>
              </table:table-cell>
              <table:table-cell office:value-type="float" office:value="0.0251397">
                <text:p>0.0251397</text:p>
              </table:table-cell>
              <table:table-cell office:value-type="float" office:value="0.248775">
                <text:p>0.248775</text:p>
              </table:table-cell>
              <table:table-cell office:value-type="float" office:value="-0.0115729">
                <text:p>-0.0115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046">
                <text:p>0.304046</text:p>
              </table:table-cell>
              <table:table-cell office:value-type="float" office:value="0.00115676">
                <text:p>0.00115676</text:p>
              </table:table-cell>
              <table:table-cell office:value-type="float" office:value="0.624156">
                <text:p>0.624156</text:p>
              </table:table-cell>
              <table:table-cell office:value-type="float" office:value="0.047488">
                <text:p>0.047488</text:p>
              </table:table-cell>
              <table:table-cell office:value-type="float" office:value="0.514832">
                <text:p>0.514832</text:p>
              </table:table-cell>
              <table:table-cell office:value-type="float" office:value="0.00143366">
                <text:p>0.00143366</text:p>
              </table:table-cell>
              <table:table-cell office:value-type="float" office:value="0.58079">
                <text:p>0.58079</text:p>
              </table:table-cell>
              <table:table-cell office:value-type="float" office:value="0.0253878">
                <text:p>0.0253878</text:p>
              </table:table-cell>
              <table:table-cell office:value-type="float" office:value="0.227982">
                <text:p>0.227982</text:p>
              </table:table-cell>
              <table:table-cell office:value-type="float" office:value="-0.0135416">
                <text:p>-0.0135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3148">
                <text:p>0.263148</text:p>
              </table:table-cell>
              <table:table-cell office:value-type="float" office:value="0.00183335">
                <text:p>0.00183335</text:p>
              </table:table-cell>
              <table:table-cell office:value-type="float" office:value="0.592944">
                <text:p>0.592944</text:p>
              </table:table-cell>
              <table:table-cell office:value-type="float" office:value="0.06127">
                <text:p>0.06127</text:p>
              </table:table-cell>
              <table:table-cell office:value-type="float" office:value="0.474909">
                <text:p>0.474909</text:p>
              </table:table-cell>
              <table:table-cell office:value-type="float" office:value="0.00124375">
                <text:p>0.00124375</text:p>
              </table:table-cell>
              <table:table-cell office:value-type="float" office:value="0.565434">
                <text:p>0.565434</text:p>
              </table:table-cell>
              <table:table-cell office:value-type="float" office:value="0.0297243">
                <text:p>0.0297243</text:p>
              </table:table-cell>
              <table:table-cell office:value-type="float" office:value="0.217398">
                <text:p>0.217398</text:p>
              </table:table-cell>
              <table:table-cell office:value-type="float" office:value="-0.0112271">
                <text:p>-0.0112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0042">
                <text:p>0.200042</text:p>
              </table:table-cell>
              <table:table-cell office:value-type="float" office:value="0.00143897">
                <text:p>0.00143897</text:p>
              </table:table-cell>
              <table:table-cell office:value-type="float" office:value="0.571374">
                <text:p>0.571374</text:p>
              </table:table-cell>
              <table:table-cell office:value-type="float" office:value="0.067938">
                <text:p>0.067938</text:p>
              </table:table-cell>
              <table:table-cell office:value-type="float" office:value="0.426674">
                <text:p>0.426674</text:p>
              </table:table-cell>
              <table:table-cell office:value-type="float" office:value="0.000959429">
                <text:p>0.000959429</text:p>
              </table:table-cell>
              <table:table-cell office:value-type="float" office:value="0.535602">
                <text:p>0.535602</text:p>
              </table:table-cell>
              <table:table-cell office:value-type="float" office:value="0.0336724">
                <text:p>0.0336724</text:p>
              </table:table-cell>
              <table:table-cell office:value-type="float" office:value="0.20518">
                <text:p>0.20518</text:p>
              </table:table-cell>
              <table:table-cell office:value-type="float" office:value="-0.0122996">
                <text:p>-0.0122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531">
                <text:p>0.16531</text:p>
              </table:table-cell>
              <table:table-cell office:value-type="float" office:value="0.00182775">
                <text:p>0.00182775</text:p>
              </table:table-cell>
              <table:table-cell office:value-type="float" office:value="0.523056">
                <text:p>0.523056</text:p>
              </table:table-cell>
              <table:table-cell office:value-type="float" office:value="0.0886709">
                <text:p>0.0886709</text:p>
              </table:table-cell>
              <table:table-cell office:value-type="float" office:value="0.40731">
                <text:p>0.40731</text:p>
              </table:table-cell>
              <table:table-cell office:value-type="float" office:value="0.00112967">
                <text:p>0.00112967</text:p>
              </table:table-cell>
              <table:table-cell office:value-type="float" office:value="0.475667">
                <text:p>0.475667</text:p>
              </table:table-cell>
              <table:table-cell office:value-type="float" office:value="0.0395755">
                <text:p>0.0395755</text:p>
              </table:table-cell>
              <table:table-cell office:value-type="float" office:value="0.161724">
                <text:p>0.161724</text:p>
              </table:table-cell>
              <table:table-cell office:value-type="float" office:value="-0.0134139">
                <text:p>-0.0134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4">
                <text:p>0.154</text:p>
              </table:table-cell>
              <table:table-cell office:value-type="float" office:value="0.00172223">
                <text:p>0.00172223</text:p>
              </table:table-cell>
              <table:table-cell office:value-type="float" office:value="0.511541">
                <text:p>0.511541</text:p>
              </table:table-cell>
              <table:table-cell office:value-type="float" office:value="0.0854587">
                <text:p>0.0854587</text:p>
              </table:table-cell>
              <table:table-cell office:value-type="float" office:value="0.394613">
                <text:p>0.394613</text:p>
              </table:table-cell>
              <table:table-cell office:value-type="float" office:value="0.000977206">
                <text:p>0.000977206</text:p>
              </table:table-cell>
              <table:table-cell office:value-type="float" office:value="0.458732">
                <text:p>0.458732</text:p>
              </table:table-cell>
              <table:table-cell office:value-type="float" office:value="0.0438938">
                <text:p>0.0438938</text:p>
              </table:table-cell>
              <table:table-cell office:value-type="float" office:value="0.148511">
                <text:p>0.148511</text:p>
              </table:table-cell>
              <table:table-cell office:value-type="float" office:value="-0.0137402">
                <text:p>-0.0137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2741">
                <text:p>0.122741</text:p>
              </table:table-cell>
              <table:table-cell office:value-type="float" office:value="0.000101454">
                <text:p>0.000101454</text:p>
              </table:table-cell>
              <table:table-cell office:value-type="float" office:value="0.486092">
                <text:p>0.486092</text:p>
              </table:table-cell>
              <table:table-cell office:value-type="float" office:value="0.0953839">
                <text:p>0.0953839</text:p>
              </table:table-cell>
              <table:table-cell office:value-type="float" office:value="0.367079">
                <text:p>0.367079</text:p>
              </table:table-cell>
              <table:table-cell office:value-type="float" office:value="0.000852963">
                <text:p>0.000852963</text:p>
              </table:table-cell>
              <table:table-cell office:value-type="float" office:value="0.437356">
                <text:p>0.437356</text:p>
              </table:table-cell>
              <table:table-cell office:value-type="float" office:value="0.0455005">
                <text:p>0.0455005</text:p>
              </table:table-cell>
              <table:table-cell office:value-type="float" office:value="0.130338">
                <text:p>0.130338</text:p>
              </table:table-cell>
              <table:table-cell office:value-type="float" office:value="-0.0147356">
                <text:p>-0.0147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6528">
                <text:p>0.116528</text:p>
              </table:table-cell>
              <table:table-cell office:value-type="float" office:value="0.000366984">
                <text:p>0.000366984</text:p>
              </table:table-cell>
              <table:table-cell office:value-type="float" office:value="0.467674">
                <text:p>0.467674</text:p>
              </table:table-cell>
              <table:table-cell office:value-type="float" office:value="0.101118">
                <text:p>0.101118</text:p>
              </table:table-cell>
              <table:table-cell office:value-type="float" office:value="0.309088">
                <text:p>0.309088</text:p>
              </table:table-cell>
              <table:table-cell office:value-type="float" office:value="-0.00362254">
                <text:p>-0.00362254</text:p>
              </table:table-cell>
              <table:table-cell office:value-type="float" office:value="0.403011">
                <text:p>0.403011</text:p>
              </table:table-cell>
              <table:table-cell office:value-type="float" office:value="0.0489383">
                <text:p>0.0489383</text:p>
              </table:table-cell>
              <table:table-cell office:value-type="float" office:value="0.11489">
                <text:p>0.11489</text:p>
              </table:table-cell>
              <table:table-cell office:value-type="float" office:value="-0.0153388">
                <text:p>-0.0153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7848">
                <text:p>0.107848</text:p>
              </table:table-cell>
              <table:table-cell office:value-type="float" office:value="0.000181811">
                <text:p>0.000181811</text:p>
              </table:table-cell>
              <table:table-cell office:value-type="float" office:value="0.441413">
                <text:p>0.441413</text:p>
              </table:table-cell>
              <table:table-cell office:value-type="float" office:value="0.104645">
                <text:p>0.104645</text:p>
              </table:table-cell>
              <table:table-cell office:value-type="float" office:value="0.305854">
                <text:p>0.305854</text:p>
              </table:table-cell>
              <table:table-cell office:value-type="float" office:value="0.00252783">
                <text:p>0.00252783</text:p>
              </table:table-cell>
              <table:table-cell office:value-type="float" office:value="0.395834">
                <text:p>0.395834</text:p>
              </table:table-cell>
              <table:table-cell office:value-type="float" office:value="0.0505354">
                <text:p>0.0505354</text:p>
              </table:table-cell>
              <table:table-cell office:value-type="float" office:value="0.0849724">
                <text:p>0.0849724</text:p>
              </table:table-cell>
              <table:table-cell office:value-type="float" office:value="-0.0147275">
                <text:p>-0.0147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2789">
                <text:p>0.0972789</text:p>
              </table:table-cell>
              <table:table-cell office:value-type="float" office:value="NaN">
                <text:p>NaN</text:p>
              </table:table-cell>
              <table:table-cell office:value-type="float" office:value="0.435057">
                <text:p>0.435057</text:p>
              </table:table-cell>
              <table:table-cell office:value-type="float" office:value="0.111831">
                <text:p>0.111831</text:p>
              </table:table-cell>
              <table:table-cell office:value-type="float" office:value="0.299785">
                <text:p>0.299785</text:p>
              </table:table-cell>
              <table:table-cell office:value-type="float" office:value="0.000241023">
                <text:p>0.000241023</text:p>
              </table:table-cell>
              <table:table-cell office:value-type="float" office:value="0.367755">
                <text:p>0.367755</text:p>
              </table:table-cell>
              <table:table-cell office:value-type="float" office:value="0.0565022">
                <text:p>0.0565022</text:p>
              </table:table-cell>
              <table:table-cell office:value-type="float" office:value="0.0797749">
                <text:p>0.0797749</text:p>
              </table:table-cell>
              <table:table-cell office:value-type="float" office:value="-0.0149408">
                <text:p>-0.014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7748">
                <text:p>0.0787748</text:p>
              </table:table-cell>
              <table:table-cell office:value-type="float" office:value="NaN">
                <text:p>NaN</text:p>
              </table:table-cell>
              <table:table-cell office:value-type="float" office:value="0.418863">
                <text:p>0.418863</text:p>
              </table:table-cell>
              <table:table-cell office:value-type="float" office:value="0.119349">
                <text:p>0.119349</text:p>
              </table:table-cell>
              <table:table-cell office:value-type="float" office:value="0.281879">
                <text:p>0.281879</text:p>
              </table:table-cell>
              <table:table-cell office:value-type="float" office:value="0.000251551">
                <text:p>0.000251551</text:p>
              </table:table-cell>
              <table:table-cell office:value-type="float" office:value="0.353496">
                <text:p>0.353496</text:p>
              </table:table-cell>
              <table:table-cell office:value-type="float" office:value="0.0575975">
                <text:p>0.0575975</text:p>
              </table:table-cell>
              <table:table-cell office:value-type="float" office:value="0.0730369">
                <text:p>0.0730369</text:p>
              </table:table-cell>
              <table:table-cell office:value-type="float" office:value="-0.0147282">
                <text:p>-0.0147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09131">
                <text:p>0.0609131</text:p>
              </table:table-cell>
              <table:table-cell office:value-type="float" office:value="-0.000656201">
                <text:p>-0.000656201</text:p>
              </table:table-cell>
              <table:table-cell office:value-type="float" office:value="0.39845">
                <text:p>0.39845</text:p>
              </table:table-cell>
              <table:table-cell office:value-type="float" office:value="0.124489">
                <text:p>0.124489</text:p>
              </table:table-cell>
              <table:table-cell office:value-type="float" office:value="0.254754">
                <text:p>0.254754</text:p>
              </table:table-cell>
              <table:table-cell office:value-type="float" office:value="0.000133478">
                <text:p>0.000133478</text:p>
              </table:table-cell>
              <table:table-cell office:value-type="float" office:value="0.31496">
                <text:p>0.31496</text:p>
              </table:table-cell>
              <table:table-cell office:value-type="float" office:value="0.061082">
                <text:p>0.061082</text:p>
              </table:table-cell>
              <table:table-cell office:value-type="float" office:value="0.0673084">
                <text:p>0.0673084</text:p>
              </table:table-cell>
              <table:table-cell office:value-type="float" office:value="-0.013672">
                <text:p>-0.013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5237">
                <text:p>0.0585237</text:p>
              </table:table-cell>
              <table:table-cell office:value-type="float" office:value="-0.000691913">
                <text:p>-0.000691913</text:p>
              </table:table-cell>
              <table:table-cell office:value-type="float" office:value="0.374587">
                <text:p>0.374587</text:p>
              </table:table-cell>
              <table:table-cell office:value-type="float" office:value="0.137339">
                <text:p>0.137339</text:p>
              </table:table-cell>
              <table:table-cell office:value-type="float" office:value="0.229309">
                <text:p>0.229309</text:p>
              </table:table-cell>
              <table:table-cell office:value-type="float" office:value="0.000298235">
                <text:p>0.000298235</text:p>
              </table:table-cell>
              <table:table-cell office:value-type="float" office:value="0.295164">
                <text:p>0.295164</text:p>
              </table:table-cell>
              <table:table-cell office:value-type="float" office:value="0.0640045">
                <text:p>0.0640045</text:p>
              </table:table-cell>
              <table:table-cell office:value-type="float" office:value="0.062685">
                <text:p>0.062685</text:p>
              </table:table-cell>
              <table:table-cell office:value-type="float" office:value="-0.0131551">
                <text:p>-0.0131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35906">
                <text:p>0.0535906</text:p>
              </table:table-cell>
              <table:table-cell office:value-type="float" office:value="-0.00093228">
                <text:p>-0.00093228</text:p>
              </table:table-cell>
              <table:table-cell office:value-type="float" office:value="0.367358">
                <text:p>0.367358</text:p>
              </table:table-cell>
              <table:table-cell office:value-type="float" office:value="0.133655">
                <text:p>0.133655</text:p>
              </table:table-cell>
              <table:table-cell office:value-type="float" office:value="0.199414">
                <text:p>0.199414</text:p>
              </table:table-cell>
              <table:table-cell office:value-type="float" office:value="NaN">
                <text:p>NaN</text:p>
              </table:table-cell>
              <table:table-cell office:value-type="float" office:value="0.281815">
                <text:p>0.281815</text:p>
              </table:table-cell>
              <table:table-cell office:value-type="float" office:value="0.0642576">
                <text:p>0.0642576</text:p>
              </table:table-cell>
              <table:table-cell office:value-type="float" office:value="0.0531454">
                <text:p>0.0531454</text:p>
              </table:table-cell>
              <table:table-cell office:value-type="float" office:value="-0.0118081">
                <text:p>-0.01180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3468">
                <text:p>0.0443468</text:p>
              </table:table-cell>
              <table:table-cell office:value-type="float" office:value="0.00158293">
                <text:p>0.00158293</text:p>
              </table:table-cell>
              <table:table-cell office:value-type="float" office:value="0.35649">
                <text:p>0.35649</text:p>
              </table:table-cell>
              <table:table-cell office:value-type="float" office:value="0.137648">
                <text:p>0.137648</text:p>
              </table:table-cell>
              <table:table-cell office:value-type="float" office:value="0.187606">
                <text:p>0.187606</text:p>
              </table:table-cell>
              <table:table-cell office:value-type="float" office:value="0.000325825">
                <text:p>0.000325825</text:p>
              </table:table-cell>
              <table:table-cell office:value-type="float" office:value="0.266089">
                <text:p>0.266089</text:p>
              </table:table-cell>
              <table:table-cell office:value-type="float" office:value="0.0682194">
                <text:p>0.0682194</text:p>
              </table:table-cell>
              <table:table-cell office:value-type="float" office:value="0.0488498">
                <text:p>0.0488498</text:p>
              </table:table-cell>
              <table:table-cell office:value-type="float" office:value="-0.0111047">
                <text:p>-0.0111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6109">
                <text:p>0.0426109</text:p>
              </table:table-cell>
              <table:table-cell office:value-type="float" office:value="-0.000200014">
                <text:p>-0.000200014</text:p>
              </table:table-cell>
              <table:table-cell office:value-type="float" office:value="0.331075">
                <text:p>0.331075</text:p>
              </table:table-cell>
              <table:table-cell office:value-type="float" office:value="0.146245">
                <text:p>0.146245</text:p>
              </table:table-cell>
              <table:table-cell office:value-type="float" office:value="0.178225">
                <text:p>0.178225</text:p>
              </table:table-cell>
              <table:table-cell office:value-type="float" office:value="-0.000353455">
                <text:p>-0.000353455</text:p>
              </table:table-cell>
              <table:table-cell office:value-type="float" office:value="0.255002">
                <text:p>0.255002</text:p>
              </table:table-cell>
              <table:table-cell office:value-type="float" office:value="0.0668181">
                <text:p>0.0668181</text:p>
              </table:table-cell>
              <table:table-cell office:value-type="float" office:value="0.0339379">
                <text:p>0.0339379</text:p>
              </table:table-cell>
              <table:table-cell office:value-type="float" office:value="-0.00681273">
                <text:p>-0.00681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6646">
                <text:p>0.0366646</text:p>
              </table:table-cell>
              <table:table-cell office:value-type="float" office:value="0.000613612">
                <text:p>0.000613612</text:p>
              </table:table-cell>
              <table:table-cell office:value-type="float" office:value="0.310014">
                <text:p>0.310014</text:p>
              </table:table-cell>
              <table:table-cell office:value-type="float" office:value="0.16097">
                <text:p>0.16097</text:p>
              </table:table-cell>
              <table:table-cell office:value-type="float" office:value="0.168947">
                <text:p>0.168947</text:p>
              </table:table-cell>
              <table:table-cell office:value-type="float" office:value="-0.000198907">
                <text:p>-0.000198907</text:p>
              </table:table-cell>
              <table:table-cell office:value-type="float" office:value="0.243358">
                <text:p>0.243358</text:p>
              </table:table-cell>
              <table:table-cell office:value-type="float" office:value="0.0705095">
                <text:p>0.0705095</text:p>
              </table:table-cell>
              <table:table-cell office:value-type="float" office:value="0.0273235">
                <text:p>0.0273235</text:p>
              </table:table-cell>
              <table:table-cell office:value-type="float" office:value="-0.00861791">
                <text:p>-0.00861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0321">
                <text:p>0.0290321</text:p>
              </table:table-cell>
              <table:table-cell office:value-type="float" office:value="0.000579304">
                <text:p>0.000579304</text:p>
              </table:table-cell>
              <table:table-cell office:value-type="float" office:value="0.305393">
                <text:p>0.305393</text:p>
              </table:table-cell>
              <table:table-cell office:value-type="float" office:value="0.153073">
                <text:p>0.153073</text:p>
              </table:table-cell>
              <table:table-cell office:value-type="float" office:value="0.15755">
                <text:p>0.15755</text:p>
              </table:table-cell>
              <table:table-cell office:value-type="float" office:value="-0.000914077">
                <text:p>-0.000914077</text:p>
              </table:table-cell>
              <table:table-cell office:value-type="float" office:value="0.234709">
                <text:p>0.234709</text:p>
              </table:table-cell>
              <table:table-cell office:value-type="float" office:value="0.0605618">
                <text:p>0.0605618</text:p>
              </table:table-cell>
              <table:table-cell office:value-type="float" office:value="0.0215875">
                <text:p>0.0215875</text:p>
              </table:table-cell>
              <table:table-cell office:value-type="float" office:value="-0.00984527">
                <text:p>-0.00984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6421">
                <text:p>0.0266421</text:p>
              </table:table-cell>
              <table:table-cell office:value-type="float" office:value="NaN">
                <text:p>NaN</text:p>
              </table:table-cell>
              <table:table-cell office:value-type="float" office:value="0.291873">
                <text:p>0.291873</text:p>
              </table:table-cell>
              <table:table-cell office:value-type="float" office:value="0.160842">
                <text:p>0.160842</text:p>
              </table:table-cell>
              <table:table-cell office:value-type="float" office:value="0.152876">
                <text:p>0.152876</text:p>
              </table:table-cell>
              <table:table-cell office:value-type="float" office:value="-0.000451488">
                <text:p>-0.000451488</text:p>
              </table:table-cell>
              <table:table-cell office:value-type="float" office:value="0.230384">
                <text:p>0.230384</text:p>
              </table:table-cell>
              <table:table-cell office:value-type="float" office:value="0.0700001">
                <text:p>0.0700001</text:p>
              </table:table-cell>
              <table:table-cell office:value-type="float" office:value="0.0203146">
                <text:p>0.0203146</text:p>
              </table:table-cell>
              <table:table-cell office:value-type="float" office:value="-0.0103508">
                <text:p>-0.010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5882">
                <text:p>0.0255882</text:p>
              </table:table-cell>
              <table:table-cell office:value-type="float" office:value="NaN">
                <text:p>NaN</text:p>
              </table:table-cell>
              <table:table-cell office:value-type="float" office:value="0.279488">
                <text:p>0.279488</text:p>
              </table:table-cell>
              <table:table-cell office:value-type="float" office:value="0.158912">
                <text:p>0.158912</text:p>
              </table:table-cell>
              <table:table-cell office:value-type="float" office:value="0.138016">
                <text:p>0.138016</text:p>
              </table:table-cell>
              <table:table-cell office:value-type="float" office:value="-0.000536758">
                <text:p>-0.000536758</text:p>
              </table:table-cell>
              <table:table-cell office:value-type="float" office:value="0.217946">
                <text:p>0.217946</text:p>
              </table:table-cell>
              <table:table-cell office:value-type="float" office:value="0.0708377">
                <text:p>0.0708377</text:p>
              </table:table-cell>
              <table:table-cell office:value-type="float" office:value="0.0165712">
                <text:p>0.0165712</text:p>
              </table:table-cell>
              <table:table-cell office:value-type="float" office:value="-0.011911">
                <text:p>-0.011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0534">
                <text:p>0.0230534</text:p>
              </table:table-cell>
              <table:table-cell office:value-type="float" office:value="-0.000168214">
                <text:p>-0.000168214</text:p>
              </table:table-cell>
              <table:table-cell office:value-type="float" office:value="0.271574">
                <text:p>0.271574</text:p>
              </table:table-cell>
              <table:table-cell office:value-type="float" office:value="0.167301">
                <text:p>0.167301</text:p>
              </table:table-cell>
              <table:table-cell office:value-type="float" office:value="0.1233">
                <text:p>0.1233</text:p>
              </table:table-cell>
              <table:table-cell office:value-type="float" office:value="-0.000296538">
                <text:p>-0.000296538</text:p>
              </table:table-cell>
              <table:table-cell office:value-type="float" office:value="0.204431">
                <text:p>0.204431</text:p>
              </table:table-cell>
              <table:table-cell office:value-type="float" office:value="0.0723252">
                <text:p>0.0723252</text:p>
              </table:table-cell>
              <table:table-cell office:value-type="float" office:value="0.0129286">
                <text:p>0.0129286</text:p>
              </table:table-cell>
              <table:table-cell office:value-type="float" office:value="-0.00914948">
                <text:p>-0.00914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0556">
                <text:p>0.0190556</text:p>
              </table:table-cell>
              <table:table-cell office:value-type="float" office:value="0.000287071">
                <text:p>0.000287071</text:p>
              </table:table-cell>
              <table:table-cell office:value-type="float" office:value="0.263226">
                <text:p>0.263226</text:p>
              </table:table-cell>
              <table:table-cell office:value-type="float" office:value="0.167013">
                <text:p>0.167013</text:p>
              </table:table-cell>
              <table:table-cell office:value-type="float" office:value="0.112494">
                <text:p>0.112494</text:p>
              </table:table-cell>
              <table:table-cell office:value-type="float" office:value="0.00497762">
                <text:p>0.00497762</text:p>
              </table:table-cell>
              <table:table-cell office:value-type="float" office:value="0.190015">
                <text:p>0.190015</text:p>
              </table:table-cell>
              <table:table-cell office:value-type="float" office:value="0.0716777">
                <text:p>0.071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7438">
                <text:p>0.0157438</text:p>
              </table:table-cell>
              <table:table-cell office:value-type="float" office:value="-0.00167113">
                <text:p>-0.00167113</text:p>
              </table:table-cell>
              <table:table-cell office:value-type="float" office:value="0.232351">
                <text:p>0.232351</text:p>
              </table:table-cell>
              <table:table-cell office:value-type="float" office:value="0.175534">
                <text:p>0.175534</text:p>
              </table:table-cell>
              <table:table-cell office:value-type="float" office:value="0.111405">
                <text:p>0.111405</text:p>
              </table:table-cell>
              <table:table-cell office:value-type="float" office:value="-0.000323208">
                <text:p>-0.000323208</text:p>
              </table:table-cell>
              <table:table-cell office:value-type="float" office:value="0.18661">
                <text:p>0.18661</text:p>
              </table:table-cell>
              <table:table-cell office:value-type="float" office:value="0.0742759">
                <text:p>0.074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7498">
                <text:p>0.0147498</text:p>
              </table:table-cell>
              <table:table-cell office:value-type="float" office:value="-0.00219321">
                <text:p>-0.00219321</text:p>
              </table:table-cell>
              <table:table-cell office:value-type="float" office:value="0.219281">
                <text:p>0.219281</text:p>
              </table:table-cell>
              <table:table-cell office:value-type="float" office:value="0.179497">
                <text:p>0.179497</text:p>
              </table:table-cell>
              <table:table-cell office:value-type="float" office:value="0.104643">
                <text:p>0.104643</text:p>
              </table:table-cell>
              <table:table-cell office:value-type="float" office:value="0.00127429">
                <text:p>0.00127429</text:p>
              </table:table-cell>
              <table:table-cell office:value-type="float" office:value="0.164079">
                <text:p>0.164079</text:p>
              </table:table-cell>
              <table:table-cell office:value-type="float" office:value="0.0791831">
                <text:p>0.079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298">
                <text:p>0.013298</text:p>
              </table:table-cell>
              <table:table-cell office:value-type="float" office:value="-0.0023399">
                <text:p>-0.0023399</text:p>
              </table:table-cell>
              <table:table-cell office:value-type="float" office:value="0.211305">
                <text:p>0.211305</text:p>
              </table:table-cell>
              <table:table-cell office:value-type="float" office:value="0.18768">
                <text:p>0.18768</text:p>
              </table:table-cell>
              <table:table-cell office:value-type="float" office:value="0.100643">
                <text:p>0.100643</text:p>
              </table:table-cell>
              <table:table-cell office:value-type="float" office:value="0.000738987">
                <text:p>0.000738987</text:p>
              </table:table-cell>
              <table:table-cell office:value-type="float" office:value="0.158228">
                <text:p>0.158228</text:p>
              </table:table-cell>
              <table:table-cell office:value-type="float" office:value="0.0553023">
                <text:p>0.055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9859">
                <text:p>0.0129859</text:p>
              </table:table-cell>
              <table:table-cell office:value-type="float" office:value="-0.00166237">
                <text:p>-0.00166237</text:p>
              </table:table-cell>
              <table:table-cell office:value-type="float" office:value="0.208137">
                <text:p>0.208137</text:p>
              </table:table-cell>
              <table:table-cell office:value-type="float" office:value="0.183958">
                <text:p>0.183958</text:p>
              </table:table-cell>
              <table:table-cell office:value-type="float" office:value="0.0836653">
                <text:p>0.0836653</text:p>
              </table:table-cell>
              <table:table-cell office:value-type="float" office:value="-0.000928364">
                <text:p>-0.000928364</text:p>
              </table:table-cell>
              <table:table-cell office:value-type="float" office:value="0.155215">
                <text:p>0.155215</text:p>
              </table:table-cell>
              <table:table-cell office:value-type="float" office:value="0.0725543">
                <text:p>0.072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7002">
                <text:p>0.0117002</text:p>
              </table:table-cell>
              <table:table-cell office:value-type="float" office:value="-0.000807852">
                <text:p>-0.000807852</text:p>
              </table:table-cell>
              <table:table-cell office:value-type="float" office:value="0.19342">
                <text:p>0.19342</text:p>
              </table:table-cell>
              <table:table-cell office:value-type="float" office:value="0.191405">
                <text:p>0.191405</text:p>
              </table:table-cell>
              <table:table-cell office:value-type="float" office:value="0.0795778">
                <text:p>0.0795778</text:p>
              </table:table-cell>
              <table:table-cell office:value-type="float" office:value="-0.000966266">
                <text:p>-0.000966266</text:p>
              </table:table-cell>
              <table:table-cell office:value-type="float" office:value="0.133844">
                <text:p>0.133844</text:p>
              </table:table-cell>
              <table:table-cell office:value-type="float" office:value="0.030549">
                <text:p>0.03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761">
                <text:p>0.183761</text:p>
              </table:table-cell>
              <table:table-cell office:value-type="float" office:value="0.196888">
                <text:p>0.196888</text:p>
              </table:table-cell>
              <table:table-cell office:value-type="float" office:value="0.0732365">
                <text:p>0.0732365</text:p>
              </table:table-cell>
              <table:table-cell office:value-type="float" office:value="-0.00122642">
                <text:p>-0.00122642</text:p>
              </table:table-cell>
              <table:table-cell office:value-type="float" office:value="0.130506">
                <text:p>0.130506</text:p>
              </table:table-cell>
              <table:table-cell office:value-type="float" office:value="0.0515709">
                <text:p>0.051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018">
                <text:p>0.181018</text:p>
              </table:table-cell>
              <table:table-cell office:value-type="float" office:value="0.199205">
                <text:p>0.199205</text:p>
              </table:table-cell>
              <table:table-cell office:value-type="float" office:value="0.0662264">
                <text:p>0.0662264</text:p>
              </table:table-cell>
              <table:table-cell office:value-type="float" office:value="-0.00146281">
                <text:p>-0.00146281</text:p>
              </table:table-cell>
              <table:table-cell office:value-type="float" office:value="0.124637">
                <text:p>0.124637</text:p>
              </table:table-cell>
              <table:table-cell office:value-type="float" office:value="0.0442452">
                <text:p>0.044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824">
                <text:p>0.175824</text:p>
              </table:table-cell>
              <table:table-cell office:value-type="float" office:value="0.199633">
                <text:p>0.199633</text:p>
              </table:table-cell>
              <table:table-cell office:value-type="float" office:value="0.0596798">
                <text:p>0.0596798</text:p>
              </table:table-cell>
              <table:table-cell office:value-type="float" office:value="-0.00196194">
                <text:p>-0.00196194</text:p>
              </table:table-cell>
              <table:table-cell office:value-type="float" office:value="0.121265">
                <text:p>0.121265</text:p>
              </table:table-cell>
              <table:table-cell office:value-type="float" office:value="0.0365176">
                <text:p>0.036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596">
                <text:p>0.162596</text:p>
              </table:table-cell>
              <table:table-cell office:value-type="float" office:value="0.199955">
                <text:p>0.199955</text:p>
              </table:table-cell>
              <table:table-cell office:value-type="float" office:value="0.0574364">
                <text:p>0.0574364</text:p>
              </table:table-cell>
              <table:table-cell office:value-type="float" office:value="-0.00134375">
                <text:p>-0.00134375</text:p>
              </table:table-cell>
              <table:table-cell office:value-type="float" office:value="0.115299">
                <text:p>0.115299</text:p>
              </table:table-cell>
              <table:table-cell office:value-type="float" office:value="0.0365288">
                <text:p>0.036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563">
                <text:p>0.158563</text:p>
              </table:table-cell>
              <table:table-cell office:value-type="float" office:value="0.193755">
                <text:p>0.193755</text:p>
              </table:table-cell>
              <table:table-cell office:value-type="float" office:value="0.0538893">
                <text:p>0.0538893</text:p>
              </table:table-cell>
              <table:table-cell office:value-type="float" office:value="-0.00115148">
                <text:p>-0.00115148</text:p>
              </table:table-cell>
              <table:table-cell office:value-type="float" office:value="0.112647">
                <text:p>0.112647</text:p>
              </table:table-cell>
              <table:table-cell office:value-type="float" office:value="0.0309827">
                <text:p>0.030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85">
                <text:p>0.152785</text:p>
              </table:table-cell>
              <table:table-cell office:value-type="float" office:value="0.189079">
                <text:p>0.189079</text:p>
              </table:table-cell>
              <table:table-cell office:value-type="float" office:value="0.0497108">
                <text:p>0.0497108</text:p>
              </table:table-cell>
              <table:table-cell office:value-type="float" office:value="-0.000656532">
                <text:p>-0.000656532</text:p>
              </table:table-cell>
              <table:table-cell office:value-type="float" office:value="0.0989507">
                <text:p>0.0989507</text:p>
              </table:table-cell>
              <table:table-cell office:value-type="float" office:value="0.0209006">
                <text:p>0.020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835">
                <text:p>0.139835</text:p>
              </table:table-cell>
              <table:table-cell office:value-type="float" office:value="0.102142">
                <text:p>0.102142</text:p>
              </table:table-cell>
              <table:table-cell office:value-type="float" office:value="0.0458217">
                <text:p>0.0458217</text:p>
              </table:table-cell>
              <table:table-cell office:value-type="float" office:value="-0.000526194">
                <text:p>-0.000526194</text:p>
              </table:table-cell>
              <table:table-cell office:value-type="float" office:value="0.0955126">
                <text:p>0.0955126</text:p>
              </table:table-cell>
              <table:table-cell office:value-type="float" office:value="0.00822126">
                <text:p>0.0082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893">
                <text:p>0.138893</text:p>
              </table:table-cell>
              <table:table-cell office:value-type="float" office:value="0.168299">
                <text:p>0.168299</text:p>
              </table:table-cell>
              <table:table-cell office:value-type="float" office:value="0.0418075">
                <text:p>0.0418075</text:p>
              </table:table-cell>
              <table:table-cell office:value-type="float" office:value="-0.00125944">
                <text:p>-0.00125944</text:p>
              </table:table-cell>
              <table:table-cell office:value-type="float" office:value="0.0937624">
                <text:p>0.0937624</text:p>
              </table:table-cell>
              <table:table-cell office:value-type="float" office:value="0.0128131">
                <text:p>0.012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83">
                <text:p>0.13383</text:p>
              </table:table-cell>
              <table:table-cell office:value-type="float" office:value="0.149354">
                <text:p>0.149354</text:p>
              </table:table-cell>
              <table:table-cell office:value-type="float" office:value="0.040549">
                <text:p>0.040549</text:p>
              </table:table-cell>
              <table:table-cell office:value-type="float" office:value="-0.000787694">
                <text:p>-0.000787694</text:p>
              </table:table-cell>
              <table:table-cell office:value-type="float" office:value="0.0904137">
                <text:p>0.0904137</text:p>
              </table:table-cell>
              <table:table-cell office:value-type="float" office:value="0.00929044">
                <text:p>0.00929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964">
                <text:p>0.129964</text:p>
              </table:table-cell>
              <table:table-cell office:value-type="float" office:value="0.144948">
                <text:p>0.144948</text:p>
              </table:table-cell>
              <table:table-cell office:value-type="float" office:value="0.0389431">
                <text:p>0.0389431</text:p>
              </table:table-cell>
              <table:table-cell office:value-type="float" office:value="-0.00107524">
                <text:p>-0.00107524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00222236">
                <text:p>-0.0022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9">
                <text:p>0.12419</text:p>
              </table:table-cell>
              <table:table-cell office:value-type="float" office:value="0.1395">
                <text:p>0.1395</text:p>
              </table:table-cell>
              <table:table-cell office:value-type="float" office:value="0.0369915">
                <text:p>0.0369915</text:p>
              </table:table-cell>
              <table:table-cell office:value-type="float" office:value="0.00107882">
                <text:p>0.00107882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00738019">
                <text:p>-0.0073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98">
                <text:p>0.11798</text:p>
              </table:table-cell>
              <table:table-cell office:value-type="float" office:value="0.13082">
                <text:p>0.13082</text:p>
              </table:table-cell>
              <table:table-cell office:value-type="float" office:value="0.0364531">
                <text:p>0.0364531</text:p>
              </table:table-cell>
              <table:table-cell office:value-type="float" office:value="-0.00108286">
                <text:p>-0.00108286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0975162">
                <text:p>-0.0097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69">
                <text:p>0.110469</text:p>
              </table:table-cell>
              <table:table-cell office:value-type="float" office:value="0.120982">
                <text:p>0.120982</text:p>
              </table:table-cell>
              <table:table-cell office:value-type="float" office:value="0.0326928">
                <text:p>0.0326928</text:p>
              </table:table-cell>
              <table:table-cell office:value-type="float" office:value="-0.00178326">
                <text:p>-0.00178326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135904">
                <text:p>-0.013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209">
                <text:p>0.103209</text:p>
              </table:table-cell>
              <table:table-cell office:value-type="float" office:value="0.122765">
                <text:p>0.122765</text:p>
              </table:table-cell>
              <table:table-cell office:value-type="float" office:value="0.0292366">
                <text:p>0.0292366</text:p>
              </table:table-cell>
              <table:table-cell office:value-type="float" office:value="-0.00180671">
                <text:p>-0.00180671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1521">
                <text:p>-0.0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12">
                <text:p>0.101112</text:p>
              </table:table-cell>
              <table:table-cell office:value-type="float" office:value="0.110312">
                <text:p>0.110312</text:p>
              </table:table-cell>
              <table:table-cell office:value-type="float" office:value="0.0275067">
                <text:p>0.0275067</text:p>
              </table:table-cell>
              <table:table-cell office:value-type="float" office:value="-0.00175627">
                <text:p>-0.00175627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0106593">
                <text:p>-0.0010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452">
                <text:p>0.097452</text:p>
              </table:table-cell>
              <table:table-cell office:value-type="float" office:value="0.097648">
                <text:p>0.097648</text:p>
              </table:table-cell>
              <table:table-cell office:value-type="float" office:value="0.024853">
                <text:p>0.024853</text:p>
              </table:table-cell>
              <table:table-cell office:value-type="float" office:value="-0.00214697">
                <text:p>-0.00214697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166274">
                <text:p>-0.016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6152">
                <text:p>0.0946152</text:p>
              </table:table-cell>
              <table:table-cell office:value-type="float" office:value="0.0921192">
                <text:p>0.0921192</text:p>
              </table:table-cell>
              <table:table-cell office:value-type="float" office:value="0.0241031">
                <text:p>0.0241031</text:p>
              </table:table-cell>
              <table:table-cell office:value-type="float" office:value="-0.000866793">
                <text:p>-0.000866793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136648">
                <text:p>-0.013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795">
                <text:p>0.0911795</text:p>
              </table:table-cell>
              <table:table-cell office:value-type="float" office:value="0.0871819">
                <text:p>0.0871819</text:p>
              </table:table-cell>
              <table:table-cell office:value-type="float" office:value="0.0235329">
                <text:p>0.0235329</text:p>
              </table:table-cell>
              <table:table-cell office:value-type="float" office:value="-0.00143376">
                <text:p>-0.00143376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12101">
                <text:p>-0.01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2456">
                <text:p>0.0822456</text:p>
              </table:table-cell>
              <table:table-cell office:value-type="float" office:value="0.0721193">
                <text:p>0.0721193</text:p>
              </table:table-cell>
              <table:table-cell office:value-type="float" office:value="0.0215172">
                <text:p>0.0215172</text:p>
              </table:table-cell>
              <table:table-cell office:value-type="float" office:value="-0.000845368">
                <text:p>-0.000845368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0945252">
                <text:p>-0.0094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4611">
                <text:p>0.0804611</text:p>
              </table:table-cell>
              <table:table-cell office:value-type="float" office:value="0.0652549">
                <text:p>0.0652549</text:p>
              </table:table-cell>
              <table:table-cell office:value-type="float" office:value="0.0196511">
                <text:p>0.0196511</text:p>
              </table:table-cell>
              <table:table-cell office:value-type="float" office:value="-0.000769997">
                <text:p>-0.000769997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0870496">
                <text:p>-0.0087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2921">
                <text:p>0.0752921</text:p>
              </table:table-cell>
              <table:table-cell office:value-type="float" office:value="0.0599857">
                <text:p>0.0599857</text:p>
              </table:table-cell>
              <table:table-cell office:value-type="float" office:value="0.0188688">
                <text:p>0.0188688</text:p>
              </table:table-cell>
              <table:table-cell office:value-type="float" office:value="-0.00882939">
                <text:p>-0.00882939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0707771">
                <text:p>-0.0070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1323">
                <text:p>0.0731323</text:p>
              </table:table-cell>
              <table:table-cell office:value-type="float" office:value="0.0510475">
                <text:p>0.0510475</text:p>
              </table:table-cell>
              <table:table-cell office:value-type="float" office:value="0.0186663">
                <text:p>0.0186663</text:p>
              </table:table-cell>
              <table:table-cell office:value-type="float" office:value="-0.000996713">
                <text:p>-0.000996713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0710787">
                <text:p>-0.0071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0336">
                <text:p>0.0720336</text:p>
              </table:table-cell>
              <table:table-cell office:value-type="float" office:value="0.0449704">
                <text:p>0.0449704</text:p>
              </table:table-cell>
              <table:table-cell office:value-type="float" office:value="0.0165162">
                <text:p>0.0165162</text:p>
              </table:table-cell>
              <table:table-cell office:value-type="float" office:value="0.000288678">
                <text:p>0.000288678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0541587">
                <text:p>-0.0054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763">
                <text:p>0.0678763</text:p>
              </table:table-cell>
              <table:table-cell office:value-type="float" office:value="0.0314792">
                <text:p>0.0314792</text:p>
              </table:table-cell>
              <table:table-cell office:value-type="float" office:value="0.0158614">
                <text:p>0.0158614</text:p>
              </table:table-cell>
              <table:table-cell office:value-type="float" office:value="-0.000661048">
                <text:p>-0.000661048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0320194">
                <text:p>-0.0032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052">
                <text:p>0.064052</text:p>
              </table:table-cell>
              <table:table-cell office:value-type="float" office:value="0.0207859">
                <text:p>0.0207859</text:p>
              </table:table-cell>
              <table:table-cell office:value-type="float" office:value="0.0149063">
                <text:p>0.0149063</text:p>
              </table:table-cell>
              <table:table-cell office:value-type="float" office:value="-0.00027117">
                <text:p>-0.00027117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0441519">
                <text:p>-0.0044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816">
                <text:p>0.0612816</text:p>
              </table:table-cell>
              <table:table-cell office:value-type="float" office:value="0.0142749">
                <text:p>0.0142749</text:p>
              </table:table-cell>
              <table:table-cell office:value-type="float" office:value="0.0138539">
                <text:p>0.0138539</text:p>
              </table:table-cell>
              <table:table-cell office:value-type="float" office:value="-0.000469425">
                <text:p>-0.000469425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0312597">
                <text:p>-0.003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9466">
                <text:p>0.0599466</text:p>
              </table:table-cell>
              <table:table-cell office:value-type="float" office:value="0.0041941">
                <text:p>0.0041941</text:p>
              </table:table-cell>
              <table:table-cell office:value-type="float" office:value="0.0127963">
                <text:p>0.0127963</text:p>
              </table:table-cell>
              <table:table-cell office:value-type="float" office:value="-0.000673638">
                <text:p>-0.000673638</text:p>
              </table:table-cell>
              <table:table-cell office:value-type="float" office:value="0.030071">
                <text:p>0.030071</text:p>
              </table:table-cell>
              <table:table-cell office:value-type="float" office:value="-0.00433169">
                <text:p>-0.0043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506">
                <text:p>0.056506</text:p>
              </table:table-cell>
              <table:table-cell office:value-type="float" office:value="-0.00510824">
                <text:p>-0.00510824</text:p>
              </table:table-cell>
              <table:table-cell office:value-type="float" office:value="0.0114287">
                <text:p>0.0114287</text:p>
              </table:table-cell>
              <table:table-cell office:value-type="float" office:value="-0.000574737">
                <text:p>-0.000574737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0285678">
                <text:p>-0.0028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2973">
                <text:p>0.0512973</text:p>
              </table:table-cell>
              <table:table-cell office:value-type="float" office:value="-0.0101986">
                <text:p>-0.0101986</text:p>
              </table:table-cell>
              <table:table-cell office:value-type="float" office:value="0.0109763">
                <text:p>0.0109763</text:p>
              </table:table-cell>
              <table:table-cell office:value-type="float" office:value="0.0040994">
                <text:p>0.0040994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0295506">
                <text:p>-0.0029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0364">
                <text:p>0.0500364</text:p>
              </table:table-cell>
              <table:table-cell office:value-type="float" office:value="-0.012642">
                <text:p>-0.012642</text:p>
              </table:table-cell>
              <table:table-cell office:value-type="float" office:value="0.0108515">
                <text:p>0.0108515</text:p>
              </table:table-cell>
              <table:table-cell office:value-type="float" office:value="-0.000241251">
                <text:p>-0.00024125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0223516">
                <text:p>-0.0022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113">
                <text:p>0.0480113</text:p>
              </table:table-cell>
              <table:table-cell office:value-type="float" office:value="-0.0126867">
                <text:p>-0.012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0263241">
                <text:p>-0.0026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423">
                <text:p>0.0459423</text:p>
              </table:table-cell>
              <table:table-cell office:value-type="float" office:value="-0.0207576">
                <text:p>-0.020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0185596">
                <text:p>-0.0018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0173909">
                <text:p>-0.017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0180791">
                <text:p>-0.0018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6891">
                <text:p>0.0426891</text:p>
              </table:table-cell>
              <table:table-cell office:value-type="float" office:value="-0.0182293">
                <text:p>-0.018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415">
                <text:p>0.0195415</text:p>
              </table:table-cell>
              <table:table-cell office:value-type="float" office:value="0.000548039">
                <text:p>0.00054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0465">
                <text:p>0.0420465</text:p>
              </table:table-cell>
              <table:table-cell office:value-type="float" office:value="-0.0222929">
                <text:p>-0.022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134993">
                <text:p>-0.00134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2244">
                <text:p>0.0402244</text:p>
              </table:table-cell>
              <table:table-cell office:value-type="float" office:value="-0.0234335">
                <text:p>-0.023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0432795">
                <text:p>-0.00043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179">
                <text:p>0.0382179</text:p>
              </table:table-cell>
              <table:table-cell office:value-type="float" office:value="-0.0241397">
                <text:p>-0.024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7">
                <text:p>0.0168657</text:p>
              </table:table-cell>
              <table:table-cell office:value-type="float" office:value="-0.0010683">
                <text:p>-0.001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691">
                <text:p>0.0357691</text:p>
              </table:table-cell>
              <table:table-cell office:value-type="float" office:value="-0.0274463">
                <text:p>-0.027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0239699">
                <text:p>0.00023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6315">
                <text:p>0.0346315</text:p>
              </table:table-cell>
              <table:table-cell office:value-type="float" office:value="-0.0239181">
                <text:p>-0.0239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795">
                <text:p>0.0153795</text:p>
              </table:table-cell>
              <table:table-cell office:value-type="float" office:value="-0.00181647">
                <text:p>-0.0018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7284">
                <text:p>0.0337284</text:p>
              </table:table-cell>
              <table:table-cell office:value-type="float" office:value="-0.0268758">
                <text:p>-0.026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5714">
                <text:p>0.0145714</text:p>
              </table:table-cell>
              <table:table-cell office:value-type="float" office:value="-0.00186202">
                <text:p>-0.00186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3296">
                <text:p>0.0313296</text:p>
              </table:table-cell>
              <table:table-cell office:value-type="float" office:value="-0.0246224">
                <text:p>-0.0246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994">
                <text:p>0.0126994</text:p>
              </table:table-cell>
              <table:table-cell office:value-type="float" office:value="-0.00319829">
                <text:p>-0.0031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4162">
                <text:p>0.0304162</text:p>
              </table:table-cell>
              <table:table-cell office:value-type="float" office:value="-0.0237652">
                <text:p>-0.0237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221">
                <text:p>0.0123221</text:p>
              </table:table-cell>
              <table:table-cell office:value-type="float" office:value="-0.00160854">
                <text:p>-0.0016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843">
                <text:p>0.0290843</text:p>
              </table:table-cell>
              <table:table-cell office:value-type="float" office:value="-0.0232913">
                <text:p>-0.023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57">
                <text:p>0.0113657</text:p>
              </table:table-cell>
              <table:table-cell office:value-type="float" office:value="-0.0022733">
                <text:p>-0.002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404">
                <text:p>0.0266404</text:p>
              </table:table-cell>
              <table:table-cell office:value-type="float" office:value="-0.0270621">
                <text:p>-0.027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651">
                <text:p>0.0110651</text:p>
              </table:table-cell>
              <table:table-cell office:value-type="float" office:value="-0.0014637">
                <text:p>-0.001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341">
                <text:p>0.0262341</text:p>
              </table:table-cell>
              <table:table-cell office:value-type="float" office:value="-0.0219653">
                <text:p>-0.0219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256188">
                <text:p>0.0025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54">
                <text:p>0.0253054</text:p>
              </table:table-cell>
              <table:table-cell office:value-type="float" office:value="-0.0227832">
                <text:p>-0.022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6">
                <text:p>0.023686</text:p>
              </table:table-cell>
              <table:table-cell office:value-type="float" office:value="-0.0222281">
                <text:p>-0.022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3239">
                <text:p>0.0223239</text:p>
              </table:table-cell>
              <table:table-cell office:value-type="float" office:value="-0.0492227">
                <text:p>-0.049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1485">
                <text:p>0.0221485</text:p>
              </table:table-cell>
              <table:table-cell office:value-type="float" office:value="-0.0175289">
                <text:p>-0.017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622">
                <text:p>0.0213622</text:p>
              </table:table-cell>
              <table:table-cell office:value-type="float" office:value="-0.0205241">
                <text:p>-0.020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994">
                <text:p>0.0193994</text:p>
              </table:table-cell>
              <table:table-cell office:value-type="float" office:value="-0.0155903">
                <text:p>-0.0155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E89 Sheet1.G1:Sheet1.G89 Sheet1.AZ2:Sheet1.AZ89 Sheet1.AK2:Sheet1.AK89 Sheet1.BO2:Sheet1.BO89 Sheet1.V2:Sheet1.V89" chart:data-source-has-labels="row" svg:x="0.77cm" svg:y="0.855cm" svg:width="12.062cm" svg:height="7.545cm">
          <chartooo:coordinate-region svg:x="1.788cm" svg:y="1.055cm" svg:width="10.804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9" chart:label-cell-address="Sheet1.G1:Sheet1.G1" chart:class="chart:scatter">
            <chart:domain table:cell-range-address="Sheet1.E2:Sheet1.E89"/>
            <chart:data-point chart:repeated="88"/>
          </chart:series>
          <chart:series chart:style-name="ch7" chart:values-cell-range-address="Sheet1.AZ2:Sheet1.AZ89" chart:class="chart:scatter">
            <chart:domain table:cell-range-address="Sheet1.AX2:Sheet1.AX89"/>
            <chart:data-point chart:repeated="88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0012264">
                <text:p>-0.00012264</text:p>
                <draw:g>
                  <svg:desc>Sheet1.G2:Sheet1.G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878697">
                <text:p>-0.00878697</text:p>
                <draw:g>
                  <svg:desc>Sheet1.AZ2:Sheet1.AZ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0117381">
                <text:p>0.000117381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440441">
                <text:p>-0.00440441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00804237">
                <text:p>-0.000804237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2153">
                <text:p>0.792153</text:p>
              </table:table-cell>
              <table:table-cell office:value-type="float" office:value="-0.00106114">
                <text:p>-0.00106114</text:p>
              </table:table-cell>
              <table:table-cell office:value-type="float" office:value="0.92854">
                <text:p>0.92854</text:p>
              </table:table-cell>
              <table:table-cell office:value-type="float" office:value="-0.0197662">
                <text:p>-0.0197662</text:p>
              </table:table-cell>
              <table:table-cell office:value-type="float" office:value="0.87567">
                <text:p>0.87567</text:p>
              </table:table-cell>
              <table:table-cell office:value-type="float" office:value="-0.00284884">
                <text:p>-0.00284884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129314">
                <text:p>-0.00129314</text:p>
              </table:table-cell>
              <table:table-cell office:value-type="float" office:value="0.957514">
                <text:p>0.957514</text:p>
              </table:table-cell>
              <table:table-cell office:value-type="float" office:value="0.000452029">
                <text:p>0.00045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0026">
                <text:p>0.740026</text:p>
              </table:table-cell>
              <table:table-cell office:value-type="float" office:value="-0.000948176">
                <text:p>-0.000948176</text:p>
              </table:table-cell>
              <table:table-cell office:value-type="float" office:value="0.829294">
                <text:p>0.829294</text:p>
              </table:table-cell>
              <table:table-cell office:value-type="float" office:value="-0.00854525">
                <text:p>-0.00854525</text:p>
              </table:table-cell>
              <table:table-cell office:value-type="float" office:value="0.867103">
                <text:p>0.867103</text:p>
              </table:table-cell>
              <table:table-cell office:value-type="float" office:value="0.000404763">
                <text:p>0.000404763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383209">
                <text:p>-0.00383209</text:p>
              </table:table-cell>
              <table:table-cell office:value-type="float" office:value="0.859504">
                <text:p>0.859504</text:p>
              </table:table-cell>
              <table:table-cell office:value-type="float" office:value="-0.00254405">
                <text:p>-0.00254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477">
                <text:p>0.65477</text:p>
              </table:table-cell>
              <table:table-cell office:value-type="float" office:value="-0.000526731">
                <text:p>-0.000526731</text:p>
              </table:table-cell>
              <table:table-cell office:value-type="float" office:value="0.820133">
                <text:p>0.820133</text:p>
              </table:table-cell>
              <table:table-cell office:value-type="float" office:value="-0.0295393">
                <text:p>-0.0295393</text:p>
              </table:table-cell>
              <table:table-cell office:value-type="float" office:value="0.849836">
                <text:p>0.849836</text:p>
              </table:table-cell>
              <table:table-cell office:value-type="float" office:value="0.00114274">
                <text:p>0.00114274</text:p>
              </table:table-cell>
              <table:table-cell office:value-type="float" office:value="0.824133">
                <text:p>0.824133</text:p>
              </table:table-cell>
              <table:table-cell office:value-type="float" office:value="0.00105708">
                <text:p>0.00105708</text:p>
              </table:table-cell>
              <table:table-cell office:value-type="float" office:value="0.823389">
                <text:p>0.823389</text:p>
              </table:table-cell>
              <table:table-cell office:value-type="float" office:value="0.00102813">
                <text:p>0.00102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6625">
                <text:p>0.576625</text:p>
              </table:table-cell>
              <table:table-cell office:value-type="float" office:value="-0.00103249">
                <text:p>-0.00103249</text:p>
              </table:table-cell>
              <table:table-cell office:value-type="float" office:value="0.813376">
                <text:p>0.813376</text:p>
              </table:table-cell>
              <table:table-cell office:value-type="float" office:value="-0.00541733">
                <text:p>-0.00541733</text:p>
              </table:table-cell>
              <table:table-cell office:value-type="float" office:value="0.781837">
                <text:p>0.781837</text:p>
              </table:table-cell>
              <table:table-cell office:value-type="float" office:value="0.00140808">
                <text:p>0.00140808</text:p>
              </table:table-cell>
              <table:table-cell office:value-type="float" office:value="0.794794">
                <text:p>0.794794</text:p>
              </table:table-cell>
              <table:table-cell office:value-type="float" office:value="0.0020548">
                <text:p>0.0020548</text:p>
              </table:table-cell>
              <table:table-cell office:value-type="float" office:value="0.693335">
                <text:p>0.693335</text:p>
              </table:table-cell>
              <table:table-cell office:value-type="float" office:value="0.00660268">
                <text:p>0.00660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9107">
                <text:p>0.529107</text:p>
              </table:table-cell>
              <table:table-cell office:value-type="float" office:value="-0.00134016">
                <text:p>-0.00134016</text:p>
              </table:table-cell>
              <table:table-cell office:value-type="float" office:value="0.779074">
                <text:p>0.779074</text:p>
              </table:table-cell>
              <table:table-cell office:value-type="float" office:value="-0.00457046">
                <text:p>-0.00457046</text:p>
              </table:table-cell>
              <table:table-cell office:value-type="float" office:value="0.692306">
                <text:p>0.692306</text:p>
              </table:table-cell>
              <table:table-cell office:value-type="float" office:value="0.0016292">
                <text:p>0.0016292</text:p>
              </table:table-cell>
              <table:table-cell office:value-type="float" office:value="0.752391">
                <text:p>0.752391</text:p>
              </table:table-cell>
              <table:table-cell office:value-type="float" office:value="-0.00283383">
                <text:p>-0.00283383</text:p>
              </table:table-cell>
              <table:table-cell office:value-type="float" office:value="0.525687">
                <text:p>0.525687</text:p>
              </table:table-cell>
              <table:table-cell office:value-type="float" office:value="0.00792843">
                <text:p>0.00792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6558">
                <text:p>0.446558</text:p>
              </table:table-cell>
              <table:table-cell office:value-type="float" office:value="-0.000515801">
                <text:p>-0.000515801</text:p>
              </table:table-cell>
              <table:table-cell office:value-type="float" office:value="0.745455">
                <text:p>0.745455</text:p>
              </table:table-cell>
              <table:table-cell office:value-type="float" office:value="-0.00203317">
                <text:p>-0.00203317</text:p>
              </table:table-cell>
              <table:table-cell office:value-type="float" office:value="0.657905">
                <text:p>0.657905</text:p>
              </table:table-cell>
              <table:table-cell office:value-type="float" office:value="-0.00234217">
                <text:p>-0.00234217</text:p>
              </table:table-cell>
              <table:table-cell office:value-type="float" office:value="0.732088">
                <text:p>0.732088</text:p>
              </table:table-cell>
              <table:table-cell office:value-type="float" office:value="0.00999326">
                <text:p>0.00999326</text:p>
              </table:table-cell>
              <table:table-cell office:value-type="float" office:value="0.48192">
                <text:p>0.48192</text:p>
              </table:table-cell>
              <table:table-cell office:value-type="float" office:value="0.0079351">
                <text:p>0.0079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7285">
                <text:p>0.407285</text:p>
              </table:table-cell>
              <table:table-cell office:value-type="float" office:value="-0.000340464">
                <text:p>-0.000340464</text:p>
              </table:table-cell>
              <table:table-cell office:value-type="float" office:value="0.728531">
                <text:p>0.728531</text:p>
              </table:table-cell>
              <table:table-cell office:value-type="float" office:value="-0.000506612">
                <text:p>-0.000506612</text:p>
              </table:table-cell>
              <table:table-cell office:value-type="float" office:value="0.651094">
                <text:p>0.651094</text:p>
              </table:table-cell>
              <table:table-cell office:value-type="float" office:value="0.00142723">
                <text:p>0.00142723</text:p>
              </table:table-cell>
              <table:table-cell office:value-type="float" office:value="0.718476">
                <text:p>0.718476</text:p>
              </table:table-cell>
              <table:table-cell office:value-type="float" office:value="0.0033726">
                <text:p>0.0033726</text:p>
              </table:table-cell>
              <table:table-cell office:value-type="float" office:value="0.415735">
                <text:p>0.415735</text:p>
              </table:table-cell>
              <table:table-cell office:value-type="float" office:value="0.00757824">
                <text:p>0.00757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4126">
                <text:p>0.354126</text:p>
              </table:table-cell>
              <table:table-cell office:value-type="float" office:value="-0.000488474">
                <text:p>-0.000488474</text:p>
              </table:table-cell>
              <table:table-cell office:value-type="float" office:value="0.692117">
                <text:p>0.692117</text:p>
              </table:table-cell>
              <table:table-cell office:value-type="float" office:value="0.00249489">
                <text:p>0.00249489</text:p>
              </table:table-cell>
              <table:table-cell office:value-type="float" office:value="0.588326">
                <text:p>0.588326</text:p>
              </table:table-cell>
              <table:table-cell office:value-type="float" office:value="-0.0108414">
                <text:p>-0.0108414</text:p>
              </table:table-cell>
              <table:table-cell office:value-type="float" office:value="0.635525">
                <text:p>0.635525</text:p>
              </table:table-cell>
              <table:table-cell office:value-type="float" office:value="0.00281647">
                <text:p>0.00281647</text:p>
              </table:table-cell>
              <table:table-cell office:value-type="float" office:value="0.373196">
                <text:p>0.373196</text:p>
              </table:table-cell>
              <table:table-cell office:value-type="float" office:value="0.00872832">
                <text:p>0.00872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871">
                <text:p>0.338871</text:p>
              </table:table-cell>
              <table:table-cell office:value-type="float" office:value="-0.000486604">
                <text:p>-0.000486604</text:p>
              </table:table-cell>
              <table:table-cell office:value-type="float" office:value="0.662173">
                <text:p>0.662173</text:p>
              </table:table-cell>
              <table:table-cell office:value-type="float" office:value="-0.00744137">
                <text:p>-0.00744137</text:p>
              </table:table-cell>
              <table:table-cell office:value-type="float" office:value="0.581873">
                <text:p>0.581873</text:p>
              </table:table-cell>
              <table:table-cell office:value-type="float" office:value="0.000653988">
                <text:p>0.000653988</text:p>
              </table:table-cell>
              <table:table-cell office:value-type="float" office:value="0.609193">
                <text:p>0.609193</text:p>
              </table:table-cell>
              <table:table-cell office:value-type="float" office:value="0.0114577">
                <text:p>0.0114577</text:p>
              </table:table-cell>
              <table:table-cell office:value-type="float" office:value="0.32152">
                <text:p>0.32152</text:p>
              </table:table-cell>
              <table:table-cell office:value-type="float" office:value="0.00862892">
                <text:p>0.00862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2041">
                <text:p>0.312041</text:p>
              </table:table-cell>
              <table:table-cell office:value-type="float" office:value="0.000217648">
                <text:p>0.000217648</text:p>
              </table:table-cell>
              <table:table-cell office:value-type="float" office:value="0.647727">
                <text:p>0.647727</text:p>
              </table:table-cell>
              <table:table-cell office:value-type="float" office:value="0.00282416">
                <text:p>0.00282416</text:p>
              </table:table-cell>
              <table:table-cell office:value-type="float" office:value="0.524058">
                <text:p>0.524058</text:p>
              </table:table-cell>
              <table:table-cell office:value-type="float" office:value="0.000795692">
                <text:p>0.000795692</text:p>
              </table:table-cell>
              <table:table-cell office:value-type="float" office:value="0.597956">
                <text:p>0.597956</text:p>
              </table:table-cell>
              <table:table-cell office:value-type="float" office:value="0.00542005">
                <text:p>0.00542005</text:p>
              </table:table-cell>
              <table:table-cell office:value-type="float" office:value="0.248775">
                <text:p>0.248775</text:p>
              </table:table-cell>
              <table:table-cell office:value-type="float" office:value="0.00915262">
                <text:p>0.00915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046">
                <text:p>0.304046</text:p>
              </table:table-cell>
              <table:table-cell office:value-type="float" office:value="-0.000464355">
                <text:p>-0.000464355</text:p>
              </table:table-cell>
              <table:table-cell office:value-type="float" office:value="0.624156">
                <text:p>0.624156</text:p>
              </table:table-cell>
              <table:table-cell office:value-type="float" office:value="-0.00381394">
                <text:p>-0.00381394</text:p>
              </table:table-cell>
              <table:table-cell office:value-type="float" office:value="0.514832">
                <text:p>0.514832</text:p>
              </table:table-cell>
              <table:table-cell office:value-type="float" office:value="0.000659026">
                <text:p>0.000659026</text:p>
              </table:table-cell>
              <table:table-cell office:value-type="float" office:value="0.58079">
                <text:p>0.58079</text:p>
              </table:table-cell>
              <table:table-cell office:value-type="float" office:value="0.00336706">
                <text:p>0.00336706</text:p>
              </table:table-cell>
              <table:table-cell office:value-type="float" office:value="0.227982">
                <text:p>0.227982</text:p>
              </table:table-cell>
              <table:table-cell office:value-type="float" office:value="0.00947536">
                <text:p>0.00947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3148">
                <text:p>0.263148</text:p>
              </table:table-cell>
              <table:table-cell office:value-type="float" office:value="-0.000651258">
                <text:p>-0.000651258</text:p>
              </table:table-cell>
              <table:table-cell office:value-type="float" office:value="0.592944">
                <text:p>0.592944</text:p>
              </table:table-cell>
              <table:table-cell office:value-type="float" office:value="-0.0100715">
                <text:p>-0.0100715</text:p>
              </table:table-cell>
              <table:table-cell office:value-type="float" office:value="0.474909">
                <text:p>0.474909</text:p>
              </table:table-cell>
              <table:table-cell office:value-type="float" office:value="0.000627056">
                <text:p>0.000627056</text:p>
              </table:table-cell>
              <table:table-cell office:value-type="float" office:value="0.565434">
                <text:p>0.565434</text:p>
              </table:table-cell>
              <table:table-cell office:value-type="float" office:value="0.00632049">
                <text:p>0.00632049</text:p>
              </table:table-cell>
              <table:table-cell office:value-type="float" office:value="0.217398">
                <text:p>0.217398</text:p>
              </table:table-cell>
              <table:table-cell office:value-type="float" office:value="0.0100528">
                <text:p>0.0100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0042">
                <text:p>0.200042</text:p>
              </table:table-cell>
              <table:table-cell office:value-type="float" office:value="-0.00112302">
                <text:p>-0.00112302</text:p>
              </table:table-cell>
              <table:table-cell office:value-type="float" office:value="0.571374">
                <text:p>0.571374</text:p>
              </table:table-cell>
              <table:table-cell office:value-type="float" office:value="-0.015352">
                <text:p>-0.015352</text:p>
              </table:table-cell>
              <table:table-cell office:value-type="float" office:value="0.426674">
                <text:p>0.426674</text:p>
              </table:table-cell>
              <table:table-cell office:value-type="float" office:value="NaN">
                <text:p>NaN</text:p>
              </table:table-cell>
              <table:table-cell office:value-type="float" office:value="0.535602">
                <text:p>0.535602</text:p>
              </table:table-cell>
              <table:table-cell office:value-type="float" office:value="0.00656784">
                <text:p>0.00656784</text:p>
              </table:table-cell>
              <table:table-cell office:value-type="float" office:value="0.20518">
                <text:p>0.20518</text:p>
              </table:table-cell>
              <table:table-cell office:value-type="float" office:value="0.0102861">
                <text:p>0.0102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531">
                <text:p>0.16531</text:p>
              </table:table-cell>
              <table:table-cell office:value-type="float" office:value="-0.000887178">
                <text:p>-0.000887178</text:p>
              </table:table-cell>
              <table:table-cell office:value-type="float" office:value="0.523056">
                <text:p>0.523056</text:p>
              </table:table-cell>
              <table:table-cell office:value-type="float" office:value="-0.0275474">
                <text:p>-0.0275474</text:p>
              </table:table-cell>
              <table:table-cell office:value-type="float" office:value="0.40731">
                <text:p>0.40731</text:p>
              </table:table-cell>
              <table:table-cell office:value-type="float" office:value="0.000875106">
                <text:p>0.000875106</text:p>
              </table:table-cell>
              <table:table-cell office:value-type="float" office:value="0.475667">
                <text:p>0.475667</text:p>
              </table:table-cell>
              <table:table-cell office:value-type="float" office:value="-0.00187973">
                <text:p>-0.00187973</text:p>
              </table:table-cell>
              <table:table-cell office:value-type="float" office:value="0.161724">
                <text:p>0.161724</text:p>
              </table:table-cell>
              <table:table-cell office:value-type="float" office:value="0.0120855">
                <text:p>0.0120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4">
                <text:p>0.154</text:p>
              </table:table-cell>
              <table:table-cell office:value-type="float" office:value="-0.00077436">
                <text:p>-0.00077436</text:p>
              </table:table-cell>
              <table:table-cell office:value-type="float" office:value="0.511541">
                <text:p>0.511541</text:p>
              </table:table-cell>
              <table:table-cell office:value-type="float" office:value="-0.0437733">
                <text:p>-0.0437733</text:p>
              </table:table-cell>
              <table:table-cell office:value-type="float" office:value="0.394613">
                <text:p>0.394613</text:p>
              </table:table-cell>
              <table:table-cell office:value-type="float" office:value="0.000177176">
                <text:p>0.000177176</text:p>
              </table:table-cell>
              <table:table-cell office:value-type="float" office:value="0.458732">
                <text:p>0.458732</text:p>
              </table:table-cell>
              <table:table-cell office:value-type="float" office:value="-0.00351358">
                <text:p>-0.00351358</text:p>
              </table:table-cell>
              <table:table-cell office:value-type="float" office:value="0.148511">
                <text:p>0.148511</text:p>
              </table:table-cell>
              <table:table-cell office:value-type="float" office:value="0.0125231">
                <text:p>0.0125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2741">
                <text:p>0.122741</text:p>
              </table:table-cell>
              <table:table-cell office:value-type="float" office:value="NaN">
                <text:p>NaN</text:p>
              </table:table-cell>
              <table:table-cell office:value-type="float" office:value="0.486092">
                <text:p>0.486092</text:p>
              </table:table-cell>
              <table:table-cell office:value-type="float" office:value="-0.0464738">
                <text:p>-0.0464738</text:p>
              </table:table-cell>
              <table:table-cell office:value-type="float" office:value="0.367079">
                <text:p>0.367079</text:p>
              </table:table-cell>
              <table:table-cell office:value-type="float" office:value="0.000436068">
                <text:p>0.000436068</text:p>
              </table:table-cell>
              <table:table-cell office:value-type="float" office:value="0.437356">
                <text:p>0.437356</text:p>
              </table:table-cell>
              <table:table-cell office:value-type="float" office:value="-0.00974692">
                <text:p>-0.00974692</text:p>
              </table:table-cell>
              <table:table-cell office:value-type="float" office:value="0.130338">
                <text:p>0.130338</text:p>
              </table:table-cell>
              <table:table-cell office:value-type="float" office:value="0.0133318">
                <text:p>0.0133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6528">
                <text:p>0.116528</text:p>
              </table:table-cell>
              <table:table-cell office:value-type="float" office:value="NaN">
                <text:p>NaN</text:p>
              </table:table-cell>
              <table:table-cell office:value-type="float" office:value="0.467674">
                <text:p>0.467674</text:p>
              </table:table-cell>
              <table:table-cell office:value-type="float" office:value="-0.0636814">
                <text:p>-0.0636814</text:p>
              </table:table-cell>
              <table:table-cell office:value-type="float" office:value="0.309088">
                <text:p>0.309088</text:p>
              </table:table-cell>
              <table:table-cell office:value-type="float" office:value="-0.00652828">
                <text:p>-0.00652828</text:p>
              </table:table-cell>
              <table:table-cell office:value-type="float" office:value="0.403011">
                <text:p>0.403011</text:p>
              </table:table-cell>
              <table:table-cell office:value-type="float" office:value="-0.0632926">
                <text:p>-0.0632926</text:p>
              </table:table-cell>
              <table:table-cell office:value-type="float" office:value="0.11489">
                <text:p>0.11489</text:p>
              </table:table-cell>
              <table:table-cell office:value-type="float" office:value="0.0146716">
                <text:p>0.0146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7848">
                <text:p>0.107848</text:p>
              </table:table-cell>
              <table:table-cell office:value-type="float" office:value="NaN">
                <text:p>NaN</text:p>
              </table:table-cell>
              <table:table-cell office:value-type="float" office:value="0.441413">
                <text:p>0.441413</text:p>
              </table:table-cell>
              <table:table-cell office:value-type="float" office:value="-0.117444">
                <text:p>-0.117444</text:p>
              </table:table-cell>
              <table:table-cell office:value-type="float" office:value="0.305854">
                <text:p>0.305854</text:p>
              </table:table-cell>
              <table:table-cell office:value-type="float" office:value="0.00332348">
                <text:p>0.00332348</text:p>
              </table:table-cell>
              <table:table-cell office:value-type="float" office:value="0.395834">
                <text:p>0.395834</text:p>
              </table:table-cell>
              <table:table-cell office:value-type="float" office:value="-0.0272498">
                <text:p>-0.0272498</text:p>
              </table:table-cell>
              <table:table-cell office:value-type="float" office:value="0.0849724">
                <text:p>0.0849724</text:p>
              </table:table-cell>
              <table:table-cell office:value-type="float" office:value="0.0137086">
                <text:p>0.0137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2789">
                <text:p>0.0972789</text:p>
              </table:table-cell>
              <table:table-cell office:value-type="float" office:value="NaN">
                <text:p>NaN</text:p>
              </table:table-cell>
              <table:table-cell office:value-type="float" office:value="0.435057">
                <text:p>0.435057</text:p>
              </table:table-cell>
              <table:table-cell office:value-type="float" office:value="-0.073053">
                <text:p>-0.073053</text:p>
              </table:table-cell>
              <table:table-cell office:value-type="float" office:value="0.299785">
                <text:p>0.299785</text:p>
              </table:table-cell>
              <table:table-cell office:value-type="float" office:value="0.00051976">
                <text:p>0.00051976</text:p>
              </table:table-cell>
              <table:table-cell office:value-type="float" office:value="0.367755">
                <text:p>0.367755</text:p>
              </table:table-cell>
              <table:table-cell office:value-type="float" office:value="-0.0361607">
                <text:p>-0.0361607</text:p>
              </table:table-cell>
              <table:table-cell office:value-type="float" office:value="0.0797749">
                <text:p>0.0797749</text:p>
              </table:table-cell>
              <table:table-cell office:value-type="float" office:value="0.0138491">
                <text:p>0.0138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7748">
                <text:p>0.0787748</text:p>
              </table:table-cell>
              <table:table-cell office:value-type="float" office:value="-0.000668175">
                <text:p>-0.000668175</text:p>
              </table:table-cell>
              <table:table-cell office:value-type="float" office:value="0.418863">
                <text:p>0.418863</text:p>
              </table:table-cell>
              <table:table-cell office:value-type="float" office:value="-0.103281">
                <text:p>-0.103281</text:p>
              </table:table-cell>
              <table:table-cell office:value-type="float" office:value="0.281879">
                <text:p>0.281879</text:p>
              </table:table-cell>
              <table:table-cell office:value-type="float" office:value="0.000480921">
                <text:p>0.000480921</text:p>
              </table:table-cell>
              <table:table-cell office:value-type="float" office:value="0.353496">
                <text:p>0.353496</text:p>
              </table:table-cell>
              <table:table-cell office:value-type="float" office:value="-0.0435318">
                <text:p>-0.0435318</text:p>
              </table:table-cell>
              <table:table-cell office:value-type="float" office:value="0.0730369">
                <text:p>0.0730369</text:p>
              </table:table-cell>
              <table:table-cell office:value-type="float" office:value="0.0125505">
                <text:p>0.0125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09131">
                <text:p>0.0609131</text:p>
              </table:table-cell>
              <table:table-cell office:value-type="float" office:value="-0.000380549">
                <text:p>-0.000380549</text:p>
              </table:table-cell>
              <table:table-cell office:value-type="float" office:value="0.39845">
                <text:p>0.39845</text:p>
              </table:table-cell>
              <table:table-cell office:value-type="float" office:value="-0.108363">
                <text:p>-0.108363</text:p>
              </table:table-cell>
              <table:table-cell office:value-type="float" office:value="0.254754">
                <text:p>0.254754</text:p>
              </table:table-cell>
              <table:table-cell office:value-type="float" office:value="0.000438074">
                <text:p>0.000438074</text:p>
              </table:table-cell>
              <table:table-cell office:value-type="float" office:value="0.31496">
                <text:p>0.31496</text:p>
              </table:table-cell>
              <table:table-cell office:value-type="float" office:value="-0.0592104">
                <text:p>-0.0592104</text:p>
              </table:table-cell>
              <table:table-cell office:value-type="float" office:value="0.0673084">
                <text:p>0.0673084</text:p>
              </table:table-cell>
              <table:table-cell office:value-type="float" office:value="0.0123609">
                <text:p>0.0123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5237">
                <text:p>0.0585237</text:p>
              </table:table-cell>
              <table:table-cell office:value-type="float" office:value="0.000371758">
                <text:p>0.000371758</text:p>
              </table:table-cell>
              <table:table-cell office:value-type="float" office:value="0.374587">
                <text:p>0.374587</text:p>
              </table:table-cell>
              <table:table-cell office:value-type="float" office:value="-0.151388">
                <text:p>-0.151388</text:p>
              </table:table-cell>
              <table:table-cell office:value-type="float" office:value="0.229309">
                <text:p>0.229309</text:p>
              </table:table-cell>
              <table:table-cell office:value-type="float" office:value="0.000410218">
                <text:p>0.000410218</text:p>
              </table:table-cell>
              <table:table-cell office:value-type="float" office:value="0.295164">
                <text:p>0.295164</text:p>
              </table:table-cell>
              <table:table-cell office:value-type="float" office:value="-0.0710483">
                <text:p>-0.0710483</text:p>
              </table:table-cell>
              <table:table-cell office:value-type="float" office:value="0.062685">
                <text:p>0.062685</text:p>
              </table:table-cell>
              <table:table-cell office:value-type="float" office:value="0.0120908">
                <text:p>0.0120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35906">
                <text:p>0.0535906</text:p>
              </table:table-cell>
              <table:table-cell office:value-type="float" office:value="0.00093341">
                <text:p>0.00093341</text:p>
              </table:table-cell>
              <table:table-cell office:value-type="float" office:value="0.367358">
                <text:p>0.367358</text:p>
              </table:table-cell>
              <table:table-cell office:value-type="float" office:value="-0.123431">
                <text:p>-0.123431</text:p>
              </table:table-cell>
              <table:table-cell office:value-type="float" office:value="0.199414">
                <text:p>0.199414</text:p>
              </table:table-cell>
              <table:table-cell office:value-type="float" office:value="-0.000219607">
                <text:p>-0.000219607</text:p>
              </table:table-cell>
              <table:table-cell office:value-type="float" office:value="0.281815">
                <text:p>0.281815</text:p>
              </table:table-cell>
              <table:table-cell office:value-type="float" office:value="-0.0751391">
                <text:p>-0.0751391</text:p>
              </table:table-cell>
              <table:table-cell office:value-type="float" office:value="0.0531454">
                <text:p>0.0531454</text:p>
              </table:table-cell>
              <table:table-cell office:value-type="float" office:value="0.0121541">
                <text:p>0.0121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3468">
                <text:p>0.0443468</text:p>
              </table:table-cell>
              <table:table-cell office:value-type="float" office:value="0.00179704">
                <text:p>0.00179704</text:p>
              </table:table-cell>
              <table:table-cell office:value-type="float" office:value="0.35649">
                <text:p>0.35649</text:p>
              </table:table-cell>
              <table:table-cell office:value-type="float" office:value="-0.136475">
                <text:p>-0.136475</text:p>
              </table:table-cell>
              <table:table-cell office:value-type="float" office:value="0.187606">
                <text:p>0.187606</text:p>
              </table:table-cell>
              <table:table-cell office:value-type="float" office:value="0.000284967">
                <text:p>0.000284967</text:p>
              </table:table-cell>
              <table:table-cell office:value-type="float" office:value="0.266089">
                <text:p>0.266089</text:p>
              </table:table-cell>
              <table:table-cell office:value-type="float" office:value="-0.0809512">
                <text:p>-0.0809512</text:p>
              </table:table-cell>
              <table:table-cell office:value-type="float" office:value="0.0488498">
                <text:p>0.0488498</text:p>
              </table:table-cell>
              <table:table-cell office:value-type="float" office:value="0.0116943">
                <text:p>0.0116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6109">
                <text:p>0.0426109</text:p>
              </table:table-cell>
              <table:table-cell office:value-type="float" office:value="0.00127506">
                <text:p>0.00127506</text:p>
              </table:table-cell>
              <table:table-cell office:value-type="float" office:value="0.331075">
                <text:p>0.331075</text:p>
              </table:table-cell>
              <table:table-cell office:value-type="float" office:value="-0.154545">
                <text:p>-0.154545</text:p>
              </table:table-cell>
              <table:table-cell office:value-type="float" office:value="0.178225">
                <text:p>0.178225</text:p>
              </table:table-cell>
              <table:table-cell office:value-type="float" office:value="-0.000501964">
                <text:p>-0.000501964</text:p>
              </table:table-cell>
              <table:table-cell office:value-type="float" office:value="0.255002">
                <text:p>0.255002</text:p>
              </table:table-cell>
              <table:table-cell office:value-type="float" office:value="-0.0870977">
                <text:p>-0.0870977</text:p>
              </table:table-cell>
              <table:table-cell office:value-type="float" office:value="0.0339379">
                <text:p>0.0339379</text:p>
              </table:table-cell>
              <table:table-cell office:value-type="float" office:value="0.0129331">
                <text:p>0.0129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6646">
                <text:p>0.0366646</text:p>
              </table:table-cell>
              <table:table-cell office:value-type="float" office:value="0.000642502">
                <text:p>0.000642502</text:p>
              </table:table-cell>
              <table:table-cell office:value-type="float" office:value="0.310014">
                <text:p>0.310014</text:p>
              </table:table-cell>
              <table:table-cell office:value-type="float" office:value="-0.163932">
                <text:p>-0.163932</text:p>
              </table:table-cell>
              <table:table-cell office:value-type="float" office:value="0.168947">
                <text:p>0.168947</text:p>
              </table:table-cell>
              <table:table-cell office:value-type="float" office:value="NaN">
                <text:p>NaN</text:p>
              </table:table-cell>
              <table:table-cell office:value-type="float" office:value="0.243358">
                <text:p>0.243358</text:p>
              </table:table-cell>
              <table:table-cell office:value-type="float" office:value="-0.0894406">
                <text:p>-0.0894406</text:p>
              </table:table-cell>
              <table:table-cell office:value-type="float" office:value="0.0273235">
                <text:p>0.0273235</text:p>
              </table:table-cell>
              <table:table-cell office:value-type="float" office:value="0.0125188">
                <text:p>0.0125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0321">
                <text:p>0.0290321</text:p>
              </table:table-cell>
              <table:table-cell office:value-type="float" office:value="0.000675286">
                <text:p>0.000675286</text:p>
              </table:table-cell>
              <table:table-cell office:value-type="float" office:value="0.305393">
                <text:p>0.305393</text:p>
              </table:table-cell>
              <table:table-cell office:value-type="float" office:value="-0.177764">
                <text:p>-0.177764</text:p>
              </table:table-cell>
              <table:table-cell office:value-type="float" office:value="0.15755">
                <text:p>0.15755</text:p>
              </table:table-cell>
              <table:table-cell office:value-type="float" office:value="-0.00129818">
                <text:p>-0.00129818</text:p>
              </table:table-cell>
              <table:table-cell office:value-type="float" office:value="0.234709">
                <text:p>0.234709</text:p>
              </table:table-cell>
              <table:table-cell office:value-type="float" office:value="-0.138738">
                <text:p>-0.138738</text:p>
              </table:table-cell>
              <table:table-cell office:value-type="float" office:value="0.0215875">
                <text:p>0.0215875</text:p>
              </table:table-cell>
              <table:table-cell office:value-type="float" office:value="0.0138454">
                <text:p>0.0138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6421">
                <text:p>0.0266421</text:p>
              </table:table-cell>
              <table:table-cell office:value-type="float" office:value="0.000376874">
                <text:p>0.000376874</text:p>
              </table:table-cell>
              <table:table-cell office:value-type="float" office:value="0.291873">
                <text:p>0.291873</text:p>
              </table:table-cell>
              <table:table-cell office:value-type="float" office:value="-0.186631">
                <text:p>-0.186631</text:p>
              </table:table-cell>
              <table:table-cell office:value-type="float" office:value="0.152876">
                <text:p>0.152876</text:p>
              </table:table-cell>
              <table:table-cell office:value-type="float" office:value="-0.000306408">
                <text:p>-0.000306408</text:p>
              </table:table-cell>
              <table:table-cell office:value-type="float" office:value="0.230384">
                <text:p>0.230384</text:p>
              </table:table-cell>
              <table:table-cell office:value-type="float" office:value="-0.0953957">
                <text:p>-0.0953957</text:p>
              </table:table-cell>
              <table:table-cell office:value-type="float" office:value="0.0203146">
                <text:p>0.0203146</text:p>
              </table:table-cell>
              <table:table-cell office:value-type="float" office:value="0.0134767">
                <text:p>0.0134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5882">
                <text:p>0.0255882</text:p>
              </table:table-cell>
              <table:table-cell office:value-type="float" office:value="0.000665603">
                <text:p>0.000665603</text:p>
              </table:table-cell>
              <table:table-cell office:value-type="float" office:value="0.279488">
                <text:p>0.279488</text:p>
              </table:table-cell>
              <table:table-cell office:value-type="float" office:value="-0.193755">
                <text:p>-0.193755</text:p>
              </table:table-cell>
              <table:table-cell office:value-type="float" office:value="0.138016">
                <text:p>0.138016</text:p>
              </table:table-cell>
              <table:table-cell office:value-type="float" office:value="-0.000328471">
                <text:p>-0.000328471</text:p>
              </table:table-cell>
              <table:table-cell office:value-type="float" office:value="0.217946">
                <text:p>0.217946</text:p>
              </table:table-cell>
              <table:table-cell office:value-type="float" office:value="-0.107263">
                <text:p>-0.107263</text:p>
              </table:table-cell>
              <table:table-cell office:value-type="float" office:value="0.0165712">
                <text:p>0.0165712</text:p>
              </table:table-cell>
              <table:table-cell office:value-type="float" office:value="0.0118232">
                <text:p>0.0118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0534">
                <text:p>0.0230534</text:p>
              </table:table-cell>
              <table:table-cell office:value-type="float" office:value="0.000708542">
                <text:p>0.000708542</text:p>
              </table:table-cell>
              <table:table-cell office:value-type="float" office:value="0.271574">
                <text:p>0.271574</text:p>
              </table:table-cell>
              <table:table-cell office:value-type="float" office:value="-0.210199">
                <text:p>-0.210199</text:p>
              </table:table-cell>
              <table:table-cell office:value-type="float" office:value="0.1233">
                <text:p>0.1233</text:p>
              </table:table-cell>
              <table:table-cell office:value-type="float" office:value="-0.000528202">
                <text:p>-0.000528202</text:p>
              </table:table-cell>
              <table:table-cell office:value-type="float" office:value="0.204431">
                <text:p>0.204431</text:p>
              </table:table-cell>
              <table:table-cell office:value-type="float" office:value="-0.113347">
                <text:p>-0.113347</text:p>
              </table:table-cell>
              <table:table-cell office:value-type="float" office:value="0.0129286">
                <text:p>0.0129286</text:p>
              </table:table-cell>
              <table:table-cell office:value-type="float" office:value="0.0113227">
                <text:p>0.0113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0556">
                <text:p>0.0190556</text:p>
              </table:table-cell>
              <table:table-cell office:value-type="float" office:value="0.000163618">
                <text:p>0.000163618</text:p>
              </table:table-cell>
              <table:table-cell office:value-type="float" office:value="0.263226">
                <text:p>0.263226</text:p>
              </table:table-cell>
              <table:table-cell office:value-type="float" office:value="-0.212318">
                <text:p>-0.212318</text:p>
              </table:table-cell>
              <table:table-cell office:value-type="float" office:value="0.112494">
                <text:p>0.112494</text:p>
              </table:table-cell>
              <table:table-cell office:value-type="float" office:value="0.00434863">
                <text:p>0.00434863</text:p>
              </table:table-cell>
              <table:table-cell office:value-type="float" office:value="0.190015">
                <text:p>0.190015</text:p>
              </table:table-cell>
              <table:table-cell office:value-type="float" office:value="-0.1127">
                <text:p>-0.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7438">
                <text:p>0.0157438</text:p>
              </table:table-cell>
              <table:table-cell office:value-type="float" office:value="-0.000434421">
                <text:p>-0.000434421</text:p>
              </table:table-cell>
              <table:table-cell office:value-type="float" office:value="0.232351">
                <text:p>0.232351</text:p>
              </table:table-cell>
              <table:table-cell office:value-type="float" office:value="-0.233653">
                <text:p>-0.233653</text:p>
              </table:table-cell>
              <table:table-cell office:value-type="float" office:value="0.111405">
                <text:p>0.111405</text:p>
              </table:table-cell>
              <table:table-cell office:value-type="float" office:value="-0.000558101">
                <text:p>-0.000558101</text:p>
              </table:table-cell>
              <table:table-cell office:value-type="float" office:value="0.18661">
                <text:p>0.18661</text:p>
              </table:table-cell>
              <table:table-cell office:value-type="float" office:value="-0.11835">
                <text:p>-0.1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7498">
                <text:p>0.0147498</text:p>
              </table:table-cell>
              <table:table-cell office:value-type="float" office:value="-0.000179512">
                <text:p>-0.000179512</text:p>
              </table:table-cell>
              <table:table-cell office:value-type="float" office:value="0.219281">
                <text:p>0.219281</text:p>
              </table:table-cell>
              <table:table-cell office:value-type="float" office:value="-0.251295">
                <text:p>-0.251295</text:p>
              </table:table-cell>
              <table:table-cell office:value-type="float" office:value="0.104643">
                <text:p>0.104643</text:p>
              </table:table-cell>
              <table:table-cell office:value-type="float" office:value="0.000339898">
                <text:p>0.000339898</text:p>
              </table:table-cell>
              <table:table-cell office:value-type="float" office:value="0.164079">
                <text:p>0.164079</text:p>
              </table:table-cell>
              <table:table-cell office:value-type="float" office:value="-0.117198">
                <text:p>-0.11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298">
                <text:p>0.013298</text:p>
              </table:table-cell>
              <table:table-cell office:value-type="float" office:value="0.00415637">
                <text:p>0.00415637</text:p>
              </table:table-cell>
              <table:table-cell office:value-type="float" office:value="0.211305">
                <text:p>0.211305</text:p>
              </table:table-cell>
              <table:table-cell office:value-type="float" office:value="-0.249448">
                <text:p>-0.249448</text:p>
              </table:table-cell>
              <table:table-cell office:value-type="float" office:value="0.100643">
                <text:p>0.100643</text:p>
              </table:table-cell>
              <table:table-cell office:value-type="float" office:value="NaN">
                <text:p>NaN</text:p>
              </table:table-cell>
              <table:table-cell office:value-type="float" office:value="0.158228">
                <text:p>0.158228</text:p>
              </table:table-cell>
              <table:table-cell office:value-type="float" office:value="-0.107925">
                <text:p>-0.10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9859">
                <text:p>0.0129859</text:p>
              </table:table-cell>
              <table:table-cell office:value-type="float" office:value="0.000283373">
                <text:p>0.000283373</text:p>
              </table:table-cell>
              <table:table-cell office:value-type="float" office:value="0.208137">
                <text:p>0.208137</text:p>
              </table:table-cell>
              <table:table-cell office:value-type="float" office:value="-0.254785">
                <text:p>-0.254785</text:p>
              </table:table-cell>
              <table:table-cell office:value-type="float" office:value="0.0836653">
                <text:p>0.0836653</text:p>
              </table:table-cell>
              <table:table-cell office:value-type="float" office:value="-0.000502042">
                <text:p>-0.000502042</text:p>
              </table:table-cell>
              <table:table-cell office:value-type="float" office:value="0.155215">
                <text:p>0.155215</text:p>
              </table:table-cell>
              <table:table-cell office:value-type="float" office:value="-0.1141">
                <text:p>-0.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7002">
                <text:p>0.0117002</text:p>
              </table:table-cell>
              <table:table-cell office:value-type="float" office:value="0.000224917">
                <text:p>0.000224917</text:p>
              </table:table-cell>
              <table:table-cell office:value-type="float" office:value="0.19342">
                <text:p>0.19342</text:p>
              </table:table-cell>
              <table:table-cell office:value-type="float" office:value="-0.258466">
                <text:p>-0.258466</text:p>
              </table:table-cell>
              <table:table-cell office:value-type="float" office:value="0.0795778">
                <text:p>0.0795778</text:p>
              </table:table-cell>
              <table:table-cell office:value-type="float" office:value="-0.000571557">
                <text:p>-0.000571557</text:p>
              </table:table-cell>
              <table:table-cell office:value-type="float" office:value="0.133844">
                <text:p>0.133844</text:p>
              </table:table-cell>
              <table:table-cell office:value-type="float" office:value="-0.113889">
                <text:p>-0.11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761">
                <text:p>0.183761</text:p>
              </table:table-cell>
              <table:table-cell office:value-type="float" office:value="-0.259929">
                <text:p>-0.259929</text:p>
              </table:table-cell>
              <table:table-cell office:value-type="float" office:value="0.0732365">
                <text:p>0.0732365</text:p>
              </table:table-cell>
              <table:table-cell office:value-type="float" office:value="-0.000415525">
                <text:p>-0.000415525</text:p>
              </table:table-cell>
              <table:table-cell office:value-type="float" office:value="0.130506">
                <text:p>0.130506</text:p>
              </table:table-cell>
              <table:table-cell office:value-type="float" office:value="-0.10833">
                <text:p>-0.1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018">
                <text:p>0.181018</text:p>
              </table:table-cell>
              <table:table-cell office:value-type="float" office:value="-0.26201">
                <text:p>-0.26201</text:p>
              </table:table-cell>
              <table:table-cell office:value-type="float" office:value="0.0662264">
                <text:p>0.0662264</text:p>
              </table:table-cell>
              <table:table-cell office:value-type="float" office:value="-0.000288337">
                <text:p>-0.000288337</text:p>
              </table:table-cell>
              <table:table-cell office:value-type="float" office:value="0.124637">
                <text:p>0.124637</text:p>
              </table:table-cell>
              <table:table-cell office:value-type="float" office:value="-0.109985">
                <text:p>-0.10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824">
                <text:p>0.175824</text:p>
              </table:table-cell>
              <table:table-cell office:value-type="float" office:value="-0.260662">
                <text:p>-0.260662</text:p>
              </table:table-cell>
              <table:table-cell office:value-type="float" office:value="0.0596798">
                <text:p>0.0596798</text:p>
              </table:table-cell>
              <table:table-cell office:value-type="float" office:value="NaN">
                <text:p>NaN</text:p>
              </table:table-cell>
              <table:table-cell office:value-type="float" office:value="0.121265">
                <text:p>0.121265</text:p>
              </table:table-cell>
              <table:table-cell office:value-type="float" office:value="-0.107281">
                <text:p>-0.10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596">
                <text:p>0.162596</text:p>
              </table:table-cell>
              <table:table-cell office:value-type="float" office:value="-0.259699">
                <text:p>-0.259699</text:p>
              </table:table-cell>
              <table:table-cell office:value-type="float" office:value="0.0574364">
                <text:p>0.0574364</text:p>
              </table:table-cell>
              <table:table-cell office:value-type="float" office:value="-0.000385032">
                <text:p>-0.000385032</text:p>
              </table:table-cell>
              <table:table-cell office:value-type="float" office:value="0.115299">
                <text:p>0.115299</text:p>
              </table:table-cell>
              <table:table-cell office:value-type="float" office:value="-0.102402">
                <text:p>-0.10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563">
                <text:p>0.158563</text:p>
              </table:table-cell>
              <table:table-cell office:value-type="float" office:value="-0.263876">
                <text:p>-0.263876</text:p>
              </table:table-cell>
              <table:table-cell office:value-type="float" office:value="0.0538893">
                <text:p>0.0538893</text:p>
              </table:table-cell>
              <table:table-cell office:value-type="float" office:value="-0.000457337">
                <text:p>-0.000457337</text:p>
              </table:table-cell>
              <table:table-cell office:value-type="float" office:value="0.112647">
                <text:p>0.112647</text:p>
              </table:table-cell>
              <table:table-cell office:value-type="float" office:value="-0.104988">
                <text:p>-0.10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85">
                <text:p>0.152785</text:p>
              </table:table-cell>
              <table:table-cell office:value-type="float" office:value="-0.262183">
                <text:p>-0.262183</text:p>
              </table:table-cell>
              <table:table-cell office:value-type="float" office:value="0.0497108">
                <text:p>0.0497108</text:p>
              </table:table-cell>
              <table:table-cell office:value-type="float" office:value="-0.00071271">
                <text:p>-0.00071271</text:p>
              </table:table-cell>
              <table:table-cell office:value-type="float" office:value="0.0989507">
                <text:p>0.0989507</text:p>
              </table:table-cell>
              <table:table-cell office:value-type="float" office:value="-0.106564">
                <text:p>-0.10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835">
                <text:p>0.139835</text:p>
              </table:table-cell>
              <table:table-cell office:value-type="float" office:value="-0.276568">
                <text:p>-0.276568</text:p>
              </table:table-cell>
              <table:table-cell office:value-type="float" office:value="0.0458217">
                <text:p>0.0458217</text:p>
              </table:table-cell>
              <table:table-cell office:value-type="float" office:value="-0.000786066">
                <text:p>-0.000786066</text:p>
              </table:table-cell>
              <table:table-cell office:value-type="float" office:value="0.0955126">
                <text:p>0.0955126</text:p>
              </table:table-cell>
              <table:table-cell office:value-type="float" office:value="-0.10341">
                <text:p>-0.1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893">
                <text:p>0.138893</text:p>
              </table:table-cell>
              <table:table-cell office:value-type="float" office:value="-0.262191">
                <text:p>-0.262191</text:p>
              </table:table-cell>
              <table:table-cell office:value-type="float" office:value="0.0418075">
                <text:p>0.0418075</text:p>
              </table:table-cell>
              <table:table-cell office:value-type="float" office:value="-0.000190783">
                <text:p>-0.000190783</text:p>
              </table:table-cell>
              <table:table-cell office:value-type="float" office:value="0.0937624">
                <text:p>0.0937624</text:p>
              </table:table-cell>
              <table:table-cell office:value-type="float" office:value="-0.103394">
                <text:p>-0.10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83">
                <text:p>0.13383</text:p>
              </table:table-cell>
              <table:table-cell office:value-type="float" office:value="-0.262977">
                <text:p>-0.262977</text:p>
              </table:table-cell>
              <table:table-cell office:value-type="float" office:value="0.040549">
                <text:p>0.040549</text:p>
              </table:table-cell>
              <table:table-cell office:value-type="float" office:value="-0.000618814">
                <text:p>-0.000618814</text:p>
              </table:table-cell>
              <table:table-cell office:value-type="float" office:value="0.0904137">
                <text:p>0.0904137</text:p>
              </table:table-cell>
              <table:table-cell office:value-type="float" office:value="-0.104334">
                <text:p>-0.10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964">
                <text:p>0.129964</text:p>
              </table:table-cell>
              <table:table-cell office:value-type="float" office:value="-0.260932">
                <text:p>-0.260932</text:p>
              </table:table-cell>
              <table:table-cell office:value-type="float" office:value="0.0389431">
                <text:p>0.0389431</text:p>
              </table:table-cell>
              <table:table-cell office:value-type="float" office:value="-0.000248744">
                <text:p>-0.000248744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10287">
                <text:p>-0.1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9">
                <text:p>0.12419</text:p>
              </table:table-cell>
              <table:table-cell office:value-type="float" office:value="-0.261241">
                <text:p>-0.261241</text:p>
              </table:table-cell>
              <table:table-cell office:value-type="float" office:value="0.0369915">
                <text:p>0.0369915</text:p>
              </table:table-cell>
              <table:table-cell office:value-type="float" office:value="0.000476921">
                <text:p>0.000476921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101103">
                <text:p>-0.10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98">
                <text:p>0.11798</text:p>
              </table:table-cell>
              <table:table-cell office:value-type="float" office:value="-0.259637">
                <text:p>-0.259637</text:p>
              </table:table-cell>
              <table:table-cell office:value-type="float" office:value="0.0364531">
                <text:p>0.0364531</text:p>
              </table:table-cell>
              <table:table-cell office:value-type="float" office:value="NaN">
                <text:p>NaN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998464">
                <text:p>-0.099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69">
                <text:p>0.110469</text:p>
              </table:table-cell>
              <table:table-cell office:value-type="float" office:value="-0.258293">
                <text:p>-0.258293</text:p>
              </table:table-cell>
              <table:table-cell office:value-type="float" office:value="0.0326928">
                <text:p>0.0326928</text:p>
              </table:table-cell>
              <table:table-cell office:value-type="float" office:value="0.000398558">
                <text:p>0.000398558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986769">
                <text:p>-0.098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209">
                <text:p>0.103209</text:p>
              </table:table-cell>
              <table:table-cell office:value-type="float" office:value="-0.25664">
                <text:p>-0.25664</text:p>
              </table:table-cell>
              <table:table-cell office:value-type="float" office:value="0.0292366">
                <text:p>0.0292366</text:p>
              </table:table-cell>
              <table:table-cell office:value-type="float" office:value="0.000340181">
                <text:p>0.000340181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976369">
                <text:p>-0.0976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12">
                <text:p>0.101112</text:p>
              </table:table-cell>
              <table:table-cell office:value-type="float" office:value="-0.257691">
                <text:p>-0.257691</text:p>
              </table:table-cell>
              <table:table-cell office:value-type="float" office:value="0.0275067">
                <text:p>0.0275067</text:p>
              </table:table-cell>
              <table:table-cell office:value-type="float" office:value="0.000256462">
                <text:p>0.000256462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997857">
                <text:p>-0.0997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452">
                <text:p>0.097452</text:p>
              </table:table-cell>
              <table:table-cell office:value-type="float" office:value="-0.254867">
                <text:p>-0.254867</text:p>
              </table:table-cell>
              <table:table-cell office:value-type="float" office:value="0.024853">
                <text:p>0.024853</text:p>
              </table:table-cell>
              <table:table-cell office:value-type="float" office:value="0.000753082">
                <text:p>0.000753082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966974">
                <text:p>-0.096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6152">
                <text:p>0.0946152</text:p>
              </table:table-cell>
              <table:table-cell office:value-type="float" office:value="-0.254209">
                <text:p>-0.254209</text:p>
              </table:table-cell>
              <table:table-cell office:value-type="float" office:value="0.0241031">
                <text:p>0.0241031</text:p>
              </table:table-cell>
              <table:table-cell office:value-type="float" office:value="-0.000808755">
                <text:p>-0.000808755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977138">
                <text:p>-0.097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795">
                <text:p>0.0911795</text:p>
              </table:table-cell>
              <table:table-cell office:value-type="float" office:value="-0.253715">
                <text:p>-0.253715</text:p>
              </table:table-cell>
              <table:table-cell office:value-type="float" office:value="0.0235329">
                <text:p>0.0235329</text:p>
              </table:table-cell>
              <table:table-cell office:value-type="float" office:value="NaN">
                <text:p>NaN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979583">
                <text:p>-0.097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2456">
                <text:p>0.0822456</text:p>
              </table:table-cell>
              <table:table-cell office:value-type="float" office:value="-0.253423">
                <text:p>-0.253423</text:p>
              </table:table-cell>
              <table:table-cell office:value-type="float" office:value="0.0215172">
                <text:p>0.0215172</text:p>
              </table:table-cell>
              <table:table-cell office:value-type="float" office:value="-0.000617831">
                <text:p>-0.000617831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982915">
                <text:p>-0.098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4611">
                <text:p>0.0804611</text:p>
              </table:table-cell>
              <table:table-cell office:value-type="float" office:value="-0.252002">
                <text:p>-0.252002</text:p>
              </table:table-cell>
              <table:table-cell office:value-type="float" office:value="0.0196511">
                <text:p>0.0196511</text:p>
              </table:table-cell>
              <table:table-cell office:value-type="float" office:value="-0.000792973">
                <text:p>-0.000792973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982982">
                <text:p>-0.098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2921">
                <text:p>0.0752921</text:p>
              </table:table-cell>
              <table:table-cell office:value-type="float" office:value="-0.250771">
                <text:p>-0.250771</text:p>
              </table:table-cell>
              <table:table-cell office:value-type="float" office:value="0.0188688">
                <text:p>0.0188688</text:p>
              </table:table-cell>
              <table:table-cell office:value-type="float" office:value="-0.000250054">
                <text:p>-0.00025005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982256">
                <text:p>-0.098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1323">
                <text:p>0.0731323</text:p>
              </table:table-cell>
              <table:table-cell office:value-type="float" office:value="-0.242453">
                <text:p>-0.242453</text:p>
              </table:table-cell>
              <table:table-cell office:value-type="float" office:value="0.0186663">
                <text:p>0.0186663</text:p>
              </table:table-cell>
              <table:table-cell office:value-type="float" office:value="-0.000971951">
                <text:p>-0.000971951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969685">
                <text:p>-0.096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0336">
                <text:p>0.0720336</text:p>
              </table:table-cell>
              <table:table-cell office:value-type="float" office:value="-0.24764">
                <text:p>-0.24764</text:p>
              </table:table-cell>
              <table:table-cell office:value-type="float" office:value="0.0165162">
                <text:p>0.0165162</text:p>
              </table:table-cell>
              <table:table-cell office:value-type="float" office:value="-0.000775452">
                <text:p>-0.000775452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886038">
                <text:p>-0.088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763">
                <text:p>0.0678763</text:p>
              </table:table-cell>
              <table:table-cell office:value-type="float" office:value="-0.24181">
                <text:p>-0.24181</text:p>
              </table:table-cell>
              <table:table-cell office:value-type="float" office:value="0.0158614">
                <text:p>0.0158614</text:p>
              </table:table-cell>
              <table:table-cell office:value-type="float" office:value="-0.0010532">
                <text:p>-0.0010532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772216">
                <text:p>-0.077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052">
                <text:p>0.064052</text:p>
              </table:table-cell>
              <table:table-cell office:value-type="float" office:value="-0.240427">
                <text:p>-0.240427</text:p>
              </table:table-cell>
              <table:table-cell office:value-type="float" office:value="0.0149063">
                <text:p>0.0149063</text:p>
              </table:table-cell>
              <table:table-cell office:value-type="float" office:value="-0.000762516">
                <text:p>-0.000762516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680159">
                <text:p>-0.068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816">
                <text:p>0.0612816</text:p>
              </table:table-cell>
              <table:table-cell office:value-type="float" office:value="-0.235681">
                <text:p>-0.235681</text:p>
              </table:table-cell>
              <table:table-cell office:value-type="float" office:value="0.0138539">
                <text:p>0.0138539</text:p>
              </table:table-cell>
              <table:table-cell office:value-type="float" office:value="-0.000701445">
                <text:p>-0.000701445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610455">
                <text:p>-0.061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9466">
                <text:p>0.0599466</text:p>
              </table:table-cell>
              <table:table-cell office:value-type="float" office:value="-0.235006">
                <text:p>-0.235006</text:p>
              </table:table-cell>
              <table:table-cell office:value-type="float" office:value="0.0127963">
                <text:p>0.0127963</text:p>
              </table:table-cell>
              <table:table-cell office:value-type="float" office:value="-0.000778828">
                <text:p>-0.000778828</text:p>
              </table:table-cell>
              <table:table-cell office:value-type="float" office:value="0.030071">
                <text:p>0.030071</text:p>
              </table:table-cell>
              <table:table-cell office:value-type="float" office:value="-0.0510163">
                <text:p>-0.051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506">
                <text:p>0.056506</text:p>
              </table:table-cell>
              <table:table-cell office:value-type="float" office:value="-0.232356">
                <text:p>-0.232356</text:p>
              </table:table-cell>
              <table:table-cell office:value-type="float" office:value="0.0114287">
                <text:p>0.0114287</text:p>
              </table:table-cell>
              <table:table-cell office:value-type="float" office:value="-0.000795807">
                <text:p>-0.000795807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481979">
                <text:p>-0.048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2973">
                <text:p>0.0512973</text:p>
              </table:table-cell>
              <table:table-cell office:value-type="float" office:value="-0.231471">
                <text:p>-0.231471</text:p>
              </table:table-cell>
              <table:table-cell office:value-type="float" office:value="0.0109763">
                <text:p>0.0109763</text:p>
              </table:table-cell>
              <table:table-cell office:value-type="float" office:value="0.00714547">
                <text:p>0.00714547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434547">
                <text:p>-0.043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0364">
                <text:p>0.0500364</text:p>
              </table:table-cell>
              <table:table-cell office:value-type="float" office:value="-0.228094">
                <text:p>-0.228094</text:p>
              </table:table-cell>
              <table:table-cell office:value-type="float" office:value="0.0108515">
                <text:p>0.0108515</text:p>
              </table:table-cell>
              <table:table-cell office:value-type="float" office:value="-0.000527882">
                <text:p>-0.000527882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38226">
                <text:p>-0.038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113">
                <text:p>0.0480113</text:p>
              </table:table-cell>
              <table:table-cell office:value-type="float" office:value="-0.22989">
                <text:p>-0.2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338284">
                <text:p>-0.033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423">
                <text:p>0.0459423</text:p>
              </table:table-cell>
              <table:table-cell office:value-type="float" office:value="-0.226623">
                <text:p>-0.22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272379">
                <text:p>-0.027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226166">
                <text:p>-0.22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176393">
                <text:p>-0.017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6891">
                <text:p>0.0426891</text:p>
              </table:table-cell>
              <table:table-cell office:value-type="float" office:value="-0.229593">
                <text:p>-0.22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415">
                <text:p>0.0195415</text:p>
              </table:table-cell>
              <table:table-cell office:value-type="float" office:value="-0.0127517">
                <text:p>-0.012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0465">
                <text:p>0.0420465</text:p>
              </table:table-cell>
              <table:table-cell office:value-type="float" office:value="-0.2253">
                <text:p>-0.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752513">
                <text:p>-0.0075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2244">
                <text:p>0.0402244</text:p>
              </table:table-cell>
              <table:table-cell office:value-type="float" office:value="-0.224675">
                <text:p>-0.22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443597">
                <text:p>-0.0044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179">
                <text:p>0.0382179</text:p>
              </table:table-cell>
              <table:table-cell office:value-type="float" office:value="-0.218892">
                <text:p>-0.21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7">
                <text:p>0.0168657</text:p>
              </table:table-cell>
              <table:table-cell office:value-type="float" office:value="0.00162726">
                <text:p>0.0016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691">
                <text:p>0.0357691</text:p>
              </table:table-cell>
              <table:table-cell office:value-type="float" office:value="-0.207976">
                <text:p>-0.207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154358">
                <text:p>0.0015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6315">
                <text:p>0.0346315</text:p>
              </table:table-cell>
              <table:table-cell office:value-type="float" office:value="-0.197251">
                <text:p>-0.19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795">
                <text:p>0.0153795</text:p>
              </table:table-cell>
              <table:table-cell office:value-type="float" office:value="0.00413737">
                <text:p>0.0041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7284">
                <text:p>0.0337284</text:p>
              </table:table-cell>
              <table:table-cell office:value-type="float" office:value="-0.189506">
                <text:p>-0.18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5714">
                <text:p>0.0145714</text:p>
              </table:table-cell>
              <table:table-cell office:value-type="float" office:value="0.00479283">
                <text:p>0.0047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3296">
                <text:p>0.0313296</text:p>
              </table:table-cell>
              <table:table-cell office:value-type="float" office:value="-0.174949">
                <text:p>-0.17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994">
                <text:p>0.0126994</text:p>
              </table:table-cell>
              <table:table-cell office:value-type="float" office:value="0.00347953">
                <text:p>0.0034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4162">
                <text:p>0.0304162</text:p>
              </table:table-cell>
              <table:table-cell office:value-type="float" office:value="-0.153734">
                <text:p>-0.153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221">
                <text:p>0.0123221</text:p>
              </table:table-cell>
              <table:table-cell office:value-type="float" office:value="0.00269921">
                <text:p>0.0026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843">
                <text:p>0.0290843</text:p>
              </table:table-cell>
              <table:table-cell office:value-type="float" office:value="-0.147343">
                <text:p>-0.147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57">
                <text:p>0.0113657</text:p>
              </table:table-cell>
              <table:table-cell office:value-type="float" office:value="0.00173806">
                <text:p>0.0017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404">
                <text:p>0.0266404</text:p>
              </table:table-cell>
              <table:table-cell office:value-type="float" office:value="-0.138733">
                <text:p>-0.13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651">
                <text:p>0.0110651</text:p>
              </table:table-cell>
              <table:table-cell office:value-type="float" office:value="0.000450692">
                <text:p>0.00045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341">
                <text:p>0.0262341</text:p>
              </table:table-cell>
              <table:table-cell office:value-type="float" office:value="-0.133355">
                <text:p>-0.13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158975">
                <text:p>0.0015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54">
                <text:p>0.0253054</text:p>
              </table:table-cell>
              <table:table-cell office:value-type="float" office:value="-0.126252">
                <text:p>-0.12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6">
                <text:p>0.023686</text:p>
              </table:table-cell>
              <table:table-cell office:value-type="float" office:value="-0.114598">
                <text:p>-0.11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3239">
                <text:p>0.0223239</text:p>
              </table:table-cell>
              <table:table-cell office:value-type="float" office:value="0.133619">
                <text:p>0.13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1485">
                <text:p>0.0221485</text:p>
              </table:table-cell>
              <table:table-cell office:value-type="float" office:value="-0.124643">
                <text:p>-0.124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622">
                <text:p>0.0213622</text:p>
              </table:table-cell>
              <table:table-cell office:value-type="float" office:value="-0.0847311">
                <text:p>-0.084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994">
                <text:p>0.0193994</text:p>
              </table:table-cell>
              <table:table-cell office:value-type="float" office:value="-0.0677474">
                <text:p>-0.067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